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iter</text:p>
          </table:table-cell>
          <table:table-cell office:value-type="string">
            <text:p>rndSeed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nnz</text:p>
          </table:table-cell>
          <table:table-cell office:value-type="string">
            <text:p>time</text:p>
          </table:table-cell>
          <table:table-cell table:style-name="Default" office:value-type="string">
            <text:p>maxErr</text:p>
          </table:table-cell>
          <table:table-cell office:value-type="string">
            <text:p>quality</text:p>
          </table:table-cell>
          <table:table-cell>
            <draw:frame table:end-cell-address="Hoja1.U19" table:end-x="0.251cm" table:end-y="0.266cm" draw:z-index="0" draw:style-name="gr1" svg:width="24.533cm" svg:height="8.236cm" svg:x="0.557cm" svg:y="0.159cm">
              <draw:object draw:notify-on-update-of-ranges="Hoja1.D1:Hoja1.D1 Hoja1.D2:Hoja1.D449 Hoja1.H1:Hoja1.H1 Hoja1.H2:Hoja1.H44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0826932">
            <text:p>290826932</text:p>
          </table:table-cell>
          <table:table-cell office:value-type="float" office:value="50653">
            <text:p>50653</text:p>
          </table:table-cell>
          <table:table-cell office:value-type="float" office:value="5000">
            <text:p>5000</text:p>
          </table:table-cell>
          <table:table-cell office:value-type="float" office:value="4829">
            <text:p>4829</text:p>
          </table:table-cell>
          <table:table-cell office:value-type="float" office:value="201442">
            <text:p>201442</text:p>
          </table:table-cell>
          <table:table-cell office:value-type="float" office:value="0.484375">
            <text:p>0.48</text:p>
          </table:table-cell>
          <table:table-cell office:value-type="float" office:value="0.0000000000984812231763499">
            <text:p>9.85E-011</text:p>
          </table:table-cell>
          <table:table-cell office:value-type="float" office:value="0.99999999999998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8318223">
            <text:p>1058318223</text:p>
          </table:table-cell>
          <table:table-cell office:value-type="float" office:value="21952">
            <text:p>21952</text:p>
          </table:table-cell>
          <table:table-cell office:value-type="float" office:value="5000">
            <text:p>5000</text:p>
          </table:table-cell>
          <table:table-cell office:value-type="float" office:value="4772">
            <text:p>4772</text:p>
          </table:table-cell>
          <table:table-cell office:value-type="float" office:value="28535">
            <text:p>28535</text:p>
          </table:table-cell>
          <table:table-cell office:value-type="float" office:value="3.140625">
            <text:p>3.14</text:p>
          </table:table-cell>
          <table:table-cell office:value-type="float" office:value="0.0000000000241868747252738">
            <text:p>2.42E-011</text:p>
          </table:table-cell>
          <table:table-cell office:value-type="float" office:value="0.999999999999995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70025341">
            <text:p>870025341</text:p>
          </table:table-cell>
          <table:table-cell office:value-type="float" office:value="12167">
            <text:p>12167</text:p>
          </table:table-cell>
          <table:table-cell office:value-type="float" office:value="2503">
            <text:p>2503</text:p>
          </table:table-cell>
          <table:table-cell office:value-type="float" office:value="2445">
            <text:p>2445</text:p>
          </table:table-cell>
          <table:table-cell office:value-type="float" office:value="138279">
            <text:p>138279</text:p>
          </table:table-cell>
          <table:table-cell office:value-type="float" office:value="0.234375">
            <text:p>0.23</text:p>
          </table:table-cell>
          <table:table-cell office:value-type="float" office:value="0.000000000367435859516263">
            <text:p>3.67E-010</text:p>
          </table:table-cell>
          <table:table-cell office:value-type="float" office:value="0.999999999999853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54227511">
            <text:p>1654227511</text:p>
          </table:table-cell>
          <table:table-cell office:value-type="float" office:value="46656">
            <text:p>46656</text:p>
          </table:table-cell>
          <table:table-cell office:value-type="float" office:value="5000">
            <text:p>5000</text:p>
          </table:table-cell>
          <table:table-cell office:value-type="float" office:value="4506">
            <text:p>4506</text:p>
          </table:table-cell>
          <table:table-cell office:value-type="float" office:value="448823">
            <text:p>448823</text:p>
          </table:table-cell>
          <table:table-cell office:value-type="float" office:value="0.59375">
            <text:p>0.59</text:p>
          </table:table-cell>
          <table:table-cell office:value-type="float" office:value="0.000000000384488885174505">
            <text:p>3.84E-010</text:p>
          </table:table-cell>
          <table:table-cell office:value-type="float" office:value="0.999999999999923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44664118">
            <text:p>1344664118</text:p>
          </table:table-cell>
          <table:table-cell office:value-type="float" office:value="8000">
            <text:p>8000</text:p>
          </table:table-cell>
          <table:table-cell office:value-type="float" office:value="1586">
            <text:p>1586</text:p>
          </table:table-cell>
          <table:table-cell office:value-type="float" office:value="1447">
            <text:p>1447</text:p>
          </table:table-cell>
          <table:table-cell office:value-type="float" office:value="54908">
            <text:p>54908</text:p>
          </table:table-cell>
          <table:table-cell office:value-type="float" office:value="0.125">
            <text:p>0.13</text:p>
          </table:table-cell>
          <table:table-cell office:value-type="float" office:value="0.000000000127840849017957">
            <text:p>1.28E-010</text:p>
          </table:table-cell>
          <table:table-cell office:value-type="float" office:value="0.999999999999919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58622670">
            <text:p>1558622670</text:p>
          </table:table-cell>
          <table:table-cell office:value-type="float" office:value="68921">
            <text:p>68921</text:p>
          </table:table-cell>
          <table:table-cell office:value-type="float" office:value="5000">
            <text:p>5000</text:p>
          </table:table-cell>
          <table:table-cell office:value-type="float" office:value="4841">
            <text:p>4841</text:p>
          </table:table-cell>
          <table:table-cell office:value-type="float" office:value="663738">
            <text:p>663738</text:p>
          </table:table-cell>
          <table:table-cell office:value-type="float" office:value="0.9375">
            <text:p>0.94</text:p>
          </table:table-cell>
          <table:table-cell office:value-type="float" office:value="0.000000000312013526126975">
            <text:p>3.12E-010</text:p>
          </table:table-cell>
          <table:table-cell office:value-type="float" office:value="0.999999999999938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18786532">
            <text:p>1318786532</text:p>
          </table:table-cell>
          <table:table-cell office:value-type="float" office:value="19683">
            <text:p>19683</text:p>
          </table:table-cell>
          <table:table-cell office:value-type="float" office:value="5000">
            <text:p>5000</text:p>
          </table:table-cell>
          <table:table-cell office:value-type="float" office:value="4162">
            <text:p>4162</text:p>
          </table:table-cell>
          <table:table-cell office:value-type="float" office:value="127931">
            <text:p>127931</text:p>
          </table:table-cell>
          <table:table-cell office:value-type="float" office:value="0.359375">
            <text:p>0.36</text:p>
          </table:table-cell>
          <table:table-cell office:value-type="float" office:value="0.000000000185991666512564">
            <text:p>1.86E-010</text:p>
          </table:table-cell>
          <table:table-cell office:value-type="float" office:value="0.999999999999963">
            <text:p>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0747136">
            <text:p>410747136</text:p>
          </table:table-cell>
          <table:table-cell office:value-type="float" office:value="4096">
            <text:p>4096</text:p>
          </table:table-cell>
          <table:table-cell office:value-type="float" office:value="1555">
            <text:p>1555</text:p>
          </table:table-cell>
          <table:table-cell office:value-type="float" office:value="1451">
            <text:p>1451</text:p>
          </table:table-cell>
          <table:table-cell office:value-type="float" office:value="21190">
            <text:p>21190</text:p>
          </table:table-cell>
          <table:table-cell office:value-type="float" office:value="0.125">
            <text:p>0.13</text:p>
          </table:table-cell>
          <table:table-cell office:value-type="float" office:value="0.000000000071963768277783">
            <text:p>7.20E-011</text:p>
          </table:table-cell>
          <table:table-cell office:value-type="float" office:value="0.999999999999953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6757536">
            <text:p>316757536</text:p>
          </table:table-cell>
          <table:table-cell office:value-type="float" office:value="39304">
            <text:p>39304</text:p>
          </table:table-cell>
          <table:table-cell office:value-type="float" office:value="5000">
            <text:p>5000</text:p>
          </table:table-cell>
          <table:table-cell office:value-type="float" office:value="4412">
            <text:p>4412</text:p>
          </table:table-cell>
          <table:table-cell office:value-type="float" office:value="355872">
            <text:p>355872</text:p>
          </table:table-cell>
          <table:table-cell office:value-type="float" office:value="1.828125">
            <text:p>1.83</text:p>
          </table:table-cell>
          <table:table-cell office:value-type="float" office:value="0.000000000267903033090988">
            <text:p>2.68E-010</text:p>
          </table:table-cell>
          <table:table-cell office:value-type="float" office:value="0.999999999999946">
            <text:p>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05712114">
            <text:p>2105712114</text:p>
          </table:table-cell>
          <table:table-cell office:value-type="float" office:value="74088">
            <text:p>74088</text:p>
          </table:table-cell>
          <table:table-cell office:value-type="float" office:value="5000">
            <text:p>5000</text:p>
          </table:table-cell>
          <table:table-cell office:value-type="float" office:value="4562">
            <text:p>4562</text:p>
          </table:table-cell>
          <table:table-cell office:value-type="float" office:value="489010">
            <text:p>489010</text:p>
          </table:table-cell>
          <table:table-cell office:value-type="float" office:value="0.859375">
            <text:p>0.86</text:p>
          </table:table-cell>
          <table:table-cell office:value-type="float" office:value="0.000000000206000549951568">
            <text:p>2.06E-010</text:p>
          </table:table-cell>
          <table:table-cell office:value-type="float" office:value="0.999999999999959">
            <text:p>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10945565">
            <text:p>710945565</text:p>
          </table:table-cell>
          <table:table-cell office:value-type="float" office:value="42875">
            <text:p>42875</text:p>
          </table:table-cell>
          <table:table-cell office:value-type="float" office:value="5000">
            <text:p>5000</text:p>
          </table:table-cell>
          <table:table-cell office:value-type="float" office:value="4969">
            <text:p>4969</text:p>
          </table:table-cell>
          <table:table-cell office:value-type="float" office:value="309749">
            <text:p>309749</text:p>
          </table:table-cell>
          <table:table-cell office:value-type="float" office:value="0.546875">
            <text:p>0.55</text:p>
          </table:table-cell>
          <table:table-cell office:value-type="float" office:value="0.00000000017865886547952">
            <text:p>1.79E-010</text:p>
          </table:table-cell>
          <table:table-cell office:value-type="float" office:value="0.999999999999964">
            <text:p>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16727323">
            <text:p>1316727323</text:p>
          </table:table-cell>
          <table:table-cell office:value-type="float" office:value="12167">
            <text:p>12167</text:p>
          </table:table-cell>
          <table:table-cell office:value-type="float" office:value="5000">
            <text:p>5000</text:p>
          </table:table-cell>
          <table:table-cell office:value-type="float" office:value="4277">
            <text:p>4277</text:p>
          </table:table-cell>
          <table:table-cell office:value-type="float" office:value="109903">
            <text:p>109903</text:p>
          </table:table-cell>
          <table:table-cell office:value-type="float" office:value="0.46875">
            <text:p>0.47</text:p>
          </table:table-cell>
          <table:table-cell office:value-type="float" office:value="0.00000000023987922759261">
            <text:p>2.40E-010</text:p>
          </table:table-cell>
          <table:table-cell office:value-type="float" office:value="0.999999999999952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5712111">
            <text:p>645712111</text:p>
          </table:table-cell>
          <table:table-cell office:value-type="float" office:value="64000">
            <text:p>64000</text:p>
          </table:table-cell>
          <table:table-cell office:value-type="float" office:value="5000">
            <text:p>5000</text:p>
          </table:table-cell>
          <table:table-cell office:value-type="float" office:value="4106">
            <text:p>4106</text:p>
          </table:table-cell>
          <table:table-cell office:value-type="float" office:value="76652">
            <text:p>76652</text:p>
          </table:table-cell>
          <table:table-cell office:value-type="float" office:value="0.8125">
            <text:p>0.81</text:p>
          </table:table-cell>
          <table:table-cell office:value-type="float" office:value="0.0000000000286775048152776">
            <text:p>2.87E-011</text:p>
          </table:table-cell>
          <table:table-cell office:value-type="float" office:value="0.999999999999994">
            <text:p>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60437205">
            <text:p>1760437205</text:p>
          </table:table-cell>
          <table:table-cell office:value-type="float" office:value="2744">
            <text:p>2744</text:p>
          </table:table-cell>
          <table:table-cell office:value-type="float" office:value="449">
            <text:p>449</text:p>
          </table:table-cell>
          <table:table-cell office:value-type="float" office:value="444">
            <text:p>444</text:p>
          </table:table-cell>
          <table:table-cell office:value-type="float" office:value="14975">
            <text:p>14975</text:p>
          </table:table-cell>
          <table:table-cell office:value-type="float" office:value="0.015625">
            <text:p>0.02</text:p>
          </table:table-cell>
          <table:table-cell office:value-type="float" office:value="0.000000000073441697168164">
            <text:p>7.34E-011</text:p>
          </table:table-cell>
          <table:table-cell office:value-type="float" office:value="0.999999999999836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96805687">
            <text:p>1296805687</text:p>
          </table:table-cell>
          <table:table-cell office:value-type="float" office:value="8000">
            <text:p>8000</text:p>
          </table:table-cell>
          <table:table-cell office:value-type="float" office:value="992">
            <text:p>992</text:p>
          </table:table-cell>
          <table:table-cell office:value-type="float" office:value="963">
            <text:p>963</text:p>
          </table:table-cell>
          <table:table-cell office:value-type="float" office:value="50074">
            <text:p>50074</text:p>
          </table:table-cell>
          <table:table-cell office:value-type="float" office:value="0.078125">
            <text:p>0.08</text:p>
          </table:table-cell>
          <table:table-cell office:value-type="float" office:value="0.000000000104279251900152">
            <text:p>1.04E-010</text:p>
          </table:table-cell>
          <table:table-cell office:value-type="float" office:value="0.999999999999895">
            <text:p>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52312816">
            <text:p>1552312816</text:p>
          </table:table-cell>
          <table:table-cell office:value-type="float" office:value="19683">
            <text:p>19683</text:p>
          </table:table-cell>
          <table:table-cell office:value-type="float" office:value="5000">
            <text:p>5000</text:p>
          </table:table-cell>
          <table:table-cell office:value-type="float" office:value="4339">
            <text:p>4339</text:p>
          </table:table-cell>
          <table:table-cell office:value-type="float" office:value="184087">
            <text:p>184087</text:p>
          </table:table-cell>
          <table:table-cell office:value-type="float" office:value="1.734375">
            <text:p>1.73</text:p>
          </table:table-cell>
          <table:table-cell office:value-type="float" office:value="0.000000000191448634723201">
            <text:p>1.91E-010</text:p>
          </table:table-cell>
          <table:table-cell office:value-type="float" office:value="0.999999999999961">
            <text:p>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5780565">
            <text:p>615780565</text:p>
          </table:table-cell>
          <table:table-cell office:value-type="float" office:value="59319">
            <text:p>59319</text:p>
          </table:table-cell>
          <table:table-cell office:value-type="float" office:value="5000">
            <text:p>5000</text:p>
          </table:table-cell>
          <table:table-cell office:value-type="float" office:value="4314">
            <text:p>4314</text:p>
          </table:table-cell>
          <table:table-cell office:value-type="float" office:value="209665">
            <text:p>209665</text:p>
          </table:table-cell>
          <table:table-cell office:value-type="float" office:value="1.234375">
            <text:p>1.23</text:p>
          </table:table-cell>
          <table:table-cell office:value-type="float" office:value="0.0000000000982254277914763">
            <text:p>9.82E-011</text:p>
          </table:table-cell>
          <table:table-cell office:value-type="float" office:value="0.99999999999998">
            <text:p>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84740656">
            <text:p>784740656</text:p>
          </table:table-cell>
          <table:table-cell office:value-type="float" office:value="12167">
            <text:p>12167</text:p>
          </table:table-cell>
          <table:table-cell office:value-type="float" office:value="4118">
            <text:p>4118</text:p>
          </table:table-cell>
          <table:table-cell office:value-type="float" office:value="3942">
            <text:p>3942</text:p>
          </table:table-cell>
          <table:table-cell office:value-type="float" office:value="133864">
            <text:p>133864</text:p>
          </table:table-cell>
          <table:table-cell office:value-type="float" office:value="0.84375">
            <text:p>0.84</text:p>
          </table:table-cell>
          <table:table-cell office:value-type="float" office:value="0.000000000329009708366357">
            <text:p>3.29E-010</text:p>
          </table:table-cell>
          <table:table-cell office:value-type="float" office:value="0.99999999999992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89497559">
            <text:p>989497559</text:p>
          </table:table-cell>
          <table:table-cell office:value-type="float" office:value="512">
            <text:p>512</text:p>
          </table:table-cell>
          <table:table-cell office:value-type="float" office:value="491">
            <text:p>491</text:p>
          </table:table-cell>
          <table:table-cell office:value-type="float" office:value="401">
            <text:p>401</text:p>
          </table:table-cell>
          <table:table-cell office:value-type="float" office:value="7477">
            <text:p>7477</text:p>
          </table:table-cell>
          <table:table-cell office:value-type="float" office:value="0.15625">
            <text:p>0.16</text:p>
          </table:table-cell>
          <table:table-cell office:value-type="float" office:value="0.000000000232205366046401">
            <text:p>2.32E-010</text:p>
          </table:table-cell>
          <table:table-cell office:value-type="float" office:value="0.999999999999527">
            <text:p>1</text:p>
          </table:table-cell>
          <table:table-cell>
            <draw:frame table:end-cell-address="Hoja1.U37" table:end-x="0.195cm" table:end-y="0.346cm" draw:z-index="1" draw:style-name="gr1" svg:width="24.337cm" svg:height="7.89cm" svg:x="0.697cm" svg:y="0.134cm">
              <draw:object draw:notify-on-update-of-ranges="Hoja1.F1:Hoja1.F1 Hoja1.F2:Hoja1.F449 Hoja1.H1:Hoja1.H1 Hoja1.H2:Hoja1.H44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76955715">
            <text:p>1776955715</text:p>
          </table:table-cell>
          <table:table-cell office:value-type="float" office:value="85184">
            <text:p>85184</text:p>
          </table:table-cell>
          <table:table-cell office:value-type="float" office:value="5000">
            <text:p>5000</text:p>
          </table:table-cell>
          <table:table-cell office:value-type="float" office:value="4347">
            <text:p>4347</text:p>
          </table:table-cell>
          <table:table-cell office:value-type="float" office:value="584077">
            <text:p>584077</text:p>
          </table:table-cell>
          <table:table-cell office:value-type="float" office:value="0.953125">
            <text:p>0.95</text:p>
          </table:table-cell>
          <table:table-cell office:value-type="float" office:value="0.000000000231068497669185">
            <text:p>2.31E-010</text:p>
          </table:table-cell>
          <table:table-cell office:value-type="float" office:value="0.999999999999954">
            <text:p>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97305612">
            <text:p>1197305612</text:p>
          </table:table-cell>
          <table:table-cell office:value-type="float" office:value="343">
            <text:p>343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3493">
            <text:p>3493</text:p>
          </table:table-cell>
          <table:table-cell office:value-type="float" office:value="0">
            <text:p>0</text:p>
          </table:table-cell>
          <table:table-cell office:value-type="float" office:value="0.000000000157797330757603">
            <text:p>1.58E-010</text:p>
          </table:table-cell>
          <table:table-cell office:value-type="float" office:value="0.999999999996965">
            <text:p>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28482452">
            <text:p>428482452</text:p>
          </table:table-cell>
          <table:table-cell office:value-type="float" office:value="54872">
            <text:p>54872</text:p>
          </table:table-cell>
          <table:table-cell office:value-type="float" office:value="5000">
            <text:p>5000</text:p>
          </table:table-cell>
          <table:table-cell office:value-type="float" office:value="4948">
            <text:p>4948</text:p>
          </table:table-cell>
          <table:table-cell office:value-type="float" office:value="237758">
            <text:p>237758</text:p>
          </table:table-cell>
          <table:table-cell office:value-type="float" office:value="0.78125">
            <text:p>0.78</text:p>
          </table:table-cell>
          <table:table-cell office:value-type="float" office:value="0.00000000010238920822303">
            <text:p>1.02E-010</text:p>
          </table:table-cell>
          <table:table-cell office:value-type="float" office:value="0.99999999999998">
            <text:p>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41070457">
            <text:p>841070457</text:p>
          </table:table-cell>
          <table:table-cell office:value-type="float" office:value="2197">
            <text:p>2197</text:p>
          </table:table-cell>
          <table:table-cell office:value-type="float" office:value="406">
            <text:p>406</text:p>
          </table:table-cell>
          <table:table-cell office:value-type="float" office:value="395">
            <text:p>395</text:p>
          </table:table-cell>
          <table:table-cell office:value-type="float" office:value="24314">
            <text:p>24314</text:p>
          </table:table-cell>
          <table:table-cell office:value-type="float" office:value="0.046875">
            <text:p>0.05</text:p>
          </table:table-cell>
          <table:table-cell office:value-type="float" office:value="0.000000000180136794369901">
            <text:p>1.80E-010</text:p>
          </table:table-cell>
          <table:table-cell office:value-type="float" office:value="0.999999999999556">
            <text:p>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79350094">
            <text:p>1179350094</text:p>
          </table:table-cell>
          <table:table-cell office:value-type="float" office:value="39304">
            <text:p>39304</text:p>
          </table:table-cell>
          <table:table-cell office:value-type="float" office:value="5000">
            <text:p>5000</text:p>
          </table:table-cell>
          <table:table-cell office:value-type="float" office:value="4171">
            <text:p>4171</text:p>
          </table:table-cell>
          <table:table-cell office:value-type="float" office:value="240886">
            <text:p>240886</text:p>
          </table:table-cell>
          <table:table-cell office:value-type="float" office:value="1.03125">
            <text:p>1.03</text:p>
          </table:table-cell>
          <table:table-cell office:value-type="float" office:value="0.00000000017445245248382">
            <text:p>1.74E-010</text:p>
          </table:table-cell>
          <table:table-cell office:value-type="float" office:value="0.999999999999965">
            <text:p>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07693288">
            <text:p>907693288</text:p>
          </table:table-cell>
          <table:table-cell office:value-type="float" office:value="42875">
            <text:p>42875</text:p>
          </table:table-cell>
          <table:table-cell office:value-type="float" office:value="5000">
            <text:p>5000</text:p>
          </table:table-cell>
          <table:table-cell office:value-type="float" office:value="4282">
            <text:p>4282</text:p>
          </table:table-cell>
          <table:table-cell office:value-type="float" office:value="143133">
            <text:p>143133</text:p>
          </table:table-cell>
          <table:table-cell office:value-type="float" office:value="1">
            <text:p>1</text:p>
          </table:table-cell>
          <table:table-cell office:value-type="float" office:value="0.0000000000851514414534904">
            <text:p>8.52E-011</text:p>
          </table:table-cell>
          <table:table-cell office:value-type="float" office:value="0.999999999999983">
            <text:p>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23316202">
            <text:p>823316202</text:p>
          </table:table-cell>
          <table:table-cell office:value-type="float" office:value="97336">
            <text:p>97336</text:p>
          </table:table-cell>
          <table:table-cell office:value-type="float" office:value="5000">
            <text:p>5000</text:p>
          </table:table-cell>
          <table:table-cell office:value-type="float" office:value="4872">
            <text:p>4872</text:p>
          </table:table-cell>
          <table:table-cell office:value-type="float" office:value="626395">
            <text:p>626395</text:p>
          </table:table-cell>
          <table:table-cell office:value-type="float" office:value="0.90625">
            <text:p>0.91</text:p>
          </table:table-cell>
          <table:table-cell office:value-type="float" office:value="0.000000000230542696044722">
            <text:p>2.31E-010</text:p>
          </table:table-cell>
          <table:table-cell office:value-type="float" office:value="0.999999999999954">
            <text:p>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66566172">
            <text:p>1466566172</text:p>
          </table:table-cell>
          <table:table-cell office:value-type="float" office:value="3375">
            <text:p>3375</text:p>
          </table:table-cell>
          <table:table-cell office:value-type="float" office:value="1894">
            <text:p>1894</text:p>
          </table:table-cell>
          <table:table-cell office:value-type="float" office:value="1865">
            <text:p>1865</text:p>
          </table:table-cell>
          <table:table-cell office:value-type="float" office:value="11403">
            <text:p>11403</text:p>
          </table:table-cell>
          <table:table-cell office:value-type="float" office:value="0.546875">
            <text:p>0.55</text:p>
          </table:table-cell>
          <table:table-cell office:value-type="float" office:value="0.0000000000557633939024527">
            <text:p>5.58E-011</text:p>
          </table:table-cell>
          <table:table-cell office:value-type="float" office:value="0.999999999999971">
            <text:p>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6260989">
            <text:p>56260989</text:p>
          </table:table-cell>
          <table:table-cell office:value-type="float" office:value="91125">
            <text:p>91125</text:p>
          </table:table-cell>
          <table:table-cell office:value-type="float" office:value="5000">
            <text:p>5000</text:p>
          </table:table-cell>
          <table:table-cell office:value-type="float" office:value="4165">
            <text:p>4165</text:p>
          </table:table-cell>
          <table:table-cell office:value-type="float" office:value="301743">
            <text:p>301743</text:p>
          </table:table-cell>
          <table:table-cell office:value-type="float" office:value="2.734375">
            <text:p>2.73</text:p>
          </table:table-cell>
          <table:table-cell office:value-type="float" office:value="0.000000000112436282506678">
            <text:p>1.12E-010</text:p>
          </table:table-cell>
          <table:table-cell office:value-type="float" office:value="0.999999999999977">
            <text:p>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05529595">
            <text:p>1405529595</text:p>
          </table:table-cell>
          <table:table-cell office:value-type="float" office:value="9261">
            <text:p>9261</text:p>
          </table:table-cell>
          <table:table-cell office:value-type="float" office:value="3649">
            <text:p>3649</text:p>
          </table:table-cell>
          <table:table-cell office:value-type="float" office:value="3543">
            <text:p>3543</text:p>
          </table:table-cell>
          <table:table-cell office:value-type="float" office:value="28637">
            <text:p>28637</text:p>
          </table:table-cell>
          <table:table-cell office:value-type="float" office:value="2.359375">
            <text:p>2.36</text:p>
          </table:table-cell>
          <table:table-cell office:value-type="float" office:value="0.0000000000467252903035842">
            <text:p>4.67E-011</text:p>
          </table:table-cell>
          <table:table-cell office:value-type="float" office:value="0.999999999999987">
            <text:p>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74828272">
            <text:p>774828272</text:p>
          </table:table-cell>
          <table:table-cell office:value-type="float" office:value="64000">
            <text:p>64000</text:p>
          </table:table-cell>
          <table:table-cell office:value-type="float" office:value="5000">
            <text:p>5000</text:p>
          </table:table-cell>
          <table:table-cell office:value-type="float" office:value="4919">
            <text:p>4919</text:p>
          </table:table-cell>
          <table:table-cell office:value-type="float" office:value="380636">
            <text:p>380636</text:p>
          </table:table-cell>
          <table:table-cell office:value-type="float" office:value="0.96875">
            <text:p>0.97</text:p>
          </table:table-cell>
          <table:table-cell office:value-type="float" office:value="0.000000000231125341088045">
            <text:p>2.31E-010</text:p>
          </table:table-cell>
          <table:table-cell office:value-type="float" office:value="0.999999999999954">
            <text:p>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15628364">
            <text:p>1215628364</text:p>
          </table:table-cell>
          <table:table-cell office:value-type="float" office:value="512">
            <text:p>512</text:p>
          </table:table-cell>
          <table:table-cell office:value-type="float" office:value="112">
            <text:p>112</text:p>
          </table:table-cell>
          <table:table-cell office:value-type="float" office:value="97">
            <text:p>97</text:p>
          </table:table-cell>
          <table:table-cell office:value-type="float" office:value="1917">
            <text:p>1917</text:p>
          </table:table-cell>
          <table:table-cell office:value-type="float" office:value="0">
            <text:p>0</text:p>
          </table:table-cell>
          <table:table-cell office:value-type="float" office:value="0.0000000000219415596802719">
            <text:p>2.19E-011</text:p>
          </table:table-cell>
          <table:table-cell office:value-type="float" office:value="0.999999999999804">
            <text:p>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61666518">
            <text:p>361666518</text:p>
          </table:table-cell>
          <table:table-cell office:value-type="float" office:value="32768">
            <text:p>32768</text:p>
          </table:table-cell>
          <table:table-cell office:value-type="float" office:value="5000">
            <text:p>5000</text:p>
          </table:table-cell>
          <table:table-cell office:value-type="float" office:value="4254">
            <text:p>4254</text:p>
          </table:table-cell>
          <table:table-cell office:value-type="float" office:value="189283">
            <text:p>189283</text:p>
          </table:table-cell>
          <table:table-cell office:value-type="float" office:value="0.5625">
            <text:p>0.56</text:p>
          </table:table-cell>
          <table:table-cell office:value-type="float" office:value="0.00000000018923174138763">
            <text:p>1.89E-010</text:p>
          </table:table-cell>
          <table:table-cell office:value-type="float" office:value="0.999999999999962">
            <text:p>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64328315">
            <text:p>764328315</text:p>
          </table:table-cell>
          <table:table-cell office:value-type="float" office:value="24389">
            <text:p>24389</text:p>
          </table:table-cell>
          <table:table-cell office:value-type="float" office:value="5000">
            <text:p>5000</text:p>
          </table:table-cell>
          <table:table-cell office:value-type="float" office:value="4068">
            <text:p>4068</text:p>
          </table:table-cell>
          <table:table-cell office:value-type="float" office:value="121171">
            <text:p>121171</text:p>
          </table:table-cell>
          <table:table-cell office:value-type="float" office:value="0.453125">
            <text:p>0.45</text:p>
          </table:table-cell>
          <table:table-cell office:value-type="float" office:value="0.000000000144382283906452">
            <text:p>1.44E-010</text:p>
          </table:table-cell>
          <table:table-cell office:value-type="float" office:value="0.999999999999971">
            <text:p>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95646214">
            <text:p>895646214</text:p>
          </table:table-cell>
          <table:table-cell office:value-type="float" office:value="19683">
            <text:p>19683</text:p>
          </table:table-cell>
          <table:table-cell office:value-type="float" office:value="5000">
            <text:p>5000</text:p>
          </table:table-cell>
          <table:table-cell office:value-type="float" office:value="4997">
            <text:p>4997</text:p>
          </table:table-cell>
          <table:table-cell office:value-type="float" office:value="231345">
            <text:p>231345</text:p>
          </table:table-cell>
          <table:table-cell office:value-type="float" office:value="0.609375">
            <text:p>0.61</text:p>
          </table:table-cell>
          <table:table-cell office:value-type="float" office:value="0.000000000261820787272882">
            <text:p>2.62E-010</text:p>
          </table:table-cell>
          <table:table-cell office:value-type="float" office:value="0.999999999999948">
            <text:p>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45476147">
            <text:p>1745476147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0.0000000000180264692062337">
            <text:p>1.80E-011</text:p>
          </table:table-cell>
          <table:table-cell office:value-type="float" office:value="0.99999999999836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75756377">
            <text:p>2075756377</text:p>
          </table:table-cell>
          <table:table-cell office:value-type="float" office:value="343">
            <text:p>343</text:p>
          </table:table-cell>
          <table:table-cell office:value-type="float" office:value="280">
            <text:p>280</text:p>
          </table:table-cell>
          <table:table-cell office:value-type="float" office:value="249">
            <text:p>249</text:p>
          </table:table-cell>
          <table:table-cell office:value-type="float" office:value="3796">
            <text:p>3796</text:p>
          </table:table-cell>
          <table:table-cell office:value-type="float" office:value="0.03125">
            <text:p>0.03</text:p>
          </table:table-cell>
          <table:table-cell office:value-type="float" office:value="0.000000000133184130390873">
            <text:p>1.33E-010</text:p>
          </table:table-cell>
          <table:table-cell office:value-type="float" office:value="0.999999999999524">
            <text:p>1</text:p>
          </table:table-cell>
          <table:table-cell>
            <draw:frame table:end-cell-address="Hoja1.U57" table:end-x="0.084cm" table:end-y="0.318cm" draw:z-index="2" draw:style-name="gr1" svg:width="24.087cm" svg:height="8.979cm" svg:x="0.836cm" svg:y="0.372cm">
              <draw:object draw:notify-on-update-of-ranges="Hoja1.D1:Hoja1.D1 Hoja1.D2:Hoja1.D449 Hoja1.G1:Hoja1.G1 Hoja1.G2:Hoja1.G44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69401899">
            <text:p>769401899</text:p>
          </table:table-cell>
          <table:table-cell office:value-type="float" office:value="35937">
            <text:p>35937</text:p>
          </table:table-cell>
          <table:table-cell office:value-type="float" office:value="5000">
            <text:p>5000</text:p>
          </table:table-cell>
          <table:table-cell office:value-type="float" office:value="4387">
            <text:p>4387</text:p>
          </table:table-cell>
          <table:table-cell office:value-type="float" office:value="81555">
            <text:p>81555</text:p>
          </table:table-cell>
          <table:table-cell office:value-type="float" office:value="0.5625">
            <text:p>0.56</text:p>
          </table:table-cell>
          <table:table-cell office:value-type="float" office:value="0.0000000000424478230343084">
            <text:p>4.24E-011</text:p>
          </table:table-cell>
          <table:table-cell office:value-type="float" office:value="0.999999999999992">
            <text:p>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794779564">
            <text:p>1794779564</text:p>
          </table:table-cell>
          <table:table-cell office:value-type="float" office:value="10648">
            <text:p>10648</text:p>
          </table:table-cell>
          <table:table-cell office:value-type="float" office:value="5000">
            <text:p>5000</text:p>
          </table:table-cell>
          <table:table-cell office:value-type="float" office:value="4917">
            <text:p>4917</text:p>
          </table:table-cell>
          <table:table-cell office:value-type="float" office:value="141206">
            <text:p>141206</text:p>
          </table:table-cell>
          <table:table-cell office:value-type="float" office:value="0.65625">
            <text:p>0.66</text:p>
          </table:table-cell>
          <table:table-cell office:value-type="float" office:value="0.000000000455770532425959">
            <text:p>4.56E-010</text:p>
          </table:table-cell>
          <table:table-cell office:value-type="float" office:value="0.999999999999909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20825922">
            <text:p>720825922</text:p>
          </table:table-cell>
          <table:table-cell office:value-type="float" office:value="6859">
            <text:p>6859</text:p>
          </table:table-cell>
          <table:table-cell office:value-type="float" office:value="3972">
            <text:p>3972</text:p>
          </table:table-cell>
          <table:table-cell office:value-type="float" office:value="3864">
            <text:p>3864</text:p>
          </table:table-cell>
          <table:table-cell office:value-type="float" office:value="45095">
            <text:p>45095</text:p>
          </table:table-cell>
          <table:table-cell office:value-type="float" office:value="0.859375">
            <text:p>0.86</text:p>
          </table:table-cell>
          <table:table-cell office:value-type="float" office:value="0.000000000119143805932254">
            <text:p>1.19E-010</text:p>
          </table:table-cell>
          <table:table-cell office:value-type="float" office:value="0.99999999999997">
            <text:p>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70652020">
            <text:p>670652020</text:p>
          </table:table-cell>
          <table:table-cell office:value-type="float" office:value="1331">
            <text:p>1331</text:p>
          </table:table-cell>
          <table:table-cell office:value-type="float" office:value="1110">
            <text:p>1110</text:p>
          </table:table-cell>
          <table:table-cell office:value-type="float" office:value="1012">
            <text:p>1012</text:p>
          </table:table-cell>
          <table:table-cell office:value-type="float" office:value="16353">
            <text:p>16353</text:p>
          </table:table-cell>
          <table:table-cell office:value-type="float" office:value="0.265625">
            <text:p>0.27</text:p>
          </table:table-cell>
          <table:table-cell office:value-type="float" office:value="0.000000000183263182407245">
            <text:p>1.83E-010</text:p>
          </table:table-cell>
          <table:table-cell office:value-type="float" office:value="0.999999999999835">
            <text:p>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86676150">
            <text:p>886676150</text:p>
          </table:table-cell>
          <table:table-cell office:value-type="float" office:value="216">
            <text:p>21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 office:value-type="float" office:value="0.00000000000986233317235019">
            <text:p>9.86E-012</text:p>
          </table:table-cell>
          <table:table-cell office:value-type="float" office:value="0.999999999999846">
            <text:p>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125967133">
            <text:p>2125967133</text:p>
          </table:table-cell>
          <table:table-cell office:value-type="float" office:value="85184">
            <text:p>85184</text:p>
          </table:table-cell>
          <table:table-cell office:value-type="float" office:value="5000">
            <text:p>5000</text:p>
          </table:table-cell>
          <table:table-cell office:value-type="float" office:value="4572">
            <text:p>4572</text:p>
          </table:table-cell>
          <table:table-cell office:value-type="float" office:value="121244">
            <text:p>121244</text:p>
          </table:table-cell>
          <table:table-cell office:value-type="float" office:value="1.046875">
            <text:p>1.05</text:p>
          </table:table-cell>
          <table:table-cell office:value-type="float" office:value="0.0000000000534612354385899">
            <text:p>5.35E-011</text:p>
          </table:table-cell>
          <table:table-cell office:value-type="float" office:value="0.999999999999989">
            <text:p>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32606063">
            <text:p>1032606063</text:p>
          </table:table-cell>
          <table:table-cell office:value-type="float" office:value="729">
            <text:p>729</text:p>
          </table:table-cell>
          <table:table-cell office:value-type="float" office:value="520">
            <text:p>520</text:p>
          </table:table-cell>
          <table:table-cell office:value-type="float" office:value="479">
            <text:p>479</text:p>
          </table:table-cell>
          <table:table-cell office:value-type="float" office:value="10080">
            <text:p>10080</text:p>
          </table:table-cell>
          <table:table-cell office:value-type="float" office:value="0.09375">
            <text:p>0.09</text:p>
          </table:table-cell>
          <table:table-cell office:value-type="float" office:value="0.000000000217596607399173">
            <text:p>2.18E-010</text:p>
          </table:table-cell>
          <table:table-cell office:value-type="float" office:value="0.999999999999582">
            <text:p>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6311925">
            <text:p>106311925</text:p>
          </table:table-cell>
          <table:table-cell office:value-type="float" office:value="10648">
            <text:p>10648</text:p>
          </table:table-cell>
          <table:table-cell office:value-type="float" office:value="5000">
            <text:p>5000</text:p>
          </table:table-cell>
          <table:table-cell office:value-type="float" office:value="4731">
            <text:p>4731</text:p>
          </table:table-cell>
          <table:table-cell office:value-type="float" office:value="99095">
            <text:p>99095</text:p>
          </table:table-cell>
          <table:table-cell office:value-type="float" office:value="0.734375">
            <text:p>0.73</text:p>
          </table:table-cell>
          <table:table-cell office:value-type="float" office:value="0.000000000228567387239309">
            <text:p>2.29E-010</text:p>
          </table:table-cell>
          <table:table-cell office:value-type="float" office:value="0.999999999999954">
            <text:p>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18746037">
            <text:p>618746037</text:p>
          </table:table-cell>
          <table:table-cell office:value-type="float" office:value="24389">
            <text:p>24389</text:p>
          </table:table-cell>
          <table:table-cell office:value-type="float" office:value="3151">
            <text:p>3151</text:p>
          </table:table-cell>
          <table:table-cell office:value-type="float" office:value="3012">
            <text:p>3012</text:p>
          </table:table-cell>
          <table:table-cell office:value-type="float" office:value="214828">
            <text:p>214828</text:p>
          </table:table-cell>
          <table:table-cell office:value-type="float" office:value="0.78125">
            <text:p>0.78</text:p>
          </table:table-cell>
          <table:table-cell office:value-type="float" office:value="0.000000000205886863113847">
            <text:p>2.06E-010</text:p>
          </table:table-cell>
          <table:table-cell office:value-type="float" office:value="0.999999999999935">
            <text:p>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65142561">
            <text:p>1665142561</text:p>
          </table:table-cell>
          <table:table-cell office:value-type="float" office:value="79507">
            <text:p>79507</text:p>
          </table:table-cell>
          <table:table-cell office:value-type="float" office:value="5000">
            <text:p>5000</text:p>
          </table:table-cell>
          <table:table-cell office:value-type="float" office:value="4216">
            <text:p>4216</text:p>
          </table:table-cell>
          <table:table-cell office:value-type="float" office:value="543539">
            <text:p>543539</text:p>
          </table:table-cell>
          <table:table-cell office:value-type="float" office:value="0.734375">
            <text:p>0.73</text:p>
          </table:table-cell>
          <table:table-cell office:value-type="float" office:value="0.000000000241129782807548">
            <text:p>2.41E-010</text:p>
          </table:table-cell>
          <table:table-cell office:value-type="float" office:value="0.999999999999952">
            <text:p>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49998375">
            <text:p>1149998375</text:p>
          </table:table-cell>
          <table:table-cell office:value-type="float" office:value="3375">
            <text:p>3375</text:p>
          </table:table-cell>
          <table:table-cell office:value-type="float" office:value="2694">
            <text:p>2694</text:p>
          </table:table-cell>
          <table:table-cell office:value-type="float" office:value="2393">
            <text:p>2393</text:p>
          </table:table-cell>
          <table:table-cell office:value-type="float" office:value="13901">
            <text:p>13901</text:p>
          </table:table-cell>
          <table:table-cell office:value-type="float" office:value="1.109375">
            <text:p>1.11</text:p>
          </table:table-cell>
          <table:table-cell office:value-type="float" office:value="0.000000000141596956382273">
            <text:p>1.42E-010</text:p>
          </table:table-cell>
          <table:table-cell office:value-type="float" office:value="0.999999999999948">
            <text:p>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54436927">
            <text:p>254436927</text:p>
          </table:table-cell>
          <table:table-cell office:value-type="float" office:value="50653">
            <text:p>50653</text:p>
          </table:table-cell>
          <table:table-cell office:value-type="float" office:value="181">
            <text:p>181</text:p>
          </table:table-cell>
          <table:table-cell office:value-type="float" office:value="157">
            <text:p>157</text:p>
          </table:table-cell>
          <table:table-cell office:value-type="float" office:value="346150">
            <text:p>346150</text:p>
          </table:table-cell>
          <table:table-cell office:value-type="float" office:value="0.703125">
            <text:p>0.7</text:p>
          </table:table-cell>
          <table:table-cell office:value-type="float" office:value="0.00000000223633644935717">
            <text:p>2.24E-009</text:p>
          </table:table-cell>
          <table:table-cell office:value-type="float" office:value="0.999999999987645">
            <text:p>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04320363">
            <text:p>504320363</text:p>
          </table:table-cell>
          <table:table-cell office:value-type="float" office:value="39304">
            <text:p>39304</text:p>
          </table:table-cell>
          <table:table-cell office:value-type="float" office:value="5000">
            <text:p>5000</text:p>
          </table:table-cell>
          <table:table-cell office:value-type="float" office:value="4027">
            <text:p>4027</text:p>
          </table:table-cell>
          <table:table-cell office:value-type="float" office:value="289877">
            <text:p>289877</text:p>
          </table:table-cell>
          <table:table-cell office:value-type="float" office:value="1.140625">
            <text:p>1.14</text:p>
          </table:table-cell>
          <table:table-cell office:value-type="float" office:value="0.000000000190851778825163">
            <text:p>1.91E-010</text:p>
          </table:table-cell>
          <table:table-cell office:value-type="float" office:value="0.999999999999962">
            <text:p>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1582024">
            <text:p>71582024</text:p>
          </table:table-cell>
          <table:table-cell office:value-type="float" office:value="50653">
            <text:p>50653</text:p>
          </table:table-cell>
          <table:table-cell office:value-type="float" office:value="5000">
            <text:p>5000</text:p>
          </table:table-cell>
          <table:table-cell office:value-type="float" office:value="4077">
            <text:p>4077</text:p>
          </table:table-cell>
          <table:table-cell office:value-type="float" office:value="165725">
            <text:p>165725</text:p>
          </table:table-cell>
          <table:table-cell office:value-type="float" office:value="0.71875">
            <text:p>0.72</text:p>
          </table:table-cell>
          <table:table-cell office:value-type="float" office:value="0.0000000000829345481179189">
            <text:p>8.29E-011</text:p>
          </table:table-cell>
          <table:table-cell office:value-type="float" office:value="0.999999999999984">
            <text:p>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233867419">
            <text:p>1233867419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office:value-type="float" office:value="0.000000000167233338288497">
            <text:p>1.67E-010</text:p>
          </table:table-cell>
          <table:table-cell office:value-type="float" office:value="0.999999999987136">
            <text:p>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9778526">
            <text:p>49778526</text:p>
          </table:table-cell>
          <table:table-cell office:value-type="float" office:value="24389">
            <text:p>24389</text:p>
          </table:table-cell>
          <table:table-cell office:value-type="float" office:value="3110">
            <text:p>3110</text:p>
          </table:table-cell>
          <table:table-cell office:value-type="float" office:value="3054">
            <text:p>3054</text:p>
          </table:table-cell>
          <table:table-cell office:value-type="float" office:value="130523">
            <text:p>130523</text:p>
          </table:table-cell>
          <table:table-cell office:value-type="float" office:value="0.421875">
            <text:p>0.42</text:p>
          </table:table-cell>
          <table:table-cell office:value-type="float" office:value="0.000000000188151716429275">
            <text:p>1.88E-010</text:p>
          </table:table-cell>
          <table:table-cell office:value-type="float" office:value="0.99999999999994">
            <text:p>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36645006">
            <text:p>836645006</text:p>
          </table:table-cell>
          <table:table-cell office:value-type="float" office:value="1000">
            <text:p>100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288">
            <text:p>4288</text:p>
          </table:table-cell>
          <table:table-cell office:value-type="float" office:value="0">
            <text:p>0</text:p>
          </table:table-cell>
          <table:table-cell office:value-type="float" office:value="0.000000000197246663447004">
            <text:p>1.97E-010</text:p>
          </table:table-cell>
          <table:table-cell office:value-type="float" office:value="0.999999999985911">
            <text:p>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542635071">
            <text:p>1542635071</text:p>
          </table:table-cell>
          <table:table-cell office:value-type="float" office:value="54872">
            <text:p>54872</text:p>
          </table:table-cell>
          <table:table-cell office:value-type="float" office:value="5000">
            <text:p>5000</text:p>
          </table:table-cell>
          <table:table-cell office:value-type="float" office:value="4379">
            <text:p>4379</text:p>
          </table:table-cell>
          <table:table-cell office:value-type="float" office:value="119065">
            <text:p>119065</text:p>
          </table:table-cell>
          <table:table-cell office:value-type="float" office:value="0.78125">
            <text:p>0.78</text:p>
          </table:table-cell>
          <table:table-cell office:value-type="float" office:value="0.000000000046640025175293">
            <text:p>4.66E-011</text:p>
          </table:table-cell>
          <table:table-cell office:value-type="float" office:value="0.999999999999991">
            <text:p>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80062308">
            <text:p>980062308</text:p>
          </table:table-cell>
          <table:table-cell office:value-type="float" office:value="74088">
            <text:p>74088</text:p>
          </table:table-cell>
          <table:table-cell office:value-type="float" office:value="1510">
            <text:p>1510</text:p>
          </table:table-cell>
          <table:table-cell office:value-type="float" office:value="1339">
            <text:p>1339</text:p>
          </table:table-cell>
          <table:table-cell office:value-type="float" office:value="177329">
            <text:p>177329</text:p>
          </table:table-cell>
          <table:table-cell office:value-type="float" office:value="0.375">
            <text:p>0.38</text:p>
          </table:table-cell>
          <table:table-cell office:value-type="float" office:value="0.000000000141056943903095">
            <text:p>1.41E-010</text:p>
          </table:table-cell>
          <table:table-cell office:value-type="float" office:value="0.999999999999907">
            <text:p>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53994932">
            <text:p>153994932</text:p>
          </table:table-cell>
          <table:table-cell office:value-type="float" office:value="27000">
            <text:p>27000</text:p>
          </table:table-cell>
          <table:table-cell office:value-type="float" office:value="3620">
            <text:p>3620</text:p>
          </table:table-cell>
          <table:table-cell office:value-type="float" office:value="3607">
            <text:p>3607</text:p>
          </table:table-cell>
          <table:table-cell office:value-type="float" office:value="204051">
            <text:p>204051</text:p>
          </table:table-cell>
          <table:table-cell office:value-type="float" office:value="0.4375">
            <text:p>0.44</text:p>
          </table:table-cell>
          <table:table-cell office:value-type="float" office:value="0.000000000187242221727502">
            <text:p>1.87E-010</text:p>
          </table:table-cell>
          <table:table-cell office:value-type="float" office:value="0.999999999999948">
            <text:p>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485927279">
            <text:p>1485927279</text:p>
          </table:table-cell>
          <table:table-cell office:value-type="float" office:value="1000">
            <text:p>1000</text:p>
          </table:table-cell>
          <table:table-cell office:value-type="float" office:value="426">
            <text:p>426</text:p>
          </table:table-cell>
          <table:table-cell office:value-type="float" office:value="404">
            <text:p>404</text:p>
          </table:table-cell>
          <table:table-cell office:value-type="float" office:value="11820">
            <text:p>11820</text:p>
          </table:table-cell>
          <table:table-cell office:value-type="float" office:value="0.03125">
            <text:p>0.03</text:p>
          </table:table-cell>
          <table:table-cell office:value-type="float" office:value="0.000000000202817318495363">
            <text:p>2.03E-010</text:p>
          </table:table-cell>
          <table:table-cell office:value-type="float" office:value="0.999999999999524">
            <text:p>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998843019">
            <text:p>199884301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00000000000520117282576393">
            <text:p>5.20E-012</text:p>
          </table:table-cell>
          <table:table-cell office:value-type="float" office:value="0.99999999999896">
            <text:p>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758979777">
            <text:p>1758979777</text:p>
          </table:table-cell>
          <table:table-cell office:value-type="float" office:value="39304">
            <text:p>39304</text:p>
          </table:table-cell>
          <table:table-cell office:value-type="float" office:value="5000">
            <text:p>5000</text:p>
          </table:table-cell>
          <table:table-cell office:value-type="float" office:value="4311">
            <text:p>4311</text:p>
          </table:table-cell>
          <table:table-cell office:value-type="float" office:value="376904">
            <text:p>376904</text:p>
          </table:table-cell>
          <table:table-cell office:value-type="float" office:value="0.875">
            <text:p>0.88</text:p>
          </table:table-cell>
          <table:table-cell office:value-type="float" office:value="0.000000000402110345021356">
            <text:p>4.02E-010</text:p>
          </table:table-cell>
          <table:table-cell office:value-type="float" office:value="0.99999999999992">
            <text:p>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628978">
            <text:p>8628978</text:p>
          </table:table-cell>
          <table:table-cell office:value-type="float" office:value="19683">
            <text:p>19683</text:p>
          </table:table-cell>
          <table:table-cell office:value-type="float" office:value="241">
            <text:p>241</text:p>
          </table:table-cell>
          <table:table-cell office:value-type="float" office:value="195">
            <text:p>195</text:p>
          </table:table-cell>
          <table:table-cell office:value-type="float" office:value="51370">
            <text:p>51370</text:p>
          </table:table-cell>
          <table:table-cell office:value-type="float" office:value="0.15625">
            <text:p>0.16</text:p>
          </table:table-cell>
          <table:table-cell office:value-type="float" office:value="0.000000000199719352167449">
            <text:p>2.00E-010</text:p>
          </table:table-cell>
          <table:table-cell office:value-type="float" office:value="0.999999999999171">
            <text:p>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66613866">
            <text:p>1666613866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292">
            <text:p>292</text:p>
          </table:table-cell>
          <table:table-cell office:value-type="float" office:value="0.015625">
            <text:p>0.02</text:p>
          </table:table-cell>
          <table:table-cell office:value-type="float" office:value="0.0000000000135571553983027">
            <text:p>1.36E-011</text:p>
          </table:table-cell>
          <table:table-cell office:value-type="float" office:value="0.999999999999749">
            <text:p>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203687869">
            <text:p>1203687869</text:p>
          </table:table-cell>
          <table:table-cell office:value-type="float" office:value="32768">
            <text:p>32768</text:p>
          </table:table-cell>
          <table:table-cell office:value-type="float" office:value="5000">
            <text:p>5000</text:p>
          </table:table-cell>
          <table:table-cell office:value-type="float" office:value="4939">
            <text:p>4939</text:p>
          </table:table-cell>
          <table:table-cell office:value-type="float" office:value="41151">
            <text:p>41151</text:p>
          </table:table-cell>
          <table:table-cell office:value-type="float" office:value="3.625">
            <text:p>3.63</text:p>
          </table:table-cell>
          <table:table-cell office:value-type="float" office:value="0.0000000000364082097803475">
            <text:p>3.64E-011</text:p>
          </table:table-cell>
          <table:table-cell office:value-type="float" office:value="0.999999999999993">
            <text:p>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133266317">
            <text:p>1133266317</text:p>
          </table:table-cell>
          <table:table-cell office:value-type="float" office:value="4096">
            <text:p>4096</text:p>
          </table:table-cell>
          <table:table-cell office:value-type="float" office:value="2934">
            <text:p>2934</text:p>
          </table:table-cell>
          <table:table-cell office:value-type="float" office:value="2699">
            <text:p>2699</text:p>
          </table:table-cell>
          <table:table-cell office:value-type="float" office:value="39235">
            <text:p>39235</text:p>
          </table:table-cell>
          <table:table-cell office:value-type="float" office:value="0.984375">
            <text:p>0.98</text:p>
          </table:table-cell>
          <table:table-cell office:value-type="float" office:value="0.00000000024272139853565">
            <text:p>2.43E-010</text:p>
          </table:table-cell>
          <table:table-cell office:value-type="float" office:value="0.999999999999917">
            <text:p>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78129907">
            <text:p>1678129907</text:p>
          </table:table-cell>
          <table:table-cell office:value-type="float" office:value="68921">
            <text:p>68921</text:p>
          </table:table-cell>
          <table:table-cell office:value-type="float" office:value="5000">
            <text:p>5000</text:p>
          </table:table-cell>
          <table:table-cell office:value-type="float" office:value="4154">
            <text:p>4154</text:p>
          </table:table-cell>
          <table:table-cell office:value-type="float" office:value="113723">
            <text:p>113723</text:p>
          </table:table-cell>
          <table:table-cell office:value-type="float" office:value="1.390625">
            <text:p>1.39</text:p>
          </table:table-cell>
          <table:table-cell office:value-type="float" office:value="0.0000000000460147475678241">
            <text:p>4.60E-011</text:p>
          </table:table-cell>
          <table:table-cell office:value-type="float" office:value="0.999999999999991">
            <text:p>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71656271">
            <text:p>871656271</text:p>
          </table:table-cell>
          <table:table-cell office:value-type="float" office:value="74088">
            <text:p>74088</text:p>
          </table:table-cell>
          <table:table-cell office:value-type="float" office:value="5000">
            <text:p>5000</text:p>
          </table:table-cell>
          <table:table-cell office:value-type="float" office:value="4581">
            <text:p>4581</text:p>
          </table:table-cell>
          <table:table-cell office:value-type="float" office:value="223242">
            <text:p>223242</text:p>
          </table:table-cell>
          <table:table-cell office:value-type="float" office:value="1.65625">
            <text:p>1.66</text:p>
          </table:table-cell>
          <table:table-cell office:value-type="float" office:value="0.0000000000734559080228792">
            <text:p>7.35E-011</text:p>
          </table:table-cell>
          <table:table-cell office:value-type="float" office:value="0.999999999999985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15584490">
            <text:p>2015584490</text:p>
          </table:table-cell>
          <table:table-cell office:value-type="float" office:value="85184">
            <text:p>85184</text:p>
          </table:table-cell>
          <table:table-cell office:value-type="float" office:value="5000">
            <text:p>5000</text:p>
          </table:table-cell>
          <table:table-cell office:value-type="float" office:value="4222">
            <text:p>4222</text:p>
          </table:table-cell>
          <table:table-cell office:value-type="float" office:value="668845">
            <text:p>668845</text:p>
          </table:table-cell>
          <table:table-cell office:value-type="float" office:value="4.109375">
            <text:p>4.11</text:p>
          </table:table-cell>
          <table:table-cell office:value-type="float" office:value="0.000000000350723894371185">
            <text:p>3.51E-010</text:p>
          </table:table-cell>
          <table:table-cell office:value-type="float" office:value="0.99999999999993">
            <text:p>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915806133">
            <text:p>1915806133</text:p>
          </table:table-cell>
          <table:table-cell office:value-type="float" office:value="74088">
            <text:p>74088</text:p>
          </table:table-cell>
          <table:table-cell office:value-type="float" office:value="5000">
            <text:p>5000</text:p>
          </table:table-cell>
          <table:table-cell office:value-type="float" office:value="4225">
            <text:p>4225</text:p>
          </table:table-cell>
          <table:table-cell office:value-type="float" office:value="170047">
            <text:p>170047</text:p>
          </table:table-cell>
          <table:table-cell office:value-type="float" office:value="1.328125">
            <text:p>1.33</text:p>
          </table:table-cell>
          <table:table-cell office:value-type="float" office:value="0.0000000000603108674113173">
            <text:p>6.03E-011</text:p>
          </table:table-cell>
          <table:table-cell office:value-type="float" office:value="0.999999999999988">
            <text:p>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109516620">
            <text:p>2109516620</text:p>
          </table:table-cell>
          <table:table-cell office:value-type="float" office:value="15625">
            <text:p>15625</text:p>
          </table:table-cell>
          <table:table-cell office:value-type="float" office:value="860">
            <text:p>860</text:p>
          </table:table-cell>
          <table:table-cell office:value-type="float" office:value="733">
            <text:p>733</text:p>
          </table:table-cell>
          <table:table-cell office:value-type="float" office:value="31328">
            <text:p>31328</text:p>
          </table:table-cell>
          <table:table-cell office:value-type="float" office:value="0.171875">
            <text:p>0.17</text:p>
          </table:table-cell>
          <table:table-cell office:value-type="float" office:value="0.0000000000485727014165605">
            <text:p>4.86E-011</text:p>
          </table:table-cell>
          <table:table-cell office:value-type="float" office:value="0.999999999999944">
            <text:p>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46446289">
            <text:p>2046446289</text:p>
          </table:table-cell>
          <table:table-cell office:value-type="float" office:value="85184">
            <text:p>85184</text:p>
          </table:table-cell>
          <table:table-cell office:value-type="float" office:value="5000">
            <text:p>5000</text:p>
          </table:table-cell>
          <table:table-cell office:value-type="float" office:value="4637">
            <text:p>4637</text:p>
          </table:table-cell>
          <table:table-cell office:value-type="float" office:value="363517">
            <text:p>363517</text:p>
          </table:table-cell>
          <table:table-cell office:value-type="float" office:value="1.0625">
            <text:p>1.06</text:p>
          </table:table-cell>
          <table:table-cell office:value-type="float" office:value="0.000000000128551391753717">
            <text:p>1.29E-010</text:p>
          </table:table-cell>
          <table:table-cell office:value-type="float" office:value="0.999999999999974">
            <text:p>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29066334">
            <text:p>529066334</text:p>
          </table:table-cell>
          <table:table-cell office:value-type="float" office:value="3375">
            <text:p>3375</text:p>
          </table:table-cell>
          <table:table-cell office:value-type="float" office:value="530">
            <text:p>530</text:p>
          </table:table-cell>
          <table:table-cell office:value-type="float" office:value="521">
            <text:p>521</text:p>
          </table:table-cell>
          <table:table-cell office:value-type="float" office:value="20634">
            <text:p>20634</text:p>
          </table:table-cell>
          <table:table-cell office:value-type="float" office:value="0.0625">
            <text:p>0.06</text:p>
          </table:table-cell>
          <table:table-cell office:value-type="float" office:value="0.000000000109196207631612">
            <text:p>1.09E-010</text:p>
          </table:table-cell>
          <table:table-cell office:value-type="float" office:value="0.999999999999794">
            <text:p>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529937844">
            <text:p>1529937844</text:p>
          </table:table-cell>
          <table:table-cell office:value-type="float" office:value="85184">
            <text:p>85184</text:p>
          </table:table-cell>
          <table:table-cell office:value-type="float" office:value="5000">
            <text:p>5000</text:p>
          </table:table-cell>
          <table:table-cell office:value-type="float" office:value="4333">
            <text:p>4333</text:p>
          </table:table-cell>
          <table:table-cell office:value-type="float" office:value="590205">
            <text:p>590205</text:p>
          </table:table-cell>
          <table:table-cell office:value-type="float" office:value="1.875">
            <text:p>1.88</text:p>
          </table:table-cell>
          <table:table-cell office:value-type="float" office:value="0.000000000258410182141233">
            <text:p>2.58E-010</text:p>
          </table:table-cell>
          <table:table-cell office:value-type="float" office:value="0.999999999999948">
            <text:p>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312961352">
            <text:p>1312961352</text:p>
          </table:table-cell>
          <table:table-cell office:value-type="float" office:value="512">
            <text:p>512</text:p>
          </table:table-cell>
          <table:table-cell office:value-type="float" office:value="229">
            <text:p>229</text:p>
          </table:table-cell>
          <table:table-cell office:value-type="float" office:value="226">
            <text:p>226</text:p>
          </table:table-cell>
          <table:table-cell office:value-type="float" office:value="7099">
            <text:p>7099</text:p>
          </table:table-cell>
          <table:table-cell office:value-type="float" office:value="0.046875">
            <text:p>0.05</text:p>
          </table:table-cell>
          <table:table-cell office:value-type="float" office:value="0.000000000219415596802719">
            <text:p>2.19E-010</text:p>
          </table:table-cell>
          <table:table-cell office:value-type="float" office:value="0.999999999999042">
            <text:p>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94806565">
            <text:p>294806565</text:p>
          </table:table-cell>
          <table:table-cell office:value-type="float" office:value="5832">
            <text:p>5832</text:p>
          </table:table-cell>
          <table:table-cell office:value-type="float" office:value="3819">
            <text:p>3819</text:p>
          </table:table-cell>
          <table:table-cell office:value-type="float" office:value="3537">
            <text:p>3537</text:p>
          </table:table-cell>
          <table:table-cell office:value-type="float" office:value="67283">
            <text:p>67283</text:p>
          </table:table-cell>
          <table:table-cell office:value-type="float" office:value="1.046875">
            <text:p>1.05</text:p>
          </table:table-cell>
          <table:table-cell office:value-type="float" office:value="0.00000000025676172299427">
            <text:p>2.57E-010</text:p>
          </table:table-cell>
          <table:table-cell office:value-type="float" office:value="0.999999999999933">
            <text:p>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359065430">
            <text:p>1359065430</text:p>
          </table:table-cell>
          <table:table-cell office:value-type="float" office:value="19683">
            <text:p>19683</text:p>
          </table:table-cell>
          <table:table-cell office:value-type="float" office:value="5000">
            <text:p>5000</text:p>
          </table:table-cell>
          <table:table-cell office:value-type="float" office:value="4515">
            <text:p>4515</text:p>
          </table:table-cell>
          <table:table-cell office:value-type="float" office:value="33524">
            <text:p>33524</text:p>
          </table:table-cell>
          <table:table-cell office:value-type="float" office:value="4.375">
            <text:p>4.38</text:p>
          </table:table-cell>
          <table:table-cell office:value-type="float" office:value="0.0000000000257784904533764">
            <text:p>2.58E-011</text:p>
          </table:table-cell>
          <table:table-cell office:value-type="float" office:value="0.999999999999995">
            <text:p>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55942217">
            <text:p>255942217</text:p>
          </table:table-cell>
          <table:table-cell office:value-type="float" office:value="2197">
            <text:p>2197</text:p>
          </table:table-cell>
          <table:table-cell office:value-type="float" office:value="1735">
            <text:p>1735</text:p>
          </table:table-cell>
          <table:table-cell office:value-type="float" office:value="1438">
            <text:p>1438</text:p>
          </table:table-cell>
          <table:table-cell office:value-type="float" office:value="18304">
            <text:p>18304</text:p>
          </table:table-cell>
          <table:table-cell office:value-type="float" office:value="0.453125">
            <text:p>0.45</text:p>
          </table:table-cell>
          <table:table-cell office:value-type="float" office:value="0.000000000118120624392759">
            <text:p>1.18E-010</text:p>
          </table:table-cell>
          <table:table-cell office:value-type="float" office:value="0.999999999999932">
            <text:p>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709564930">
            <text:p>1709564930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0.0000000000217426077142591">
            <text:p>2.17E-011</text:p>
          </table:table-cell>
          <table:table-cell office:value-type="float" office:value="0.999999999996894">
            <text:p>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368999747">
            <text:p>1368999747</text:p>
          </table:table-cell>
          <table:table-cell office:value-type="float" office:value="74088">
            <text:p>74088</text:p>
          </table:table-cell>
          <table:table-cell office:value-type="float" office:value="5000">
            <text:p>5000</text:p>
          </table:table-cell>
          <table:table-cell office:value-type="float" office:value="4439">
            <text:p>4439</text:p>
          </table:table-cell>
          <table:table-cell office:value-type="float" office:value="627749">
            <text:p>627749</text:p>
          </table:table-cell>
          <table:table-cell office:value-type="float" office:value="1.234375">
            <text:p>1.23</text:p>
          </table:table-cell>
          <table:table-cell office:value-type="float" office:value="0.000000000257273313764017">
            <text:p>2.57E-010</text:p>
          </table:table-cell>
          <table:table-cell office:value-type="float" office:value="0.999999999999949">
            <text:p>1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365958940">
            <text:p>1365958940</text:p>
          </table:table-cell>
          <table:table-cell office:value-type="float" office:value="85184">
            <text:p>85184</text:p>
          </table:table-cell>
          <table:table-cell office:value-type="float" office:value="5000">
            <text:p>5000</text:p>
          </table:table-cell>
          <table:table-cell office:value-type="float" office:value="4978">
            <text:p>4978</text:p>
          </table:table-cell>
          <table:table-cell office:value-type="float" office:value="784863">
            <text:p>784863</text:p>
          </table:table-cell>
          <table:table-cell office:value-type="float" office:value="2.21875">
            <text:p>2.22</text:p>
          </table:table-cell>
          <table:table-cell office:value-type="float" office:value="0.000000000328270743921166">
            <text:p>3.28E-010</text:p>
          </table:table-cell>
          <table:table-cell office:value-type="float" office:value="0.999999999999934">
            <text:p>1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888542020">
            <text:p>1888542020</text:p>
          </table:table-cell>
          <table:table-cell office:value-type="float" office:value="216">
            <text:p>216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563">
            <text:p>563</text:p>
          </table:table-cell>
          <table:table-cell office:value-type="float" office:value="0">
            <text:p>0</text:p>
          </table:table-cell>
          <table:table-cell office:value-type="float" office:value="0.000000000032287061912939">
            <text:p>3.23E-011</text:p>
          </table:table-cell>
          <table:table-cell office:value-type="float" office:value="0.999999999998596">
            <text:p>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572560742">
            <text:p>1572560742</text:p>
          </table:table-cell>
          <table:table-cell office:value-type="float" office:value="97336">
            <text:p>97336</text:p>
          </table:table-cell>
          <table:table-cell office:value-type="float" office:value="5000">
            <text:p>5000</text:p>
          </table:table-cell>
          <table:table-cell office:value-type="float" office:value="4191">
            <text:p>4191</text:p>
          </table:table-cell>
          <table:table-cell office:value-type="float" office:value="295508">
            <text:p>295508</text:p>
          </table:table-cell>
          <table:table-cell office:value-type="float" office:value="1.0625">
            <text:p>1.06</text:p>
          </table:table-cell>
          <table:table-cell office:value-type="float" office:value="0.000000000119882770377444">
            <text:p>1.20E-010</text:p>
          </table:table-cell>
          <table:table-cell office:value-type="float" office:value="0.999999999999976">
            <text:p>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35776168">
            <text:p>835776168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0.000000000190141236089403">
            <text:p>1.90E-010</text:p>
          </table:table-cell>
          <table:table-cell office:value-type="float" office:value="0.999999999988116">
            <text:p>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85666822">
            <text:p>1385666822</text:p>
          </table:table-cell>
          <table:table-cell office:value-type="float" office:value="5832">
            <text:p>5832</text:p>
          </table:table-cell>
          <table:table-cell office:value-type="float" office:value="5000">
            <text:p>5000</text:p>
          </table:table-cell>
          <table:table-cell office:value-type="float" office:value="4403">
            <text:p>4403</text:p>
          </table:table-cell>
          <table:table-cell office:value-type="float" office:value="82002">
            <text:p>82002</text:p>
          </table:table-cell>
          <table:table-cell office:value-type="float" office:value="1.375">
            <text:p>1.38</text:p>
          </table:table-cell>
          <table:table-cell office:value-type="float" office:value="0.000000000435704805568093">
            <text:p>4.36E-010</text:p>
          </table:table-cell>
          <table:table-cell office:value-type="float" office:value="0.999999999999913">
            <text:p>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887366475">
            <text:p>1887366475</text:p>
          </table:table-cell>
          <table:table-cell office:value-type="float" office:value="1728">
            <text:p>1728</text:p>
          </table:table-cell>
          <table:table-cell office:value-type="float" office:value="571">
            <text:p>571</text:p>
          </table:table-cell>
          <table:table-cell office:value-type="float" office:value="469">
            <text:p>469</text:p>
          </table:table-cell>
          <table:table-cell office:value-type="float" office:value="5583">
            <text:p>5583</text:p>
          </table:table-cell>
          <table:table-cell office:value-type="float" office:value="0.046875">
            <text:p>0.05</text:p>
          </table:table-cell>
          <table:table-cell office:value-type="float" office:value="0.000000000101010755315656">
            <text:p>1.01E-010</text:p>
          </table:table-cell>
          <table:table-cell office:value-type="float" office:value="0.999999999999823">
            <text:p>1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09230011">
            <text:p>909230011</text:p>
          </table:table-cell>
          <table:table-cell office:value-type="float" office:value="512">
            <text:p>512</text:p>
          </table:table-cell>
          <table:table-cell office:value-type="float" office:value="374">
            <text:p>374</text:p>
          </table:table-cell>
          <table:table-cell office:value-type="float" office:value="370">
            <text:p>370</text:p>
          </table:table-cell>
          <table:table-cell office:value-type="float" office:value="2060">
            <text:p>2060</text:p>
          </table:table-cell>
          <table:table-cell office:value-type="float" office:value="0.125">
            <text:p>0.13</text:p>
          </table:table-cell>
          <table:table-cell office:value-type="float" office:value="0.0000000000443947101302911">
            <text:p>4.44E-011</text:p>
          </table:table-cell>
          <table:table-cell office:value-type="float" office:value="0.999999999999881">
            <text:p>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641434421">
            <text:p>1641434421</text:p>
          </table:table-cell>
          <table:table-cell office:value-type="float" office:value="125">
            <text:p>12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230">
            <text:p>1230</text:p>
          </table:table-cell>
          <table:table-cell office:value-type="float" office:value="0">
            <text:p>0</text:p>
          </table:table-cell>
          <table:table-cell office:value-type="float" office:value="0.0000000000454747350886464">
            <text:p>4.55E-011</text:p>
          </table:table-cell>
          <table:table-cell office:value-type="float" office:value="0.999999999997607">
            <text:p>1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510205875">
            <text:p>1510205875</text:p>
          </table:table-cell>
          <table:table-cell office:value-type="float" office:value="29791">
            <text:p>29791</text:p>
          </table:table-cell>
          <table:table-cell office:value-type="float" office:value="5000">
            <text:p>5000</text:p>
          </table:table-cell>
          <table:table-cell office:value-type="float" office:value="4871">
            <text:p>4871</text:p>
          </table:table-cell>
          <table:table-cell office:value-type="float" office:value="196264">
            <text:p>196264</text:p>
          </table:table-cell>
          <table:table-cell office:value-type="float" office:value="0.5">
            <text:p>0.5</text:p>
          </table:table-cell>
          <table:table-cell office:value-type="float" office:value="0.000000000162287960847607">
            <text:p>1.62E-010</text:p>
          </table:table-cell>
          <table:table-cell office:value-type="float" office:value="0.999999999999968">
            <text:p>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181812381">
            <text:p>1181812381</text:p>
          </table:table-cell>
          <table:table-cell office:value-type="float" office:value="17576">
            <text:p>17576</text:p>
          </table:table-cell>
          <table:table-cell office:value-type="float" office:value="5000">
            <text:p>5000</text:p>
          </table:table-cell>
          <table:table-cell office:value-type="float" office:value="4716">
            <text:p>4716</text:p>
          </table:table-cell>
          <table:table-cell office:value-type="float" office:value="81599">
            <text:p>81599</text:p>
          </table:table-cell>
          <table:table-cell office:value-type="float" office:value="0.5">
            <text:p>0.5</text:p>
          </table:table-cell>
          <table:table-cell office:value-type="float" office:value="0.000000000150180312630255">
            <text:p>1.50E-010</text:p>
          </table:table-cell>
          <table:table-cell office:value-type="float" office:value="0.99999999999997">
            <text:p>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55039677">
            <text:p>655039677</text:p>
          </table:table-cell>
          <table:table-cell office:value-type="float" office:value="24389">
            <text:p>24389</text:p>
          </table:table-cell>
          <table:table-cell office:value-type="float" office:value="3827">
            <text:p>3827</text:p>
          </table:table-cell>
          <table:table-cell office:value-type="float" office:value="3364">
            <text:p>3364</text:p>
          </table:table-cell>
          <table:table-cell office:value-type="float" office:value="96421">
            <text:p>96421</text:p>
          </table:table-cell>
          <table:table-cell office:value-type="float" office:value="0.390625">
            <text:p>0.39</text:p>
          </table:table-cell>
          <table:table-cell office:value-type="float" office:value="0.0000000000821387402538676">
            <text:p>8.21E-011</text:p>
          </table:table-cell>
          <table:table-cell office:value-type="float" office:value="0.999999999999979">
            <text:p>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79335353">
            <text:p>679335353</text:p>
          </table:table-cell>
          <table:table-cell office:value-type="float" office:value="17576">
            <text:p>17576</text:p>
          </table:table-cell>
          <table:table-cell office:value-type="float" office:value="5000">
            <text:p>5000</text:p>
          </table:table-cell>
          <table:table-cell office:value-type="float" office:value="4189">
            <text:p>4189</text:p>
          </table:table-cell>
          <table:table-cell office:value-type="float" office:value="173953">
            <text:p>173953</text:p>
          </table:table-cell>
          <table:table-cell office:value-type="float" office:value="0.46875">
            <text:p>0.47</text:p>
          </table:table-cell>
          <table:table-cell office:value-type="float" office:value="0.000000000219188223127276">
            <text:p>2.19E-010</text:p>
          </table:table-cell>
          <table:table-cell office:value-type="float" office:value="0.999999999999956">
            <text:p>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10492799">
            <text:p>1810492799</text:p>
          </table:table-cell>
          <table:table-cell office:value-type="float" office:value="79507">
            <text:p>79507</text:p>
          </table:table-cell>
          <table:table-cell office:value-type="float" office:value="5000">
            <text:p>5000</text:p>
          </table:table-cell>
          <table:table-cell office:value-type="float" office:value="4396">
            <text:p>4396</text:p>
          </table:table-cell>
          <table:table-cell office:value-type="float" office:value="169883">
            <text:p>169883</text:p>
          </table:table-cell>
          <table:table-cell office:value-type="float" office:value="0.75">
            <text:p>0.75</text:p>
          </table:table-cell>
          <table:table-cell office:value-type="float" office:value="0.0000000000670752342557535">
            <text:p>6.71E-011</text:p>
          </table:table-cell>
          <table:table-cell office:value-type="float" office:value="0.999999999999987">
            <text:p>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50516593">
            <text:p>1050516593</text:p>
          </table:table-cell>
          <table:table-cell office:value-type="float" office:value="21952">
            <text:p>21952</text:p>
          </table:table-cell>
          <table:table-cell office:value-type="float" office:value="5000">
            <text:p>5000</text:p>
          </table:table-cell>
          <table:table-cell office:value-type="float" office:value="4103">
            <text:p>4103</text:p>
          </table:table-cell>
          <table:table-cell office:value-type="float" office:value="136113">
            <text:p>136113</text:p>
          </table:table-cell>
          <table:table-cell office:value-type="float" office:value="0.4375">
            <text:p>0.44</text:p>
          </table:table-cell>
          <table:table-cell office:value-type="float" office:value="0.000000000103170805232367">
            <text:p>1.03E-010</text:p>
          </table:table-cell>
          <table:table-cell office:value-type="float" office:value="0.999999999999979">
            <text:p>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668134790">
            <text:p>1668134790</text:p>
          </table:table-cell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0.0000000000234194885706529">
            <text:p>2.34E-011</text:p>
          </table:table-cell>
          <table:table-cell office:value-type="float" office:value="0.999999999994145">
            <text:p>1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12432557">
            <text:p>612432557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710">
            <text:p>710</text:p>
          </table:table-cell>
          <table:table-cell office:value-type="float" office:value="0">
            <text:p>0</text:p>
          </table:table-cell>
          <table:table-cell office:value-type="float" office:value="0.000000000113743681140477">
            <text:p>1.14E-010</text:p>
          </table:table-cell>
          <table:table-cell office:value-type="float" office:value="0.999999999998104">
            <text:p>1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08574757">
            <text:p>208574757</text:p>
          </table:table-cell>
          <table:table-cell office:value-type="float" office:value="50653">
            <text:p>50653</text:p>
          </table:table-cell>
          <table:table-cell office:value-type="float" office:value="5000">
            <text:p>5000</text:p>
          </table:table-cell>
          <table:table-cell office:value-type="float" office:value="4140">
            <text:p>4140</text:p>
          </table:table-cell>
          <table:table-cell office:value-type="float" office:value="284705">
            <text:p>284705</text:p>
          </table:table-cell>
          <table:table-cell office:value-type="float" office:value="1.15625">
            <text:p>1.16</text:p>
          </table:table-cell>
          <table:table-cell office:value-type="float" office:value="0.000000000141767486638855">
            <text:p>1.42E-010</text:p>
          </table:table-cell>
          <table:table-cell office:value-type="float" office:value="0.999999999999972">
            <text:p>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43514069">
            <text:p>1843514069</text:p>
          </table:table-cell>
          <table:table-cell office:value-type="float" office:value="79507">
            <text:p>79507</text:p>
          </table:table-cell>
          <table:table-cell office:value-type="float" office:value="5000">
            <text:p>5000</text:p>
          </table:table-cell>
          <table:table-cell office:value-type="float" office:value="4409">
            <text:p>4409</text:p>
          </table:table-cell>
          <table:table-cell office:value-type="float" office:value="294662">
            <text:p>294662</text:p>
          </table:table-cell>
          <table:table-cell office:value-type="float" office:value="1.734375">
            <text:p>1.73</text:p>
          </table:table-cell>
          <table:table-cell office:value-type="float" office:value="0.000000000108798303699587">
            <text:p>1.09E-010</text:p>
          </table:table-cell>
          <table:table-cell office:value-type="float" office:value="0.999999999999978">
            <text:p>1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6080939">
            <text:p>56080939</text:p>
          </table:table-cell>
          <table:table-cell office:value-type="float" office:value="39304">
            <text:p>39304</text:p>
          </table:table-cell>
          <table:table-cell office:value-type="float" office:value="1398">
            <text:p>1398</text:p>
          </table:table-cell>
          <table:table-cell office:value-type="float" office:value="1366">
            <text:p>1366</text:p>
          </table:table-cell>
          <table:table-cell office:value-type="float" office:value="264367">
            <text:p>264367</text:p>
          </table:table-cell>
          <table:table-cell office:value-type="float" office:value="0.4375">
            <text:p>0.44</text:p>
          </table:table-cell>
          <table:table-cell office:value-type="float" office:value="0.000000000276713763014413">
            <text:p>2.77E-010</text:p>
          </table:table-cell>
          <table:table-cell office:value-type="float" office:value="0.999999999999802">
            <text:p>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404914103">
            <text:p>1404914103</text:p>
          </table:table-cell>
          <table:table-cell office:value-type="float" office:value="79507">
            <text:p>79507</text:p>
          </table:table-cell>
          <table:table-cell office:value-type="float" office:value="5000">
            <text:p>5000</text:p>
          </table:table-cell>
          <table:table-cell office:value-type="float" office:value="4081">
            <text:p>4081</text:p>
          </table:table-cell>
          <table:table-cell office:value-type="float" office:value="164632">
            <text:p>164632</text:p>
          </table:table-cell>
          <table:table-cell office:value-type="float" office:value="0.6875">
            <text:p>0.69</text:p>
          </table:table-cell>
          <table:table-cell office:value-type="float" office:value="0.0000000000779891706770286">
            <text:p>7.80E-011</text:p>
          </table:table-cell>
          <table:table-cell office:value-type="float" office:value="0.999999999999984">
            <text:p>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74740665">
            <text:p>574740665</text:p>
          </table:table-cell>
          <table:table-cell office:value-type="float" office:value="35937">
            <text:p>35937</text:p>
          </table:table-cell>
          <table:table-cell office:value-type="float" office:value="5000">
            <text:p>5000</text:p>
          </table:table-cell>
          <table:table-cell office:value-type="float" office:value="4406">
            <text:p>4406</text:p>
          </table:table-cell>
          <table:table-cell office:value-type="float" office:value="113903">
            <text:p>113903</text:p>
          </table:table-cell>
          <table:table-cell office:value-type="float" office:value="0.5625">
            <text:p>0.56</text:p>
          </table:table-cell>
          <table:table-cell office:value-type="float" office:value="0.0000000000585060888624867">
            <text:p>5.85E-011</text:p>
          </table:table-cell>
          <table:table-cell office:value-type="float" office:value="0.999999999999988">
            <text:p>1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178636297">
            <text:p>1178636297</text:p>
          </table:table-cell>
          <table:table-cell office:value-type="float" office:value="3375">
            <text:p>3375</text:p>
          </table:table-cell>
          <table:table-cell office:value-type="float" office:value="1521">
            <text:p>1521</text:p>
          </table:table-cell>
          <table:table-cell office:value-type="float" office:value="1224">
            <text:p>1224</text:p>
          </table:table-cell>
          <table:table-cell office:value-type="float" office:value="16341">
            <text:p>16341</text:p>
          </table:table-cell>
          <table:table-cell office:value-type="float" office:value="0.140625">
            <text:p>0.14</text:p>
          </table:table-cell>
          <table:table-cell office:value-type="float" office:value="0.0000000000513296072313096">
            <text:p>5.13E-011</text:p>
          </table:table-cell>
          <table:table-cell office:value-type="float" office:value="0.999999999999966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05148503">
            <text:p>180514850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00000000000432009983342141">
            <text:p>4.32E-012</text:p>
          </table:table-cell>
          <table:table-cell office:value-type="float" office:value="0.99999999999856">
            <text:p>1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45135474">
            <text:p>745135474</text:p>
          </table:table-cell>
          <table:table-cell office:value-type="float" office:value="97336">
            <text:p>97336</text:p>
          </table:table-cell>
          <table:table-cell office:value-type="float" office:value="5000">
            <text:p>5000</text:p>
          </table:table-cell>
          <table:table-cell office:value-type="float" office:value="4219">
            <text:p>4219</text:p>
          </table:table-cell>
          <table:table-cell office:value-type="float" office:value="189020">
            <text:p>189020</text:p>
          </table:table-cell>
          <table:table-cell office:value-type="float" office:value="0.796875">
            <text:p>0.8</text:p>
          </table:table-cell>
          <table:table-cell office:value-type="float" office:value="0.0000000000728164195606951">
            <text:p>7.28E-011</text:p>
          </table:table-cell>
          <table:table-cell office:value-type="float" office:value="0.999999999999985">
            <text:p>1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492275534">
            <text:p>1492275534</text:p>
          </table:table-cell>
          <table:table-cell office:value-type="float" office:value="15625">
            <text:p>15625</text:p>
          </table:table-cell>
          <table:table-cell office:value-type="float" office:value="5000">
            <text:p>5000</text:p>
          </table:table-cell>
          <table:table-cell office:value-type="float" office:value="4086">
            <text:p>4086</text:p>
          </table:table-cell>
          <table:table-cell office:value-type="float" office:value="82746">
            <text:p>82746</text:p>
          </table:table-cell>
          <table:table-cell office:value-type="float" office:value="0.40625">
            <text:p>0.41</text:p>
          </table:table-cell>
          <table:table-cell office:value-type="float" office:value="0.000000000102431840787176">
            <text:p>1.02E-010</text:p>
          </table:table-cell>
          <table:table-cell office:value-type="float" office:value="0.99999999999998">
            <text:p>1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024406698">
            <text:p>2024406698</text:p>
          </table:table-cell>
          <table:table-cell office:value-type="float" office:value="5832">
            <text:p>5832</text:p>
          </table:table-cell>
          <table:table-cell office:value-type="float" office:value="3197">
            <text:p>3197</text:p>
          </table:table-cell>
          <table:table-cell office:value-type="float" office:value="2891">
            <text:p>2891</text:p>
          </table:table-cell>
          <table:table-cell office:value-type="float" office:value="30717">
            <text:p>30717</text:p>
          </table:table-cell>
          <table:table-cell office:value-type="float" office:value="0.46875">
            <text:p>0.47</text:p>
          </table:table-cell>
          <table:table-cell office:value-type="float" office:value="0.0000000000806039679446258">
            <text:p>8.06E-011</text:p>
          </table:table-cell>
          <table:table-cell office:value-type="float" office:value="0.999999999999975">
            <text:p>1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949303065">
            <text:p>1949303065</text:p>
          </table:table-cell>
          <table:table-cell office:value-type="float" office:value="1728">
            <text:p>1728</text:p>
          </table:table-cell>
          <table:table-cell office:value-type="float" office:value="407">
            <text:p>407</text:p>
          </table:table-cell>
          <table:table-cell office:value-type="float" office:value="350">
            <text:p>350</text:p>
          </table:table-cell>
          <table:table-cell office:value-type="float" office:value="14247">
            <text:p>14247</text:p>
          </table:table-cell>
          <table:table-cell office:value-type="float" office:value="0.03125">
            <text:p>0.03</text:p>
          </table:table-cell>
          <table:table-cell office:value-type="float" office:value="0.000000000119996457215166">
            <text:p>1.20E-010</text:p>
          </table:table-cell>
          <table:table-cell office:value-type="float" office:value="0.999999999999705">
            <text:p>1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575068579">
            <text:p>1575068579</text:p>
          </table:table-cell>
          <table:table-cell office:value-type="float" office:value="1728">
            <text:p>1728</text:p>
          </table:table-cell>
          <table:table-cell office:value-type="float" office:value="132">
            <text:p>132</text:p>
          </table:table-cell>
          <table:table-cell office:value-type="float" office:value="115">
            <text:p>115</text:p>
          </table:table-cell>
          <table:table-cell office:value-type="float" office:value="1936">
            <text:p>1936</text:p>
          </table:table-cell>
          <table:table-cell office:value-type="float" office:value="0">
            <text:p>0</text:p>
          </table:table-cell>
          <table:table-cell office:value-type="float" office:value="0.0000000000163140612130519">
            <text:p>1.63E-011</text:p>
          </table:table-cell>
          <table:table-cell office:value-type="float" office:value="0.999999999999876">
            <text:p>1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9193897">
            <text:p>109193897</text:p>
          </table:table-cell>
          <table:table-cell office:value-type="float" office:value="2744">
            <text:p>2744</text:p>
          </table:table-cell>
          <table:table-cell office:value-type="float" office:value="836">
            <text:p>836</text:p>
          </table:table-cell>
          <table:table-cell office:value-type="float" office:value="765">
            <text:p>765</text:p>
          </table:table-cell>
          <table:table-cell office:value-type="float" office:value="12805">
            <text:p>12805</text:p>
          </table:table-cell>
          <table:table-cell office:value-type="float" office:value="0.0625">
            <text:p>0.06</text:p>
          </table:table-cell>
          <table:table-cell office:value-type="float" office:value="0.0000000000630961949354969">
            <text:p>6.31E-011</text:p>
          </table:table-cell>
          <table:table-cell office:value-type="float" office:value="0.999999999999924">
            <text:p>1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84378217">
            <text:p>284378217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0.0000000000200657268578652">
            <text:p>2.01E-011</text:p>
          </table:table-cell>
          <table:table-cell office:value-type="float" office:value="0.999999999997492">
            <text:p>1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913490926">
            <text:p>913490926</text:p>
          </table:table-cell>
          <table:table-cell office:value-type="float" office:value="19683">
            <text:p>19683</text:p>
          </table:table-cell>
          <table:table-cell office:value-type="float" office:value="2080">
            <text:p>2080</text:p>
          </table:table-cell>
          <table:table-cell office:value-type="float" office:value="1716">
            <text:p>1716</text:p>
          </table:table-cell>
          <table:table-cell office:value-type="float" office:value="149950">
            <text:p>149950</text:p>
          </table:table-cell>
          <table:table-cell office:value-type="float" office:value="0.1875">
            <text:p>0.19</text:p>
          </table:table-cell>
          <table:table-cell office:value-type="float" office:value="0.000000000191050730791176">
            <text:p>1.91E-010</text:p>
          </table:table-cell>
          <table:table-cell office:value-type="float" office:value="0.999999999999908">
            <text:p>1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066688484">
            <text:p>2066688484</text:p>
          </table:table-cell>
          <table:table-cell office:value-type="float" office:value="2744">
            <text:p>2744</text:p>
          </table:table-cell>
          <table:table-cell office:value-type="float" office:value="937">
            <text:p>937</text:p>
          </table:table-cell>
          <table:table-cell office:value-type="float" office:value="832">
            <text:p>832</text:p>
          </table:table-cell>
          <table:table-cell office:value-type="float" office:value="27491">
            <text:p>27491</text:p>
          </table:table-cell>
          <table:table-cell office:value-type="float" office:value="0.0625">
            <text:p>0.06</text:p>
          </table:table-cell>
          <table:table-cell office:value-type="float" office:value="0.00000000023567281459691">
            <text:p>2.36E-010</text:p>
          </table:table-cell>
          <table:table-cell office:value-type="float" office:value="0.999999999999748">
            <text:p>1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419835442">
            <text:p>1419835442</text:p>
          </table:table-cell>
          <table:table-cell office:value-type="float" office:value="59319">
            <text:p>59319</text:p>
          </table:table-cell>
          <table:table-cell office:value-type="float" office:value="5000">
            <text:p>5000</text:p>
          </table:table-cell>
          <table:table-cell office:value-type="float" office:value="4393">
            <text:p>4393</text:p>
          </table:table-cell>
          <table:table-cell office:value-type="float" office:value="289630">
            <text:p>289630</text:p>
          </table:table-cell>
          <table:table-cell office:value-type="float" office:value="1.234375">
            <text:p>1.23</text:p>
          </table:table-cell>
          <table:table-cell office:value-type="float" office:value="0.000000000225711005441553">
            <text:p>2.26E-010</text:p>
          </table:table-cell>
          <table:table-cell office:value-type="float" office:value="0.999999999999955">
            <text:p>1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544302403">
            <text:p>1544302403</text:p>
          </table:table-cell>
          <table:table-cell office:value-type="float" office:value="68921">
            <text:p>68921</text:p>
          </table:table-cell>
          <table:table-cell office:value-type="float" office:value="5000">
            <text:p>5000</text:p>
          </table:table-cell>
          <table:table-cell office:value-type="float" office:value="4219">
            <text:p>4219</text:p>
          </table:table-cell>
          <table:table-cell office:value-type="float" office:value="610590">
            <text:p>610590</text:p>
          </table:table-cell>
          <table:table-cell office:value-type="float" office:value="0.890625">
            <text:p>0.89</text:p>
          </table:table-cell>
          <table:table-cell office:value-type="float" office:value="0.000000000304225977743044">
            <text:p>3.04E-010</text:p>
          </table:table-cell>
          <table:table-cell office:value-type="float" office:value="0.999999999999939">
            <text:p>1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225369126">
            <text:p>1225369126</text:p>
          </table:table-cell>
          <table:table-cell office:value-type="float" office:value="6859">
            <text:p>6859</text:p>
          </table:table-cell>
          <table:table-cell office:value-type="float" office:value="3009">
            <text:p>3009</text:p>
          </table:table-cell>
          <table:table-cell office:value-type="float" office:value="2464">
            <text:p>2464</text:p>
          </table:table-cell>
          <table:table-cell office:value-type="float" office:value="81321">
            <text:p>81321</text:p>
          </table:table-cell>
          <table:table-cell office:value-type="float" office:value="0.28125">
            <text:p>0.28</text:p>
          </table:table-cell>
          <table:table-cell office:value-type="float" office:value="0.000000000290697244054172">
            <text:p>2.91E-010</text:p>
          </table:table-cell>
          <table:table-cell office:value-type="float" office:value="0.999999999999903">
            <text:p>1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918767780">
            <text:p>1918767780</text:p>
          </table:table-cell>
          <table:table-cell office:value-type="float" office:value="8000">
            <text:p>8000</text:p>
          </table:table-cell>
          <table:table-cell office:value-type="float" office:value="4536">
            <text:p>4536</text:p>
          </table:table-cell>
          <table:table-cell office:value-type="float" office:value="3779">
            <text:p>3779</text:p>
          </table:table-cell>
          <table:table-cell office:value-type="float" office:value="94485">
            <text:p>94485</text:p>
          </table:table-cell>
          <table:table-cell office:value-type="float" office:value="0.46875">
            <text:p>0.47</text:p>
          </table:table-cell>
          <table:table-cell office:value-type="float" office:value="0.000000000259774424193893">
            <text:p>2.60E-010</text:p>
          </table:table-cell>
          <table:table-cell office:value-type="float" office:value="0.999999999999943">
            <text:p>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111689773">
            <text:p>2111689773</text:p>
          </table:table-cell>
          <table:table-cell office:value-type="float" office:value="32768">
            <text:p>32768</text:p>
          </table:table-cell>
          <table:table-cell office:value-type="float" office:value="5000">
            <text:p>5000</text:p>
          </table:table-cell>
          <table:table-cell office:value-type="float" office:value="4920">
            <text:p>4920</text:p>
          </table:table-cell>
          <table:table-cell office:value-type="float" office:value="90095">
            <text:p>90095</text:p>
          </table:table-cell>
          <table:table-cell office:value-type="float" office:value="0.8125">
            <text:p>0.81</text:p>
          </table:table-cell>
          <table:table-cell office:value-type="float" office:value="0.0000000000416093826061115">
            <text:p>4.16E-011</text:p>
          </table:table-cell>
          <table:table-cell office:value-type="float" office:value="0.999999999999992">
            <text:p>1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197579930">
            <text:p>1197579930</text:p>
          </table:table-cell>
          <table:table-cell office:value-type="float" office:value="8000">
            <text:p>8000</text:p>
          </table:table-cell>
          <table:table-cell office:value-type="float" office:value="5000">
            <text:p>5000</text:p>
          </table:table-cell>
          <table:table-cell office:value-type="float" office:value="4241">
            <text:p>4241</text:p>
          </table:table-cell>
          <table:table-cell office:value-type="float" office:value="63107">
            <text:p>63107</text:p>
          </table:table-cell>
          <table:table-cell office:value-type="float" office:value="0.78125">
            <text:p>0.78</text:p>
          </table:table-cell>
          <table:table-cell office:value-type="float" office:value="0.000000000149356083056773">
            <text:p>1.49E-010</text:p>
          </table:table-cell>
          <table:table-cell office:value-type="float" office:value="0.99999999999997">
            <text:p>1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012334271">
            <text:p>1012334271</text:p>
          </table:table-cell>
          <table:table-cell office:value-type="float" office:value="46656">
            <text:p>46656</text:p>
          </table:table-cell>
          <table:table-cell office:value-type="float" office:value="5000">
            <text:p>5000</text:p>
          </table:table-cell>
          <table:table-cell office:value-type="float" office:value="4248">
            <text:p>4248</text:p>
          </table:table-cell>
          <table:table-cell office:value-type="float" office:value="229804">
            <text:p>229804</text:p>
          </table:table-cell>
          <table:table-cell office:value-type="float" office:value="1.0625">
            <text:p>1.06</text:p>
          </table:table-cell>
          <table:table-cell office:value-type="float" office:value="0.000000000120166987471748">
            <text:p>1.20E-010</text:p>
          </table:table-cell>
          <table:table-cell office:value-type="float" office:value="0.999999999999976">
            <text:p>1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529981729">
            <text:p>529981729</text:p>
          </table:table-cell>
          <table:table-cell office:value-type="float" office:value="39304">
            <text:p>39304</text:p>
          </table:table-cell>
          <table:table-cell office:value-type="float" office:value="5000">
            <text:p>5000</text:p>
          </table:table-cell>
          <table:table-cell office:value-type="float" office:value="4158">
            <text:p>4158</text:p>
          </table:table-cell>
          <table:table-cell office:value-type="float" office:value="161396">
            <text:p>161396</text:p>
          </table:table-cell>
          <table:table-cell office:value-type="float" office:value="0.9375">
            <text:p>0.94</text:p>
          </table:table-cell>
          <table:table-cell office:value-type="float" office:value="0.0000000000974296199274249">
            <text:p>9.74E-011</text:p>
          </table:table-cell>
          <table:table-cell office:value-type="float" office:value="0.99999999999998">
            <text:p>1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77178299">
            <text:p>1377178299</text:p>
          </table:table-cell>
          <table:table-cell office:value-type="float" office:value="8000">
            <text:p>8000</text:p>
          </table:table-cell>
          <table:table-cell office:value-type="float" office:value="3467">
            <text:p>3467</text:p>
          </table:table-cell>
          <table:table-cell office:value-type="float" office:value="3103">
            <text:p>3103</text:p>
          </table:table-cell>
          <table:table-cell office:value-type="float" office:value="54359">
            <text:p>54359</text:p>
          </table:table-cell>
          <table:table-cell office:value-type="float" office:value="0.703125">
            <text:p>0.7</text:p>
          </table:table-cell>
          <table:table-cell office:value-type="float" office:value="0.000000000131933575175935">
            <text:p>1.32E-010</text:p>
          </table:table-cell>
          <table:table-cell office:value-type="float" office:value="0.999999999999962">
            <text:p>1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009696593">
            <text:p>2009696593</text:p>
          </table:table-cell>
          <table:table-cell office:value-type="float" office:value="1728">
            <text:p>1728</text:p>
          </table:table-cell>
          <table:table-cell office:value-type="float" office:value="944">
            <text:p>944</text:p>
          </table:table-cell>
          <table:table-cell office:value-type="float" office:value="821">
            <text:p>821</text:p>
          </table:table-cell>
          <table:table-cell office:value-type="float" office:value="17804">
            <text:p>17804</text:p>
          </table:table-cell>
          <table:table-cell office:value-type="float" office:value="0.171875">
            <text:p>0.17</text:p>
          </table:table-cell>
          <table:table-cell office:value-type="float" office:value="0.000000000177521997102303">
            <text:p>1.78E-010</text:p>
          </table:table-cell>
          <table:table-cell office:value-type="float" office:value="0.999999999999812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55248358">
            <text:p>1755248358</text:p>
          </table:table-cell>
          <table:table-cell office:value-type="float" office:value="42875">
            <text:p>42875</text:p>
          </table:table-cell>
          <table:table-cell office:value-type="float" office:value="5000">
            <text:p>5000</text:p>
          </table:table-cell>
          <table:table-cell office:value-type="float" office:value="4113">
            <text:p>4113</text:p>
          </table:table-cell>
          <table:table-cell office:value-type="float" office:value="145883">
            <text:p>145883</text:p>
          </table:table-cell>
          <table:table-cell office:value-type="float" office:value="0.90625">
            <text:p>0.91</text:p>
          </table:table-cell>
          <table:table-cell office:value-type="float" office:value="0.0000000000638920027995482">
            <text:p>6.39E-011</text:p>
          </table:table-cell>
          <table:table-cell office:value-type="float" office:value="0.999999999999987">
            <text:p>1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140267394">
            <text:p>2140267394</text:p>
          </table:table-cell>
          <table:table-cell office:value-type="float" office:value="32768">
            <text:p>32768</text:p>
          </table:table-cell>
          <table:table-cell office:value-type="float" office:value="5000">
            <text:p>5000</text:p>
          </table:table-cell>
          <table:table-cell office:value-type="float" office:value="4415">
            <text:p>4415</text:p>
          </table:table-cell>
          <table:table-cell office:value-type="float" office:value="40416">
            <text:p>40416</text:p>
          </table:table-cell>
          <table:table-cell office:value-type="float" office:value="2.609375">
            <text:p>2.61</text:p>
          </table:table-cell>
          <table:table-cell office:value-type="float" office:value="0.0000000000372892827726901">
            <text:p>3.73E-011</text:p>
          </table:table-cell>
          <table:table-cell office:value-type="float" office:value="0.999999999999993">
            <text:p>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855057591">
            <text:p>855057591</text:p>
          </table:table-cell>
          <table:table-cell office:value-type="float" office:value="4096">
            <text:p>4096</text:p>
          </table:table-cell>
          <table:table-cell office:value-type="float" office:value="2654">
            <text:p>2654</text:p>
          </table:table-cell>
          <table:table-cell office:value-type="float" office:value="2393">
            <text:p>2393</text:p>
          </table:table-cell>
          <table:table-cell office:value-type="float" office:value="21616">
            <text:p>21616</text:p>
          </table:table-cell>
          <table:table-cell office:value-type="float" office:value="0.953125">
            <text:p>0.95</text:p>
          </table:table-cell>
          <table:table-cell office:value-type="float" office:value="0.0000000000939621713769157">
            <text:p>9.40E-011</text:p>
          </table:table-cell>
          <table:table-cell office:value-type="float" office:value="0.999999999999965">
            <text:p>1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02164693">
            <text:p>402164693</text:p>
          </table:table-cell>
          <table:table-cell office:value-type="float" office:value="85184">
            <text:p>85184</text:p>
          </table:table-cell>
          <table:table-cell office:value-type="float" office:value="5000">
            <text:p>5000</text:p>
          </table:table-cell>
          <table:table-cell office:value-type="float" office:value="4562">
            <text:p>4562</text:p>
          </table:table-cell>
          <table:table-cell office:value-type="float" office:value="684472">
            <text:p>684472</text:p>
          </table:table-cell>
          <table:table-cell office:value-type="float" office:value="2">
            <text:p>2</text:p>
          </table:table-cell>
          <table:table-cell office:value-type="float" office:value="0.000000000280408585240366">
            <text:p>2.80E-010</text:p>
          </table:table-cell>
          <table:table-cell office:value-type="float" office:value="0.999999999999944">
            <text:p>1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072070383">
            <text:p>2072070383</text:p>
          </table:table-cell>
          <table:table-cell office:value-type="float" office:value="17576">
            <text:p>17576</text:p>
          </table:table-cell>
          <table:table-cell office:value-type="float" office:value="5000">
            <text:p>5000</text:p>
          </table:table-cell>
          <table:table-cell office:value-type="float" office:value="4386">
            <text:p>4386</text:p>
          </table:table-cell>
          <table:table-cell office:value-type="float" office:value="38656">
            <text:p>38656</text:p>
          </table:table-cell>
          <table:table-cell office:value-type="float" office:value="1.984375">
            <text:p>1.98</text:p>
          </table:table-cell>
          <table:table-cell office:value-type="float" office:value="0.0000000000494253526994726">
            <text:p>4.94E-011</text:p>
          </table:table-cell>
          <table:table-cell office:value-type="float" office:value="0.99999999999999">
            <text:p>1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483953606">
            <text:p>1483953606</text:p>
          </table:table-cell>
          <table:table-cell office:value-type="float" office:value="125">
            <text:p>125</text:p>
          </table:table-cell>
          <table:table-cell office:value-type="float" office:value="79">
            <text:p>79</text:p>
          </table:table-cell>
          <table:table-cell office:value-type="float" office:value="73">
            <text:p>73</text:p>
          </table:table-cell>
          <table:table-cell office:value-type="float" office:value="1952">
            <text:p>1952</text:p>
          </table:table-cell>
          <table:table-cell office:value-type="float" office:value="0.015625">
            <text:p>0.02</text:p>
          </table:table-cell>
          <table:table-cell office:value-type="float" office:value="0.000000000122156507131876">
            <text:p>1.22E-010</text:p>
          </table:table-cell>
          <table:table-cell office:value-type="float" office:value="0.999999999998454">
            <text:p>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55727507">
            <text:p>355727507</text:p>
          </table:table-cell>
          <table:table-cell office:value-type="float" office:value="68921">
            <text:p>68921</text:p>
          </table:table-cell>
          <table:table-cell office:value-type="float" office:value="5000">
            <text:p>5000</text:p>
          </table:table-cell>
          <table:table-cell office:value-type="float" office:value="4878">
            <text:p>4878</text:p>
          </table:table-cell>
          <table:table-cell office:value-type="float" office:value="179973">
            <text:p>179973</text:p>
          </table:table-cell>
          <table:table-cell office:value-type="float" office:value="1.4375">
            <text:p>1.44</text:p>
          </table:table-cell>
          <table:table-cell office:value-type="float" office:value="0.0000000000723332505003782">
            <text:p>7.23E-011</text:p>
          </table:table-cell>
          <table:table-cell office:value-type="float" office:value="0.999999999999985">
            <text:p>1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829854281">
            <text:p>1829854281</text:p>
          </table:table-cell>
          <table:table-cell office:value-type="float" office:value="729">
            <text:p>729</text:p>
          </table:table-cell>
          <table:table-cell office:value-type="float" office:value="409">
            <text:p>409</text:p>
          </table:table-cell>
          <table:table-cell office:value-type="float" office:value="356">
            <text:p>356</text:p>
          </table:table-cell>
          <table:table-cell office:value-type="float" office:value="6263">
            <text:p>6263</text:p>
          </table:table-cell>
          <table:table-cell office:value-type="float" office:value="0.078125">
            <text:p>0.08</text:p>
          </table:table-cell>
          <table:table-cell office:value-type="float" office:value="0.0000000000927684595808387">
            <text:p>9.28E-011</text:p>
          </table:table-cell>
          <table:table-cell office:value-type="float" office:value="0.999999999999773">
            <text:p>1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49486529">
            <text:p>349486529</text:p>
          </table:table-cell>
          <table:table-cell office:value-type="float" office:value="54872">
            <text:p>54872</text:p>
          </table:table-cell>
          <table:table-cell office:value-type="float" office:value="5000">
            <text:p>5000</text:p>
          </table:table-cell>
          <table:table-cell office:value-type="float" office:value="4653">
            <text:p>4653</text:p>
          </table:table-cell>
          <table:table-cell office:value-type="float" office:value="393851">
            <text:p>393851</text:p>
          </table:table-cell>
          <table:table-cell office:value-type="float" office:value="0.734375">
            <text:p>0.73</text:p>
          </table:table-cell>
          <table:table-cell office:value-type="float" office:value="0.000000000212367012863979">
            <text:p>2.12E-010</text:p>
          </table:table-cell>
          <table:table-cell office:value-type="float" office:value="0.999999999999958">
            <text:p>1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002257809">
            <text:p>2002257809</text:p>
          </table:table-cell>
          <table:table-cell office:value-type="float" office:value="1000">
            <text:p>100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9765">
            <text:p>9765</text:p>
          </table:table-cell>
          <table:table-cell office:value-type="float" office:value="0.015625">
            <text:p>0.02</text:p>
          </table:table-cell>
          <table:table-cell office:value-type="float" office:value="0.000000000222712515096646">
            <text:p>2.23E-010</text:p>
          </table:table-cell>
          <table:table-cell office:value-type="float" office:value="0.999999999996818">
            <text:p>1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64328061">
            <text:p>1764328061</text:p>
          </table:table-cell>
          <table:table-cell office:value-type="float" office:value="216">
            <text:p>216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  <table:table-cell office:value-type="float" office:value="506">
            <text:p>506</text:p>
          </table:table-cell>
          <table:table-cell office:value-type="float" office:value="0">
            <text:p>0</text:p>
          </table:table-cell>
          <table:table-cell office:value-type="float" office:value="0.0000000000104023456515279">
            <text:p>1.04E-011</text:p>
          </table:table-cell>
          <table:table-cell office:value-type="float" office:value="0.999999999999904">
            <text:p>1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961782840">
            <text:p>961782840</text:p>
          </table:table-cell>
          <table:table-cell office:value-type="float" office:value="10648">
            <text:p>10648</text:p>
          </table:table-cell>
          <table:table-cell office:value-type="float" office:value="5000">
            <text:p>5000</text:p>
          </table:table-cell>
          <table:table-cell office:value-type="float" office:value="4202">
            <text:p>4202</text:p>
          </table:table-cell>
          <table:table-cell office:value-type="float" office:value="36245">
            <text:p>36245</text:p>
          </table:table-cell>
          <table:table-cell office:value-type="float" office:value="1.28125">
            <text:p>1.28</text:p>
          </table:table-cell>
          <table:table-cell office:value-type="float" office:value="0.0000000000617319528828375">
            <text:p>6.17E-011</text:p>
          </table:table-cell>
          <table:table-cell office:value-type="float" office:value="0.999999999999988">
            <text:p>1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122070813">
            <text:p>1122070813</text:p>
          </table:table-cell>
          <table:table-cell office:value-type="float" office:value="343">
            <text:p>343</text:p>
          </table:table-cell>
          <table:table-cell table:number-columns-repeated="2" office:value-type="float" office:value="189">
            <text:p>189</text:p>
          </table:table-cell>
          <table:table-cell office:value-type="float" office:value="2310">
            <text:p>2310</text:p>
          </table:table-cell>
          <table:table-cell office:value-type="float" office:value="0.015625">
            <text:p>0.02</text:p>
          </table:table-cell>
          <table:table-cell office:value-type="float" office:value="0.000000000078159700933611">
            <text:p>7.82E-011</text:p>
          </table:table-cell>
          <table:table-cell office:value-type="float" office:value="0.999999999999586">
            <text:p>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185633042">
            <text:p>1185633042</text:p>
          </table:table-cell>
          <table:table-cell office:value-type="float" office:value="17576">
            <text:p>17576</text:p>
          </table:table-cell>
          <table:table-cell office:value-type="float" office:value="5000">
            <text:p>5000</text:p>
          </table:table-cell>
          <table:table-cell office:value-type="float" office:value="4350">
            <text:p>4350</text:p>
          </table:table-cell>
          <table:table-cell office:value-type="float" office:value="186758">
            <text:p>186758</text:p>
          </table:table-cell>
          <table:table-cell office:value-type="float" office:value="0.515625">
            <text:p>0.52</text:p>
          </table:table-cell>
          <table:table-cell office:value-type="float" office:value="0.000000000227032614930067">
            <text:p>2.27E-010</text:p>
          </table:table-cell>
          <table:table-cell office:value-type="float" office:value="0.999999999999955">
            <text:p>1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98570375">
            <text:p>1398570375</text:p>
          </table:table-cell>
          <table:table-cell office:value-type="float" office:value="1000">
            <text:p>1000</text:p>
          </table:table-cell>
          <table:table-cell office:value-type="float" office:value="320">
            <text:p>320</text:p>
          </table:table-cell>
          <table:table-cell office:value-type="float" office:value="281">
            <text:p>281</text:p>
          </table:table-cell>
          <table:table-cell office:value-type="float" office:value="4635">
            <text:p>4635</text:p>
          </table:table-cell>
          <table:table-cell office:value-type="float" office:value="0.015625">
            <text:p>0.02</text:p>
          </table:table-cell>
          <table:table-cell office:value-type="float" office:value="0.0000000000756017470848747">
            <text:p>7.56E-011</text:p>
          </table:table-cell>
          <table:table-cell office:value-type="float" office:value="0.999999999999764">
            <text:p>1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47001684">
            <text:p>947001684</text:p>
          </table:table-cell>
          <table:table-cell office:value-type="float" office:value="103823">
            <text:p>103823</text:p>
          </table:table-cell>
          <table:table-cell office:value-type="float" office:value="5000">
            <text:p>5000</text:p>
          </table:table-cell>
          <table:table-cell office:value-type="float" office:value="4114">
            <text:p>4114</text:p>
          </table:table-cell>
          <table:table-cell office:value-type="float" office:value="573914">
            <text:p>573914</text:p>
          </table:table-cell>
          <table:table-cell office:value-type="float" office:value="1.296875">
            <text:p>1.3</text:p>
          </table:table-cell>
          <table:table-cell office:value-type="float" office:value="0.000000000233853825193364">
            <text:p>2.34E-010</text:p>
          </table:table-cell>
          <table:table-cell office:value-type="float" office:value="0.999999999999953">
            <text:p>1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288700625">
            <text:p>1288700625</text:p>
          </table:table-cell>
          <table:table-cell office:value-type="float" office:value="13824">
            <text:p>13824</text:p>
          </table:table-cell>
          <table:table-cell office:value-type="float" office:value="2373">
            <text:p>2373</text:p>
          </table:table-cell>
          <table:table-cell office:value-type="float" office:value="2054">
            <text:p>2054</text:p>
          </table:table-cell>
          <table:table-cell office:value-type="float" office:value="43697">
            <text:p>43697</text:p>
          </table:table-cell>
          <table:table-cell office:value-type="float" office:value="0.28125">
            <text:p>0.28</text:p>
          </table:table-cell>
          <table:table-cell office:value-type="float" office:value="0.0000000000657962573313853">
            <text:p>6.58E-011</text:p>
          </table:table-cell>
          <table:table-cell office:value-type="float" office:value="0.999999999999972">
            <text:p>1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970923928">
            <text:p>1970923928</text:p>
          </table:table-cell>
          <table:table-cell office:value-type="float" office:value="97336">
            <text:p>97336</text:p>
          </table:table-cell>
          <table:table-cell office:value-type="float" office:value="5000">
            <text:p>5000</text:p>
          </table:table-cell>
          <table:table-cell office:value-type="float" office:value="4657">
            <text:p>4657</text:p>
          </table:table-cell>
          <table:table-cell office:value-type="float" office:value="267766">
            <text:p>267766</text:p>
          </table:table-cell>
          <table:table-cell office:value-type="float" office:value="0.859375">
            <text:p>0.86</text:p>
          </table:table-cell>
          <table:table-cell office:value-type="float" office:value="0.0000000000870556959853275">
            <text:p>8.71E-011</text:p>
          </table:table-cell>
          <table:table-cell office:value-type="float" office:value="0.999999999999983">
            <text:p>1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37767860">
            <text:p>337767860</text:p>
          </table:table-cell>
          <table:table-cell office:value-type="float" office:value="512">
            <text:p>512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3622">
            <text:p>3622</text:p>
          </table:table-cell>
          <table:table-cell office:value-type="float" office:value="0.015625">
            <text:p>0.02</text:p>
          </table:table-cell>
          <table:table-cell office:value-type="float" office:value="0.0000000000549675860384014">
            <text:p>5.50E-011</text:p>
          </table:table-cell>
          <table:table-cell office:value-type="float" office:value="0.999999999999641">
            <text:p>1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72229033">
            <text:p>72229033</text:p>
          </table:table-cell>
          <table:table-cell office:value-type="float" office:value="1728">
            <text:p>1728</text:p>
          </table:table-cell>
          <table:table-cell table:number-columns-repeated="2" office:value-type="float" office:value="15">
            <text:p>15</text:p>
          </table:table-cell>
          <table:table-cell office:value-type="float" office:value="15737">
            <text:p>15737</text:p>
          </table:table-cell>
          <table:table-cell office:value-type="float" office:value="0.015625">
            <text:p>0.02</text:p>
          </table:table-cell>
          <table:table-cell office:value-type="float" office:value="0.000000000754639017941372">
            <text:p>7.55E-010</text:p>
          </table:table-cell>
          <table:table-cell office:value-type="float" office:value="0.999999999949691">
            <text:p>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374378095">
            <text:p>137437809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000000000000511590769747272">
            <text:p>5.12E-013</text:p>
          </table:table-cell>
          <table:table-cell office:value-type="float" office:value="0.999999999999872">
            <text:p>1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557816152">
            <text:p>1557816152</text:p>
          </table:table-cell>
          <table:table-cell office:value-type="float" office:value="68921">
            <text:p>68921</text:p>
          </table:table-cell>
          <table:table-cell office:value-type="float" office:value="5000">
            <text:p>5000</text:p>
          </table:table-cell>
          <table:table-cell office:value-type="float" office:value="4037">
            <text:p>4037</text:p>
          </table:table-cell>
          <table:table-cell office:value-type="float" office:value="467211">
            <text:p>467211</text:p>
          </table:table-cell>
          <table:table-cell office:value-type="float" office:value="1.625">
            <text:p>1.63</text:p>
          </table:table-cell>
          <table:table-cell office:value-type="float" office:value="0.000000000321790594171034">
            <text:p>3.22E-010</text:p>
          </table:table-cell>
          <table:table-cell office:value-type="float" office:value="0.999999999999936">
            <text:p>1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019245665">
            <text:p>2019245665</text:p>
          </table:table-cell>
          <table:table-cell office:value-type="float" office:value="2744">
            <text:p>2744</text:p>
          </table:table-cell>
          <table:table-cell office:value-type="float" office:value="783">
            <text:p>783</text:p>
          </table:table-cell>
          <table:table-cell office:value-type="float" office:value="691">
            <text:p>691</text:p>
          </table:table-cell>
          <table:table-cell office:value-type="float" office:value="12868">
            <text:p>12868</text:p>
          </table:table-cell>
          <table:table-cell office:value-type="float" office:value="0.109375">
            <text:p>0.11</text:p>
          </table:table-cell>
          <table:table-cell office:value-type="float" office:value="0.000000000103256070360658">
            <text:p>1.03E-010</text:p>
          </table:table-cell>
          <table:table-cell office:value-type="float" office:value="0.999999999999868">
            <text:p>1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6867146">
            <text:p>6867146</text:p>
          </table:table-cell>
          <table:table-cell office:value-type="float" office:value="1728">
            <text:p>1728</text:p>
          </table:table-cell>
          <table:table-cell office:value-type="float" office:value="1292">
            <text:p>1292</text:p>
          </table:table-cell>
          <table:table-cell office:value-type="float" office:value="1272">
            <text:p>1272</text:p>
          </table:table-cell>
          <table:table-cell office:value-type="float" office:value="29091">
            <text:p>29091</text:p>
          </table:table-cell>
          <table:table-cell office:value-type="float" office:value="0.484375">
            <text:p>0.48</text:p>
          </table:table-cell>
          <table:table-cell office:value-type="float" office:value="0.000000000577699665882392">
            <text:p>5.78E-010</text:p>
          </table:table-cell>
          <table:table-cell office:value-type="float" office:value="0.999999999999553">
            <text:p>1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307573021">
            <text:p>1307573021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0.0000000000140971678774804">
            <text:p>1.41E-011</text:p>
          </table:table-cell>
          <table:table-cell office:value-type="float" office:value="0.999999999995301">
            <text:p>1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04622891">
            <text:p>1404622891</text:p>
          </table:table-cell>
          <table:table-cell office:value-type="float" office:value="17576">
            <text:p>17576</text:p>
          </table:table-cell>
          <table:table-cell office:value-type="float" office:value="5000">
            <text:p>5000</text:p>
          </table:table-cell>
          <table:table-cell office:value-type="float" office:value="4123">
            <text:p>4123</text:p>
          </table:table-cell>
          <table:table-cell office:value-type="float" office:value="146143">
            <text:p>146143</text:p>
          </table:table-cell>
          <table:table-cell office:value-type="float" office:value="0.859375">
            <text:p>0.86</text:p>
          </table:table-cell>
          <table:table-cell office:value-type="float" office:value="0.000000000161662683240138">
            <text:p>1.62E-010</text:p>
          </table:table-cell>
          <table:table-cell office:value-type="float" office:value="0.999999999999968">
            <text:p>1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229182577">
            <text:p>1229182577</text:p>
          </table:table-cell>
          <table:table-cell office:value-type="float" office:value="729">
            <text:p>729</text:p>
          </table:table-cell>
          <table:table-cell office:value-type="float" office:value="290">
            <text:p>290</text:p>
          </table:table-cell>
          <table:table-cell office:value-type="float" office:value="252">
            <text:p>252</text:p>
          </table:table-cell>
          <table:table-cell office:value-type="float" office:value="6748">
            <text:p>6748</text:p>
          </table:table-cell>
          <table:table-cell office:value-type="float" office:value="0.046875">
            <text:p>0.05</text:p>
          </table:table-cell>
          <table:table-cell office:value-type="float" office:value="0.000000000128849819702737">
            <text:p>1.29E-010</text:p>
          </table:table-cell>
          <table:table-cell office:value-type="float" office:value="0.999999999999556">
            <text:p>1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019682760">
            <text:p>1019682760</text:p>
          </table:table-cell>
          <table:table-cell office:value-type="float" office:value="91125">
            <text:p>91125</text:p>
          </table:table-cell>
          <table:table-cell office:value-type="float" office:value="5000">
            <text:p>5000</text:p>
          </table:table-cell>
          <table:table-cell office:value-type="float" office:value="4143">
            <text:p>4143</text:p>
          </table:table-cell>
          <table:table-cell office:value-type="float" office:value="294422">
            <text:p>294422</text:p>
          </table:table-cell>
          <table:table-cell office:value-type="float" office:value="0.984375">
            <text:p>0.98</text:p>
          </table:table-cell>
          <table:table-cell office:value-type="float" office:value="0.000000000132843069877708">
            <text:p>1.33E-010</text:p>
          </table:table-cell>
          <table:table-cell office:value-type="float" office:value="0.999999999999974">
            <text:p>1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242953491">
            <text:p>1242953491</text:p>
          </table:table-cell>
          <table:table-cell office:value-type="float" office:value="8000">
            <text:p>8000</text:p>
          </table:table-cell>
          <table:table-cell office:value-type="float" office:value="4682">
            <text:p>4682</text:p>
          </table:table-cell>
          <table:table-cell office:value-type="float" office:value="3983">
            <text:p>3983</text:p>
          </table:table-cell>
          <table:table-cell office:value-type="float" office:value="72840">
            <text:p>72840</text:p>
          </table:table-cell>
          <table:table-cell office:value-type="float" office:value="0.65625">
            <text:p>0.66</text:p>
          </table:table-cell>
          <table:table-cell office:value-type="float" office:value="0.000000000271256794803776">
            <text:p>2.71E-010</text:p>
          </table:table-cell>
          <table:table-cell office:value-type="float" office:value="0.999999999999942">
            <text:p>1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358267669">
            <text:p>1358267669</text:p>
          </table:table-cell>
          <table:table-cell office:value-type="float" office:value="12167">
            <text:p>12167</text:p>
          </table:table-cell>
          <table:table-cell office:value-type="float" office:value="4583">
            <text:p>4583</text:p>
          </table:table-cell>
          <table:table-cell office:value-type="float" office:value="4338">
            <text:p>4338</text:p>
          </table:table-cell>
          <table:table-cell office:value-type="float" office:value="89190">
            <text:p>89190</text:p>
          </table:table-cell>
          <table:table-cell office:value-type="float" office:value="0.453125">
            <text:p>0.45</text:p>
          </table:table-cell>
          <table:table-cell office:value-type="float" office:value="0.000000000250878429142176">
            <text:p>2.51E-010</text:p>
          </table:table-cell>
          <table:table-cell office:value-type="float" office:value="0.999999999999945">
            <text:p>1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356123405">
            <text:p>1356123405</text:p>
          </table:table-cell>
          <table:table-cell office:value-type="float" office:value="6859">
            <text:p>6859</text:p>
          </table:table-cell>
          <table:table-cell office:value-type="float" office:value="1818">
            <text:p>1818</text:p>
          </table:table-cell>
          <table:table-cell office:value-type="float" office:value="1588">
            <text:p>1588</text:p>
          </table:table-cell>
          <table:table-cell office:value-type="float" office:value="71946">
            <text:p>71946</text:p>
          </table:table-cell>
          <table:table-cell office:value-type="float" office:value="0.171875">
            <text:p>0.17</text:p>
          </table:table-cell>
          <table:table-cell office:value-type="float" office:value="0.000000000210775397135876">
            <text:p>2.11E-010</text:p>
          </table:table-cell>
          <table:table-cell office:value-type="float" office:value="0.999999999999884">
            <text:p>1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62240731">
            <text:p>362240731</text:p>
          </table:table-cell>
          <table:table-cell office:value-type="float" office:value="125">
            <text:p>125</text:p>
          </table:table-cell>
          <table:table-cell table:number-columns-repeated="2" office:value-type="float" office:value="92">
            <text:p>92</text:p>
          </table:table-cell>
          <table:table-cell office:value-type="float" office:value="1069">
            <text:p>1069</text:p>
          </table:table-cell>
          <table:table-cell office:value-type="float" office:value="0">
            <text:p>0</text:p>
          </table:table-cell>
          <table:table-cell office:value-type="float" office:value="0.0000000000371187525161076">
            <text:p>3.71E-011</text:p>
          </table:table-cell>
          <table:table-cell office:value-type="float" office:value="0.999999999999596">
            <text:p>1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002467581">
            <text:p>2002467581</text:p>
          </table:table-cell>
          <table:table-cell office:value-type="float" office:value="68921">
            <text:p>68921</text:p>
          </table:table-cell>
          <table:table-cell office:value-type="float" office:value="5000">
            <text:p>5000</text:p>
          </table:table-cell>
          <table:table-cell office:value-type="float" office:value="4459">
            <text:p>4459</text:p>
          </table:table-cell>
          <table:table-cell office:value-type="float" office:value="382627">
            <text:p>382627</text:p>
          </table:table-cell>
          <table:table-cell office:value-type="float" office:value="0.734375">
            <text:p>0.73</text:p>
          </table:table-cell>
          <table:table-cell office:value-type="float" office:value="0.000000000148816070577595">
            <text:p>1.49E-010</text:p>
          </table:table-cell>
          <table:table-cell office:value-type="float" office:value="0.99999999999997">
            <text:p>1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8549731">
            <text:p>1548549731</text:p>
          </table:table-cell>
          <table:table-cell office:value-type="float" office:value="12167">
            <text:p>12167</text:p>
          </table:table-cell>
          <table:table-cell office:value-type="float" office:value="5000">
            <text:p>5000</text:p>
          </table:table-cell>
          <table:table-cell office:value-type="float" office:value="4307">
            <text:p>4307</text:p>
          </table:table-cell>
          <table:table-cell office:value-type="float" office:value="76789">
            <text:p>76789</text:p>
          </table:table-cell>
          <table:table-cell office:value-type="float" office:value="0.484375">
            <text:p>0.48</text:p>
          </table:table-cell>
          <table:table-cell office:value-type="float" office:value="0.000000000104250830190722">
            <text:p>1.04E-010</text:p>
          </table:table-cell>
          <table:table-cell office:value-type="float" office:value="0.999999999999979">
            <text:p>1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995131526">
            <text:p>995131526</text:p>
          </table:table-cell>
          <table:table-cell office:value-type="float" office:value="39304">
            <text:p>39304</text:p>
          </table:table-cell>
          <table:table-cell office:value-type="float" office:value="5000">
            <text:p>5000</text:p>
          </table:table-cell>
          <table:table-cell office:value-type="float" office:value="4851">
            <text:p>4851</text:p>
          </table:table-cell>
          <table:table-cell office:value-type="float" office:value="226424">
            <text:p>226424</text:p>
          </table:table-cell>
          <table:table-cell office:value-type="float" office:value="0.578125">
            <text:p>0.58</text:p>
          </table:table-cell>
          <table:table-cell office:value-type="float" office:value="0.000000000124430243886309">
            <text:p>1.24E-010</text:p>
          </table:table-cell>
          <table:table-cell office:value-type="float" office:value="0.999999999999975">
            <text:p>1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649144446">
            <text:p>1649144446</text:p>
          </table:table-cell>
          <table:table-cell office:value-type="float" office:value="216">
            <text:p>21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0.0000000000177209358298569">
            <text:p>1.77E-011</text:p>
          </table:table-cell>
          <table:table-cell office:value-type="float" office:value="0.999999999998637">
            <text:p>1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314934920">
            <text:p>1314934920</text:p>
          </table:table-cell>
          <table:table-cell office:value-type="float" office:value="512">
            <text:p>512</text:p>
          </table:table-cell>
          <table:table-cell office:value-type="float" office:value="310">
            <text:p>310</text:p>
          </table:table-cell>
          <table:table-cell office:value-type="float" office:value="303">
            <text:p>303</text:p>
          </table:table-cell>
          <table:table-cell office:value-type="float" office:value="6219">
            <text:p>6219</text:p>
          </table:table-cell>
          <table:table-cell office:value-type="float" office:value="0.03125">
            <text:p>0.03</text:p>
          </table:table-cell>
          <table:table-cell office:value-type="float" office:value="0.000000000122724941320485">
            <text:p>1.23E-010</text:p>
          </table:table-cell>
          <table:table-cell office:value-type="float" office:value="0.999999999999604">
            <text:p>1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442821723">
            <text:p>442821723</text:p>
          </table:table-cell>
          <table:table-cell office:value-type="float" office:value="97336">
            <text:p>97336</text:p>
          </table:table-cell>
          <table:table-cell office:value-type="float" office:value="5000">
            <text:p>5000</text:p>
          </table:table-cell>
          <table:table-cell office:value-type="float" office:value="4303">
            <text:p>4303</text:p>
          </table:table-cell>
          <table:table-cell office:value-type="float" office:value="259663">
            <text:p>259663</text:p>
          </table:table-cell>
          <table:table-cell office:value-type="float" office:value="1.015625">
            <text:p>1.02</text:p>
          </table:table-cell>
          <table:table-cell office:value-type="float" office:value="0.0000000000845261638460215">
            <text:p>8.45E-011</text:p>
          </table:table-cell>
          <table:table-cell office:value-type="float" office:value="0.999999999999983">
            <text:p>1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041064117">
            <text:p>204106411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00000000000307309733216243">
            <text:p>3.07E-012</text:p>
          </table:table-cell>
          <table:table-cell office:value-type="float" office:value="0.999999999999232">
            <text:p>1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710390579">
            <text:p>1710390579</text:p>
          </table:table-cell>
          <table:table-cell office:value-type="float" office:value="4913">
            <text:p>4913</text:p>
          </table:table-cell>
          <table:table-cell office:value-type="float" office:value="720">
            <text:p>720</text:p>
          </table:table-cell>
          <table:table-cell office:value-type="float" office:value="679">
            <text:p>679</text:p>
          </table:table-cell>
          <table:table-cell office:value-type="float" office:value="38490">
            <text:p>38490</text:p>
          </table:table-cell>
          <table:table-cell office:value-type="float" office:value="0.078125">
            <text:p>0.08</text:p>
          </table:table-cell>
          <table:table-cell office:value-type="float" office:value="0.000000000157513113663299">
            <text:p>1.58E-010</text:p>
          </table:table-cell>
          <table:table-cell office:value-type="float" office:value="0.999999999999781">
            <text:p>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20408656">
            <text:p>420408656</text:p>
          </table:table-cell>
          <table:table-cell office:value-type="float" office:value="24389">
            <text:p>24389</text:p>
          </table:table-cell>
          <table:table-cell office:value-type="float" office:value="5000">
            <text:p>5000</text:p>
          </table:table-cell>
          <table:table-cell office:value-type="float" office:value="4039">
            <text:p>4039</text:p>
          </table:table-cell>
          <table:table-cell office:value-type="float" office:value="233611">
            <text:p>233611</text:p>
          </table:table-cell>
          <table:table-cell office:value-type="float" office:value="1.1875">
            <text:p>1.19</text:p>
          </table:table-cell>
          <table:table-cell office:value-type="float" office:value="0.000000000253123744187178">
            <text:p>2.53E-010</text:p>
          </table:table-cell>
          <table:table-cell office:value-type="float" office:value="0.999999999999949">
            <text:p>1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499527360">
            <text:p>1499527360</text:p>
          </table:table-cell>
          <table:table-cell office:value-type="float" office:value="4913">
            <text:p>4913</text:p>
          </table:table-cell>
          <table:table-cell office:value-type="float" office:value="4707">
            <text:p>4707</text:p>
          </table:table-cell>
          <table:table-cell office:value-type="float" office:value="4209">
            <text:p>4209</text:p>
          </table:table-cell>
          <table:table-cell office:value-type="float" office:value="55289">
            <text:p>55289</text:p>
          </table:table-cell>
          <table:table-cell office:value-type="float" office:value="3.828125">
            <text:p>3.83</text:p>
          </table:table-cell>
          <table:table-cell office:value-type="float" office:value="0.000000000269892552751116">
            <text:p>2.70E-010</text:p>
          </table:table-cell>
          <table:table-cell office:value-type="float" office:value="0.999999999999943">
            <text:p>1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31410541">
            <text:p>131410541</text:p>
          </table:table-cell>
          <table:table-cell office:value-type="float" office:value="29791">
            <text:p>29791</text:p>
          </table:table-cell>
          <table:table-cell office:value-type="float" office:value="5000">
            <text:p>5000</text:p>
          </table:table-cell>
          <table:table-cell office:value-type="float" office:value="4888">
            <text:p>4888</text:p>
          </table:table-cell>
          <table:table-cell office:value-type="float" office:value="290968">
            <text:p>290968</text:p>
          </table:table-cell>
          <table:table-cell office:value-type="float" office:value="0.859375">
            <text:p>0.86</text:p>
          </table:table-cell>
          <table:table-cell office:value-type="float" office:value="0.00000000027438318284112">
            <text:p>2.74E-010</text:p>
          </table:table-cell>
          <table:table-cell office:value-type="float" office:value="0.999999999999945">
            <text:p>1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823519186">
            <text:p>823519186</text:p>
          </table:table-cell>
          <table:table-cell office:value-type="float" office:value="59319">
            <text:p>59319</text:p>
          </table:table-cell>
          <table:table-cell office:value-type="float" office:value="4722">
            <text:p>4722</text:p>
          </table:table-cell>
          <table:table-cell office:value-type="float" office:value="4677">
            <text:p>4677</text:p>
          </table:table-cell>
          <table:table-cell office:value-type="float" office:value="338002">
            <text:p>338002</text:p>
          </table:table-cell>
          <table:table-cell office:value-type="float" office:value="0.65625">
            <text:p>0.66</text:p>
          </table:table-cell>
          <table:table-cell office:value-type="float" office:value="0.000000000125439214571088">
            <text:p>1.25E-010</text:p>
          </table:table-cell>
          <table:table-cell office:value-type="float" office:value="0.999999999999974">
            <text:p>1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023445912">
            <text:p>1023445912</text:p>
          </table:table-cell>
          <table:table-cell office:value-type="float" office:value="12167">
            <text:p>12167</text:p>
          </table:table-cell>
          <table:table-cell office:value-type="float" office:value="5000">
            <text:p>5000</text:p>
          </table:table-cell>
          <table:table-cell office:value-type="float" office:value="4836">
            <text:p>4836</text:p>
          </table:table-cell>
          <table:table-cell office:value-type="float" office:value="165496">
            <text:p>165496</text:p>
          </table:table-cell>
          <table:table-cell office:value-type="float" office:value="0.515625">
            <text:p>0.52</text:p>
          </table:table-cell>
          <table:table-cell office:value-type="float" office:value="0.000000000399722921429202">
            <text:p>4.00E-010</text:p>
          </table:table-cell>
          <table:table-cell office:value-type="float" office:value="0.99999999999992">
            <text:p>1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95425733">
            <text:p>995425733</text:p>
          </table:table-cell>
          <table:table-cell office:value-type="float" office:value="59319">
            <text:p>59319</text:p>
          </table:table-cell>
          <table:table-cell office:value-type="float" office:value="5000">
            <text:p>5000</text:p>
          </table:table-cell>
          <table:table-cell office:value-type="float" office:value="4505">
            <text:p>4505</text:p>
          </table:table-cell>
          <table:table-cell office:value-type="float" office:value="349784">
            <text:p>349784</text:p>
          </table:table-cell>
          <table:table-cell office:value-type="float" office:value="0.890625">
            <text:p>0.89</text:p>
          </table:table-cell>
          <table:table-cell office:value-type="float" office:value="0.000000000217937667912338">
            <text:p>2.18E-010</text:p>
          </table:table-cell>
          <table:table-cell office:value-type="float" office:value="0.999999999999956">
            <text:p>1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044549278">
            <text:p>2044549278</text:p>
          </table:table-cell>
          <table:table-cell office:value-type="float" office:value="64000">
            <text:p>64000</text:p>
          </table:table-cell>
          <table:table-cell office:value-type="float" office:value="5000">
            <text:p>5000</text:p>
          </table:table-cell>
          <table:table-cell office:value-type="float" office:value="4756">
            <text:p>4756</text:p>
          </table:table-cell>
          <table:table-cell office:value-type="float" office:value="402166">
            <text:p>402166</text:p>
          </table:table-cell>
          <table:table-cell office:value-type="float" office:value="0.96875">
            <text:p>0.97</text:p>
          </table:table-cell>
          <table:table-cell office:value-type="float" office:value="0.000000000176328285306227">
            <text:p>1.76E-010</text:p>
          </table:table-cell>
          <table:table-cell office:value-type="float" office:value="0.999999999999965">
            <text:p>1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836173385">
            <text:p>836173385</text:p>
          </table:table-cell>
          <table:table-cell office:value-type="float" office:value="8000">
            <text:p>8000</text:p>
          </table:table-cell>
          <table:table-cell office:value-type="float" office:value="159">
            <text:p>159</text:p>
          </table:table-cell>
          <table:table-cell office:value-type="float" office:value="129">
            <text:p>129</text:p>
          </table:table-cell>
          <table:table-cell office:value-type="float" office:value="62095">
            <text:p>62095</text:p>
          </table:table-cell>
          <table:table-cell office:value-type="float" office:value="0.078125">
            <text:p>0.08</text:p>
          </table:table-cell>
          <table:table-cell office:value-type="float" office:value="0.000000000452871518064057">
            <text:p>4.53E-010</text:p>
          </table:table-cell>
          <table:table-cell office:value-type="float" office:value="0.999999999997152">
            <text:p>1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428861701">
            <text:p>428861701</text:p>
          </table:table-cell>
          <table:table-cell office:value-type="float" office:value="29791">
            <text:p>29791</text:p>
          </table:table-cell>
          <table:table-cell office:value-type="float" office:value="5000">
            <text:p>5000</text:p>
          </table:table-cell>
          <table:table-cell office:value-type="float" office:value="4084">
            <text:p>4084</text:p>
          </table:table-cell>
          <table:table-cell office:value-type="float" office:value="229493">
            <text:p>229493</text:p>
          </table:table-cell>
          <table:table-cell office:value-type="float" office:value="0.546875">
            <text:p>0.55</text:p>
          </table:table-cell>
          <table:table-cell office:value-type="float" office:value="0.000000000183320025826106">
            <text:p>1.83E-010</text:p>
          </table:table-cell>
          <table:table-cell office:value-type="float" office:value="0.999999999999963">
            <text:p>1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417884471">
            <text:p>417884471</text:p>
          </table:table-cell>
          <table:table-cell office:value-type="float" office:value="97336">
            <text:p>97336</text:p>
          </table:table-cell>
          <table:table-cell office:value-type="float" office:value="5000">
            <text:p>5000</text:p>
          </table:table-cell>
          <table:table-cell office:value-type="float" office:value="4803">
            <text:p>4803</text:p>
          </table:table-cell>
          <table:table-cell office:value-type="float" office:value="450779">
            <text:p>450779</text:p>
          </table:table-cell>
          <table:table-cell office:value-type="float" office:value="1.1875">
            <text:p>1.19</text:p>
          </table:table-cell>
          <table:table-cell office:value-type="float" office:value="0.000000000183661086339271">
            <text:p>1.84E-010</text:p>
          </table:table-cell>
          <table:table-cell office:value-type="float" office:value="0.999999999999963">
            <text:p>1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83716757">
            <text:p>283716757</text:p>
          </table:table-cell>
          <table:table-cell office:value-type="float" office:value="68921">
            <text:p>68921</text:p>
          </table:table-cell>
          <table:table-cell office:value-type="float" office:value="4283">
            <text:p>4283</text:p>
          </table:table-cell>
          <table:table-cell office:value-type="float" office:value="3587">
            <text:p>3587</text:p>
          </table:table-cell>
          <table:table-cell office:value-type="float" office:value="277533">
            <text:p>277533</text:p>
          </table:table-cell>
          <table:table-cell office:value-type="float" office:value="1.234375">
            <text:p>1.23</text:p>
          </table:table-cell>
          <table:table-cell office:value-type="float" office:value="0.00000000014000534065417">
            <text:p>1.40E-010</text:p>
          </table:table-cell>
          <table:table-cell office:value-type="float" office:value="0.999999999999967">
            <text:p>1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224188105">
            <text:p>1224188105</text:p>
          </table:table-cell>
          <table:table-cell office:value-type="float" office:value="21952">
            <text:p>21952</text:p>
          </table:table-cell>
          <table:table-cell office:value-type="float" office:value="5000">
            <text:p>5000</text:p>
          </table:table-cell>
          <table:table-cell office:value-type="float" office:value="4382">
            <text:p>4382</text:p>
          </table:table-cell>
          <table:table-cell office:value-type="float" office:value="69711">
            <text:p>69711</text:p>
          </table:table-cell>
          <table:table-cell office:value-type="float" office:value="1.046875">
            <text:p>1.05</text:p>
          </table:table-cell>
          <table:table-cell office:value-type="float" office:value="0.0000000000810587152955122">
            <text:p>8.11E-011</text:p>
          </table:table-cell>
          <table:table-cell office:value-type="float" office:value="0.999999999999984">
            <text:p>1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924377424">
            <text:p>924377424</text:p>
          </table:table-cell>
          <table:table-cell office:value-type="float" office:value="512">
            <text:p>512</text:p>
          </table:table-cell>
          <table:table-cell office:value-type="float" office:value="110">
            <text:p>110</text:p>
          </table:table-cell>
          <table:table-cell office:value-type="float" office:value="103">
            <text:p>103</text:p>
          </table:table-cell>
          <table:table-cell office:value-type="float" office:value="1799">
            <text:p>1799</text:p>
          </table:table-cell>
          <table:table-cell office:value-type="float" office:value="0.015625">
            <text:p>0.02</text:p>
          </table:table-cell>
          <table:table-cell office:value-type="float" office:value="0.0000000000289333002001513">
            <text:p>2.89E-011</text:p>
          </table:table-cell>
          <table:table-cell office:value-type="float" office:value="0.999999999999737">
            <text:p>1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527560835">
            <text:p>527560835</text:p>
          </table:table-cell>
          <table:table-cell office:value-type="float" office:value="4096">
            <text:p>4096</text:p>
          </table:table-cell>
          <table:table-cell office:value-type="float" office:value="3533">
            <text:p>3533</text:p>
          </table:table-cell>
          <table:table-cell office:value-type="float" office:value="3479">
            <text:p>3479</text:p>
          </table:table-cell>
          <table:table-cell office:value-type="float" office:value="26596">
            <text:p>26596</text:p>
          </table:table-cell>
          <table:table-cell office:value-type="float" office:value="3.453125">
            <text:p>3.45</text:p>
          </table:table-cell>
          <table:table-cell office:value-type="float" office:value="0.000000000130341959447833">
            <text:p>1.30E-010</text:p>
          </table:table-cell>
          <table:table-cell office:value-type="float" office:value="0.999999999999963">
            <text:p>1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45340914">
            <text:p>245340914</text:p>
          </table:table-cell>
          <table:table-cell office:value-type="float" office:value="50653">
            <text:p>50653</text:p>
          </table:table-cell>
          <table:table-cell office:value-type="float" office:value="5000">
            <text:p>5000</text:p>
          </table:table-cell>
          <table:table-cell office:value-type="float" office:value="4274">
            <text:p>4274</text:p>
          </table:table-cell>
          <table:table-cell office:value-type="float" office:value="50527">
            <text:p>50527</text:p>
          </table:table-cell>
          <table:table-cell office:value-type="float" office:value="1.25">
            <text:p>1.25</text:p>
          </table:table-cell>
          <table:table-cell office:value-type="float" office:value="0.0000000000363229446520563">
            <text:p>3.63E-011</text:p>
          </table:table-cell>
          <table:table-cell office:value-type="float" office:value="0.999999999999993">
            <text:p>1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048853772">
            <text:p>2048853772</text:p>
          </table:table-cell>
          <table:table-cell office:value-type="float" office:value="9261">
            <text:p>9261</text:p>
          </table:table-cell>
          <table:table-cell office:value-type="float" office:value="1718">
            <text:p>1718</text:p>
          </table:table-cell>
          <table:table-cell office:value-type="float" office:value="1622">
            <text:p>1622</text:p>
          </table:table-cell>
          <table:table-cell office:value-type="float" office:value="46754">
            <text:p>46754</text:p>
          </table:table-cell>
          <table:table-cell office:value-type="float" office:value="0.1875">
            <text:p>0.19</text:p>
          </table:table-cell>
          <table:table-cell office:value-type="float" office:value="0.000000000088220986071974">
            <text:p>8.82E-011</text:p>
          </table:table-cell>
          <table:table-cell office:value-type="float" office:value="0.999999999999949">
            <text:p>1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635313977">
            <text:p>635313977</text:p>
          </table:table-cell>
          <table:table-cell office:value-type="float" office:value="64000">
            <text:p>64000</text:p>
          </table:table-cell>
          <table:table-cell office:value-type="float" office:value="5000">
            <text:p>5000</text:p>
          </table:table-cell>
          <table:table-cell office:value-type="float" office:value="4514">
            <text:p>4514</text:p>
          </table:table-cell>
          <table:table-cell office:value-type="float" office:value="510670">
            <text:p>510670</text:p>
          </table:table-cell>
          <table:table-cell office:value-type="float" office:value="1.078125">
            <text:p>1.08</text:p>
          </table:table-cell>
          <table:table-cell office:value-type="float" office:value="0.000000000287968759948853">
            <text:p>2.88E-010</text:p>
          </table:table-cell>
          <table:table-cell office:value-type="float" office:value="0.999999999999942">
            <text:p>1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077522856">
            <text:p>1077522856</text:p>
          </table:table-cell>
          <table:table-cell office:value-type="float" office:value="5832">
            <text:p>5832</text:p>
          </table:table-cell>
          <table:table-cell office:value-type="float" office:value="4361">
            <text:p>4361</text:p>
          </table:table-cell>
          <table:table-cell office:value-type="float" office:value="4057">
            <text:p>4057</text:p>
          </table:table-cell>
          <table:table-cell office:value-type="float" office:value="17194">
            <text:p>17194</text:p>
          </table:table-cell>
          <table:table-cell office:value-type="float" office:value="11.953125">
            <text:p>11.95</text:p>
          </table:table-cell>
          <table:table-cell office:value-type="float" office:value="0.0000000000636077857052442">
            <text:p>6.36E-011</text:p>
          </table:table-cell>
          <table:table-cell office:value-type="float" office:value="0.999999999999985">
            <text:p>1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541204704">
            <text:p>541204704</text:p>
          </table:table-cell>
          <table:table-cell office:value-type="float" office:value="9261">
            <text:p>9261</text:p>
          </table:table-cell>
          <table:table-cell office:value-type="float" office:value="5000">
            <text:p>5000</text:p>
          </table:table-cell>
          <table:table-cell office:value-type="float" office:value="4467">
            <text:p>4467</text:p>
          </table:table-cell>
          <table:table-cell office:value-type="float" office:value="71404">
            <text:p>71404</text:p>
          </table:table-cell>
          <table:table-cell office:value-type="float" office:value="1.15625">
            <text:p>1.16</text:p>
          </table:table-cell>
          <table:table-cell office:value-type="float" office:value="0.000000000198269844986498">
            <text:p>1.98E-010</text:p>
          </table:table-cell>
          <table:table-cell office:value-type="float" office:value="0.99999999999996">
            <text:p>1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05333256">
            <text:p>205333256</text:p>
          </table:table-cell>
          <table:table-cell office:value-type="float" office:value="97336">
            <text:p>97336</text:p>
          </table:table-cell>
          <table:table-cell office:value-type="float" office:value="5000">
            <text:p>5000</text:p>
          </table:table-cell>
          <table:table-cell office:value-type="float" office:value="4389">
            <text:p>4389</text:p>
          </table:table-cell>
          <table:table-cell office:value-type="float" office:value="305443">
            <text:p>305443</text:p>
          </table:table-cell>
          <table:table-cell office:value-type="float" office:value="2">
            <text:p>2</text:p>
          </table:table-cell>
          <table:table-cell office:value-type="float" office:value="0.000000000123293375509093">
            <text:p>1.23E-010</text:p>
          </table:table-cell>
          <table:table-cell office:value-type="float" office:value="0.999999999999975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8728842">
            <text:p>138728842</text:p>
          </table:table-cell>
          <table:table-cell office:value-type="float" office:value="74088">
            <text:p>74088</text:p>
          </table:table-cell>
          <table:table-cell office:value-type="float" office:value="5000">
            <text:p>5000</text:p>
          </table:table-cell>
          <table:table-cell office:value-type="float" office:value="4442">
            <text:p>4442</text:p>
          </table:table-cell>
          <table:table-cell office:value-type="float" office:value="614827">
            <text:p>614827</text:p>
          </table:table-cell>
          <table:table-cell office:value-type="float" office:value="0.921875">
            <text:p>0.92</text:p>
          </table:table-cell>
          <table:table-cell office:value-type="float" office:value="0.000000000368004293704871">
            <text:p>3.68E-010</text:p>
          </table:table-cell>
          <table:table-cell office:value-type="float" office:value="0.999999999999926">
            <text:p>1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229303833">
            <text:p>1229303833</text:p>
          </table:table-cell>
          <table:table-cell office:value-type="float" office:value="59319">
            <text:p>59319</text:p>
          </table:table-cell>
          <table:table-cell office:value-type="float" office:value="5000">
            <text:p>5000</text:p>
          </table:table-cell>
          <table:table-cell office:value-type="float" office:value="4102">
            <text:p>4102</text:p>
          </table:table-cell>
          <table:table-cell office:value-type="float" office:value="464243">
            <text:p>464243</text:p>
          </table:table-cell>
          <table:table-cell office:value-type="float" office:value="0.734375">
            <text:p>0.73</text:p>
          </table:table-cell>
          <table:table-cell office:value-type="float" office:value="0.000000000263526089838706">
            <text:p>2.64E-010</text:p>
          </table:table-cell>
          <table:table-cell office:value-type="float" office:value="0.999999999999947">
            <text:p>1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590675527">
            <text:p>1590675527</text:p>
          </table:table-cell>
          <table:table-cell office:value-type="float" office:value="15625">
            <text:p>15625</text:p>
          </table:table-cell>
          <table:table-cell office:value-type="float" office:value="5000">
            <text:p>5000</text:p>
          </table:table-cell>
          <table:table-cell office:value-type="float" office:value="4588">
            <text:p>4588</text:p>
          </table:table-cell>
          <table:table-cell office:value-type="float" office:value="161879">
            <text:p>161879</text:p>
          </table:table-cell>
          <table:table-cell office:value-type="float" office:value="0.515625">
            <text:p>0.52</text:p>
          </table:table-cell>
          <table:table-cell office:value-type="float" office:value="0.000000000263270294453832">
            <text:p>2.63E-010</text:p>
          </table:table-cell>
          <table:table-cell office:value-type="float" office:value="0.999999999999947">
            <text:p>1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09413810">
            <text:p>109413810</text:p>
          </table:table-cell>
          <table:table-cell office:value-type="float" office:value="6859">
            <text:p>6859</text:p>
          </table:table-cell>
          <table:table-cell office:value-type="float" office:value="5000">
            <text:p>5000</text:p>
          </table:table-cell>
          <table:table-cell office:value-type="float" office:value="4390">
            <text:p>4390</text:p>
          </table:table-cell>
          <table:table-cell office:value-type="float" office:value="35020">
            <text:p>35020</text:p>
          </table:table-cell>
          <table:table-cell office:value-type="float" office:value="1.625">
            <text:p>1.63</text:p>
          </table:table-cell>
          <table:table-cell office:value-type="float" office:value="0.000000000119030119094532">
            <text:p>1.19E-010</text:p>
          </table:table-cell>
          <table:table-cell office:value-type="float" office:value="0.999999999999976">
            <text:p>1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472208408">
            <text:p>472208408</text:p>
          </table:table-cell>
          <table:table-cell office:value-type="float" office:value="2197">
            <text:p>2197</text:p>
          </table:table-cell>
          <table:table-cell office:value-type="float" office:value="569">
            <text:p>569</text:p>
          </table:table-cell>
          <table:table-cell office:value-type="float" office:value="526">
            <text:p>526</text:p>
          </table:table-cell>
          <table:table-cell office:value-type="float" office:value="11824">
            <text:p>11824</text:p>
          </table:table-cell>
          <table:table-cell office:value-type="float" office:value="0.046875">
            <text:p>0.05</text:p>
          </table:table-cell>
          <table:table-cell office:value-type="float" office:value="0.000000000068098415795248">
            <text:p>6.81E-011</text:p>
          </table:table-cell>
          <table:table-cell office:value-type="float" office:value="0.99999999999988">
            <text:p>1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70041162">
            <text:p>770041162</text:p>
          </table:table-cell>
          <table:table-cell office:value-type="float" office:value="5832">
            <text:p>5832</text:p>
          </table:table-cell>
          <table:table-cell office:value-type="float" office:value="5000">
            <text:p>5000</text:p>
          </table:table-cell>
          <table:table-cell office:value-type="float" office:value="4666">
            <text:p>4666</text:p>
          </table:table-cell>
          <table:table-cell office:value-type="float" office:value="77588">
            <text:p>77588</text:p>
          </table:table-cell>
          <table:table-cell office:value-type="float" office:value="1.296875">
            <text:p>1.3</text:p>
          </table:table-cell>
          <table:table-cell office:value-type="float" office:value="0.000000000367606389772845">
            <text:p>3.68E-010</text:p>
          </table:table-cell>
          <table:table-cell office:value-type="float" office:value="0.999999999999926">
            <text:p>1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97699138">
            <text:p>497699138</text:p>
          </table:table-cell>
          <table:table-cell office:value-type="float" office:value="343">
            <text:p>34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float" office:value="0.0000000000119158016786969">
            <text:p>1.19E-011</text:p>
          </table:table-cell>
          <table:table-cell office:value-type="float" office:value="0.999999999999149">
            <text:p>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43256600">
            <text:p>343256600</text:p>
          </table:table-cell>
          <table:table-cell office:value-type="float" office:value="6859">
            <text:p>6859</text:p>
          </table:table-cell>
          <table:table-cell office:value-type="float" office:value="5000">
            <text:p>5000</text:p>
          </table:table-cell>
          <table:table-cell office:value-type="float" office:value="4425">
            <text:p>4425</text:p>
          </table:table-cell>
          <table:table-cell office:value-type="float" office:value="75225">
            <text:p>75225</text:p>
          </table:table-cell>
          <table:table-cell office:value-type="float" office:value="0.75">
            <text:p>0.75</text:p>
          </table:table-cell>
          <table:table-cell office:value-type="float" office:value="0.000000000400632416130975">
            <text:p>4.01E-010</text:p>
          </table:table-cell>
          <table:table-cell office:value-type="float" office:value="0.99999999999992">
            <text:p>1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80355760">
            <text:p>280355760</text:p>
          </table:table-cell>
          <table:table-cell office:value-type="float" office:value="15625">
            <text:p>15625</text:p>
          </table:table-cell>
          <table:table-cell office:value-type="float" office:value="5000">
            <text:p>5000</text:p>
          </table:table-cell>
          <table:table-cell office:value-type="float" office:value="4552">
            <text:p>4552</text:p>
          </table:table-cell>
          <table:table-cell office:value-type="float" office:value="88121">
            <text:p>88121</text:p>
          </table:table-cell>
          <table:table-cell office:value-type="float" office:value="0.453125">
            <text:p>0.45</text:p>
          </table:table-cell>
          <table:table-cell office:value-type="float" office:value="0.000000000109423581307055">
            <text:p>1.09E-010</text:p>
          </table:table-cell>
          <table:table-cell office:value-type="float" office:value="0.999999999999978">
            <text:p>1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193059819">
            <text:p>1193059819</text:p>
          </table:table-cell>
          <table:table-cell office:value-type="float" office:value="32768">
            <text:p>32768</text:p>
          </table:table-cell>
          <table:table-cell office:value-type="float" office:value="5000">
            <text:p>5000</text:p>
          </table:table-cell>
          <table:table-cell office:value-type="float" office:value="4863">
            <text:p>4863</text:p>
          </table:table-cell>
          <table:table-cell office:value-type="float" office:value="248904">
            <text:p>248904</text:p>
          </table:table-cell>
          <table:table-cell office:value-type="float" office:value="0.828125">
            <text:p>0.83</text:p>
          </table:table-cell>
          <table:table-cell office:value-type="float" office:value="0.000000000175646164279897">
            <text:p>1.76E-010</text:p>
          </table:table-cell>
          <table:table-cell office:value-type="float" office:value="0.999999999999965">
            <text:p>1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951338848">
            <text:p>1951338848</text:p>
          </table:table-cell>
          <table:table-cell office:value-type="float" office:value="32768">
            <text:p>32768</text:p>
          </table:table-cell>
          <table:table-cell office:value-type="float" office:value="5000">
            <text:p>5000</text:p>
          </table:table-cell>
          <table:table-cell office:value-type="float" office:value="4394">
            <text:p>4394</text:p>
          </table:table-cell>
          <table:table-cell office:value-type="float" office:value="268626">
            <text:p>268626</text:p>
          </table:table-cell>
          <table:table-cell office:value-type="float" office:value="1.140625">
            <text:p>1.14</text:p>
          </table:table-cell>
          <table:table-cell office:value-type="float" office:value="0.000000000252157406066544">
            <text:p>2.52E-010</text:p>
          </table:table-cell>
          <table:table-cell office:value-type="float" office:value="0.99999999999995">
            <text:p>1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79116348">
            <text:p>179116348</text:p>
          </table:table-cell>
          <table:table-cell office:value-type="float" office:value="12167">
            <text:p>12167</text:p>
          </table:table-cell>
          <table:table-cell office:value-type="float" office:value="983">
            <text:p>983</text:p>
          </table:table-cell>
          <table:table-cell office:value-type="float" office:value="788">
            <text:p>788</text:p>
          </table:table-cell>
          <table:table-cell office:value-type="float" office:value="94472">
            <text:p>94472</text:p>
          </table:table-cell>
          <table:table-cell office:value-type="float" office:value="0.296875">
            <text:p>0.3</text:p>
          </table:table-cell>
          <table:table-cell office:value-type="float" office:value="0.000000000247382558882236">
            <text:p>2.47E-010</text:p>
          </table:table-cell>
          <table:table-cell office:value-type="float" office:value="0.999999999999748">
            <text:p>1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095131055">
            <text:p>1095131055</text:p>
          </table:table-cell>
          <table:table-cell office:value-type="float" office:value="39304">
            <text:p>39304</text:p>
          </table:table-cell>
          <table:table-cell office:value-type="float" office:value="5000">
            <text:p>5000</text:p>
          </table:table-cell>
          <table:table-cell office:value-type="float" office:value="4373">
            <text:p>4373</text:p>
          </table:table-cell>
          <table:table-cell office:value-type="float" office:value="164638">
            <text:p>164638</text:p>
          </table:table-cell>
          <table:table-cell office:value-type="float" office:value="1.21875">
            <text:p>1.22</text:p>
          </table:table-cell>
          <table:table-cell office:value-type="float" office:value="0.000000000105842445918825">
            <text:p>1.06E-010</text:p>
          </table:table-cell>
          <table:table-cell office:value-type="float" office:value="0.999999999999979">
            <text:p>1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674141532">
            <text:p>674141532</text:p>
          </table:table-cell>
          <table:table-cell office:value-type="float" office:value="15625">
            <text:p>15625</text:p>
          </table:table-cell>
          <table:table-cell office:value-type="float" office:value="3764">
            <text:p>3764</text:p>
          </table:table-cell>
          <table:table-cell office:value-type="float" office:value="3700">
            <text:p>3700</text:p>
          </table:table-cell>
          <table:table-cell office:value-type="float" office:value="37348">
            <text:p>37348</text:p>
          </table:table-cell>
          <table:table-cell office:value-type="float" office:value="1.5">
            <text:p>1.5</text:p>
          </table:table-cell>
          <table:table-cell office:value-type="float" office:value="0.0000000000576392267248593">
            <text:p>5.76E-011</text:p>
          </table:table-cell>
          <table:table-cell office:value-type="float" office:value="0.999999999999985">
            <text:p>1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539202184">
            <text:p>539202184</text:p>
          </table:table-cell>
          <table:table-cell office:value-type="float" office:value="21952">
            <text:p>21952</text:p>
          </table:table-cell>
          <table:table-cell office:value-type="float" office:value="5000">
            <text:p>5000</text:p>
          </table:table-cell>
          <table:table-cell office:value-type="float" office:value="4514">
            <text:p>4514</text:p>
          </table:table-cell>
          <table:table-cell office:value-type="float" office:value="80689">
            <text:p>80689</text:p>
          </table:table-cell>
          <table:table-cell office:value-type="float" office:value="1.0625">
            <text:p>1.06</text:p>
          </table:table-cell>
          <table:table-cell office:value-type="float" office:value="0.000000000072532202466391">
            <text:p>7.25E-011</text:p>
          </table:table-cell>
          <table:table-cell office:value-type="float" office:value="0.999999999999985">
            <text:p>1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019493686">
            <text:p>1019493686</text:p>
          </table:table-cell>
          <table:table-cell office:value-type="float" office:value="42875">
            <text:p>42875</text:p>
          </table:table-cell>
          <table:table-cell office:value-type="float" office:value="5000">
            <text:p>5000</text:p>
          </table:table-cell>
          <table:table-cell office:value-type="float" office:value="4513">
            <text:p>4513</text:p>
          </table:table-cell>
          <table:table-cell office:value-type="float" office:value="425042">
            <text:p>425042</text:p>
          </table:table-cell>
          <table:table-cell office:value-type="float" office:value="0.546875">
            <text:p>0.55</text:p>
          </table:table-cell>
          <table:table-cell office:value-type="float" office:value="0.000000000276656919595553">
            <text:p>2.77E-010</text:p>
          </table:table-cell>
          <table:table-cell office:value-type="float" office:value="0.999999999999945">
            <text:p>1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243388358">
            <text:p>1243388358</text:p>
          </table:table-cell>
          <table:table-cell office:value-type="float" office:value="512">
            <text:p>512</text:p>
          </table:table-cell>
          <table:table-cell office:value-type="float" office:value="353">
            <text:p>353</text:p>
          </table:table-cell>
          <table:table-cell office:value-type="float" office:value="342">
            <text:p>342</text:p>
          </table:table-cell>
          <table:table-cell office:value-type="float" office:value="5035">
            <text:p>5035</text:p>
          </table:table-cell>
          <table:table-cell office:value-type="float" office:value="0.03125">
            <text:p>0.03</text:p>
          </table:table-cell>
          <table:table-cell office:value-type="float" office:value="0.000000000145178091770504">
            <text:p>1.45E-010</text:p>
          </table:table-cell>
          <table:table-cell office:value-type="float" office:value="0.999999999999589">
            <text:p>1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452036858">
            <text:p>1452036858</text:p>
          </table:table-cell>
          <table:table-cell office:value-type="float" office:value="4096">
            <text:p>4096</text:p>
          </table:table-cell>
          <table:table-cell office:value-type="float" office:value="2820">
            <text:p>2820</text:p>
          </table:table-cell>
          <table:table-cell office:value-type="float" office:value="2264">
            <text:p>2264</text:p>
          </table:table-cell>
          <table:table-cell office:value-type="float" office:value="37852">
            <text:p>37852</text:p>
          </table:table-cell>
          <table:table-cell office:value-type="float" office:value="0.21875">
            <text:p>0.22</text:p>
          </table:table-cell>
          <table:table-cell office:value-type="float" office:value="0.000000000178090431290912">
            <text:p>1.78E-010</text:p>
          </table:table-cell>
          <table:table-cell office:value-type="float" office:value="0.999999999999937">
            <text:p>1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700563708">
            <text:p>1700563708</text:p>
          </table:table-cell>
          <table:table-cell office:value-type="float" office:value="91125">
            <text:p>91125</text:p>
          </table:table-cell>
          <table:table-cell office:value-type="float" office:value="5000">
            <text:p>5000</text:p>
          </table:table-cell>
          <table:table-cell office:value-type="float" office:value="4322">
            <text:p>4322</text:p>
          </table:table-cell>
          <table:table-cell office:value-type="float" office:value="375441">
            <text:p>375441</text:p>
          </table:table-cell>
          <table:table-cell office:value-type="float" office:value="1.921875">
            <text:p>1.92</text:p>
          </table:table-cell>
          <table:table-cell office:value-type="float" office:value="0.000000000139777966978727">
            <text:p>1.40E-010</text:p>
          </table:table-cell>
          <table:table-cell office:value-type="float" office:value="0.999999999999972">
            <text:p>1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793180252">
            <text:p>1793180252</text:p>
          </table:table-cell>
          <table:table-cell office:value-type="float" office:value="2197">
            <text:p>2197</text:p>
          </table:table-cell>
          <table:table-cell table:number-columns-repeated="2" office:value-type="float" office:value="229">
            <text:p>229</text:p>
          </table:table-cell>
          <table:table-cell office:value-type="float" office:value="3158">
            <text:p>3158</text:p>
          </table:table-cell>
          <table:table-cell office:value-type="float" office:value="0.046875">
            <text:p>0.05</text:p>
          </table:table-cell>
          <table:table-cell office:value-type="float" office:value="0.000000000014210854715202">
            <text:p>1.42E-011</text:p>
          </table:table-cell>
          <table:table-cell office:value-type="float" office:value="0.999999999999938">
            <text:p>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60372388">
            <text:p>360372388</text:p>
          </table:table-cell>
          <table:table-cell office:value-type="float" office:value="91125">
            <text:p>91125</text:p>
          </table:table-cell>
          <table:table-cell office:value-type="float" office:value="5000">
            <text:p>5000</text:p>
          </table:table-cell>
          <table:table-cell office:value-type="float" office:value="4745">
            <text:p>4745</text:p>
          </table:table-cell>
          <table:table-cell office:value-type="float" office:value="432416">
            <text:p>432416</text:p>
          </table:table-cell>
          <table:table-cell office:value-type="float" office:value="1.140625">
            <text:p>1.14</text:p>
          </table:table-cell>
          <table:table-cell office:value-type="float" office:value="0.000000000183945303433575">
            <text:p>1.84E-010</text:p>
          </table:table-cell>
          <table:table-cell office:value-type="float" office:value="0.999999999999963">
            <text:p>1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501549060">
            <text:p>150154906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400">
            <text:p>400</text:p>
          </table:table-cell>
          <table:table-cell office:value-type="float" office:value="5292">
            <text:p>5292</text:p>
          </table:table-cell>
          <table:table-cell office:value-type="float" office:value="0.09375">
            <text:p>0.09</text:p>
          </table:table-cell>
          <table:table-cell office:value-type="float" office:value="0.0000000000987938619800843">
            <text:p>9.88E-011</text:p>
          </table:table-cell>
          <table:table-cell office:value-type="float" office:value="0.999999999999753">
            <text:p>1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661686644">
            <text:p>1661686644</text:p>
          </table:table-cell>
          <table:table-cell office:value-type="float" office:value="68921">
            <text:p>68921</text:p>
          </table:table-cell>
          <table:table-cell office:value-type="float" office:value="3768">
            <text:p>3768</text:p>
          </table:table-cell>
          <table:table-cell office:value-type="float" office:value="3161">
            <text:p>3161</text:p>
          </table:table-cell>
          <table:table-cell office:value-type="float" office:value="362852">
            <text:p>362852</text:p>
          </table:table-cell>
          <table:table-cell office:value-type="float" office:value="0.625">
            <text:p>0.63</text:p>
          </table:table-cell>
          <table:table-cell office:value-type="float" office:value="0.000000000205318428925239">
            <text:p>2.05E-010</text:p>
          </table:table-cell>
          <table:table-cell office:value-type="float" office:value="0.999999999999945">
            <text:p>1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48065020">
            <text:p>348065020</text:p>
          </table:table-cell>
          <table:table-cell office:value-type="float" office:value="12167">
            <text:p>12167</text:p>
          </table:table-cell>
          <table:table-cell office:value-type="float" office:value="2777">
            <text:p>2777</text:p>
          </table:table-cell>
          <table:table-cell office:value-type="float" office:value="2468">
            <text:p>2468</text:p>
          </table:table-cell>
          <table:table-cell office:value-type="float" office:value="126013">
            <text:p>126013</text:p>
          </table:table-cell>
          <table:table-cell office:value-type="float" office:value="0.28125">
            <text:p>0.28</text:p>
          </table:table-cell>
          <table:table-cell office:value-type="float" office:value="0.000000000192642346519278">
            <text:p>1.93E-010</text:p>
          </table:table-cell>
          <table:table-cell office:value-type="float" office:value="0.999999999999931">
            <text:p>1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14538890">
            <text:p>214538890</text:p>
          </table:table-cell>
          <table:table-cell office:value-type="float" office:value="216">
            <text:p>216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1951">
            <text:p>1951</text:p>
          </table:table-cell>
          <table:table-cell office:value-type="float" office:value="0.015625">
            <text:p>0.02</text:p>
          </table:table-cell>
          <table:table-cell office:value-type="float" office:value="0.0000000000774775799072813">
            <text:p>7.75E-011</text:p>
          </table:table-cell>
          <table:table-cell office:value-type="float" office:value="0.99999999999951">
            <text:p>1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593133021">
            <text:p>1593133021</text:p>
          </table:table-cell>
          <table:table-cell office:value-type="float" office:value="79507">
            <text:p>79507</text:p>
          </table:table-cell>
          <table:table-cell office:value-type="float" office:value="3209">
            <text:p>3209</text:p>
          </table:table-cell>
          <table:table-cell office:value-type="float" office:value="3017">
            <text:p>3017</text:p>
          </table:table-cell>
          <table:table-cell office:value-type="float" office:value="108187">
            <text:p>108187</text:p>
          </table:table-cell>
          <table:table-cell office:value-type="float" office:value="0.59375">
            <text:p>0.59</text:p>
          </table:table-cell>
          <table:table-cell office:value-type="float" office:value="0.0000000000520685716765001">
            <text:p>5.21E-011</text:p>
          </table:table-cell>
          <table:table-cell office:value-type="float" office:value="0.999999999999984">
            <text:p>1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95020611">
            <text:p>195020611</text:p>
          </table:table-cell>
          <table:table-cell office:value-type="float" office:value="17576">
            <text:p>17576</text:p>
          </table:table-cell>
          <table:table-cell office:value-type="float" office:value="3636">
            <text:p>3636</text:p>
          </table:table-cell>
          <table:table-cell office:value-type="float" office:value="3511">
            <text:p>3511</text:p>
          </table:table-cell>
          <table:table-cell office:value-type="float" office:value="65212">
            <text:p>65212</text:p>
          </table:table-cell>
          <table:table-cell office:value-type="float" office:value="0.359375">
            <text:p>0.36</text:p>
          </table:table-cell>
          <table:table-cell office:value-type="float" office:value="0.0000000000789555087976623">
            <text:p>7.90E-011</text:p>
          </table:table-cell>
          <table:table-cell office:value-type="float" office:value="0.999999999999978">
            <text:p>1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410172855">
            <text:p>1410172855</text:p>
          </table:table-cell>
          <table:table-cell office:value-type="float" office:value="79507">
            <text:p>79507</text:p>
          </table:table-cell>
          <table:table-cell office:value-type="float" office:value="5000">
            <text:p>5000</text:p>
          </table:table-cell>
          <table:table-cell office:value-type="float" office:value="4054">
            <text:p>4054</text:p>
          </table:table-cell>
          <table:table-cell office:value-type="float" office:value="523402">
            <text:p>523402</text:p>
          </table:table-cell>
          <table:table-cell office:value-type="float" office:value="1.171875">
            <text:p>1.17</text:p>
          </table:table-cell>
          <table:table-cell office:value-type="float" office:value="0.000000000203726813197136">
            <text:p>2.04E-010</text:p>
          </table:table-cell>
          <table:table-cell office:value-type="float" office:value="0.999999999999959">
            <text:p>1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576770867">
            <text:p>1576770867</text:p>
          </table:table-cell>
          <table:table-cell office:value-type="float" office:value="68921">
            <text:p>68921</text:p>
          </table:table-cell>
          <table:table-cell office:value-type="float" office:value="5000">
            <text:p>5000</text:p>
          </table:table-cell>
          <table:table-cell office:value-type="float" office:value="4170">
            <text:p>4170</text:p>
          </table:table-cell>
          <table:table-cell office:value-type="float" office:value="592172">
            <text:p>592172</text:p>
          </table:table-cell>
          <table:table-cell office:value-type="float" office:value="1.8125">
            <text:p>1.81</text:p>
          </table:table-cell>
          <table:table-cell office:value-type="float" office:value="0.000000000293994162348099">
            <text:p>2.94E-010</text:p>
          </table:table-cell>
          <table:table-cell office:value-type="float" office:value="0.999999999999941">
            <text:p>1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919209300">
            <text:p>1919209300</text:p>
          </table:table-cell>
          <table:table-cell office:value-type="float" office:value="64000">
            <text:p>64000</text:p>
          </table:table-cell>
          <table:table-cell office:value-type="float" office:value="5000">
            <text:p>5000</text:p>
          </table:table-cell>
          <table:table-cell office:value-type="float" office:value="4684">
            <text:p>4684</text:p>
          </table:table-cell>
          <table:table-cell office:value-type="float" office:value="112645">
            <text:p>112645</text:p>
          </table:table-cell>
          <table:table-cell office:value-type="float" office:value="1.546875">
            <text:p>1.55</text:p>
          </table:table-cell>
          <table:table-cell office:value-type="float" office:value="0.0000000000437694325228222">
            <text:p>4.38E-011</text:p>
          </table:table-cell>
          <table:table-cell office:value-type="float" office:value="0.999999999999991">
            <text:p>1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063415876">
            <text:p>2063415876</text:p>
          </table:table-cell>
          <table:table-cell office:value-type="float" office:value="4913">
            <text:p>4913</text:p>
          </table:table-cell>
          <table:table-cell office:value-type="float" office:value="4466">
            <text:p>4466</text:p>
          </table:table-cell>
          <table:table-cell office:value-type="float" office:value="4361">
            <text:p>4361</text:p>
          </table:table-cell>
          <table:table-cell office:value-type="float" office:value="81187">
            <text:p>81187</text:p>
          </table:table-cell>
          <table:table-cell office:value-type="float" office:value="4.046875">
            <text:p>4.05</text:p>
          </table:table-cell>
          <table:table-cell office:value-type="float" office:value="0.000000000420072865381371">
            <text:p>4.20E-010</text:p>
          </table:table-cell>
          <table:table-cell office:value-type="float" office:value="0.999999999999906">
            <text:p>1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53689948">
            <text:p>153689948</text:p>
          </table:table-cell>
          <table:table-cell office:value-type="float" office:value="103823">
            <text:p>103823</text:p>
          </table:table-cell>
          <table:table-cell office:value-type="float" office:value="5000">
            <text:p>5000</text:p>
          </table:table-cell>
          <table:table-cell office:value-type="float" office:value="4708">
            <text:p>4708</text:p>
          </table:table-cell>
          <table:table-cell office:value-type="float" office:value="360634">
            <text:p>360634</text:p>
          </table:table-cell>
          <table:table-cell office:value-type="float" office:value="1.203125">
            <text:p>1.2</text:p>
          </table:table-cell>
          <table:table-cell office:value-type="float" office:value="0.000000000115676357381744">
            <text:p>1.16E-010</text:p>
          </table:table-cell>
          <table:table-cell office:value-type="float" office:value="0.999999999999977">
            <text:p>1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523725865">
            <text:p>1523725865</text:p>
          </table:table-cell>
          <table:table-cell office:value-type="float" office:value="21952">
            <text:p>21952</text:p>
          </table:table-cell>
          <table:table-cell office:value-type="float" office:value="5000">
            <text:p>5000</text:p>
          </table:table-cell>
          <table:table-cell office:value-type="float" office:value="4995">
            <text:p>4995</text:p>
          </table:table-cell>
          <table:table-cell office:value-type="float" office:value="76288">
            <text:p>76288</text:p>
          </table:table-cell>
          <table:table-cell office:value-type="float" office:value="0.5625">
            <text:p>0.56</text:p>
          </table:table-cell>
          <table:table-cell office:value-type="float" office:value="0.0000000000594013727095444">
            <text:p>5.94E-011</text:p>
          </table:table-cell>
          <table:table-cell office:value-type="float" office:value="0.999999999999988">
            <text:p>1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4336788">
            <text:p>24336788</text:p>
          </table:table-cell>
          <table:table-cell office:value-type="float" office:value="103823">
            <text:p>103823</text:p>
          </table:table-cell>
          <table:table-cell office:value-type="float" office:value="5000">
            <text:p>5000</text:p>
          </table:table-cell>
          <table:table-cell office:value-type="float" office:value="4172">
            <text:p>4172</text:p>
          </table:table-cell>
          <table:table-cell office:value-type="float" office:value="722333">
            <text:p>722333</text:p>
          </table:table-cell>
          <table:table-cell office:value-type="float" office:value="2.421875">
            <text:p>2.42</text:p>
          </table:table-cell>
          <table:table-cell office:value-type="float" office:value="0.000000000261962895820034">
            <text:p>2.62E-010</text:p>
          </table:table-cell>
          <table:table-cell office:value-type="float" office:value="0.999999999999948">
            <text:p>1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466404550">
            <text:p>1466404550</text:p>
          </table:table-cell>
          <table:table-cell office:value-type="float" office:value="29791">
            <text:p>29791</text:p>
          </table:table-cell>
          <table:table-cell office:value-type="float" office:value="5000">
            <text:p>5000</text:p>
          </table:table-cell>
          <table:table-cell office:value-type="float" office:value="4690">
            <text:p>4690</text:p>
          </table:table-cell>
          <table:table-cell office:value-type="float" office:value="313134">
            <text:p>313134</text:p>
          </table:table-cell>
          <table:table-cell office:value-type="float" office:value="0.828125">
            <text:p>0.83</text:p>
          </table:table-cell>
          <table:table-cell office:value-type="float" office:value="0.000000000226691554416902">
            <text:p>2.27E-010</text:p>
          </table:table-cell>
          <table:table-cell office:value-type="float" office:value="0.999999999999955">
            <text:p>1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176745596">
            <text:p>1176745596</text:p>
          </table:table-cell>
          <table:table-cell office:value-type="float" office:value="91125">
            <text:p>91125</text:p>
          </table:table-cell>
          <table:table-cell office:value-type="float" office:value="5000">
            <text:p>5000</text:p>
          </table:table-cell>
          <table:table-cell office:value-type="float" office:value="4863">
            <text:p>4863</text:p>
          </table:table-cell>
          <table:table-cell office:value-type="float" office:value="452988">
            <text:p>452988</text:p>
          </table:table-cell>
          <table:table-cell office:value-type="float" office:value="0.890625">
            <text:p>0.89</text:p>
          </table:table-cell>
          <table:table-cell office:value-type="float" office:value="0.000000000147224454849493">
            <text:p>1.47E-010</text:p>
          </table:table-cell>
          <table:table-cell office:value-type="float" office:value="0.999999999999971">
            <text:p>1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57611471">
            <text:p>57611471</text:p>
          </table:table-cell>
          <table:table-cell office:value-type="float" office:value="59319">
            <text:p>59319</text:p>
          </table:table-cell>
          <table:table-cell office:value-type="float" office:value="5000">
            <text:p>5000</text:p>
          </table:table-cell>
          <table:table-cell office:value-type="float" office:value="4478">
            <text:p>4478</text:p>
          </table:table-cell>
          <table:table-cell office:value-type="float" office:value="231229">
            <text:p>231229</text:p>
          </table:table-cell>
          <table:table-cell office:value-type="float" office:value="0.609375">
            <text:p>0.61</text:p>
          </table:table-cell>
          <table:table-cell office:value-type="float" office:value="0.000000000108002495835535">
            <text:p>1.08E-010</text:p>
          </table:table-cell>
          <table:table-cell office:value-type="float" office:value="0.999999999999978">
            <text:p>1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979644852">
            <text:p>979644852</text:p>
          </table:table-cell>
          <table:table-cell office:value-type="float" office:value="39304">
            <text:p>39304</text:p>
          </table:table-cell>
          <table:table-cell office:value-type="float" office:value="5000">
            <text:p>5000</text:p>
          </table:table-cell>
          <table:table-cell office:value-type="float" office:value="4651">
            <text:p>4651</text:p>
          </table:table-cell>
          <table:table-cell office:value-type="float" office:value="321832">
            <text:p>321832</text:p>
          </table:table-cell>
          <table:table-cell office:value-type="float" office:value="1.484375">
            <text:p>1.48</text:p>
          </table:table-cell>
          <table:table-cell office:value-type="float" office:value="0.000000000278419065580238">
            <text:p>2.78E-010</text:p>
          </table:table-cell>
          <table:table-cell office:value-type="float" office:value="0.999999999999944">
            <text:p>1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528773883">
            <text:p>528773883</text:p>
          </table:table-cell>
          <table:table-cell office:value-type="float" office:value="6859">
            <text:p>6859</text:p>
          </table:table-cell>
          <table:table-cell office:value-type="float" office:value="1756">
            <text:p>1756</text:p>
          </table:table-cell>
          <table:table-cell office:value-type="float" office:value="1503">
            <text:p>1503</text:p>
          </table:table-cell>
          <table:table-cell office:value-type="float" office:value="58653">
            <text:p>58653</text:p>
          </table:table-cell>
          <table:table-cell office:value-type="float" office:value="0.359375">
            <text:p>0.36</text:p>
          </table:table-cell>
          <table:table-cell office:value-type="float" office:value="0.000000000240788722294383">
            <text:p>2.41E-010</text:p>
          </table:table-cell>
          <table:table-cell office:value-type="float" office:value="0.999999999999863">
            <text:p>1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516143336">
            <text:p>516143336</text:p>
          </table:table-cell>
          <table:table-cell office:value-type="float" office:value="64">
            <text:p>64</text:p>
          </table:table-cell>
          <table:table-cell table:number-columns-repeated="2"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0.00000000000326139115713886">
            <text:p>3.26E-012</text:p>
          </table:table-cell>
          <table:table-cell office:value-type="float" office:value="0.999999999999845">
            <text:p>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140467621">
            <text:p>1140467621</text:p>
          </table:table-cell>
          <table:table-cell office:value-type="float" office:value="4096">
            <text:p>4096</text:p>
          </table:table-cell>
          <table:table-cell office:value-type="float" office:value="1379">
            <text:p>1379</text:p>
          </table:table-cell>
          <table:table-cell office:value-type="float" office:value="1154">
            <text:p>1154</text:p>
          </table:table-cell>
          <table:table-cell office:value-type="float" office:value="17113">
            <text:p>17113</text:p>
          </table:table-cell>
          <table:table-cell office:value-type="float" office:value="0.296875">
            <text:p>0.3</text:p>
          </table:table-cell>
          <table:table-cell office:value-type="float" office:value="0.0000000000445652403868735">
            <text:p>4.46E-011</text:p>
          </table:table-cell>
          <table:table-cell office:value-type="float" office:value="0.999999999999968">
            <text:p>1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874492046">
            <text:p>874492046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00000000000683542111801216">
            <text:p>6.84E-012</text:p>
          </table:table-cell>
          <table:table-cell office:value-type="float" office:value="0.999999999998291">
            <text:p>1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872260181">
            <text:p>872260181</text:p>
          </table:table-cell>
          <table:table-cell office:value-type="float" office:value="21952">
            <text:p>21952</text:p>
          </table:table-cell>
          <table:table-cell office:value-type="float" office:value="5000">
            <text:p>5000</text:p>
          </table:table-cell>
          <table:table-cell office:value-type="float" office:value="4952">
            <text:p>4952</text:p>
          </table:table-cell>
          <table:table-cell office:value-type="float" office:value="53124">
            <text:p>53124</text:p>
          </table:table-cell>
          <table:table-cell office:value-type="float" office:value="2.015625">
            <text:p>2.02</text:p>
          </table:table-cell>
          <table:table-cell office:value-type="float" office:value="0.0000000000589466253586579">
            <text:p>5.89E-011</text:p>
          </table:table-cell>
          <table:table-cell office:value-type="float" office:value="0.999999999999988">
            <text:p>1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230219608">
            <text:p>1230219608</text:p>
          </table:table-cell>
          <table:table-cell office:value-type="float" office:value="13824">
            <text:p>13824</text:p>
          </table:table-cell>
          <table:table-cell office:value-type="float" office:value="5000">
            <text:p>5000</text:p>
          </table:table-cell>
          <table:table-cell office:value-type="float" office:value="4056">
            <text:p>4056</text:p>
          </table:table-cell>
          <table:table-cell office:value-type="float" office:value="68517">
            <text:p>68517</text:p>
          </table:table-cell>
          <table:table-cell office:value-type="float" office:value="1.15625">
            <text:p>1.16</text:p>
          </table:table-cell>
          <table:table-cell office:value-type="float" office:value="0.000000000085265128291212">
            <text:p>8.53E-011</text:p>
          </table:table-cell>
          <table:table-cell office:value-type="float" office:value="0.999999999999983">
            <text:p>1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776083155">
            <text:p>1776083155</text:p>
          </table:table-cell>
          <table:table-cell office:value-type="float" office:value="103823">
            <text:p>103823</text:p>
          </table:table-cell>
          <table:table-cell office:value-type="float" office:value="5000">
            <text:p>5000</text:p>
          </table:table-cell>
          <table:table-cell office:value-type="float" office:value="4694">
            <text:p>4694</text:p>
          </table:table-cell>
          <table:table-cell office:value-type="float" office:value="983774">
            <text:p>983774</text:p>
          </table:table-cell>
          <table:table-cell office:value-type="float" office:value="1.765625">
            <text:p>1.77</text:p>
          </table:table-cell>
          <table:table-cell office:value-type="float" office:value="0.000000000430219415648025">
            <text:p>4.30E-010</text:p>
          </table:table-cell>
          <table:table-cell office:value-type="float" office:value="0.999999999999914">
            <text:p>1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602437223">
            <text:p>1602437223</text:p>
          </table:table-cell>
          <table:table-cell office:value-type="float" office:value="19683">
            <text:p>19683</text:p>
          </table:table-cell>
          <table:table-cell office:value-type="float" office:value="5000">
            <text:p>5000</text:p>
          </table:table-cell>
          <table:table-cell office:value-type="float" office:value="4232">
            <text:p>4232</text:p>
          </table:table-cell>
          <table:table-cell office:value-type="float" office:value="56143">
            <text:p>56143</text:p>
          </table:table-cell>
          <table:table-cell office:value-type="float" office:value="0.703125">
            <text:p>0.7</text:p>
          </table:table-cell>
          <table:table-cell office:value-type="float" office:value="0.0000000000554791768081486">
            <text:p>5.55E-011</text:p>
          </table:table-cell>
          <table:table-cell office:value-type="float" office:value="0.999999999999989">
            <text:p>1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099298626">
            <text:p>2099298626</text:p>
          </table:table-cell>
          <table:table-cell office:value-type="float" office:value="10648">
            <text:p>10648</text:p>
          </table:table-cell>
          <table:table-cell office:value-type="float" office:value="962">
            <text:p>962</text:p>
          </table:table-cell>
          <table:table-cell office:value-type="float" office:value="867">
            <text:p>867</text:p>
          </table:table-cell>
          <table:table-cell office:value-type="float" office:value="14022">
            <text:p>14022</text:p>
          </table:table-cell>
          <table:table-cell office:value-type="float" office:value="0.140625">
            <text:p>0.14</text:p>
          </table:table-cell>
          <table:table-cell office:value-type="float" office:value="0.0000000000254090082307812">
            <text:p>2.54E-011</text:p>
          </table:table-cell>
          <table:table-cell office:value-type="float" office:value="0.999999999999974">
            <text:p>1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317850418">
            <text:p>1317850418</text:p>
          </table:table-cell>
          <table:table-cell office:value-type="float" office:value="85184">
            <text:p>85184</text:p>
          </table:table-cell>
          <table:table-cell office:value-type="float" office:value="5000">
            <text:p>5000</text:p>
          </table:table-cell>
          <table:table-cell office:value-type="float" office:value="4903">
            <text:p>4903</text:p>
          </table:table-cell>
          <table:table-cell office:value-type="float" office:value="645095">
            <text:p>645095</text:p>
          </table:table-cell>
          <table:table-cell office:value-type="float" office:value="1.015625">
            <text:p>1.02</text:p>
          </table:table-cell>
          <table:table-cell office:value-type="float" office:value="0.000000000291038304567337">
            <text:p>2.91E-010</text:p>
          </table:table-cell>
          <table:table-cell office:value-type="float" office:value="0.999999999999942">
            <text:p>1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291320739">
            <text:p>1291320739</text:p>
          </table:table-cell>
          <table:table-cell office:value-type="float" office:value="216">
            <text:p>216</text:p>
          </table:table-cell>
          <table:table-cell table:number-columns-repeated="2" office:value-type="float" office:value="6">
            <text:p>6</text:p>
          </table:table-cell>
          <table:table-cell office:value-type="float" office:value="1296">
            <text:p>1296</text:p>
          </table:table-cell>
          <table:table-cell office:value-type="float" office:value="0">
            <text:p>0</text:p>
          </table:table-cell>
          <table:table-cell office:value-type="float" office:value="0.000000000155694124259753">
            <text:p>1.56E-010</text:p>
          </table:table-cell>
          <table:table-cell office:value-type="float" office:value="0.999999999974051">
            <text:p>1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59746474">
            <text:p>259746474</text:p>
          </table:table-cell>
          <table:table-cell office:value-type="float" office:value="59319">
            <text:p>59319</text:p>
          </table:table-cell>
          <table:table-cell office:value-type="float" office:value="5000">
            <text:p>5000</text:p>
          </table:table-cell>
          <table:table-cell office:value-type="float" office:value="4220">
            <text:p>4220</text:p>
          </table:table-cell>
          <table:table-cell office:value-type="float" office:value="265739">
            <text:p>265739</text:p>
          </table:table-cell>
          <table:table-cell office:value-type="float" office:value="0.765625">
            <text:p>0.77</text:p>
          </table:table-cell>
          <table:table-cell office:value-type="float" office:value="0.000000000150237156049116">
            <text:p>1.50E-010</text:p>
          </table:table-cell>
          <table:table-cell office:value-type="float" office:value="0.99999999999997">
            <text:p>1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323744885">
            <text:p>1323744885</text:p>
          </table:table-cell>
          <table:table-cell office:value-type="float" office:value="54872">
            <text:p>54872</text:p>
          </table:table-cell>
          <table:table-cell office:value-type="float" office:value="5000">
            <text:p>5000</text:p>
          </table:table-cell>
          <table:table-cell office:value-type="float" office:value="4018">
            <text:p>4018</text:p>
          </table:table-cell>
          <table:table-cell office:value-type="float" office:value="117626">
            <text:p>117626</text:p>
          </table:table-cell>
          <table:table-cell office:value-type="float" office:value="0.734375">
            <text:p>0.73</text:p>
          </table:table-cell>
          <table:table-cell office:value-type="float" office:value="0.0000000000731006366549991">
            <text:p>7.31E-011</text:p>
          </table:table-cell>
          <table:table-cell office:value-type="float" office:value="0.999999999999985">
            <text:p>1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842563520">
            <text:p>842563520</text:p>
          </table:table-cell>
          <table:table-cell office:value-type="float" office:value="64">
            <text:p>64</text:p>
          </table:table-cell>
          <table:table-cell table:number-columns-repeated="2" office:value-type="float" office:value="58">
            <text:p>58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  <table:table-cell office:value-type="float" office:value="0.000000000124714460980613">
            <text:p>1.25E-010</text:p>
          </table:table-cell>
          <table:table-cell office:value-type="float" office:value="0.99999999999785">
            <text:p>1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662004983">
            <text:p>1662004983</text:p>
          </table:table-cell>
          <table:table-cell office:value-type="float" office:value="13824">
            <text:p>13824</text:p>
          </table:table-cell>
          <table:table-cell office:value-type="float" office:value="5000">
            <text:p>5000</text:p>
          </table:table-cell>
          <table:table-cell office:value-type="float" office:value="4682">
            <text:p>4682</text:p>
          </table:table-cell>
          <table:table-cell office:value-type="float" office:value="77555">
            <text:p>77555</text:p>
          </table:table-cell>
          <table:table-cell office:value-type="float" office:value="0.75">
            <text:p>0.75</text:p>
          </table:table-cell>
          <table:table-cell office:value-type="float" office:value="0.000000000116017417894909">
            <text:p>1.16E-010</text:p>
          </table:table-cell>
          <table:table-cell office:value-type="float" office:value="0.999999999999977">
            <text:p>1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733342047">
            <text:p>1733342047</text:p>
          </table:table-cell>
          <table:table-cell office:value-type="float" office:value="35937">
            <text:p>35937</text:p>
          </table:table-cell>
          <table:table-cell office:value-type="float" office:value="5000">
            <text:p>5000</text:p>
          </table:table-cell>
          <table:table-cell office:value-type="float" office:value="4040">
            <text:p>4040</text:p>
          </table:table-cell>
          <table:table-cell office:value-type="float" office:value="85855">
            <text:p>85855</text:p>
          </table:table-cell>
          <table:table-cell office:value-type="float" office:value="0.671875">
            <text:p>0.67</text:p>
          </table:table-cell>
          <table:table-cell office:value-type="float" office:value="0.0000000000508180164615624">
            <text:p>5.08E-011</text:p>
          </table:table-cell>
          <table:table-cell office:value-type="float" office:value="0.99999999999999">
            <text:p>1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189682998">
            <text:p>1189682998</text:p>
          </table:table-cell>
          <table:table-cell office:value-type="float" office:value="8000">
            <text:p>8000</text:p>
          </table:table-cell>
          <table:table-cell office:value-type="float" office:value="5000">
            <text:p>5000</text:p>
          </table:table-cell>
          <table:table-cell office:value-type="float" office:value="4484">
            <text:p>4484</text:p>
          </table:table-cell>
          <table:table-cell office:value-type="float" office:value="64446">
            <text:p>64446</text:p>
          </table:table-cell>
          <table:table-cell office:value-type="float" office:value="1.25">
            <text:p>1.25</text:p>
          </table:table-cell>
          <table:table-cell office:value-type="float" office:value="0.000000000137788447318599">
            <text:p>1.38E-010</text:p>
          </table:table-cell>
          <table:table-cell office:value-type="float" office:value="0.999999999999972">
            <text:p>1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681828822">
            <text:p>681828822</text:p>
          </table:table-cell>
          <table:table-cell office:value-type="float" office:value="512">
            <text:p>512</text:p>
          </table:table-cell>
          <table:table-cell office:value-type="float" office:value="467">
            <text:p>467</text:p>
          </table:table-cell>
          <table:table-cell office:value-type="float" office:value="418">
            <text:p>418</text:p>
          </table:table-cell>
          <table:table-cell office:value-type="float" office:value="5166">
            <text:p>5166</text:p>
          </table:table-cell>
          <table:table-cell office:value-type="float" office:value="0.171875">
            <text:p>0.17</text:p>
          </table:table-cell>
          <table:table-cell office:value-type="float" office:value="0.000000000146030743053416">
            <text:p>1.46E-010</text:p>
          </table:table-cell>
          <table:table-cell office:value-type="float" office:value="0.999999999999687">
            <text:p>1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742980014">
            <text:p>1742980014</text:p>
          </table:table-cell>
          <table:table-cell office:value-type="float" office:value="24389">
            <text:p>24389</text:p>
          </table:table-cell>
          <table:table-cell office:value-type="float" office:value="5000">
            <text:p>5000</text:p>
          </table:table-cell>
          <table:table-cell office:value-type="float" office:value="4277">
            <text:p>4277</text:p>
          </table:table-cell>
          <table:table-cell office:value-type="float" office:value="27514">
            <text:p>27514</text:p>
          </table:table-cell>
          <table:table-cell office:value-type="float" office:value="4.453125">
            <text:p>4.45</text:p>
          </table:table-cell>
          <table:table-cell office:value-type="float" office:value="0.0000000000241868747252738">
            <text:p>2.42E-011</text:p>
          </table:table-cell>
          <table:table-cell office:value-type="float" office:value="0.999999999999995">
            <text:p>1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600084113">
            <text:p>600084113</text:p>
          </table:table-cell>
          <table:table-cell office:value-type="float" office:value="79507">
            <text:p>79507</text:p>
          </table:table-cell>
          <table:table-cell office:value-type="float" office:value="5000">
            <text:p>5000</text:p>
          </table:table-cell>
          <table:table-cell office:value-type="float" office:value="4510">
            <text:p>4510</text:p>
          </table:table-cell>
          <table:table-cell office:value-type="float" office:value="434789">
            <text:p>434789</text:p>
          </table:table-cell>
          <table:table-cell office:value-type="float" office:value="0.859375">
            <text:p>0.86</text:p>
          </table:table-cell>
          <table:table-cell office:value-type="float" office:value="0.000000000166551217262168">
            <text:p>1.67E-010</text:p>
          </table:table-cell>
          <table:table-cell office:value-type="float" office:value="0.999999999999967">
            <text:p>1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127662103">
            <text:p>2127662103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00000000000241184849869569">
            <text:p>2.41E-012</text:p>
          </table:table-cell>
          <table:table-cell office:value-type="float" office:value="0.999999999999698">
            <text:p>1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595659954">
            <text:p>1595659954</text:p>
          </table:table-cell>
          <table:table-cell office:value-type="float" office:value="50653">
            <text:p>50653</text:p>
          </table:table-cell>
          <table:table-cell office:value-type="float" office:value="5000">
            <text:p>5000</text:p>
          </table:table-cell>
          <table:table-cell office:value-type="float" office:value="4644">
            <text:p>4644</text:p>
          </table:table-cell>
          <table:table-cell office:value-type="float" office:value="505971">
            <text:p>505971</text:p>
          </table:table-cell>
          <table:table-cell office:value-type="float" office:value="1.515625">
            <text:p>1.52</text:p>
          </table:table-cell>
          <table:table-cell office:value-type="float" office:value="0.000000000286945578409359">
            <text:p>2.87E-010</text:p>
          </table:table-cell>
          <table:table-cell office:value-type="float" office:value="0.999999999999943">
            <text:p>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37209696">
            <text:p>337209696</text:p>
          </table:table-cell>
          <table:table-cell office:value-type="float" office:value="8000">
            <text:p>8000</text:p>
          </table:table-cell>
          <table:table-cell office:value-type="float" office:value="5000">
            <text:p>5000</text:p>
          </table:table-cell>
          <table:table-cell office:value-type="float" office:value="4396">
            <text:p>4396</text:p>
          </table:table-cell>
          <table:table-cell office:value-type="float" office:value="22402">
            <text:p>22402</text:p>
          </table:table-cell>
          <table:table-cell office:value-type="float" office:value="8.5">
            <text:p>8.5</text:p>
          </table:table-cell>
          <table:table-cell office:value-type="float" office:value="0.0000000000545128386875149">
            <text:p>5.45E-011</text:p>
          </table:table-cell>
          <table:table-cell office:value-type="float" office:value="0.999999999999989">
            <text:p>1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586795753">
            <text:p>1586795753</text:p>
          </table:table-cell>
          <table:table-cell office:value-type="float" office:value="24389">
            <text:p>24389</text:p>
          </table:table-cell>
          <table:table-cell office:value-type="float" office:value="5000">
            <text:p>5000</text:p>
          </table:table-cell>
          <table:table-cell office:value-type="float" office:value="4406">
            <text:p>4406</text:p>
          </table:table-cell>
          <table:table-cell office:value-type="float" office:value="228312">
            <text:p>228312</text:p>
          </table:table-cell>
          <table:table-cell office:value-type="float" office:value="1.046875">
            <text:p>1.05</text:p>
          </table:table-cell>
          <table:table-cell office:value-type="float" office:value="0.000000000202078354050172">
            <text:p>2.02E-010</text:p>
          </table:table-cell>
          <table:table-cell office:value-type="float" office:value="0.99999999999996">
            <text:p>1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22683049">
            <text:p>222683049</text:p>
          </table:table-cell>
          <table:table-cell office:value-type="float" office:value="512">
            <text:p>512</text:p>
          </table:table-cell>
          <table:table-cell office:value-type="float" office:value="308">
            <text:p>308</text:p>
          </table:table-cell>
          <table:table-cell office:value-type="float" office:value="257">
            <text:p>257</text:p>
          </table:table-cell>
          <table:table-cell office:value-type="float" office:value="3437">
            <text:p>3437</text:p>
          </table:table-cell>
          <table:table-cell office:value-type="float" office:value="0.046875">
            <text:p>0.05</text:p>
          </table:table-cell>
          <table:table-cell office:value-type="float" office:value="0.0000000000585202997172019">
            <text:p>5.85E-011</text:p>
          </table:table-cell>
          <table:table-cell office:value-type="float" office:value="0.99999999999981">
            <text:p>1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35556678">
            <text:p>435556678</text:p>
          </table:table-cell>
          <table:table-cell office:value-type="float" office:value="729">
            <text:p>729</text:p>
          </table:table-cell>
          <table:table-cell office:value-type="float" office:value="182">
            <text:p>182</text:p>
          </table:table-cell>
          <table:table-cell office:value-type="float" office:value="153">
            <text:p>153</text:p>
          </table:table-cell>
          <table:table-cell office:value-type="float" office:value="7409">
            <text:p>7409</text:p>
          </table:table-cell>
          <table:table-cell office:value-type="float" office:value="0.03125">
            <text:p>0.03</text:p>
          </table:table-cell>
          <table:table-cell office:value-type="float" office:value="0.000000000227146301767789">
            <text:p>2.27E-010</text:p>
          </table:table-cell>
          <table:table-cell office:value-type="float" office:value="0.999999999998752">
            <text:p>1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8799329">
            <text:p>248799329</text:p>
          </table:table-cell>
          <table:table-cell office:value-type="float" office:value="46656">
            <text:p>46656</text:p>
          </table:table-cell>
          <table:table-cell office:value-type="float" office:value="5000">
            <text:p>5000</text:p>
          </table:table-cell>
          <table:table-cell office:value-type="float" office:value="4105">
            <text:p>4105</text:p>
          </table:table-cell>
          <table:table-cell office:value-type="float" office:value="404731">
            <text:p>404731</text:p>
          </table:table-cell>
          <table:table-cell office:value-type="float" office:value="0.671875">
            <text:p>0.67</text:p>
          </table:table-cell>
          <table:table-cell office:value-type="float" office:value="0.000000000286206613964168">
            <text:p>2.86E-010</text:p>
          </table:table-cell>
          <table:table-cell office:value-type="float" office:value="0.999999999999943">
            <text:p>1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423811953">
            <text:p>1423811953</text:p>
          </table:table-cell>
          <table:table-cell office:value-type="float" office:value="343">
            <text:p>343</text:p>
          </table:table-cell>
          <table:table-cell office:value-type="float" office:value="291">
            <text:p>291</text:p>
          </table:table-cell>
          <table:table-cell office:value-type="float" office:value="239">
            <text:p>239</text:p>
          </table:table-cell>
          <table:table-cell office:value-type="float" office:value="1923">
            <text:p>1923</text:p>
          </table:table-cell>
          <table:table-cell office:value-type="float" office:value="0.03125">
            <text:p>0.03</text:p>
          </table:table-cell>
          <table:table-cell office:value-type="float" office:value="0.0000000000794102561485488">
            <text:p>7.94E-011</text:p>
          </table:table-cell>
          <table:table-cell office:value-type="float" office:value="0.999999999999727">
            <text:p>1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517949028">
            <text:p>151794902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000000000000824229573481716">
            <text:p>8.24E-013</text:p>
          </table:table-cell>
          <table:table-cell office:value-type="float" office:value="0.999999999999176">
            <text:p>1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293823531">
            <text:p>1293823531</text:p>
          </table:table-cell>
          <table:table-cell office:value-type="float" office:value="343">
            <text:p>343</text:p>
          </table:table-cell>
          <table:table-cell office:value-type="float" office:value="170">
            <text:p>170</text:p>
          </table:table-cell>
          <table:table-cell office:value-type="float" office:value="158">
            <text:p>158</text:p>
          </table:table-cell>
          <table:table-cell office:value-type="float" office:value="1615">
            <text:p>1615</text:p>
          </table:table-cell>
          <table:table-cell office:value-type="float" office:value="0.015625">
            <text:p>0.02</text:p>
          </table:table-cell>
          <table:table-cell office:value-type="float" office:value="0.0000000000406430444854777">
            <text:p>4.06E-011</text:p>
          </table:table-cell>
          <table:table-cell office:value-type="float" office:value="0.999999999999761">
            <text:p>1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419252861">
            <text:p>1419252861</text:p>
          </table:table-cell>
          <table:table-cell office:value-type="float" office:value="512">
            <text:p>512</text:p>
          </table:table-cell>
          <table:table-cell table:number-columns-repeated="2" office:value-type="float" office:value="19">
            <text:p>19</text:p>
          </table:table-cell>
          <table:table-cell office:value-type="float" office:value="4464">
            <text:p>4464</text:p>
          </table:table-cell>
          <table:table-cell office:value-type="float" office:value="0">
            <text:p>0</text:p>
          </table:table-cell>
          <table:table-cell office:value-type="float" office:value="0.000000000226386021040526">
            <text:p>2.26E-010</text:p>
          </table:table-cell>
          <table:table-cell office:value-type="float" office:value="0.999999999988085">
            <text:p>1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959580059">
            <text:p>1959580059</text:p>
          </table:table-cell>
          <table:table-cell office:value-type="float" office:value="50653">
            <text:p>50653</text:p>
          </table:table-cell>
          <table:table-cell office:value-type="float" office:value="5000">
            <text:p>5000</text:p>
          </table:table-cell>
          <table:table-cell office:value-type="float" office:value="4389">
            <text:p>4389</text:p>
          </table:table-cell>
          <table:table-cell office:value-type="float" office:value="151140">
            <text:p>151140</text:p>
          </table:table-cell>
          <table:table-cell office:value-type="float" office:value="0.578125">
            <text:p>0.58</text:p>
          </table:table-cell>
          <table:table-cell office:value-type="float" office:value="0.0000000000604316596763965">
            <text:p>6.04E-011</text:p>
          </table:table-cell>
          <table:table-cell office:value-type="float" office:value="0.999999999999988">
            <text:p>1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09305811">
            <text:p>2009305811</text:p>
          </table:table-cell>
          <table:table-cell office:value-type="float" office:value="729">
            <text:p>729</text:p>
          </table:table-cell>
          <table:table-cell office:value-type="float" office:value="447">
            <text:p>447</text:p>
          </table:table-cell>
          <table:table-cell office:value-type="float" office:value="369">
            <text:p>369</text:p>
          </table:table-cell>
          <table:table-cell office:value-type="float" office:value="4392">
            <text:p>4392</text:p>
          </table:table-cell>
          <table:table-cell office:value-type="float" office:value="0.03125">
            <text:p>0.03</text:p>
          </table:table-cell>
          <table:table-cell office:value-type="float" office:value="0.0000000000698605617799331">
            <text:p>6.99E-011</text:p>
          </table:table-cell>
          <table:table-cell office:value-type="float" office:value="0.999999999999844">
            <text:p>1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636701203">
            <text:p>636701203</text:p>
          </table:table-cell>
          <table:table-cell office:value-type="float" office:value="13824">
            <text:p>13824</text:p>
          </table:table-cell>
          <table:table-cell office:value-type="float" office:value="5000">
            <text:p>5000</text:p>
          </table:table-cell>
          <table:table-cell office:value-type="float" office:value="4890">
            <text:p>4890</text:p>
          </table:table-cell>
          <table:table-cell office:value-type="float" office:value="32376">
            <text:p>32376</text:p>
          </table:table-cell>
          <table:table-cell office:value-type="float" office:value="2.046875">
            <text:p>2.05</text:p>
          </table:table-cell>
          <table:table-cell office:value-type="float" office:value="0.0000000000874251782079227">
            <text:p>8.74E-011</text:p>
          </table:table-cell>
          <table:table-cell office:value-type="float" office:value="0.999999999999983">
            <text:p>1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713182782">
            <text:p>1713182782</text:p>
          </table:table-cell>
          <table:table-cell office:value-type="float" office:value="27">
            <text:p>27</text:p>
          </table:table-cell>
          <table:table-cell table:number-columns-repeated="2" office:value-type="float" office:value="16">
            <text:p>16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0.0000000000246132003667299">
            <text:p>2.46E-011</text:p>
          </table:table-cell>
          <table:table-cell office:value-type="float" office:value="0.999999999998462">
            <text:p>1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460128612">
            <text:p>460128612</text:p>
          </table:table-cell>
          <table:table-cell office:value-type="float" office:value="91125">
            <text:p>91125</text:p>
          </table:table-cell>
          <table:table-cell office:value-type="float" office:value="5000">
            <text:p>5000</text:p>
          </table:table-cell>
          <table:table-cell office:value-type="float" office:value="4318">
            <text:p>4318</text:p>
          </table:table-cell>
          <table:table-cell office:value-type="float" office:value="550569">
            <text:p>550569</text:p>
          </table:table-cell>
          <table:table-cell office:value-type="float" office:value="1.234375">
            <text:p>1.23</text:p>
          </table:table-cell>
          <table:table-cell office:value-type="float" office:value="0.000000000241072939388687">
            <text:p>2.41E-010</text:p>
          </table:table-cell>
          <table:table-cell office:value-type="float" office:value="0.999999999999952">
            <text:p>1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353075767">
            <text:p>1353075767</text:p>
          </table:table-cell>
          <table:table-cell office:value-type="float" office:value="68921">
            <text:p>68921</text:p>
          </table:table-cell>
          <table:table-cell office:value-type="float" office:value="5000">
            <text:p>5000</text:p>
          </table:table-cell>
          <table:table-cell office:value-type="float" office:value="4133">
            <text:p>4133</text:p>
          </table:table-cell>
          <table:table-cell office:value-type="float" office:value="91189">
            <text:p>91189</text:p>
          </table:table-cell>
          <table:table-cell office:value-type="float" office:value="0.984375">
            <text:p>0.98</text:p>
          </table:table-cell>
          <table:table-cell office:value-type="float" office:value="0.0000000000594582161284052">
            <text:p>5.95E-011</text:p>
          </table:table-cell>
          <table:table-cell office:value-type="float" office:value="0.999999999999988">
            <text:p>1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456225793">
            <text:p>1456225793</text:p>
          </table:table-cell>
          <table:table-cell office:value-type="float" office:value="6859">
            <text:p>6859</text:p>
          </table:table-cell>
          <table:table-cell office:value-type="float" office:value="1896">
            <text:p>1896</text:p>
          </table:table-cell>
          <table:table-cell office:value-type="float" office:value="1743">
            <text:p>1743</text:p>
          </table:table-cell>
          <table:table-cell office:value-type="float" office:value="58665">
            <text:p>58665</text:p>
          </table:table-cell>
          <table:table-cell office:value-type="float" office:value="0.21875">
            <text:p>0.22</text:p>
          </table:table-cell>
          <table:table-cell office:value-type="float" office:value="0.00000000014210854715202">
            <text:p>1.42E-010</text:p>
          </table:table-cell>
          <table:table-cell office:value-type="float" office:value="0.999999999999925">
            <text:p>1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473642262">
            <text:p>1473642262</text:p>
          </table:table-cell>
          <table:table-cell office:value-type="float" office:value="4096">
            <text:p>4096</text:p>
          </table:table-cell>
          <table:table-cell office:value-type="float" office:value="2080">
            <text:p>2080</text:p>
          </table:table-cell>
          <table:table-cell office:value-type="float" office:value="2050">
            <text:p>2050</text:p>
          </table:table-cell>
          <table:table-cell office:value-type="float" office:value="37883">
            <text:p>37883</text:p>
          </table:table-cell>
          <table:table-cell office:value-type="float" office:value="0.328125">
            <text:p>0.33</text:p>
          </table:table-cell>
          <table:table-cell office:value-type="float" office:value="0.000000000156802570927539">
            <text:p>1.57E-010</text:p>
          </table:table-cell>
          <table:table-cell office:value-type="float" office:value="0.999999999999925">
            <text:p>1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698707592">
            <text:p>698707592</text:p>
          </table:table-cell>
          <table:table-cell office:value-type="float" office:value="2744">
            <text:p>2744</text:p>
          </table:table-cell>
          <table:table-cell office:value-type="float" office:value="1053">
            <text:p>1053</text:p>
          </table:table-cell>
          <table:table-cell office:value-type="float" office:value="913">
            <text:p>913</text:p>
          </table:table-cell>
          <table:table-cell office:value-type="float" office:value="5167">
            <text:p>5167</text:p>
          </table:table-cell>
          <table:table-cell office:value-type="float" office:value="0.28125">
            <text:p>0.28</text:p>
          </table:table-cell>
          <table:table-cell office:value-type="float" office:value="0.0000000000180619963430218">
            <text:p>1.81E-011</text:p>
          </table:table-cell>
          <table:table-cell office:value-type="float" office:value="0.999999999999983">
            <text:p>1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599257380">
            <text:p>1599257380</text:p>
          </table:table-cell>
          <table:table-cell office:value-type="float" office:value="21952">
            <text:p>21952</text:p>
          </table:table-cell>
          <table:table-cell office:value-type="float" office:value="5000">
            <text:p>5000</text:p>
          </table:table-cell>
          <table:table-cell office:value-type="float" office:value="4290">
            <text:p>4290</text:p>
          </table:table-cell>
          <table:table-cell office:value-type="float" office:value="129847">
            <text:p>129847</text:p>
          </table:table-cell>
          <table:table-cell office:value-type="float" office:value="0.453125">
            <text:p>0.45</text:p>
          </table:table-cell>
          <table:table-cell office:value-type="float" office:value="0.000000000134832589537837">
            <text:p>1.35E-010</text:p>
          </table:table-cell>
          <table:table-cell office:value-type="float" office:value="0.999999999999973">
            <text:p>1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156064202">
            <text:p>1156064202</text:p>
          </table:table-cell>
          <table:table-cell office:value-type="float" office:value="79507">
            <text:p>79507</text:p>
          </table:table-cell>
          <table:table-cell office:value-type="float" office:value="5000">
            <text:p>5000</text:p>
          </table:table-cell>
          <table:table-cell office:value-type="float" office:value="4668">
            <text:p>4668</text:p>
          </table:table-cell>
          <table:table-cell office:value-type="float" office:value="209497">
            <text:p>209497</text:p>
          </table:table-cell>
          <table:table-cell office:value-type="float" office:value="0.765625">
            <text:p>0.77</text:p>
          </table:table-cell>
          <table:table-cell office:value-type="float" office:value="0.0000000000811724021332338">
            <text:p>8.12E-011</text:p>
          </table:table-cell>
          <table:table-cell office:value-type="float" office:value="0.999999999999984">
            <text:p>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11039405">
            <text:p>711039405</text:p>
          </table:table-cell>
          <table:table-cell office:value-type="float" office:value="13824">
            <text:p>13824</text:p>
          </table:table-cell>
          <table:table-cell office:value-type="float" office:value="2825">
            <text:p>2825</text:p>
          </table:table-cell>
          <table:table-cell office:value-type="float" office:value="2457">
            <text:p>2457</text:p>
          </table:table-cell>
          <table:table-cell office:value-type="float" office:value="58845">
            <text:p>58845</text:p>
          </table:table-cell>
          <table:table-cell office:value-type="float" office:value="0.25">
            <text:p>0.25</text:p>
          </table:table-cell>
          <table:table-cell office:value-type="float" office:value="0.0000000000819682099972852">
            <text:p>8.20E-011</text:p>
          </table:table-cell>
          <table:table-cell office:value-type="float" office:value="0.999999999999971">
            <text:p>1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36790746">
            <text:p>136790746</text:p>
          </table:table-cell>
          <table:table-cell office:value-type="float" office:value="24389">
            <text:p>24389</text:p>
          </table:table-cell>
          <table:table-cell office:value-type="float" office:value="5000">
            <text:p>5000</text:p>
          </table:table-cell>
          <table:table-cell office:value-type="float" office:value="4283">
            <text:p>4283</text:p>
          </table:table-cell>
          <table:table-cell office:value-type="float" office:value="196109">
            <text:p>196109</text:p>
          </table:table-cell>
          <table:table-cell office:value-type="float" office:value="0.40625">
            <text:p>0.41</text:p>
          </table:table-cell>
          <table:table-cell office:value-type="float" office:value="0.000000000238060238189064">
            <text:p>2.38E-010</text:p>
          </table:table-cell>
          <table:table-cell office:value-type="float" office:value="0.999999999999952">
            <text:p>1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136228269">
            <text:p>2136228269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office:value-type="float" office:value="0.0000000000429878355134861">
            <text:p>4.30E-011</text:p>
          </table:table-cell>
          <table:table-cell office:value-type="float" office:value="0.999999999998465">
            <text:p>1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924270572">
            <text:p>924270572</text:p>
          </table:table-cell>
          <table:table-cell office:value-type="float" office:value="1000">
            <text:p>1000</text:p>
          </table:table-cell>
          <table:table-cell office:value-type="float" office:value="306">
            <text:p>306</text:p>
          </table:table-cell>
          <table:table-cell office:value-type="float" office:value="262">
            <text:p>262</text:p>
          </table:table-cell>
          <table:table-cell office:value-type="float" office:value="9798">
            <text:p>9798</text:p>
          </table:table-cell>
          <table:table-cell office:value-type="float" office:value="0.03125">
            <text:p>0.03</text:p>
          </table:table-cell>
          <table:table-cell office:value-type="float" office:value="0.000000000129773525259225">
            <text:p>1.30E-010</text:p>
          </table:table-cell>
          <table:table-cell office:value-type="float" office:value="0.999999999999576">
            <text:p>1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527391242">
            <text:p>1527391242</text:p>
          </table:table-cell>
          <table:table-cell office:value-type="float" office:value="39304">
            <text:p>39304</text:p>
          </table:table-cell>
          <table:table-cell office:value-type="float" office:value="5000">
            <text:p>5000</text:p>
          </table:table-cell>
          <table:table-cell office:value-type="float" office:value="4995">
            <text:p>4995</text:p>
          </table:table-cell>
          <table:table-cell office:value-type="float" office:value="271686">
            <text:p>271686</text:p>
          </table:table-cell>
          <table:table-cell office:value-type="float" office:value="1.421875">
            <text:p>1.42</text:p>
          </table:table-cell>
          <table:table-cell office:value-type="float" office:value="0.000000000168654423760017">
            <text:p>1.69E-010</text:p>
          </table:table-cell>
          <table:table-cell office:value-type="float" office:value="0.999999999999966">
            <text:p>1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688663691">
            <text:p>1688663691</text:p>
          </table:table-cell>
          <table:table-cell office:value-type="float" office:value="6859">
            <text:p>6859</text:p>
          </table:table-cell>
          <table:table-cell office:value-type="float" office:value="5000">
            <text:p>5000</text:p>
          </table:table-cell>
          <table:table-cell office:value-type="float" office:value="4094">
            <text:p>4094</text:p>
          </table:table-cell>
          <table:table-cell office:value-type="float" office:value="77102">
            <text:p>77102</text:p>
          </table:table-cell>
          <table:table-cell office:value-type="float" office:value="2.96875">
            <text:p>2.97</text:p>
          </table:table-cell>
          <table:table-cell office:value-type="float" office:value="0.000000000221803020394873">
            <text:p>2.22E-010</text:p>
          </table:table-cell>
          <table:table-cell office:value-type="float" office:value="0.999999999999956">
            <text:p>1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360160547">
            <text:p>1360160547</text:p>
          </table:table-cell>
          <table:table-cell office:value-type="float" office:value="343">
            <text:p>343</text:p>
          </table:table-cell>
          <table:table-cell office:value-type="float" office:value="262">
            <text:p>262</text:p>
          </table:table-cell>
          <table:table-cell office:value-type="float" office:value="249">
            <text:p>249</text:p>
          </table:table-cell>
          <table:table-cell office:value-type="float" office:value="4171">
            <text:p>4171</text:p>
          </table:table-cell>
          <table:table-cell office:value-type="float" office:value="0.171875">
            <text:p>0.17</text:p>
          </table:table-cell>
          <table:table-cell office:value-type="float" office:value="0.000000000162344804266468">
            <text:p>1.62E-010</text:p>
          </table:table-cell>
          <table:table-cell office:value-type="float" office:value="0.99999999999938">
            <text:p>1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714997407">
            <text:p>714997407</text:p>
          </table:table-cell>
          <table:table-cell office:value-type="float" office:value="1728">
            <text:p>1728</text:p>
          </table:table-cell>
          <table:table-cell office:value-type="float" office:value="1709">
            <text:p>1709</text:p>
          </table:table-cell>
          <table:table-cell office:value-type="float" office:value="1518">
            <text:p>1518</text:p>
          </table:table-cell>
          <table:table-cell office:value-type="float" office:value="23435">
            <text:p>23435</text:p>
          </table:table-cell>
          <table:table-cell office:value-type="float" office:value="1.90625">
            <text:p>1.91</text:p>
          </table:table-cell>
          <table:table-cell office:value-type="float" office:value="0.00000000028421709430404">
            <text:p>2.84E-010</text:p>
          </table:table-cell>
          <table:table-cell office:value-type="float" office:value="0.999999999999834">
            <text:p>1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700960055">
            <text:p>1700960055</text:p>
          </table:table-cell>
          <table:table-cell office:value-type="float" office:value="17576">
            <text:p>17576</text:p>
          </table:table-cell>
          <table:table-cell office:value-type="float" office:value="5000">
            <text:p>5000</text:p>
          </table:table-cell>
          <table:table-cell office:value-type="float" office:value="4976">
            <text:p>4976</text:p>
          </table:table-cell>
          <table:table-cell office:value-type="float" office:value="134896">
            <text:p>134896</text:p>
          </table:table-cell>
          <table:table-cell office:value-type="float" office:value="1.015625">
            <text:p>1.02</text:p>
          </table:table-cell>
          <table:table-cell office:value-type="float" office:value="0.000000000260172328125918">
            <text:p>2.60E-010</text:p>
          </table:table-cell>
          <table:table-cell office:value-type="float" office:value="0.999999999999948">
            <text:p>1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828712190">
            <text:p>828712190</text:p>
          </table:table-cell>
          <table:table-cell office:value-type="float" office:value="19683">
            <text:p>19683</text:p>
          </table:table-cell>
          <table:table-cell office:value-type="float" office:value="5000">
            <text:p>5000</text:p>
          </table:table-cell>
          <table:table-cell office:value-type="float" office:value="4401">
            <text:p>4401</text:p>
          </table:table-cell>
          <table:table-cell office:value-type="float" office:value="84038">
            <text:p>84038</text:p>
          </table:table-cell>
          <table:table-cell office:value-type="float" office:value="1.046875">
            <text:p>1.05</text:p>
          </table:table-cell>
          <table:table-cell office:value-type="float" office:value="0.000000000103568709164392">
            <text:p>1.04E-010</text:p>
          </table:table-cell>
          <table:table-cell office:value-type="float" office:value="0.999999999999979">
            <text:p>1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373916596">
            <text:p>1373916596</text:p>
          </table:table-cell>
          <table:table-cell office:value-type="float" office:value="1331">
            <text:p>1331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office:value-type="float" office:value="3094">
            <text:p>3094</text:p>
          </table:table-cell>
          <table:table-cell office:value-type="float" office:value="0.015625">
            <text:p>0.02</text:p>
          </table:table-cell>
          <table:table-cell office:value-type="float" office:value="0.0000000000541149347554892">
            <text:p>5.41E-011</text:p>
          </table:table-cell>
          <table:table-cell office:value-type="float" office:value="0.99999999999918">
            <text:p>1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987652505">
            <text:p>987652505</text:p>
          </table:table-cell>
          <table:table-cell office:value-type="float" office:value="2197">
            <text:p>2197</text:p>
          </table:table-cell>
          <table:table-cell office:value-type="float" office:value="1976">
            <text:p>1976</text:p>
          </table:table-cell>
          <table:table-cell office:value-type="float" office:value="1682">
            <text:p>1682</text:p>
          </table:table-cell>
          <table:table-cell office:value-type="float" office:value="13378">
            <text:p>13378</text:p>
          </table:table-cell>
          <table:table-cell office:value-type="float" office:value="0.90625">
            <text:p>0.91</text:p>
          </table:table-cell>
          <table:table-cell office:value-type="float" office:value="0.000000000170757630257867">
            <text:p>1.71E-010</text:p>
          </table:table-cell>
          <table:table-cell office:value-type="float" office:value="0.999999999999914">
            <text:p>1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691560359">
            <text:p>1691560359</text:p>
          </table:table-cell>
          <table:table-cell office:value-type="float" office:value="5832">
            <text:p>5832</text:p>
          </table:table-cell>
          <table:table-cell office:value-type="float" office:value="2092">
            <text:p>2092</text:p>
          </table:table-cell>
          <table:table-cell office:value-type="float" office:value="1915">
            <text:p>1915</text:p>
          </table:table-cell>
          <table:table-cell office:value-type="float" office:value="53135">
            <text:p>53135</text:p>
          </table:table-cell>
          <table:table-cell office:value-type="float" office:value="0.390625">
            <text:p>0.39</text:p>
          </table:table-cell>
          <table:table-cell office:value-type="float" office:value="0.000000000140573774842778">
            <text:p>1.41E-010</text:p>
          </table:table-cell>
          <table:table-cell office:value-type="float" office:value="0.999999999999933">
            <text:p>1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732376234">
            <text:p>1732376234</text:p>
          </table:table-cell>
          <table:table-cell office:value-type="float" office:value="512">
            <text:p>512</text:p>
          </table:table-cell>
          <table:table-cell office:value-type="float" office:value="309">
            <text:p>309</text:p>
          </table:table-cell>
          <table:table-cell office:value-type="float" office:value="266">
            <text:p>266</text:p>
          </table:table-cell>
          <table:table-cell office:value-type="float" office:value="2294">
            <text:p>2294</text:p>
          </table:table-cell>
          <table:table-cell office:value-type="float" office:value="0.046875">
            <text:p>0.05</text:p>
          </table:table-cell>
          <table:table-cell office:value-type="float" office:value="0.0000000000562749846721999">
            <text:p>5.63E-011</text:p>
          </table:table-cell>
          <table:table-cell office:value-type="float" office:value="0.999999999999818">
            <text:p>1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565665402">
            <text:p>1565665402</text:p>
          </table:table-cell>
          <table:table-cell office:value-type="float" office:value="29791">
            <text:p>29791</text:p>
          </table:table-cell>
          <table:table-cell office:value-type="float" office:value="5000">
            <text:p>5000</text:p>
          </table:table-cell>
          <table:table-cell office:value-type="float" office:value="4418">
            <text:p>4418</text:p>
          </table:table-cell>
          <table:table-cell office:value-type="float" office:value="222269">
            <text:p>222269</text:p>
          </table:table-cell>
          <table:table-cell office:value-type="float" office:value="0.6875">
            <text:p>0.69</text:p>
          </table:table-cell>
          <table:table-cell office:value-type="float" office:value="0.000000000210945927392458">
            <text:p>2.11E-010</text:p>
          </table:table-cell>
          <table:table-cell office:value-type="float" office:value="0.999999999999958">
            <text:p>1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537554446">
            <text:p>1537554446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00000000000125766064229538">
            <text:p>1.26E-012</text:p>
          </table:table-cell>
          <table:table-cell office:value-type="float" office:value="0.999999999999686">
            <text:p>1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022370499">
            <text:p>2022370499</text:p>
          </table:table-cell>
          <table:table-cell office:value-type="float" office:value="79507">
            <text:p>79507</text:p>
          </table:table-cell>
          <table:table-cell office:value-type="float" office:value="5000">
            <text:p>5000</text:p>
          </table:table-cell>
          <table:table-cell office:value-type="float" office:value="4090">
            <text:p>4090</text:p>
          </table:table-cell>
          <table:table-cell office:value-type="float" office:value="296773">
            <text:p>296773</text:p>
          </table:table-cell>
          <table:table-cell office:value-type="float" office:value="0.71875">
            <text:p>0.72</text:p>
          </table:table-cell>
          <table:table-cell office:value-type="float" office:value="0.000000000127840849017957">
            <text:p>1.28E-010</text:p>
          </table:table-cell>
          <table:table-cell office:value-type="float" office:value="0.999999999999974">
            <text:p>1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723278172">
            <text:p>723278172</text:p>
          </table:table-cell>
          <table:table-cell office:value-type="float" office:value="35937">
            <text:p>35937</text:p>
          </table:table-cell>
          <table:table-cell office:value-type="float" office:value="5000">
            <text:p>5000</text:p>
          </table:table-cell>
          <table:table-cell office:value-type="float" office:value="4148">
            <text:p>4148</text:p>
          </table:table-cell>
          <table:table-cell office:value-type="float" office:value="92417">
            <text:p>92417</text:p>
          </table:table-cell>
          <table:table-cell office:value-type="float" office:value="0.46875">
            <text:p>0.47</text:p>
          </table:table-cell>
          <table:table-cell office:value-type="float" office:value="0.0000000000492548224428902">
            <text:p>4.93E-011</text:p>
          </table:table-cell>
          <table:table-cell office:value-type="float" office:value="0.99999999999999">
            <text:p>1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93369564">
            <text:p>193369564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0.0000000000110560449684272">
            <text:p>1.11E-011</text:p>
          </table:table-cell>
          <table:table-cell office:value-type="float" office:value="0.999999999998618">
            <text:p>1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676676071">
            <text:p>676676071</text:p>
          </table:table-cell>
          <table:table-cell office:value-type="float" office:value="729">
            <text:p>729</text:p>
          </table:table-cell>
          <table:table-cell office:value-type="float" office:value="316">
            <text:p>316</text:p>
          </table:table-cell>
          <table:table-cell office:value-type="float" office:value="279">
            <text:p>279</text:p>
          </table:table-cell>
          <table:table-cell office:value-type="float" office:value="7938">
            <text:p>7938</text:p>
          </table:table-cell>
          <table:table-cell office:value-type="float" office:value="0.03125">
            <text:p>0.03</text:p>
          </table:table-cell>
          <table:table-cell office:value-type="float" office:value="0.000000000117836407298455">
            <text:p>1.18E-010</text:p>
          </table:table-cell>
          <table:table-cell office:value-type="float" office:value="0.999999999999627">
            <text:p>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358819455">
            <text:p>1358819455</text:p>
          </table:table-cell>
          <table:table-cell office:value-type="float" office:value="27000">
            <text:p>27000</text:p>
          </table:table-cell>
          <table:table-cell office:value-type="float" office:value="5000">
            <text:p>5000</text:p>
          </table:table-cell>
          <table:table-cell office:value-type="float" office:value="4470">
            <text:p>4470</text:p>
          </table:table-cell>
          <table:table-cell office:value-type="float" office:value="155986">
            <text:p>155986</text:p>
          </table:table-cell>
          <table:table-cell office:value-type="float" office:value="0.484375">
            <text:p>0.48</text:p>
          </table:table-cell>
          <table:table-cell office:value-type="float" office:value="0.000000000101067598734517">
            <text:p>1.01E-010</text:p>
          </table:table-cell>
          <table:table-cell office:value-type="float" office:value="0.99999999999998">
            <text:p>1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486370113">
            <text:p>486370113</text:p>
          </table:table-cell>
          <table:table-cell office:value-type="float" office:value="2197">
            <text:p>2197</text:p>
          </table:table-cell>
          <table:table-cell office:value-type="float" office:value="1797">
            <text:p>1797</text:p>
          </table:table-cell>
          <table:table-cell office:value-type="float" office:value="1536">
            <text:p>1536</text:p>
          </table:table-cell>
          <table:table-cell office:value-type="float" office:value="29562">
            <text:p>29562</text:p>
          </table:table-cell>
          <table:table-cell office:value-type="float" office:value="0.265625">
            <text:p>0.27</text:p>
          </table:table-cell>
          <table:table-cell office:value-type="float" office:value="0.00000000035106495488435">
            <text:p>3.51E-010</text:p>
          </table:table-cell>
          <table:table-cell office:value-type="float" office:value="0.999999999999805">
            <text:p>1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715062055">
            <text:p>1715062055</text:p>
          </table:table-cell>
          <table:table-cell office:value-type="float" office:value="4913">
            <text:p>4913</text:p>
          </table:table-cell>
          <table:table-cell office:value-type="float" office:value="3259">
            <text:p>3259</text:p>
          </table:table-cell>
          <table:table-cell office:value-type="float" office:value="3130">
            <text:p>3130</text:p>
          </table:table-cell>
          <table:table-cell office:value-type="float" office:value="40622">
            <text:p>40622</text:p>
          </table:table-cell>
          <table:table-cell office:value-type="float" office:value="0.53125">
            <text:p>0.53</text:p>
          </table:table-cell>
          <table:table-cell office:value-type="float" office:value="0.000000000122327037388459">
            <text:p>1.22E-010</text:p>
          </table:table-cell>
          <table:table-cell office:value-type="float" office:value="0.999999999999962">
            <text:p>1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984890539">
            <text:p>1984890539</text:p>
          </table:table-cell>
          <table:table-cell office:value-type="float" office:value="27000">
            <text:p>27000</text:p>
          </table:table-cell>
          <table:table-cell office:value-type="float" office:value="5000">
            <text:p>5000</text:p>
          </table:table-cell>
          <table:table-cell office:value-type="float" office:value="4844">
            <text:p>4844</text:p>
          </table:table-cell>
          <table:table-cell office:value-type="float" office:value="298662">
            <text:p>298662</text:p>
          </table:table-cell>
          <table:table-cell office:value-type="float" office:value="0.796875">
            <text:p>0.8</text:p>
          </table:table-cell>
          <table:table-cell office:value-type="float" office:value="0.000000000285581336356699">
            <text:p>2.86E-010</text:p>
          </table:table-cell>
          <table:table-cell office:value-type="float" office:value="0.999999999999943">
            <text:p>1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870286597">
            <text:p>870286597</text:p>
          </table:table-cell>
          <table:table-cell office:value-type="float" office:value="35937">
            <text:p>35937</text:p>
          </table:table-cell>
          <table:table-cell office:value-type="float" office:value="1180">
            <text:p>1180</text:p>
          </table:table-cell>
          <table:table-cell office:value-type="float" office:value="1073">
            <text:p>1073</text:p>
          </table:table-cell>
          <table:table-cell office:value-type="float" office:value="248767">
            <text:p>248767</text:p>
          </table:table-cell>
          <table:table-cell office:value-type="float" office:value="0.578125">
            <text:p>0.58</text:p>
          </table:table-cell>
          <table:table-cell office:value-type="float" office:value="0.000000000374711817130446">
            <text:p>3.75E-010</text:p>
          </table:table-cell>
          <table:table-cell office:value-type="float" office:value="0.999999999999682">
            <text:p>1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666466495">
            <text:p>666466495</text:p>
          </table:table-cell>
          <table:table-cell office:value-type="float" office:value="68921">
            <text:p>68921</text:p>
          </table:table-cell>
          <table:table-cell office:value-type="float" office:value="5000">
            <text:p>5000</text:p>
          </table:table-cell>
          <table:table-cell office:value-type="float" office:value="4631">
            <text:p>4631</text:p>
          </table:table-cell>
          <table:table-cell office:value-type="float" office:value="668976">
            <text:p>668976</text:p>
          </table:table-cell>
          <table:table-cell office:value-type="float" office:value="1.90625">
            <text:p>1.91</text:p>
          </table:table-cell>
          <table:table-cell office:value-type="float" office:value="0.000000000394493326894008">
            <text:p>3.94E-010</text:p>
          </table:table-cell>
          <table:table-cell office:value-type="float" office:value="0.999999999999921">
            <text:p>1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307502534">
            <text:p>1307502534</text:p>
          </table:table-cell>
          <table:table-cell office:value-type="float" office:value="5832">
            <text:p>5832</text:p>
          </table:table-cell>
          <table:table-cell office:value-type="float" office:value="2806">
            <text:p>2806</text:p>
          </table:table-cell>
          <table:table-cell office:value-type="float" office:value="2536">
            <text:p>2536</text:p>
          </table:table-cell>
          <table:table-cell office:value-type="float" office:value="16397">
            <text:p>16397</text:p>
          </table:table-cell>
          <table:table-cell office:value-type="float" office:value="2.078125">
            <text:p>2.08</text:p>
          </table:table-cell>
          <table:table-cell office:value-type="float" office:value="0.0000000000444515535491519">
            <text:p>4.45E-011</text:p>
          </table:table-cell>
          <table:table-cell office:value-type="float" office:value="0.999999999999984">
            <text:p>1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920300418">
            <text:p>1920300418</text:p>
          </table:table-cell>
          <table:table-cell office:value-type="float" office:value="15625">
            <text:p>15625</text:p>
          </table:table-cell>
          <table:table-cell office:value-type="float" office:value="5000">
            <text:p>5000</text:p>
          </table:table-cell>
          <table:table-cell office:value-type="float" office:value="4268">
            <text:p>4268</text:p>
          </table:table-cell>
          <table:table-cell office:value-type="float" office:value="76551">
            <text:p>76551</text:p>
          </table:table-cell>
          <table:table-cell office:value-type="float" office:value="0.875">
            <text:p>0.88</text:p>
          </table:table-cell>
          <table:table-cell office:value-type="float" office:value="0.000000000102488684206037">
            <text:p>1.02E-010</text:p>
          </table:table-cell>
          <table:table-cell office:value-type="float" office:value="0.99999999999998">
            <text:p>1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76852868">
            <text:p>176852868</text:p>
          </table:table-cell>
          <table:table-cell office:value-type="float" office:value="216">
            <text:p>216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float" office:value="0.0000000000203499439521693">
            <text:p>2.03E-011</text:p>
          </table:table-cell>
          <table:table-cell office:value-type="float" office:value="0.999999999999548">
            <text:p>1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42066608">
            <text:p>42066608</text:p>
          </table:table-cell>
          <table:table-cell office:value-type="float" office:value="27">
            <text:p>27</text:p>
          </table:table-cell>
          <table:table-cell table:number-columns-repeated="2"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0.0000000000671889210934751">
            <text:p>6.72E-011</text:p>
          </table:table-cell>
          <table:table-cell office:value-type="float" office:value="0.999999999993281">
            <text:p>1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724378280">
            <text:p>724378280</text:p>
          </table:table-cell>
          <table:table-cell office:value-type="float" office:value="343">
            <text:p>343</text:p>
          </table:table-cell>
          <table:table-cell office:value-type="float" office:value="186">
            <text:p>186</text:p>
          </table:table-cell>
          <table:table-cell office:value-type="float" office:value="154">
            <text:p>154</text:p>
          </table:table-cell>
          <table:table-cell office:value-type="float" office:value="4482">
            <text:p>4482</text:p>
          </table:table-cell>
          <table:table-cell office:value-type="float" office:value="0.03125">
            <text:p>0.03</text:p>
          </table:table-cell>
          <table:table-cell office:value-type="float" office:value="0.000000000181586301550851">
            <text:p>1.82E-010</text:p>
          </table:table-cell>
          <table:table-cell office:value-type="float" office:value="0.999999999999024">
            <text:p>1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357199774">
            <text:p>1357199774</text:p>
          </table:table-cell>
          <table:table-cell office:value-type="float" office:value="729">
            <text:p>729</text:p>
          </table:table-cell>
          <table:table-cell office:value-type="float" office:value="235">
            <text:p>235</text:p>
          </table:table-cell>
          <table:table-cell office:value-type="float" office:value="216">
            <text:p>216</text:p>
          </table:table-cell>
          <table:table-cell office:value-type="float" office:value="3739">
            <text:p>3739</text:p>
          </table:table-cell>
          <table:table-cell office:value-type="float" office:value="0.03125">
            <text:p>0.03</text:p>
          </table:table-cell>
          <table:table-cell office:value-type="float" office:value="0.0000000000486011231259909">
            <text:p>4.86E-011</text:p>
          </table:table-cell>
          <table:table-cell office:value-type="float" office:value="0.999999999999793">
            <text:p>1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970444852">
            <text:p>970444852</text:p>
          </table:table-cell>
          <table:table-cell office:value-type="float" office:value="1728">
            <text:p>1728</text:p>
          </table:table-cell>
          <table:table-cell office:value-type="float" office:value="893">
            <text:p>893</text:p>
          </table:table-cell>
          <table:table-cell office:value-type="float" office:value="845">
            <text:p>845</text:p>
          </table:table-cell>
          <table:table-cell office:value-type="float" office:value="22654">
            <text:p>22654</text:p>
          </table:table-cell>
          <table:table-cell office:value-type="float" office:value="0.1875">
            <text:p>0.19</text:p>
          </table:table-cell>
          <table:table-cell office:value-type="float" office:value="0.000000000267959876509849">
            <text:p>2.68E-010</text:p>
          </table:table-cell>
          <table:table-cell office:value-type="float" office:value="0.9999999999997">
            <text:p>1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206244350">
            <text:p>1206244350</text:p>
          </table:table-cell>
          <table:table-cell office:value-type="float" office:value="32768">
            <text:p>32768</text:p>
          </table:table-cell>
          <table:table-cell office:value-type="float" office:value="5000">
            <text:p>5000</text:p>
          </table:table-cell>
          <table:table-cell office:value-type="float" office:value="4241">
            <text:p>4241</text:p>
          </table:table-cell>
          <table:table-cell office:value-type="float" office:value="52562">
            <text:p>52562</text:p>
          </table:table-cell>
          <table:table-cell office:value-type="float" office:value="1.40625">
            <text:p>1.41</text:p>
          </table:table-cell>
          <table:table-cell office:value-type="float" office:value="0.000000000036720848584082">
            <text:p>3.67E-011</text:p>
          </table:table-cell>
          <table:table-cell office:value-type="float" office:value="0.999999999999993">
            <text:p>1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362988403">
            <text:p>362988403</text:p>
          </table:table-cell>
          <table:table-cell office:value-type="float" office:value="4096">
            <text:p>4096</text:p>
          </table:table-cell>
          <table:table-cell office:value-type="float" office:value="1169">
            <text:p>1169</text:p>
          </table:table-cell>
          <table:table-cell office:value-type="float" office:value="1109">
            <text:p>1109</text:p>
          </table:table-cell>
          <table:table-cell office:value-type="float" office:value="20371">
            <text:p>20371</text:p>
          </table:table-cell>
          <table:table-cell office:value-type="float" office:value="0.203125">
            <text:p>0.2</text:p>
          </table:table-cell>
          <table:table-cell office:value-type="float" office:value="0.0000000000762838681112044">
            <text:p>7.63E-011</text:p>
          </table:table-cell>
          <table:table-cell office:value-type="float" office:value="0.999999999999935">
            <text:p>1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748438124">
            <text:p>1748438124</text:p>
          </table:table-cell>
          <table:table-cell office:value-type="float" office:value="97336">
            <text:p>97336</text:p>
          </table:table-cell>
          <table:table-cell office:value-type="float" office:value="5000">
            <text:p>5000</text:p>
          </table:table-cell>
          <table:table-cell office:value-type="float" office:value="4866">
            <text:p>4866</text:p>
          </table:table-cell>
          <table:table-cell office:value-type="float" office:value="638929">
            <text:p>638929</text:p>
          </table:table-cell>
          <table:table-cell office:value-type="float" office:value="1.03125">
            <text:p>1.03</text:p>
          </table:table-cell>
          <table:table-cell office:value-type="float" office:value="0.000000000228510543820448">
            <text:p>2.29E-010</text:p>
          </table:table-cell>
          <table:table-cell office:value-type="float" office:value="0.999999999999954">
            <text:p>1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829323641">
            <text:p>829323641</text:p>
          </table:table-cell>
          <table:table-cell office:value-type="float" office:value="64000">
            <text:p>64000</text:p>
          </table:table-cell>
          <table:table-cell office:value-type="float" office:value="5000">
            <text:p>5000</text:p>
          </table:table-cell>
          <table:table-cell office:value-type="float" office:value="4800">
            <text:p>4800</text:p>
          </table:table-cell>
          <table:table-cell office:value-type="float" office:value="134030">
            <text:p>134030</text:p>
          </table:table-cell>
          <table:table-cell office:value-type="float" office:value="0.671875">
            <text:p>0.67</text:p>
          </table:table-cell>
          <table:table-cell office:value-type="float" office:value="0.0000000000727595761418343">
            <text:p>7.28E-011</text:p>
          </table:table-cell>
          <table:table-cell office:value-type="float" office:value="0.999999999999985">
            <text:p>1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158312048">
            <text:p>1158312048</text:p>
          </table:table-cell>
          <table:table-cell office:value-type="float" office:value="512">
            <text:p>512</text:p>
          </table:table-cell>
          <table:table-cell office:value-type="float" office:value="384">
            <text:p>384</text:p>
          </table:table-cell>
          <table:table-cell office:value-type="float" office:value="378">
            <text:p>378</text:p>
          </table:table-cell>
          <table:table-cell office:value-type="float" office:value="3956">
            <text:p>3956</text:p>
          </table:table-cell>
          <table:table-cell office:value-type="float" office:value="0.046875">
            <text:p>0.05</text:p>
          </table:table-cell>
          <table:table-cell office:value-type="float" office:value="0.0000000000848672243591864">
            <text:p>8.49E-011</text:p>
          </table:table-cell>
          <table:table-cell office:value-type="float" office:value="0.999999999999779">
            <text:p>1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51276157">
            <text:p>351276157</text:p>
          </table:table-cell>
          <table:table-cell office:value-type="float" office:value="74088">
            <text:p>74088</text:p>
          </table:table-cell>
          <table:table-cell office:value-type="float" office:value="5000">
            <text:p>5000</text:p>
          </table:table-cell>
          <table:table-cell office:value-type="float" office:value="4335">
            <text:p>4335</text:p>
          </table:table-cell>
          <table:table-cell office:value-type="float" office:value="452087">
            <text:p>452087</text:p>
          </table:table-cell>
          <table:table-cell office:value-type="float" office:value="1.921875">
            <text:p>1.92</text:p>
          </table:table-cell>
          <table:table-cell office:value-type="float" office:value="0.000000000180648385139648">
            <text:p>1.81E-010</text:p>
          </table:table-cell>
          <table:table-cell office:value-type="float" office:value="0.999999999999964">
            <text:p>1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570645311">
            <text:p>570645311</text:p>
          </table:table-cell>
          <table:table-cell office:value-type="float" office:value="42875">
            <text:p>42875</text:p>
          </table:table-cell>
          <table:table-cell office:value-type="float" office:value="5000">
            <text:p>5000</text:p>
          </table:table-cell>
          <table:table-cell office:value-type="float" office:value="4005">
            <text:p>4005</text:p>
          </table:table-cell>
          <table:table-cell office:value-type="float" office:value="156442">
            <text:p>156442</text:p>
          </table:table-cell>
          <table:table-cell office:value-type="float" office:value="0.96875">
            <text:p>0.97</text:p>
          </table:table-cell>
          <table:table-cell office:value-type="float" office:value="0.0000000000831050783745013">
            <text:p>8.31E-011</text:p>
          </table:table-cell>
          <table:table-cell office:value-type="float" office:value="0.999999999999983">
            <text:p>1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128007490">
            <text:p>1128007490</text:p>
          </table:table-cell>
          <table:table-cell office:value-type="float" office:value="59319">
            <text:p>59319</text:p>
          </table:table-cell>
          <table:table-cell office:value-type="float" office:value="5000">
            <text:p>5000</text:p>
          </table:table-cell>
          <table:table-cell office:value-type="float" office:value="4345">
            <text:p>4345</text:p>
          </table:table-cell>
          <table:table-cell office:value-type="float" office:value="232789">
            <text:p>232789</text:p>
          </table:table-cell>
          <table:table-cell office:value-type="float" office:value="0.828125">
            <text:p>0.83</text:p>
          </table:table-cell>
          <table:table-cell office:value-type="float" office:value="0.00000000013363887774176">
            <text:p>1.34E-010</text:p>
          </table:table-cell>
          <table:table-cell office:value-type="float" office:value="0.999999999999973">
            <text:p>1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842937721">
            <text:p>842937721</text:p>
          </table:table-cell>
          <table:table-cell office:value-type="float" office:value="85184">
            <text:p>85184</text:p>
          </table:table-cell>
          <table:table-cell office:value-type="float" office:value="5000">
            <text:p>5000</text:p>
          </table:table-cell>
          <table:table-cell office:value-type="float" office:value="4306">
            <text:p>4306</text:p>
          </table:table-cell>
          <table:table-cell office:value-type="float" office:value="648199">
            <text:p>648199</text:p>
          </table:table-cell>
          <table:table-cell office:value-type="float" office:value="1.953125">
            <text:p>1.95</text:p>
          </table:table-cell>
          <table:table-cell office:value-type="float" office:value="0.000000000302094349535764">
            <text:p>3.02E-010</text:p>
          </table:table-cell>
          <table:table-cell office:value-type="float" office:value="0.99999999999994">
            <text:p>1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951600777">
            <text:p>951600777</text:p>
          </table:table-cell>
          <table:table-cell office:value-type="float" office:value="15625">
            <text:p>15625</text:p>
          </table:table-cell>
          <table:table-cell office:value-type="float" office:value="5000">
            <text:p>5000</text:p>
          </table:table-cell>
          <table:table-cell office:value-type="float" office:value="4314">
            <text:p>4314</text:p>
          </table:table-cell>
          <table:table-cell office:value-type="float" office:value="114694">
            <text:p>114694</text:p>
          </table:table-cell>
          <table:table-cell office:value-type="float" office:value="0.90625">
            <text:p>0.91</text:p>
          </table:table-cell>
          <table:table-cell office:value-type="float" office:value="0.000000000138982159114676">
            <text:p>1.39E-010</text:p>
          </table:table-cell>
          <table:table-cell office:value-type="float" office:value="0.999999999999972">
            <text:p>1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79854083">
            <text:p>279854083</text:p>
          </table:table-cell>
          <table:table-cell office:value-type="float" office:value="6859">
            <text:p>6859</text:p>
          </table:table-cell>
          <table:table-cell office:value-type="float" office:value="1972">
            <text:p>1972</text:p>
          </table:table-cell>
          <table:table-cell office:value-type="float" office:value="1955">
            <text:p>1955</text:p>
          </table:table-cell>
          <table:table-cell office:value-type="float" office:value="71570">
            <text:p>71570</text:p>
          </table:table-cell>
          <table:table-cell office:value-type="float" office:value="0.40625">
            <text:p>0.41</text:p>
          </table:table-cell>
          <table:table-cell office:value-type="float" office:value="0.000000000265487187789404">
            <text:p>2.65E-010</text:p>
          </table:table-cell>
          <table:table-cell office:value-type="float" office:value="0.999999999999865">
            <text:p>1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926603674">
            <text:p>1926603674</text:p>
          </table:table-cell>
          <table:table-cell office:value-type="float" office:value="4096">
            <text:p>4096</text:p>
          </table:table-cell>
          <table:table-cell office:value-type="float" office:value="1335">
            <text:p>1335</text:p>
          </table:table-cell>
          <table:table-cell office:value-type="float" office:value="1111">
            <text:p>1111</text:p>
          </table:table-cell>
          <table:table-cell office:value-type="float" office:value="33522">
            <text:p>33522</text:p>
          </table:table-cell>
          <table:table-cell office:value-type="float" office:value="0.234375">
            <text:p>0.23</text:p>
          </table:table-cell>
          <table:table-cell office:value-type="float" office:value="0.000000000181216819328256">
            <text:p>1.81E-010</text:p>
          </table:table-cell>
          <table:table-cell office:value-type="float" office:value="0.999999999999864">
            <text:p>1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947229809">
            <text:p>947229809</text:p>
          </table:table-cell>
          <table:table-cell office:value-type="float" office:value="2744">
            <text:p>2744</text:p>
          </table:table-cell>
          <table:table-cell office:value-type="float" office:value="1002">
            <text:p>1002</text:p>
          </table:table-cell>
          <table:table-cell office:value-type="float" office:value="972">
            <text:p>972</text:p>
          </table:table-cell>
          <table:table-cell office:value-type="float" office:value="29128">
            <text:p>29128</text:p>
          </table:table-cell>
          <table:table-cell office:value-type="float" office:value="0.171875">
            <text:p>0.17</text:p>
          </table:table-cell>
          <table:table-cell office:value-type="float" office:value="0.00000000015825207810849">
            <text:p>1.58E-010</text:p>
          </table:table-cell>
          <table:table-cell office:value-type="float" office:value="0.999999999999842">
            <text:p>1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172032538">
            <text:p>1172032538</text:p>
          </table:table-cell>
          <table:table-cell office:value-type="float" office:value="12167">
            <text:p>12167</text:p>
          </table:table-cell>
          <table:table-cell office:value-type="float" office:value="5000">
            <text:p>5000</text:p>
          </table:table-cell>
          <table:table-cell office:value-type="float" office:value="4230">
            <text:p>4230</text:p>
          </table:table-cell>
          <table:table-cell office:value-type="float" office:value="55910">
            <text:p>55910</text:p>
          </table:table-cell>
          <table:table-cell office:value-type="float" office:value="1.046875">
            <text:p>1.05</text:p>
          </table:table-cell>
          <table:table-cell office:value-type="float" office:value="0.0000000000728164195606951">
            <text:p>7.28E-011</text:p>
          </table:table-cell>
          <table:table-cell office:value-type="float" office:value="0.999999999999985">
            <text:p>1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678589419">
            <text:p>678589419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649">
            <text:p>1649</text:p>
          </table:table-cell>
          <table:table-cell office:value-type="float" office:value="0.015625">
            <text:p>0.02</text:p>
          </table:table-cell>
          <table:table-cell office:value-type="float" office:value="0.0000000000862314664118458">
            <text:p>8.62E-011</text:p>
          </table:table-cell>
          <table:table-cell office:value-type="float" office:value="0.999999999998432">
            <text:p>1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03239103">
            <text:p>103239103</text:p>
          </table:table-cell>
          <table:table-cell office:value-type="float" office:value="68921">
            <text:p>68921</text:p>
          </table:table-cell>
          <table:table-cell office:value-type="float" office:value="5000">
            <text:p>5000</text:p>
          </table:table-cell>
          <table:table-cell office:value-type="float" office:value="4722">
            <text:p>4722</text:p>
          </table:table-cell>
          <table:table-cell office:value-type="float" office:value="310455">
            <text:p>310455</text:p>
          </table:table-cell>
          <table:table-cell office:value-type="float" office:value="0.75">
            <text:p>0.75</text:p>
          </table:table-cell>
          <table:table-cell office:value-type="float" office:value="0.000000000117182707981556">
            <text:p>1.17E-010</text:p>
          </table:table-cell>
          <table:table-cell office:value-type="float" office:value="0.999999999999977">
            <text:p>1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94932552">
            <text:p>294932552</text:p>
          </table:table-cell>
          <table:table-cell office:value-type="float" office:value="21952">
            <text:p>21952</text:p>
          </table:table-cell>
          <table:table-cell office:value-type="float" office:value="5000">
            <text:p>5000</text:p>
          </table:table-cell>
          <table:table-cell office:value-type="float" office:value="4468">
            <text:p>4468</text:p>
          </table:table-cell>
          <table:table-cell office:value-type="float" office:value="169029">
            <text:p>169029</text:p>
          </table:table-cell>
          <table:table-cell office:value-type="float" office:value="0.484375">
            <text:p>0.48</text:p>
          </table:table-cell>
          <table:table-cell office:value-type="float" office:value="0.00000000023214852262754">
            <text:p>2.32E-010</text:p>
          </table:table-cell>
          <table:table-cell office:value-type="float" office:value="0.999999999999953">
            <text:p>1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116864734">
            <text:p>1116864734</text:p>
          </table:table-cell>
          <table:table-cell office:value-type="float" office:value="32768">
            <text:p>32768</text:p>
          </table:table-cell>
          <table:table-cell office:value-type="float" office:value="5000">
            <text:p>5000</text:p>
          </table:table-cell>
          <table:table-cell office:value-type="float" office:value="4956">
            <text:p>4956</text:p>
          </table:table-cell>
          <table:table-cell office:value-type="float" office:value="224372">
            <text:p>224372</text:p>
          </table:table-cell>
          <table:table-cell office:value-type="float" office:value="0.5">
            <text:p>0.5</text:p>
          </table:table-cell>
          <table:table-cell office:value-type="float" office:value="0.000000000165414348884951">
            <text:p>1.65E-010</text:p>
          </table:table-cell>
          <table:table-cell office:value-type="float" office:value="0.999999999999967">
            <text:p>1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473145237">
            <text:p>1473145237</text:p>
          </table:table-cell>
          <table:table-cell office:value-type="float" office:value="27000">
            <text:p>27000</text:p>
          </table:table-cell>
          <table:table-cell office:value-type="float" office:value="5000">
            <text:p>5000</text:p>
          </table:table-cell>
          <table:table-cell office:value-type="float" office:value="4450">
            <text:p>4450</text:p>
          </table:table-cell>
          <table:table-cell office:value-type="float" office:value="150340">
            <text:p>150340</text:p>
          </table:table-cell>
          <table:table-cell office:value-type="float" office:value="0.40625">
            <text:p>0.41</text:p>
          </table:table-cell>
          <table:table-cell office:value-type="float" office:value="0.000000000152567736222409">
            <text:p>1.53E-010</text:p>
          </table:table-cell>
          <table:table-cell office:value-type="float" office:value="0.999999999999969">
            <text:p>1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971004809">
            <text:p>1971004809</text:p>
          </table:table-cell>
          <table:table-cell office:value-type="float" office:value="91125">
            <text:p>91125</text:p>
          </table:table-cell>
          <table:table-cell office:value-type="float" office:value="5000">
            <text:p>5000</text:p>
          </table:table-cell>
          <table:table-cell office:value-type="float" office:value="4638">
            <text:p>4638</text:p>
          </table:table-cell>
          <table:table-cell office:value-type="float" office:value="609059">
            <text:p>609059</text:p>
          </table:table-cell>
          <table:table-cell office:value-type="float" office:value="1">
            <text:p>1</text:p>
          </table:table-cell>
          <table:table-cell office:value-type="float" office:value="0.000000000295301560981898">
            <text:p>2.95E-010</text:p>
          </table:table-cell>
          <table:table-cell office:value-type="float" office:value="0.999999999999941">
            <text:p>1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965383625">
            <text:p>1965383625</text:p>
          </table:table-cell>
          <table:table-cell office:value-type="float" office:value="3375">
            <text:p>3375</text:p>
          </table:table-cell>
          <table:table-cell office:value-type="float" office:value="165">
            <text:p>165</text:p>
          </table:table-cell>
          <table:table-cell office:value-type="float" office:value="142">
            <text:p>142</text:p>
          </table:table-cell>
          <table:table-cell office:value-type="float" office:value="29818">
            <text:p>29818</text:p>
          </table:table-cell>
          <table:table-cell office:value-type="float" office:value="0.03125">
            <text:p>0.03</text:p>
          </table:table-cell>
          <table:table-cell office:value-type="float" office:value="0.000000000323097992804833">
            <text:p>3.23E-010</text:p>
          </table:table-cell>
          <table:table-cell office:value-type="float" office:value="0.999999999998042">
            <text:p>1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691315481">
            <text:p>691315481</text:p>
          </table:table-cell>
          <table:table-cell office:value-type="float" office:value="59319">
            <text:p>59319</text:p>
          </table:table-cell>
          <table:table-cell office:value-type="float" office:value="5000">
            <text:p>5000</text:p>
          </table:table-cell>
          <table:table-cell office:value-type="float" office:value="4398">
            <text:p>4398</text:p>
          </table:table-cell>
          <table:table-cell office:value-type="float" office:value="155403">
            <text:p>155403</text:p>
          </table:table-cell>
          <table:table-cell office:value-type="float" office:value="0.5625">
            <text:p>0.56</text:p>
          </table:table-cell>
          <table:table-cell office:value-type="float" office:value="0.000000000096520125225652">
            <text:p>9.65E-011</text:p>
          </table:table-cell>
          <table:table-cell office:value-type="float" office:value="0.999999999999981">
            <text:p>1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807492228">
            <text:p>807492228</text:p>
          </table:table-cell>
          <table:table-cell office:value-type="float" office:value="2744">
            <text:p>2744</text:p>
          </table:table-cell>
          <table:table-cell office:value-type="float" office:value="355">
            <text:p>355</text:p>
          </table:table-cell>
          <table:table-cell office:value-type="float" office:value="301">
            <text:p>301</text:p>
          </table:table-cell>
          <table:table-cell office:value-type="float" office:value="5166">
            <text:p>5166</text:p>
          </table:table-cell>
          <table:table-cell office:value-type="float" office:value="0.015625">
            <text:p>0.02</text:p>
          </table:table-cell>
          <table:table-cell office:value-type="float" office:value="0.0000000000472368810733315">
            <text:p>4.72E-011</text:p>
          </table:table-cell>
          <table:table-cell office:value-type="float" office:value="0.999999999999867">
            <text:p>1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414522097">
            <text:p>414522097</text:p>
          </table:table-cell>
          <table:table-cell office:value-type="float" office:value="54872">
            <text:p>54872</text:p>
          </table:table-cell>
          <table:table-cell office:value-type="float" office:value="5000">
            <text:p>5000</text:p>
          </table:table-cell>
          <table:table-cell office:value-type="float" office:value="4952">
            <text:p>4952</text:p>
          </table:table-cell>
          <table:table-cell office:value-type="float" office:value="74009">
            <text:p>74009</text:p>
          </table:table-cell>
          <table:table-cell office:value-type="float" office:value="0.859375">
            <text:p>0.86</text:p>
          </table:table-cell>
          <table:table-cell office:value-type="float" office:value="0.0000000000381135123461718">
            <text:p>3.81E-011</text:p>
          </table:table-cell>
          <table:table-cell office:value-type="float" office:value="0.999999999999992">
            <text:p>1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140398769">
            <text:p>2140398769</text:p>
          </table:table-cell>
          <table:table-cell office:value-type="float" office:value="512">
            <text:p>512</text:p>
          </table:table-cell>
          <table:table-cell office:value-type="float" office:value="266">
            <text:p>266</text:p>
          </table:table-cell>
          <table:table-cell office:value-type="float" office:value="263">
            <text:p>263</text:p>
          </table:table-cell>
          <table:table-cell office:value-type="float" office:value="3803">
            <text:p>3803</text:p>
          </table:table-cell>
          <table:table-cell office:value-type="float" office:value="0.015625">
            <text:p>0.02</text:p>
          </table:table-cell>
          <table:table-cell office:value-type="float" office:value="0.0000000000986801751423627">
            <text:p>9.87E-011</text:p>
          </table:table-cell>
          <table:table-cell office:value-type="float" office:value="0.999999999999629">
            <text:p>1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359222674">
            <text:p>359222674</text:p>
          </table:table-cell>
          <table:table-cell office:value-type="float" office:value="1331">
            <text:p>1331</text:p>
          </table:table-cell>
          <table:table-cell office:value-type="float" office:value="571">
            <text:p>571</text:p>
          </table:table-cell>
          <table:table-cell office:value-type="float" office:value="517">
            <text:p>517</text:p>
          </table:table-cell>
          <table:table-cell office:value-type="float" office:value="2530">
            <text:p>2530</text:p>
          </table:table-cell>
          <table:table-cell office:value-type="float" office:value="0.09375">
            <text:p>0.09</text:p>
          </table:table-cell>
          <table:table-cell office:value-type="float" office:value="0.000000000017166712495964">
            <text:p>1.72E-011</text:p>
          </table:table-cell>
          <table:table-cell office:value-type="float" office:value="0.99999999999997">
            <text:p>1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4710133">
            <text:p>24710133</text:p>
          </table:table-cell>
          <table:table-cell office:value-type="float" office:value="2197">
            <text:p>2197</text:p>
          </table:table-cell>
          <table:table-cell office:value-type="float" office:value="1117">
            <text:p>1117</text:p>
          </table:table-cell>
          <table:table-cell office:value-type="float" office:value="958">
            <text:p>958</text:p>
          </table:table-cell>
          <table:table-cell office:value-type="float" office:value="22892">
            <text:p>22892</text:p>
          </table:table-cell>
          <table:table-cell office:value-type="float" office:value="0.09375">
            <text:p>0.09</text:p>
          </table:table-cell>
          <table:table-cell office:value-type="float" office:value="0.000000000167119651450776">
            <text:p>1.67E-010</text:p>
          </table:table-cell>
          <table:table-cell office:value-type="float" office:value="0.99999999999985">
            <text:p>1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13496565">
            <text:p>913496565</text:p>
          </table:table-cell>
          <table:table-cell office:value-type="float" office:value="5832">
            <text:p>5832</text:p>
          </table:table-cell>
          <table:table-cell office:value-type="float" office:value="530">
            <text:p>530</text:p>
          </table:table-cell>
          <table:table-cell office:value-type="float" office:value="505">
            <text:p>505</text:p>
          </table:table-cell>
          <table:table-cell office:value-type="float" office:value="38096">
            <text:p>38096</text:p>
          </table:table-cell>
          <table:table-cell office:value-type="float" office:value="0.046875">
            <text:p>0.05</text:p>
          </table:table-cell>
          <table:table-cell office:value-type="float" office:value="0.000000000133468347485177">
            <text:p>1.33E-010</text:p>
          </table:table-cell>
          <table:table-cell office:value-type="float" office:value="0.999999999999748">
            <text:p>1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734510800">
            <text:p>1734510800</text:p>
          </table:table-cell>
          <table:table-cell office:value-type="float" office:value="46656">
            <text:p>46656</text:p>
          </table:table-cell>
          <table:table-cell office:value-type="float" office:value="5000">
            <text:p>5000</text:p>
          </table:table-cell>
          <table:table-cell office:value-type="float" office:value="4333">
            <text:p>4333</text:p>
          </table:table-cell>
          <table:table-cell office:value-type="float" office:value="153273">
            <text:p>153273</text:p>
          </table:table-cell>
          <table:table-cell office:value-type="float" office:value="0.53125">
            <text:p>0.53</text:p>
          </table:table-cell>
          <table:table-cell office:value-type="float" office:value="0.000000000101351815828821">
            <text:p>1.01E-010</text:p>
          </table:table-cell>
          <table:table-cell office:value-type="float" office:value="0.99999999999998">
            <text:p>1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907197570">
            <text:p>907197570</text:p>
          </table:table-cell>
          <table:table-cell office:value-type="float" office:value="85184">
            <text:p>85184</text:p>
          </table:table-cell>
          <table:table-cell office:value-type="float" office:value="5000">
            <text:p>5000</text:p>
          </table:table-cell>
          <table:table-cell office:value-type="float" office:value="4034">
            <text:p>4034</text:p>
          </table:table-cell>
          <table:table-cell office:value-type="float" office:value="451431">
            <text:p>451431</text:p>
          </table:table-cell>
          <table:table-cell office:value-type="float" office:value="1.640625">
            <text:p>1.64</text:p>
          </table:table-cell>
          <table:table-cell office:value-type="float" office:value="0.000000000182097892320599">
            <text:p>1.82E-010</text:p>
          </table:table-cell>
          <table:table-cell office:value-type="float" office:value="0.999999999999964">
            <text:p>1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068000852">
            <text:p>1068000852</text:p>
          </table:table-cell>
          <table:table-cell office:value-type="float" office:value="103823">
            <text:p>103823</text:p>
          </table:table-cell>
          <table:table-cell office:value-type="float" office:value="5000">
            <text:p>5000</text:p>
          </table:table-cell>
          <table:table-cell office:value-type="float" office:value="4073">
            <text:p>4073</text:p>
          </table:table-cell>
          <table:table-cell office:value-type="float" office:value="507823">
            <text:p>507823</text:p>
          </table:table-cell>
          <table:table-cell office:value-type="float" office:value="0.953125">
            <text:p>0.95</text:p>
          </table:table-cell>
          <table:table-cell office:value-type="float" office:value="0.00000000017726620171743">
            <text:p>1.77E-010</text:p>
          </table:table-cell>
          <table:table-cell office:value-type="float" office:value="0.999999999999965">
            <text:p>1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130021165">
            <text:p>1130021165</text:p>
          </table:table-cell>
          <table:table-cell office:value-type="float" office:value="125">
            <text:p>125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1143">
            <text:p>1143</text:p>
          </table:table-cell>
          <table:table-cell office:value-type="float" office:value="0.015625">
            <text:p>0.02</text:p>
          </table:table-cell>
          <table:table-cell office:value-type="float" office:value="0.0000000000989075488178059">
            <text:p>9.89E-011</text:p>
          </table:table-cell>
          <table:table-cell office:value-type="float" office:value="0.999999999997645">
            <text:p>1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380618035">
            <text:p>380618035</text:p>
          </table:table-cell>
          <table:table-cell office:value-type="float" office:value="1728">
            <text:p>1728</text:p>
          </table:table-cell>
          <table:table-cell office:value-type="float" office:value="108">
            <text:p>108</text:p>
          </table:table-cell>
          <table:table-cell office:value-type="float" office:value="97">
            <text:p>97</text:p>
          </table:table-cell>
          <table:table-cell office:value-type="float" office:value="4961">
            <text:p>4961</text:p>
          </table:table-cell>
          <table:table-cell office:value-type="float" office:value="0.015625">
            <text:p>0.02</text:p>
          </table:table-cell>
          <table:table-cell office:value-type="float" office:value="0.0000000000398401311940688">
            <text:p>3.98E-011</text:p>
          </table:table-cell>
          <table:table-cell office:value-type="float" office:value="0.999999999999631">
            <text:p>1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899597078">
            <text:p>899597078</text:p>
          </table:table-cell>
          <table:table-cell office:value-type="float" office:value="6859">
            <text:p>6859</text:p>
          </table:table-cell>
          <table:table-cell office:value-type="float" office:value="2475">
            <text:p>2475</text:p>
          </table:table-cell>
          <table:table-cell office:value-type="float" office:value="2419">
            <text:p>2419</text:p>
          </table:table-cell>
          <table:table-cell office:value-type="float" office:value="15693">
            <text:p>15693</text:p>
          </table:table-cell>
          <table:table-cell office:value-type="float" office:value="0.84375">
            <text:p>0.84</text:p>
          </table:table-cell>
          <table:table-cell office:value-type="float" office:value="0.0000000000424336121795932">
            <text:p>4.24E-011</text:p>
          </table:table-cell>
          <table:table-cell office:value-type="float" office:value="0.999999999999983">
            <text:p>1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272915167">
            <text:p>1272915167</text:p>
          </table:table-cell>
          <table:table-cell office:value-type="float" office:value="35937">
            <text:p>35937</text:p>
          </table:table-cell>
          <table:table-cell office:value-type="float" office:value="5000">
            <text:p>5000</text:p>
          </table:table-cell>
          <table:table-cell office:value-type="float" office:value="4927">
            <text:p>4927</text:p>
          </table:table-cell>
          <table:table-cell office:value-type="float" office:value="56746">
            <text:p>56746</text:p>
          </table:table-cell>
          <table:table-cell office:value-type="float" office:value="0.96875">
            <text:p>0.97</text:p>
          </table:table-cell>
          <table:table-cell office:value-type="float" office:value="0.0000000000332534000335727">
            <text:p>3.33E-011</text:p>
          </table:table-cell>
          <table:table-cell office:value-type="float" office:value="0.999999999999993">
            <text:p>1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518547331">
            <text:p>1518547331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0.00000000000221689333557151">
            <text:p>2.22E-012</text:p>
          </table:table-cell>
          <table:table-cell office:value-type="float" office:value="0.999999999997783">
            <text:p>1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847888720">
            <text:p>1847888720</text:p>
          </table:table-cell>
          <table:table-cell office:value-type="float" office:value="103823">
            <text:p>103823</text:p>
          </table:table-cell>
          <table:table-cell office:value-type="float" office:value="5000">
            <text:p>5000</text:p>
          </table:table-cell>
          <table:table-cell office:value-type="float" office:value="4688">
            <text:p>4688</text:p>
          </table:table-cell>
          <table:table-cell office:value-type="float" office:value="570469">
            <text:p>570469</text:p>
          </table:table-cell>
          <table:table-cell office:value-type="float" office:value="1.03125">
            <text:p>1.03</text:p>
          </table:table-cell>
          <table:table-cell office:value-type="float" office:value="0.000000000181813675226294">
            <text:p>1.82E-010</text:p>
          </table:table-cell>
          <table:table-cell office:value-type="float" office:value="0.999999999999964">
            <text:p>1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818338801">
            <text:p>818338801</text:p>
          </table:table-cell>
          <table:table-cell office:value-type="float" office:value="17576">
            <text:p>17576</text:p>
          </table:table-cell>
          <table:table-cell office:value-type="float" office:value="3272">
            <text:p>3272</text:p>
          </table:table-cell>
          <table:table-cell office:value-type="float" office:value="2871">
            <text:p>2871</text:p>
          </table:table-cell>
          <table:table-cell office:value-type="float" office:value="71593">
            <text:p>71593</text:p>
          </table:table-cell>
          <table:table-cell office:value-type="float" office:value="0.296875">
            <text:p>0.3</text:p>
          </table:table-cell>
          <table:table-cell office:value-type="float" office:value="0.0000000000621582785242936">
            <text:p>6.22E-011</text:p>
          </table:table-cell>
          <table:table-cell office:value-type="float" office:value="0.999999999999981">
            <text:p>1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683721905">
            <text:p>1683721905</text:p>
          </table:table-cell>
          <table:table-cell office:value-type="float" office:value="2744">
            <text:p>2744</text:p>
          </table:table-cell>
          <table:table-cell office:value-type="float" office:value="1394">
            <text:p>1394</text:p>
          </table:table-cell>
          <table:table-cell office:value-type="float" office:value="1127">
            <text:p>1127</text:p>
          </table:table-cell>
          <table:table-cell office:value-type="float" office:value="27021">
            <text:p>27021</text:p>
          </table:table-cell>
          <table:table-cell office:value-type="float" office:value="0.125">
            <text:p>0.13</text:p>
          </table:table-cell>
          <table:table-cell office:value-type="float" office:value="0.000000000134775746118976">
            <text:p>1.35E-010</text:p>
          </table:table-cell>
          <table:table-cell office:value-type="float" office:value="0.999999999999903">
            <text:p>1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913919619">
            <text:p>1913919619</text:p>
          </table:table-cell>
          <table:table-cell office:value-type="float" office:value="29791">
            <text:p>29791</text:p>
          </table:table-cell>
          <table:table-cell office:value-type="float" office:value="5000">
            <text:p>5000</text:p>
          </table:table-cell>
          <table:table-cell office:value-type="float" office:value="4264">
            <text:p>4264</text:p>
          </table:table-cell>
          <table:table-cell office:value-type="float" office:value="133081">
            <text:p>133081</text:p>
          </table:table-cell>
          <table:table-cell office:value-type="float" office:value="0.453125">
            <text:p>0.45</text:p>
          </table:table-cell>
          <table:table-cell office:value-type="float" office:value="0.000000000144609657581896">
            <text:p>1.45E-010</text:p>
          </table:table-cell>
          <table:table-cell office:value-type="float" office:value="0.999999999999971">
            <text:p>1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423426430">
            <text:p>423426430</text:p>
          </table:table-cell>
          <table:table-cell office:value-type="float" office:value="5832">
            <text:p>5832</text:p>
          </table:table-cell>
          <table:table-cell office:value-type="float" office:value="1971">
            <text:p>1971</text:p>
          </table:table-cell>
          <table:table-cell office:value-type="float" office:value="1782">
            <text:p>1782</text:p>
          </table:table-cell>
          <table:table-cell office:value-type="float" office:value="19582">
            <text:p>19582</text:p>
          </table:table-cell>
          <table:table-cell office:value-type="float" office:value="0.21875">
            <text:p>0.22</text:p>
          </table:table-cell>
          <table:table-cell office:value-type="float" office:value="0.0000000000454747350886464">
            <text:p>4.55E-011</text:p>
          </table:table-cell>
          <table:table-cell office:value-type="float" office:value="0.999999999999977">
            <text:p>1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477903347">
            <text:p>477903347</text:p>
          </table:table-cell>
          <table:table-cell office:value-type="float" office:value="54872">
            <text:p>54872</text:p>
          </table:table-cell>
          <table:table-cell office:value-type="float" office:value="5000">
            <text:p>5000</text:p>
          </table:table-cell>
          <table:table-cell office:value-type="float" office:value="4764">
            <text:p>4764</text:p>
          </table:table-cell>
          <table:table-cell office:value-type="float" office:value="246600">
            <text:p>246600</text:p>
          </table:table-cell>
          <table:table-cell office:value-type="float" office:value="0.53125">
            <text:p>0.53</text:p>
          </table:table-cell>
          <table:table-cell office:value-type="float" office:value="0.000000000147508671943797">
            <text:p>1.48E-010</text:p>
          </table:table-cell>
          <table:table-cell office:value-type="float" office:value="0.99999999999997">
            <text:p>1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082735115">
            <text:p>2082735115</text:p>
          </table:table-cell>
          <table:table-cell office:value-type="float" office:value="21952">
            <text:p>21952</text:p>
          </table:table-cell>
          <table:table-cell office:value-type="float" office:value="4543">
            <text:p>4543</text:p>
          </table:table-cell>
          <table:table-cell office:value-type="float" office:value="3912">
            <text:p>3912</text:p>
          </table:table-cell>
          <table:table-cell office:value-type="float" office:value="203336">
            <text:p>203336</text:p>
          </table:table-cell>
          <table:table-cell office:value-type="float" office:value="0.59375">
            <text:p>0.59</text:p>
          </table:table-cell>
          <table:table-cell office:value-type="float" office:value="0.000000000330487637256738">
            <text:p>3.30E-010</text:p>
          </table:table-cell>
          <table:table-cell office:value-type="float" office:value="0.999999999999927">
            <text:p>1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235374489">
            <text:p>1235374489</text:p>
          </table:table-cell>
          <table:table-cell office:value-type="float" office:value="39304">
            <text:p>39304</text:p>
          </table:table-cell>
          <table:table-cell office:value-type="float" office:value="5000">
            <text:p>5000</text:p>
          </table:table-cell>
          <table:table-cell office:value-type="float" office:value="4707">
            <text:p>4707</text:p>
          </table:table-cell>
          <table:table-cell office:value-type="float" office:value="311936">
            <text:p>311936</text:p>
          </table:table-cell>
          <table:table-cell office:value-type="float" office:value="1.265625">
            <text:p>1.27</text:p>
          </table:table-cell>
          <table:table-cell office:value-type="float" office:value="0.000000000334125616063829">
            <text:p>3.34E-010</text:p>
          </table:table-cell>
          <table:table-cell office:value-type="float" office:value="0.999999999999933">
            <text:p>1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73858296">
            <text:p>73858296</text:p>
          </table:table-cell>
          <table:table-cell office:value-type="float" office:value="17576">
            <text:p>17576</text:p>
          </table:table-cell>
          <table:table-cell office:value-type="float" office:value="5000">
            <text:p>5000</text:p>
          </table:table-cell>
          <table:table-cell office:value-type="float" office:value="4267">
            <text:p>4267</text:p>
          </table:table-cell>
          <table:table-cell office:value-type="float" office:value="144306">
            <text:p>144306</text:p>
          </table:table-cell>
          <table:table-cell office:value-type="float" office:value="0.625">
            <text:p>0.63</text:p>
          </table:table-cell>
          <table:table-cell office:value-type="float" office:value="0.000000000156774149218109">
            <text:p>1.57E-010</text:p>
          </table:table-cell>
          <table:table-cell office:value-type="float" office:value="0.999999999999969">
            <text:p>1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635419397">
            <text:p>635419397</text:p>
          </table:table-cell>
          <table:table-cell office:value-type="float" office:value="9261">
            <text:p>9261</text:p>
          </table:table-cell>
          <table:table-cell office:value-type="float" office:value="641">
            <text:p>641</text:p>
          </table:table-cell>
          <table:table-cell office:value-type="float" office:value="531">
            <text:p>531</text:p>
          </table:table-cell>
          <table:table-cell office:value-type="float" office:value="20199">
            <text:p>20199</text:p>
          </table:table-cell>
          <table:table-cell office:value-type="float" office:value="0.078125">
            <text:p>0.08</text:p>
          </table:table-cell>
          <table:table-cell office:value-type="float" office:value="0.0000000000619593265582807">
            <text:p>6.20E-011</text:p>
          </table:table-cell>
          <table:table-cell office:value-type="float" office:value="0.999999999999903">
            <text:p>1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891345760">
            <text:p>1891345760</text:p>
          </table:table-cell>
          <table:table-cell office:value-type="float" office:value="46656">
            <text:p>46656</text:p>
          </table:table-cell>
          <table:table-cell office:value-type="float" office:value="5000">
            <text:p>5000</text:p>
          </table:table-cell>
          <table:table-cell office:value-type="float" office:value="4939">
            <text:p>4939</text:p>
          </table:table-cell>
          <table:table-cell office:value-type="float" office:value="178542">
            <text:p>178542</text:p>
          </table:table-cell>
          <table:table-cell office:value-type="float" office:value="0.78125">
            <text:p>0.78</text:p>
          </table:table-cell>
          <table:table-cell office:value-type="float" office:value="0.000000000108173026092118">
            <text:p>1.08E-010</text:p>
          </table:table-cell>
          <table:table-cell office:value-type="float" office:value="0.999999999999978">
            <text:p>1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067652582">
            <text:p>1067652582</text:p>
          </table:table-cell>
          <table:table-cell office:value-type="float" office:value="2197">
            <text:p>2197</text:p>
          </table:table-cell>
          <table:table-cell office:value-type="float" office:value="1918">
            <text:p>1918</text:p>
          </table:table-cell>
          <table:table-cell office:value-type="float" office:value="1630">
            <text:p>1630</text:p>
          </table:table-cell>
          <table:table-cell office:value-type="float" office:value="8705">
            <text:p>8705</text:p>
          </table:table-cell>
          <table:table-cell office:value-type="float" office:value="1.96875">
            <text:p>1.97</text:p>
          </table:table-cell>
          <table:table-cell office:value-type="float" office:value="0.0000000000644320152787259">
            <text:p>6.44E-011</text:p>
          </table:table-cell>
          <table:table-cell office:value-type="float" office:value="0.999999999999966">
            <text:p>1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74780474">
            <text:p>174780474</text:p>
          </table:table-cell>
          <table:table-cell office:value-type="float" office:value="12167">
            <text:p>12167</text:p>
          </table:table-cell>
          <table:table-cell office:value-type="float" office:value="5000">
            <text:p>5000</text:p>
          </table:table-cell>
          <table:table-cell office:value-type="float" office:value="4268">
            <text:p>4268</text:p>
          </table:table-cell>
          <table:table-cell office:value-type="float" office:value="85288">
            <text:p>85288</text:p>
          </table:table-cell>
          <table:table-cell office:value-type="float" office:value="0.46875">
            <text:p>0.47</text:p>
          </table:table-cell>
          <table:table-cell office:value-type="float" office:value="0.000000000232546426559566">
            <text:p>2.33E-010</text:p>
          </table:table-cell>
          <table:table-cell office:value-type="float" office:value="0.999999999999953">
            <text:p>1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521868822">
            <text:p>1521868822</text:p>
          </table:table-cell>
          <table:table-cell office:value-type="float" office:value="19683">
            <text:p>19683</text:p>
          </table:table-cell>
          <table:table-cell office:value-type="float" office:value="5000">
            <text:p>5000</text:p>
          </table:table-cell>
          <table:table-cell office:value-type="float" office:value="4801">
            <text:p>4801</text:p>
          </table:table-cell>
          <table:table-cell office:value-type="float" office:value="93344">
            <text:p>93344</text:p>
          </table:table-cell>
          <table:table-cell office:value-type="float" office:value="0.515625">
            <text:p>0.52</text:p>
          </table:table-cell>
          <table:table-cell office:value-type="float" office:value="0.0000000000793249910202576">
            <text:p>7.93E-011</text:p>
          </table:table-cell>
          <table:table-cell office:value-type="float" office:value="0.999999999999984">
            <text:p>1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073018309">
            <text:p>1073018309</text:p>
          </table:table-cell>
          <table:table-cell office:value-type="float" office:value="85184">
            <text:p>85184</text:p>
          </table:table-cell>
          <table:table-cell office:value-type="float" office:value="5000">
            <text:p>5000</text:p>
          </table:table-cell>
          <table:table-cell office:value-type="float" office:value="4914">
            <text:p>4914</text:p>
          </table:table-cell>
          <table:table-cell office:value-type="float" office:value="764846">
            <text:p>764846</text:p>
          </table:table-cell>
          <table:table-cell office:value-type="float" office:value="1.078125">
            <text:p>1.08</text:p>
          </table:table-cell>
          <table:table-cell office:value-type="float" office:value="0.000000000405520950153004">
            <text:p>4.06E-010</text:p>
          </table:table-cell>
          <table:table-cell office:value-type="float" office:value="0.999999999999919">
            <text:p>1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22985121">
            <text:p>122985121</text:p>
          </table:table-cell>
          <table:table-cell office:value-type="float" office:value="1000">
            <text:p>1000</text:p>
          </table:table-cell>
          <table:table-cell office:value-type="float" office:value="949">
            <text:p>949</text:p>
          </table:table-cell>
          <table:table-cell office:value-type="float" office:value="819">
            <text:p>819</text:p>
          </table:table-cell>
          <table:table-cell office:value-type="float" office:value="9926">
            <text:p>9926</text:p>
          </table:table-cell>
          <table:table-cell office:value-type="float" office:value="0.203125">
            <text:p>0.2</text:p>
          </table:table-cell>
          <table:table-cell office:value-type="float" office:value="0.000000000182126314030029">
            <text:p>1.82E-010</text:p>
          </table:table-cell>
          <table:table-cell office:value-type="float" office:value="0.999999999999808">
            <text:p>1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268266792">
            <text:p>1268266792</text:p>
          </table:table-cell>
          <table:table-cell office:value-type="float" office:value="1000">
            <text:p>1000</text:p>
          </table:table-cell>
          <table:table-cell office:value-type="float" office:value="635">
            <text:p>635</text:p>
          </table:table-cell>
          <table:table-cell office:value-type="float" office:value="618">
            <text:p>618</text:p>
          </table:table-cell>
          <table:table-cell office:value-type="float" office:value="14317">
            <text:p>14317</text:p>
          </table:table-cell>
          <table:table-cell office:value-type="float" office:value="0.078125">
            <text:p>0.08</text:p>
          </table:table-cell>
          <table:table-cell office:value-type="float" office:value="0.000000000276997980108717">
            <text:p>2.77E-010</text:p>
          </table:table-cell>
          <table:table-cell office:value-type="float" office:value="0.999999999999564">
            <text:p>1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561348757">
            <text:p>561348757</text:p>
          </table:table-cell>
          <table:table-cell office:value-type="float" office:value="32768">
            <text:p>32768</text:p>
          </table:table-cell>
          <table:table-cell office:value-type="float" office:value="5000">
            <text:p>5000</text:p>
          </table:table-cell>
          <table:table-cell office:value-type="float" office:value="4012">
            <text:p>4012</text:p>
          </table:table-cell>
          <table:table-cell office:value-type="float" office:value="169974">
            <text:p>169974</text:p>
          </table:table-cell>
          <table:table-cell office:value-type="float" office:value="0.515625">
            <text:p>0.52</text:p>
          </table:table-cell>
          <table:table-cell office:value-type="float" office:value="0.000000000114141585072503">
            <text:p>1.14E-010</text:p>
          </table:table-cell>
          <table:table-cell office:value-type="float" office:value="0.999999999999977">
            <text:p>1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408798856">
            <text:p>408798856</text:p>
          </table:table-cell>
          <table:table-cell office:value-type="float" office:value="79507">
            <text:p>79507</text:p>
          </table:table-cell>
          <table:table-cell office:value-type="float" office:value="5000">
            <text:p>5000</text:p>
          </table:table-cell>
          <table:table-cell office:value-type="float" office:value="4076">
            <text:p>4076</text:p>
          </table:table-cell>
          <table:table-cell office:value-type="float" office:value="200506">
            <text:p>200506</text:p>
          </table:table-cell>
          <table:table-cell office:value-type="float" office:value="0.671875">
            <text:p>0.67</text:p>
          </table:table-cell>
          <table:table-cell office:value-type="float" office:value="0.0000000000809308176030754">
            <text:p>8.09E-011</text:p>
          </table:table-cell>
          <table:table-cell office:value-type="float" office:value="0.999999999999984">
            <text:p>1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80720898">
            <text:p>80720898</text:p>
          </table:table-cell>
          <table:table-cell office:value-type="float" office:value="4913">
            <text:p>4913</text:p>
          </table:table-cell>
          <table:table-cell office:value-type="float" office:value="1682">
            <text:p>1682</text:p>
          </table:table-cell>
          <table:table-cell office:value-type="float" office:value="1440">
            <text:p>1440</text:p>
          </table:table-cell>
          <table:table-cell office:value-type="float" office:value="54993">
            <text:p>54993</text:p>
          </table:table-cell>
          <table:table-cell office:value-type="float" office:value="0.140625">
            <text:p>0.14</text:p>
          </table:table-cell>
          <table:table-cell office:value-type="float" office:value="0.000000000258097543337499">
            <text:p>2.58E-010</text:p>
          </table:table-cell>
          <table:table-cell office:value-type="float" office:value="0.999999999999847">
            <text:p>1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565556195">
            <text:p>565556195</text:p>
          </table:table-cell>
          <table:table-cell office:value-type="float" office:value="4913">
            <text:p>4913</text:p>
          </table:table-cell>
          <table:table-cell office:value-type="float" office:value="1932">
            <text:p>1932</text:p>
          </table:table-cell>
          <table:table-cell office:value-type="float" office:value="1624">
            <text:p>1624</text:p>
          </table:table-cell>
          <table:table-cell office:value-type="float" office:value="55731">
            <text:p>55731</text:p>
          </table:table-cell>
          <table:table-cell office:value-type="float" office:value="0.1875">
            <text:p>0.19</text:p>
          </table:table-cell>
          <table:table-cell office:value-type="float" office:value="0.000000000290583557216451">
            <text:p>2.91E-010</text:p>
          </table:table-cell>
          <table:table-cell office:value-type="float" office:value="0.99999999999985">
            <text:p>1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726368430">
            <text:p>726368430</text:p>
          </table:table-cell>
          <table:table-cell office:value-type="float" office:value="54872">
            <text:p>54872</text:p>
          </table:table-cell>
          <table:table-cell office:value-type="float" office:value="2475">
            <text:p>2475</text:p>
          </table:table-cell>
          <table:table-cell office:value-type="float" office:value="2048">
            <text:p>2048</text:p>
          </table:table-cell>
          <table:table-cell office:value-type="float" office:value="448373">
            <text:p>448373</text:p>
          </table:table-cell>
          <table:table-cell office:value-type="float" office:value="0.703125">
            <text:p>0.7</text:p>
          </table:table-cell>
          <table:table-cell office:value-type="float" office:value="0.000000000408931555284653">
            <text:p>4.09E-010</text:p>
          </table:table-cell>
          <table:table-cell office:value-type="float" office:value="0.999999999999835">
            <text:p>1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01350891">
            <text:p>201350891</text:p>
          </table:table-cell>
          <table:table-cell office:value-type="float" office:value="2744">
            <text:p>2744</text:p>
          </table:table-cell>
          <table:table-cell office:value-type="float" office:value="829">
            <text:p>829</text:p>
          </table:table-cell>
          <table:table-cell office:value-type="float" office:value="799">
            <text:p>799</text:p>
          </table:table-cell>
          <table:table-cell office:value-type="float" office:value="18351">
            <text:p>18351</text:p>
          </table:table-cell>
          <table:table-cell office:value-type="float" office:value="0.09375">
            <text:p>0.09</text:p>
          </table:table-cell>
          <table:table-cell office:value-type="float" office:value="0.0000000000775344233261421">
            <text:p>7.75E-011</text:p>
          </table:table-cell>
          <table:table-cell office:value-type="float" office:value="0.999999999999906">
            <text:p>1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733762321">
            <text:p>733762321</text:p>
          </table:table-cell>
          <table:table-cell office:value-type="float" office:value="85184">
            <text:p>85184</text:p>
          </table:table-cell>
          <table:table-cell office:value-type="float" office:value="5000">
            <text:p>5000</text:p>
          </table:table-cell>
          <table:table-cell office:value-type="float" office:value="4859">
            <text:p>4859</text:p>
          </table:table-cell>
          <table:table-cell office:value-type="float" office:value="107301">
            <text:p>107301</text:p>
          </table:table-cell>
          <table:table-cell office:value-type="float" office:value="1.265625">
            <text:p>1.27</text:p>
          </table:table-cell>
          <table:table-cell office:value-type="float" office:value="0.0000000000308375547319883">
            <text:p>3.08E-011</text:p>
          </table:table-cell>
          <table:table-cell office:value-type="float" office:value="0.999999999999994">
            <text:p>1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152165638">
            <text:p>1152165638</text:p>
          </table:table-cell>
          <table:table-cell office:value-type="float" office:value="6859">
            <text:p>6859</text:p>
          </table:table-cell>
          <table:table-cell office:value-type="float" office:value="3127">
            <text:p>3127</text:p>
          </table:table-cell>
          <table:table-cell office:value-type="float" office:value="2543">
            <text:p>2543</text:p>
          </table:table-cell>
          <table:table-cell office:value-type="float" office:value="37098">
            <text:p>37098</text:p>
          </table:table-cell>
          <table:table-cell office:value-type="float" office:value="0.46875">
            <text:p>0.47</text:p>
          </table:table-cell>
          <table:table-cell office:value-type="float" office:value="0.000000000111185727291741">
            <text:p>1.11E-010</text:p>
          </table:table-cell>
          <table:table-cell office:value-type="float" office:value="0.999999999999964">
            <text:p>1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300177085">
            <text:p>300177085</text:p>
          </table:table-cell>
          <table:table-cell office:value-type="float" office:value="74088">
            <text:p>74088</text:p>
          </table:table-cell>
          <table:table-cell office:value-type="float" office:value="5000">
            <text:p>5000</text:p>
          </table:table-cell>
          <table:table-cell office:value-type="float" office:value="4070">
            <text:p>4070</text:p>
          </table:table-cell>
          <table:table-cell office:value-type="float" office:value="491010">
            <text:p>491010</text:p>
          </table:table-cell>
          <table:table-cell office:value-type="float" office:value="0.8125">
            <text:p>0.81</text:p>
          </table:table-cell>
          <table:table-cell office:value-type="float" office:value="0.000000000209126937988913">
            <text:p>2.09E-010</text:p>
          </table:table-cell>
          <table:table-cell office:value-type="float" office:value="0.999999999999958">
            <text:p>1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898719536">
            <text:p>898719536</text:p>
          </table:table-cell>
          <table:table-cell office:value-type="float" office:value="343">
            <text:p>343</text:p>
          </table:table-cell>
          <table:table-cell office:value-type="float" office:value="335">
            <text:p>335</text:p>
          </table:table-cell>
          <table:table-cell office:value-type="float" office:value="321">
            <text:p>321</text:p>
          </table:table-cell>
          <table:table-cell office:value-type="float" office:value="2469">
            <text:p>2469</text:p>
          </table:table-cell>
          <table:table-cell office:value-type="float" office:value="0.078125">
            <text:p>0.08</text:p>
          </table:table-cell>
          <table:table-cell office:value-type="float" office:value="0.0000000000634372554486617">
            <text:p>6.34E-011</text:p>
          </table:table-cell>
          <table:table-cell office:value-type="float" office:value="0.99999999999981">
            <text:p>1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967958936">
            <text:p>967958936</text:p>
          </table:table-cell>
          <table:table-cell office:value-type="float" office:value="512">
            <text:p>512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  <table:table-cell office:value-type="float" office:value="1988">
            <text:p>1988</text:p>
          </table:table-cell>
          <table:table-cell office:value-type="float" office:value="0">
            <text:p>0</text:p>
          </table:table-cell>
          <table:table-cell office:value-type="float" office:value="0.0000000000440252279076958">
            <text:p>4.40E-011</text:p>
          </table:table-cell>
          <table:table-cell office:value-type="float" office:value="0.999999999999421">
            <text:p>1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822677496">
            <text:p>822677496</text:p>
          </table:table-cell>
          <table:table-cell office:value-type="float" office:value="50653">
            <text:p>50653</text:p>
          </table:table-cell>
          <table:table-cell office:value-type="float" office:value="5000">
            <text:p>5000</text:p>
          </table:table-cell>
          <table:table-cell office:value-type="float" office:value="4555">
            <text:p>4555</text:p>
          </table:table-cell>
          <table:table-cell office:value-type="float" office:value="426791">
            <text:p>426791</text:p>
          </table:table-cell>
          <table:table-cell office:value-type="float" office:value="1.65625">
            <text:p>1.66</text:p>
          </table:table-cell>
          <table:table-cell office:value-type="float" office:value="0.000000000247041498369072">
            <text:p>2.47E-010</text:p>
          </table:table-cell>
          <table:table-cell office:value-type="float" office:value="0.999999999999951">
            <text:p>1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931114592">
            <text:p>1931114592</text:p>
          </table:table-cell>
          <table:table-cell office:value-type="float" office:value="13824">
            <text:p>13824</text:p>
          </table:table-cell>
          <table:table-cell office:value-type="float" office:value="5000">
            <text:p>5000</text:p>
          </table:table-cell>
          <table:table-cell office:value-type="float" office:value="4857">
            <text:p>4857</text:p>
          </table:table-cell>
          <table:table-cell office:value-type="float" office:value="56815">
            <text:p>56815</text:p>
          </table:table-cell>
          <table:table-cell office:value-type="float" office:value="1.765625">
            <text:p>1.77</text:p>
          </table:table-cell>
          <table:table-cell office:value-type="float" office:value="0.0000000000809450284577906">
            <text:p>8.09E-011</text:p>
          </table:table-cell>
          <table:table-cell office:value-type="float" office:value="0.999999999999984">
            <text:p>1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093017086">
            <text:p>1093017086</text:p>
          </table:table-cell>
          <table:table-cell office:value-type="float" office:value="32768">
            <text:p>32768</text:p>
          </table:table-cell>
          <table:table-cell office:value-type="float" office:value="4092">
            <text:p>4092</text:p>
          </table:table-cell>
          <table:table-cell office:value-type="float" office:value="3708">
            <text:p>3708</text:p>
          </table:table-cell>
          <table:table-cell office:value-type="float" office:value="149333">
            <text:p>149333</text:p>
          </table:table-cell>
          <table:table-cell office:value-type="float" office:value="1.046875">
            <text:p>1.05</text:p>
          </table:table-cell>
          <table:table-cell office:value-type="float" office:value="0.000000000119257492769975">
            <text:p>1.19E-010</text:p>
          </table:table-cell>
          <table:table-cell office:value-type="float" office:value="0.999999999999971">
            <text:p>1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771631817">
            <text:p>1771631817</text:p>
          </table:table-cell>
          <table:table-cell office:value-type="float" office:value="29791">
            <text:p>29791</text:p>
          </table:table-cell>
          <table:table-cell office:value-type="float" office:value="5000">
            <text:p>5000</text:p>
          </table:table-cell>
          <table:table-cell office:value-type="float" office:value="4297">
            <text:p>4297</text:p>
          </table:table-cell>
          <table:table-cell office:value-type="float" office:value="168877">
            <text:p>168877</text:p>
          </table:table-cell>
          <table:table-cell office:value-type="float" office:value="0.953125">
            <text:p>0.95</text:p>
          </table:table-cell>
          <table:table-cell office:value-type="float" office:value="0.000000000139607436722145">
            <text:p>1.40E-010</text:p>
          </table:table-cell>
          <table:table-cell office:value-type="float" office:value="0.999999999999972">
            <text:p>1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640996814">
            <text:p>1640996814</text:p>
          </table:table-cell>
          <table:table-cell office:value-type="float" office:value="1331">
            <text:p>1331</text:p>
          </table:table-cell>
          <table:table-cell office:value-type="float" office:value="809">
            <text:p>809</text:p>
          </table:table-cell>
          <table:table-cell office:value-type="float" office:value="652">
            <text:p>652</text:p>
          </table:table-cell>
          <table:table-cell office:value-type="float" office:value="10345">
            <text:p>10345</text:p>
          </table:table-cell>
          <table:table-cell office:value-type="float" office:value="0.140625">
            <text:p>0.14</text:p>
          </table:table-cell>
          <table:table-cell office:value-type="float" office:value="0.000000000111924691736931">
            <text:p>1.12E-010</text:p>
          </table:table-cell>
          <table:table-cell office:value-type="float" office:value="0.999999999999861">
            <text:p>1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841708727">
            <text:p>841708727</text:p>
          </table:table-cell>
          <table:table-cell office:value-type="float" office:value="12167">
            <text:p>12167</text:p>
          </table:table-cell>
          <table:table-cell office:value-type="float" office:value="5000">
            <text:p>5000</text:p>
          </table:table-cell>
          <table:table-cell office:value-type="float" office:value="4680">
            <text:p>4680</text:p>
          </table:table-cell>
          <table:table-cell office:value-type="float" office:value="59293">
            <text:p>59293</text:p>
          </table:table-cell>
          <table:table-cell office:value-type="float" office:value="0.84375">
            <text:p>0.84</text:p>
          </table:table-cell>
          <table:table-cell office:value-type="float" office:value="0.0000000000711679604137316">
            <text:p>7.12E-011</text:p>
          </table:table-cell>
          <table:table-cell office:value-type="float" office:value="0.999999999999986">
            <text:p>1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987285136">
            <text:p>987285136</text:p>
          </table:table-cell>
          <table:table-cell office:value-type="float" office:value="91125">
            <text:p>91125</text:p>
          </table:table-cell>
          <table:table-cell office:value-type="float" office:value="5000">
            <text:p>5000</text:p>
          </table:table-cell>
          <table:table-cell office:value-type="float" office:value="4838">
            <text:p>4838</text:p>
          </table:table-cell>
          <table:table-cell office:value-type="float" office:value="280329">
            <text:p>280329</text:p>
          </table:table-cell>
          <table:table-cell office:value-type="float" office:value="0.8125">
            <text:p>0.81</text:p>
          </table:table-cell>
          <table:table-cell office:value-type="float" office:value="0.0000000000860893578646937">
            <text:p>8.61E-011</text:p>
          </table:table-cell>
          <table:table-cell office:value-type="float" office:value="0.999999999999983">
            <text:p>1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301036190">
            <text:p>301036190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0.00000000000915889586394769">
            <text:p>9.16E-012</text:p>
          </table:table-cell>
          <table:table-cell office:value-type="float" office:value="0.999999999998855">
            <text:p>1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06495775">
            <text:p>106495775</text:p>
          </table:table-cell>
          <table:table-cell office:value-type="float" office:value="19683">
            <text:p>19683</text:p>
          </table:table-cell>
          <table:table-cell office:value-type="float" office:value="5000">
            <text:p>5000</text:p>
          </table:table-cell>
          <table:table-cell office:value-type="float" office:value="4244">
            <text:p>4244</text:p>
          </table:table-cell>
          <table:table-cell office:value-type="float" office:value="67590">
            <text:p>67590</text:p>
          </table:table-cell>
          <table:table-cell office:value-type="float" office:value="0.46875">
            <text:p>0.47</text:p>
          </table:table-cell>
          <table:table-cell office:value-type="float" office:value="0.000000000100953911896795">
            <text:p>1.01E-010</text:p>
          </table:table-cell>
          <table:table-cell office:value-type="float" office:value="0.99999999999998">
            <text:p>1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309252868">
            <text:p>309252868</text:p>
          </table:table-cell>
          <table:table-cell office:value-type="float" office:value="54872">
            <text:p>54872</text:p>
          </table:table-cell>
          <table:table-cell office:value-type="float" office:value="5000">
            <text:p>5000</text:p>
          </table:table-cell>
          <table:table-cell office:value-type="float" office:value="4094">
            <text:p>4094</text:p>
          </table:table-cell>
          <table:table-cell office:value-type="float" office:value="491771">
            <text:p>491771</text:p>
          </table:table-cell>
          <table:table-cell office:value-type="float" office:value="1.484375">
            <text:p>1.48</text:p>
          </table:table-cell>
          <table:table-cell office:value-type="float" office:value="0.000000000266425104200607">
            <text:p>2.66E-010</text:p>
          </table:table-cell>
          <table:table-cell office:value-type="float" office:value="0.999999999999947">
            <text:p>1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548936554">
            <text:p>1548936554</text:p>
          </table:table-cell>
          <table:table-cell office:value-type="float" office:value="2197">
            <text:p>2197</text:p>
          </table:table-cell>
          <table:table-cell office:value-type="float" office:value="1795">
            <text:p>1795</text:p>
          </table:table-cell>
          <table:table-cell office:value-type="float" office:value="1440">
            <text:p>1440</text:p>
          </table:table-cell>
          <table:table-cell office:value-type="float" office:value="10438">
            <text:p>10438</text:p>
          </table:table-cell>
          <table:table-cell office:value-type="float" office:value="0.96875">
            <text:p>0.97</text:p>
          </table:table-cell>
          <table:table-cell office:value-type="float" office:value="0.0000000000732711669115815">
            <text:p>7.33E-011</text:p>
          </table:table-cell>
          <table:table-cell office:value-type="float" office:value="0.999999999999959">
            <text:p>1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318757171">
            <text:p>318757171</text:p>
          </table:table-cell>
          <table:table-cell office:value-type="float" office:value="15625">
            <text:p>15625</text:p>
          </table:table-cell>
          <table:table-cell office:value-type="float" office:value="5000">
            <text:p>5000</text:p>
          </table:table-cell>
          <table:table-cell office:value-type="float" office:value="4253">
            <text:p>4253</text:p>
          </table:table-cell>
          <table:table-cell office:value-type="float" office:value="167828">
            <text:p>167828</text:p>
          </table:table-cell>
          <table:table-cell office:value-type="float" office:value="0.953125">
            <text:p>0.95</text:p>
          </table:table-cell>
          <table:table-cell office:value-type="float" office:value="0.000000000263639776676428">
            <text:p>2.64E-010</text:p>
          </table:table-cell>
          <table:table-cell office:value-type="float" office:value="0.999999999999947">
            <text:p>1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70298935">
            <text:p>70298935</text:p>
          </table:table-cell>
          <table:table-cell office:value-type="float" office:value="24389">
            <text:p>24389</text:p>
          </table:table-cell>
          <table:table-cell office:value-type="float" office:value="5000">
            <text:p>5000</text:p>
          </table:table-cell>
          <table:table-cell office:value-type="float" office:value="4727">
            <text:p>4727</text:p>
          </table:table-cell>
          <table:table-cell office:value-type="float" office:value="97780">
            <text:p>97780</text:p>
          </table:table-cell>
          <table:table-cell office:value-type="float" office:value="1.09375">
            <text:p>1.09</text:p>
          </table:table-cell>
          <table:table-cell office:value-type="float" office:value="0.0000000000802060640126001">
            <text:p>8.02E-011</text:p>
          </table:table-cell>
          <table:table-cell office:value-type="float" office:value="0.999999999999984">
            <text:p>1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919549581">
            <text:p>1919549581</text:p>
          </table:table-cell>
          <table:table-cell office:value-type="float" office:value="729">
            <text:p>729</text:p>
          </table:table-cell>
          <table:table-cell office:value-type="float" office:value="278">
            <text:p>278</text:p>
          </table:table-cell>
          <table:table-cell office:value-type="float" office:value="243">
            <text:p>243</text:p>
          </table:table-cell>
          <table:table-cell office:value-type="float" office:value="2585">
            <text:p>2585</text:p>
          </table:table-cell>
          <table:table-cell office:value-type="float" office:value="0.046875">
            <text:p>0.05</text:p>
          </table:table-cell>
          <table:table-cell office:value-type="float" office:value="0.000000000032713387554395">
            <text:p>3.27E-011</text:p>
          </table:table-cell>
          <table:table-cell office:value-type="float" office:value="0.999999999999882">
            <text:p>1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252428798">
            <text:p>1252428798</text:p>
          </table:table-cell>
          <table:table-cell office:value-type="float" office:value="19683">
            <text:p>19683</text:p>
          </table:table-cell>
          <table:table-cell office:value-type="float" office:value="2223">
            <text:p>2223</text:p>
          </table:table-cell>
          <table:table-cell office:value-type="float" office:value="2185">
            <text:p>2185</text:p>
          </table:table-cell>
          <table:table-cell office:value-type="float" office:value="54730">
            <text:p>54730</text:p>
          </table:table-cell>
          <table:table-cell office:value-type="float" office:value="0.453125">
            <text:p>0.45</text:p>
          </table:table-cell>
          <table:table-cell office:value-type="float" office:value="0.0000000000570707925362513">
            <text:p>5.71E-011</text:p>
          </table:table-cell>
          <table:table-cell office:value-type="float" office:value="0.999999999999974">
            <text:p>1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5217871">
            <text:p>15217871</text:p>
          </table:table-cell>
          <table:table-cell office:value-type="float" office:value="74088">
            <text:p>74088</text:p>
          </table:table-cell>
          <table:table-cell office:value-type="float" office:value="1907">
            <text:p>1907</text:p>
          </table:table-cell>
          <table:table-cell office:value-type="float" office:value="1906">
            <text:p>1906</text:p>
          </table:table-cell>
          <table:table-cell office:value-type="float" office:value="690316">
            <text:p>690316</text:p>
          </table:table-cell>
          <table:table-cell office:value-type="float" office:value="1.40625">
            <text:p>1.41</text:p>
          </table:table-cell>
          <table:table-cell office:value-type="float" office:value="0.000000000711338543624152">
            <text:p>7.11E-010</text:p>
          </table:table-cell>
          <table:table-cell office:value-type="float" office:value="0.999999999999627">
            <text:p>1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047884366">
            <text:p>2047884366</text:p>
          </table:table-cell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1572">
            <text:p>1572</text:p>
          </table:table-cell>
          <table:table-cell office:value-type="float" office:value="0">
            <text:p>0</text:p>
          </table:table-cell>
          <table:table-cell office:value-type="float" office:value="0.000000000102431840787176">
            <text:p>1.02E-010</text:p>
          </table:table-cell>
          <table:table-cell office:value-type="float" office:value="0.999999999997439">
            <text:p>1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693553872">
            <text:p>1693553872</text:p>
          </table:table-cell>
          <table:table-cell office:value-type="float" office:value="97336">
            <text:p>97336</text:p>
          </table:table-cell>
          <table:table-cell office:value-type="float" office:value="5000">
            <text:p>5000</text:p>
          </table:table-cell>
          <table:table-cell office:value-type="float" office:value="4636">
            <text:p>4636</text:p>
          </table:table-cell>
          <table:table-cell office:value-type="float" office:value="750717">
            <text:p>750717</text:p>
          </table:table-cell>
          <table:table-cell office:value-type="float" office:value="2.296875">
            <text:p>2.3</text:p>
          </table:table-cell>
          <table:table-cell office:value-type="float" office:value="0.000000000320895310323976">
            <text:p>3.21E-010</text:p>
          </table:table-cell>
          <table:table-cell office:value-type="float" office:value="0.999999999999936">
            <text:p>1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128592505">
            <text:p>2128592505</text:p>
          </table:table-cell>
          <table:table-cell office:value-type="float" office:value="32768">
            <text:p>32768</text:p>
          </table:table-cell>
          <table:table-cell office:value-type="float" office:value="5000">
            <text:p>5000</text:p>
          </table:table-cell>
          <table:table-cell office:value-type="float" office:value="4233">
            <text:p>4233</text:p>
          </table:table-cell>
          <table:table-cell office:value-type="float" office:value="151242">
            <text:p>151242</text:p>
          </table:table-cell>
          <table:table-cell office:value-type="float" office:value="1.03125">
            <text:p>1.03</text:p>
          </table:table-cell>
          <table:table-cell office:value-type="float" office:value="0.000000000106069819594268">
            <text:p>1.06E-010</text:p>
          </table:table-cell>
          <table:table-cell office:value-type="float" office:value="0.999999999999979">
            <text:p>1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669493745">
            <text:p>1669493745</text:p>
          </table:table-cell>
          <table:table-cell office:value-type="float" office:value="24389">
            <text:p>24389</text:p>
          </table:table-cell>
          <table:table-cell office:value-type="float" office:value="1711">
            <text:p>1711</text:p>
          </table:table-cell>
          <table:table-cell office:value-type="float" office:value="1392">
            <text:p>1392</text:p>
          </table:table-cell>
          <table:table-cell office:value-type="float" office:value="163416">
            <text:p>163416</text:p>
          </table:table-cell>
          <table:table-cell office:value-type="float" office:value="0.34375">
            <text:p>0.34</text:p>
          </table:table-cell>
          <table:table-cell office:value-type="float" office:value="0.000000000205560013455397">
            <text:p>2.06E-010</text:p>
          </table:table-cell>
          <table:table-cell office:value-type="float" office:value="0.99999999999988">
            <text:p>1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251815219">
            <text:p>1251815219</text:p>
          </table:table-cell>
          <table:table-cell office:value-type="float" office:value="68921">
            <text:p>68921</text:p>
          </table:table-cell>
          <table:table-cell office:value-type="float" office:value="4805">
            <text:p>4805</text:p>
          </table:table-cell>
          <table:table-cell office:value-type="float" office:value="3935">
            <text:p>3935</text:p>
          </table:table-cell>
          <table:table-cell office:value-type="float" office:value="583867">
            <text:p>583867</text:p>
          </table:table-cell>
          <table:table-cell office:value-type="float" office:value="1.796875">
            <text:p>1.8</text:p>
          </table:table-cell>
          <table:table-cell office:value-type="float" office:value="0.000000000299905877909623">
            <text:p>3.00E-010</text:p>
          </table:table-cell>
          <table:table-cell office:value-type="float" office:value="0.999999999999938">
            <text:p>1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020116691">
            <text:p>1020116691</text:p>
          </table:table-cell>
          <table:table-cell office:value-type="float" office:value="13824">
            <text:p>13824</text:p>
          </table:table-cell>
          <table:table-cell office:value-type="float" office:value="5000">
            <text:p>5000</text:p>
          </table:table-cell>
          <table:table-cell office:value-type="float" office:value="4486">
            <text:p>4486</text:p>
          </table:table-cell>
          <table:table-cell office:value-type="float" office:value="68199">
            <text:p>68199</text:p>
          </table:table-cell>
          <table:table-cell office:value-type="float" office:value="1.109375">
            <text:p>1.11</text:p>
          </table:table-cell>
          <table:table-cell office:value-type="float" office:value="0.0000000000970317159953993">
            <text:p>9.70E-011</text:p>
          </table:table-cell>
          <table:table-cell office:value-type="float" office:value="0.99999999999998">
            <text:p>1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819827688">
            <text:p>1819827688</text:p>
          </table:table-cell>
          <table:table-cell office:value-type="float" office:value="2744">
            <text:p>2744</text:p>
          </table:table-cell>
          <table:table-cell office:value-type="float" office:value="482">
            <text:p>482</text:p>
          </table:table-cell>
          <table:table-cell office:value-type="float" office:value="463">
            <text:p>463</text:p>
          </table:table-cell>
          <table:table-cell office:value-type="float" office:value="25105">
            <text:p>25105</text:p>
          </table:table-cell>
          <table:table-cell office:value-type="float" office:value="0.09375">
            <text:p>0.09</text:p>
          </table:table-cell>
          <table:table-cell office:value-type="float" office:value="0.000000000145746525959112">
            <text:p>1.46E-010</text:p>
          </table:table-cell>
          <table:table-cell office:value-type="float" office:value="0.999999999999698">
            <text:p>1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822665111">
            <text:p>1822665111</text:p>
          </table:table-cell>
          <table:table-cell office:value-type="float" office:value="15625">
            <text:p>15625</text:p>
          </table:table-cell>
          <table:table-cell office:value-type="float" office:value="5000">
            <text:p>5000</text:p>
          </table:table-cell>
          <table:table-cell office:value-type="float" office:value="4192">
            <text:p>4192</text:p>
          </table:table-cell>
          <table:table-cell office:value-type="float" office:value="32887">
            <text:p>32887</text:p>
          </table:table-cell>
          <table:table-cell office:value-type="float" office:value="2.8125">
            <text:p>2.81</text:p>
          </table:table-cell>
          <table:table-cell office:value-type="float" office:value="0.0000000000451336745754816">
            <text:p>4.51E-011</text:p>
          </table:table-cell>
          <table:table-cell office:value-type="float" office:value="0.999999999999991">
            <text:p>1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986455736">
            <text:p>1986455736</text:p>
          </table:table-cell>
          <table:table-cell office:value-type="float" office:value="12167">
            <text:p>12167</text:p>
          </table:table-cell>
          <table:table-cell office:value-type="float" office:value="5000">
            <text:p>5000</text:p>
          </table:table-cell>
          <table:table-cell office:value-type="float" office:value="4123">
            <text:p>4123</text:p>
          </table:table-cell>
          <table:table-cell office:value-type="float" office:value="96934">
            <text:p>96934</text:p>
          </table:table-cell>
          <table:table-cell office:value-type="float" office:value="0.90625">
            <text:p>0.91</text:p>
          </table:table-cell>
          <table:table-cell office:value-type="float" office:value="0.000000000283392864730558">
            <text:p>2.83E-010</text:p>
          </table:table-cell>
          <table:table-cell office:value-type="float" office:value="0.999999999999943">
            <text:p>1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859209597">
            <text:p>1859209597</text:p>
          </table:table-cell>
          <table:table-cell office:value-type="float" office:value="13824">
            <text:p>13824</text:p>
          </table:table-cell>
          <table:table-cell office:value-type="float" office:value="5000">
            <text:p>5000</text:p>
          </table:table-cell>
          <table:table-cell office:value-type="float" office:value="4881">
            <text:p>4881</text:p>
          </table:table-cell>
          <table:table-cell office:value-type="float" office:value="36016">
            <text:p>36016</text:p>
          </table:table-cell>
          <table:table-cell office:value-type="float" office:value="2.359375">
            <text:p>2.36</text:p>
          </table:table-cell>
          <table:table-cell office:value-type="float" office:value="0.0000000000444515535491519">
            <text:p>4.45E-011</text:p>
          </table:table-cell>
          <table:table-cell office:value-type="float" office:value="0.999999999999991">
            <text:p>1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344379259">
            <text:p>1344379259</text:p>
          </table:table-cell>
          <table:table-cell office:value-type="float" office:value="97336">
            <text:p>97336</text:p>
          </table:table-cell>
          <table:table-cell office:value-type="float" office:value="5000">
            <text:p>5000</text:p>
          </table:table-cell>
          <table:table-cell office:value-type="float" office:value="4318">
            <text:p>4318</text:p>
          </table:table-cell>
          <table:table-cell office:value-type="float" office:value="433698">
            <text:p>433698</text:p>
          </table:table-cell>
          <table:table-cell office:value-type="float" office:value="0.90625">
            <text:p>0.91</text:p>
          </table:table-cell>
          <table:table-cell office:value-type="float" office:value="0.000000000165471192303812">
            <text:p>1.65E-010</text:p>
          </table:table-cell>
          <table:table-cell office:value-type="float" office:value="0.999999999999967">
            <text:p>1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377606712">
            <text:p>1377606712</text:p>
          </table:table-cell>
          <table:table-cell office:value-type="float" office:value="343">
            <text:p>343</text:p>
          </table:table-cell>
          <table:table-cell office:value-type="float" office:value="177">
            <text:p>177</text:p>
          </table:table-cell>
          <table:table-cell office:value-type="float" office:value="143">
            <text:p>143</text:p>
          </table:table-cell>
          <table:table-cell office:value-type="float" office:value="1319">
            <text:p>1319</text:p>
          </table:table-cell>
          <table:table-cell office:value-type="float" office:value="0">
            <text:p>0</text:p>
          </table:table-cell>
          <table:table-cell office:value-type="float" office:value="0.0000000000312638803734444">
            <text:p>3.13E-011</text:p>
          </table:table-cell>
          <table:table-cell office:value-type="float" office:value="0.999999999999823">
            <text:p>1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49813661">
            <text:p>4981366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0.0000000000868567440193147">
            <text:p>8.69E-011</text:p>
          </table:table-cell>
          <table:table-cell office:value-type="float" office:value="0.999999999992762">
            <text:p>1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40956674">
            <text:p>40956674</text:p>
          </table:table-cell>
          <table:table-cell office:value-type="float" office:value="8000">
            <text:p>8000</text:p>
          </table:table-cell>
          <table:table-cell office:value-type="float" office:value="3297">
            <text:p>3297</text:p>
          </table:table-cell>
          <table:table-cell office:value-type="float" office:value="2712">
            <text:p>2712</text:p>
          </table:table-cell>
          <table:table-cell office:value-type="float" office:value="34278">
            <text:p>34278</text:p>
          </table:table-cell>
          <table:table-cell office:value-type="float" office:value="0.375">
            <text:p>0.38</text:p>
          </table:table-cell>
          <table:table-cell office:value-type="float" office:value="0.0000000000848103809403256">
            <text:p>8.48E-011</text:p>
          </table:table-cell>
          <table:table-cell office:value-type="float" office:value="0.999999999999974">
            <text:p>1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954111426">
            <text:p>1954111426</text:p>
          </table:table-cell>
          <table:table-cell office:value-type="float" office:value="8000">
            <text:p>8000</text:p>
          </table:table-cell>
          <table:table-cell office:value-type="float" office:value="1832">
            <text:p>1832</text:p>
          </table:table-cell>
          <table:table-cell office:value-type="float" office:value="1630">
            <text:p>1630</text:p>
          </table:table-cell>
          <table:table-cell office:value-type="float" office:value="69591">
            <text:p>69591</text:p>
          </table:table-cell>
          <table:table-cell office:value-type="float" office:value="0.171875">
            <text:p>0.17</text:p>
          </table:table-cell>
          <table:table-cell office:value-type="float" office:value="0.00000000024834889700287">
            <text:p>2.48E-010</text:p>
          </table:table-cell>
          <table:table-cell office:value-type="float" office:value="0.999999999999864">
            <text:p>1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442240656">
            <text:p>442240656</text:p>
          </table:table-cell>
          <table:table-cell office:value-type="float" office:value="2744">
            <text:p>2744</text:p>
          </table:table-cell>
          <table:table-cell office:value-type="float" office:value="1651">
            <text:p>1651</text:p>
          </table:table-cell>
          <table:table-cell office:value-type="float" office:value="1362">
            <text:p>1362</text:p>
          </table:table-cell>
          <table:table-cell office:value-type="float" office:value="32527">
            <text:p>32527</text:p>
          </table:table-cell>
          <table:table-cell office:value-type="float" office:value="0.15625">
            <text:p>0.16</text:p>
          </table:table-cell>
          <table:table-cell office:value-type="float" office:value="0.000000000199975147552323">
            <text:p>2.00E-010</text:p>
          </table:table-cell>
          <table:table-cell office:value-type="float" office:value="0.999999999999879">
            <text:p>1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933000273">
            <text:p>933000273</text:p>
          </table:table-cell>
          <table:table-cell office:value-type="float" office:value="64000">
            <text:p>64000</text:p>
          </table:table-cell>
          <table:table-cell office:value-type="float" office:value="5000">
            <text:p>5000</text:p>
          </table:table-cell>
          <table:table-cell office:value-type="float" office:value="4398">
            <text:p>4398</text:p>
          </table:table-cell>
          <table:table-cell office:value-type="float" office:value="216115">
            <text:p>216115</text:p>
          </table:table-cell>
          <table:table-cell office:value-type="float" office:value="0.890625">
            <text:p>0.89</text:p>
          </table:table-cell>
          <table:table-cell office:value-type="float" office:value="0.0000000000865156835061498">
            <text:p>8.65E-011</text:p>
          </table:table-cell>
          <table:table-cell office:value-type="float" office:value="0.999999999999983">
            <text:p>1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750504374">
            <text:p>750504374</text:p>
          </table:table-cell>
          <table:table-cell office:value-type="float" office:value="74088">
            <text:p>74088</text:p>
          </table:table-cell>
          <table:table-cell office:value-type="float" office:value="5000">
            <text:p>5000</text:p>
          </table:table-cell>
          <table:table-cell office:value-type="float" office:value="4118">
            <text:p>4118</text:p>
          </table:table-cell>
          <table:table-cell office:value-type="float" office:value="365412">
            <text:p>365412</text:p>
          </table:table-cell>
          <table:table-cell office:value-type="float" office:value="1.484375">
            <text:p>1.48</text:p>
          </table:table-cell>
          <table:table-cell office:value-type="float" office:value="0.000000000198895122593967">
            <text:p>1.99E-010</text:p>
          </table:table-cell>
          <table:table-cell office:value-type="float" office:value="0.99999999999996">
            <text:p>1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736534124">
            <text:p>173653412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00000000000469313476969546">
            <text:p>4.69E-012</text:p>
          </table:table-cell>
          <table:table-cell office:value-type="float" office:value="0.999999999999218">
            <text:p>1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2099440056">
            <text:p>2099440056</text:p>
          </table:table-cell>
          <table:table-cell office:value-type="float" office:value="4913">
            <text:p>4913</text:p>
          </table:table-cell>
          <table:table-cell office:value-type="float" office:value="3501">
            <text:p>3501</text:p>
          </table:table-cell>
          <table:table-cell office:value-type="float" office:value="3180">
            <text:p>3180</text:p>
          </table:table-cell>
          <table:table-cell office:value-type="float" office:value="30589">
            <text:p>30589</text:p>
          </table:table-cell>
          <table:table-cell office:value-type="float" office:value="1.484375">
            <text:p>1.48</text:p>
          </table:table-cell>
          <table:table-cell office:value-type="float" office:value="0.000000000107434061646927">
            <text:p>1.07E-010</text:p>
          </table:table-cell>
          <table:table-cell office:value-type="float" office:value="0.999999999999969">
            <text:p>1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262160039">
            <text:p>1262160039</text:p>
          </table:table-cell>
          <table:table-cell office:value-type="float" office:value="2197">
            <text:p>2197</text:p>
          </table:table-cell>
          <table:table-cell office:value-type="float" office:value="1278">
            <text:p>1278</text:p>
          </table:table-cell>
          <table:table-cell office:value-type="float" office:value="1265">
            <text:p>1265</text:p>
          </table:table-cell>
          <table:table-cell office:value-type="float" office:value="6054">
            <text:p>6054</text:p>
          </table:table-cell>
          <table:table-cell office:value-type="float" office:value="1.140625">
            <text:p>1.14</text:p>
          </table:table-cell>
          <table:table-cell office:value-type="float" office:value="0.0000000000532907051820075">
            <text:p>5.33E-011</text:p>
          </table:table-cell>
          <table:table-cell office:value-type="float" office:value="0.999999999999958">
            <text:p>1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149072871">
            <text:p>1149072871</text:p>
          </table:table-cell>
          <table:table-cell office:value-type="float" office:value="4913">
            <text:p>4913</text:p>
          </table:table-cell>
          <table:table-cell office:value-type="float" office:value="4151">
            <text:p>4151</text:p>
          </table:table-cell>
          <table:table-cell office:value-type="float" office:value="3945">
            <text:p>3945</text:p>
          </table:table-cell>
          <table:table-cell office:value-type="float" office:value="78889">
            <text:p>78889</text:p>
          </table:table-cell>
          <table:table-cell office:value-type="float" office:value="2.21875">
            <text:p>2.22</text:p>
          </table:table-cell>
          <table:table-cell office:value-type="float" office:value="0.000000000572072167415172">
            <text:p>5.72E-010</text:p>
          </table:table-cell>
          <table:table-cell office:value-type="float" office:value="0.999999999999862">
            <text:p>1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666490585">
            <text:p>666490585</text:p>
          </table:table-cell>
          <table:table-cell office:value-type="float" office:value="39304">
            <text:p>39304</text:p>
          </table:table-cell>
          <table:table-cell office:value-type="float" office:value="5000">
            <text:p>5000</text:p>
          </table:table-cell>
          <table:table-cell office:value-type="float" office:value="4072">
            <text:p>4072</text:p>
          </table:table-cell>
          <table:table-cell office:value-type="float" office:value="100332">
            <text:p>100332</text:p>
          </table:table-cell>
          <table:table-cell office:value-type="float" office:value="0.625">
            <text:p>0.63</text:p>
          </table:table-cell>
          <table:table-cell office:value-type="float" office:value="0.0000000000528359578311211">
            <text:p>5.28E-011</text:p>
          </table:table-cell>
          <table:table-cell office:value-type="float" office:value="0.99999999999999">
            <text:p>1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147318657">
            <text:p>2147318657</text:p>
          </table:table-cell>
          <table:table-cell office:value-type="float" office:value="17576">
            <text:p>17576</text:p>
          </table:table-cell>
          <table:table-cell office:value-type="float" office:value="5000">
            <text:p>5000</text:p>
          </table:table-cell>
          <table:table-cell office:value-type="float" office:value="4037">
            <text:p>4037</text:p>
          </table:table-cell>
          <table:table-cell office:value-type="float" office:value="97017">
            <text:p>97017</text:p>
          </table:table-cell>
          <table:table-cell office:value-type="float" office:value="0.5625">
            <text:p>0.56</text:p>
          </table:table-cell>
          <table:table-cell office:value-type="float" office:value="0.000000000179625203600153">
            <text:p>1.80E-010</text:p>
          </table:table-cell>
          <table:table-cell office:value-type="float" office:value="0.999999999999964">
            <text:p>1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2066256491">
            <text:p>2066256491</text:p>
          </table:table-cell>
          <table:table-cell office:value-type="float" office:value="97336">
            <text:p>97336</text:p>
          </table:table-cell>
          <table:table-cell office:value-type="float" office:value="5000">
            <text:p>5000</text:p>
          </table:table-cell>
          <table:table-cell office:value-type="float" office:value="4990">
            <text:p>4990</text:p>
          </table:table-cell>
          <table:table-cell office:value-type="float" office:value="252722">
            <text:p>252722</text:p>
          </table:table-cell>
          <table:table-cell office:value-type="float" office:value="0.890625">
            <text:p>0.89</text:p>
          </table:table-cell>
          <table:table-cell office:value-type="float" office:value="0.0000000000844124770082999">
            <text:p>8.44E-011</text:p>
          </table:table-cell>
          <table:table-cell office:value-type="float" office:value="0.999999999999983">
            <text:p>1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455660104">
            <text:p>455660104</text:p>
          </table:table-cell>
          <table:table-cell office:value-type="float" office:value="9261">
            <text:p>9261</text:p>
          </table:table-cell>
          <table:table-cell office:value-type="float" office:value="4134">
            <text:p>4134</text:p>
          </table:table-cell>
          <table:table-cell office:value-type="float" office:value="4113">
            <text:p>4113</text:p>
          </table:table-cell>
          <table:table-cell office:value-type="float" office:value="66690">
            <text:p>66690</text:p>
          </table:table-cell>
          <table:table-cell office:value-type="float" office:value="0.484375">
            <text:p>0.48</text:p>
          </table:table-cell>
          <table:table-cell office:value-type="float" office:value="0.000000000215095496969297">
            <text:p>2.15E-010</text:p>
          </table:table-cell>
          <table:table-cell office:value-type="float" office:value="0.999999999999948">
            <text:p>1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118383331">
            <text:p>1118383331</text:p>
          </table:table-cell>
          <table:table-cell office:value-type="float" office:value="4913">
            <text:p>4913</text:p>
          </table:table-cell>
          <table:table-cell office:value-type="float" office:value="3407">
            <text:p>3407</text:p>
          </table:table-cell>
          <table:table-cell office:value-type="float" office:value="3133">
            <text:p>3133</text:p>
          </table:table-cell>
          <table:table-cell office:value-type="float" office:value="76683">
            <text:p>76683</text:p>
          </table:table-cell>
          <table:table-cell office:value-type="float" office:value="0.578125">
            <text:p>0.58</text:p>
          </table:table-cell>
          <table:table-cell office:value-type="float" office:value="0.000000000390400600736029">
            <text:p>3.90E-010</text:p>
          </table:table-cell>
          <table:table-cell office:value-type="float" office:value="0.999999999999885">
            <text:p>1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263482213">
            <text:p>1263482213</text:p>
          </table:table-cell>
          <table:table-cell office:value-type="float" office:value="5832">
            <text:p>5832</text:p>
          </table:table-cell>
          <table:table-cell office:value-type="float" office:value="5000">
            <text:p>5000</text:p>
          </table:table-cell>
          <table:table-cell office:value-type="float" office:value="4193">
            <text:p>4193</text:p>
          </table:table-cell>
          <table:table-cell office:value-type="float" office:value="71546">
            <text:p>71546</text:p>
          </table:table-cell>
          <table:table-cell office:value-type="float" office:value="0.84375">
            <text:p>0.84</text:p>
          </table:table-cell>
          <table:table-cell office:value-type="float" office:value="0.000000000324973825627239">
            <text:p>3.25E-010</text:p>
          </table:table-cell>
          <table:table-cell office:value-type="float" office:value="0.999999999999935">
            <text:p>1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410323478">
            <text:p>410323478</text:p>
          </table:table-cell>
          <table:table-cell office:value-type="float" office:value="64">
            <text:p>64</text:p>
          </table:table-cell>
          <table:table-cell table:number-columns-repeated="2" office:value-type="float" office:value="11">
            <text:p>11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0.0000000000231068497669185">
            <text:p>2.31E-011</text:p>
          </table:table-cell>
          <table:table-cell office:value-type="float" office:value="0.999999999997899">
            <text:p>1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646910721">
            <text:p>1646910721</text:p>
          </table:table-cell>
          <table:table-cell office:value-type="float" office:value="19683">
            <text:p>19683</text:p>
          </table:table-cell>
          <table:table-cell office:value-type="float" office:value="5000">
            <text:p>5000</text:p>
          </table:table-cell>
          <table:table-cell office:value-type="float" office:value="4610">
            <text:p>4610</text:p>
          </table:table-cell>
          <table:table-cell office:value-type="float" office:value="169482">
            <text:p>169482</text:p>
          </table:table-cell>
          <table:table-cell office:value-type="float" office:value="0.484375">
            <text:p>0.48</text:p>
          </table:table-cell>
          <table:table-cell office:value-type="float" office:value="0.000000000201680450118147">
            <text:p>2.02E-010</text:p>
          </table:table-cell>
          <table:table-cell office:value-type="float" office:value="0.99999999999996">
            <text:p>1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394031830">
            <text:p>1394031830</text:p>
          </table:table-cell>
          <table:table-cell office:value-type="float" office:value="29791">
            <text:p>29791</text:p>
          </table:table-cell>
          <table:table-cell office:value-type="float" office:value="5000">
            <text:p>5000</text:p>
          </table:table-cell>
          <table:table-cell office:value-type="float" office:value="4584">
            <text:p>4584</text:p>
          </table:table-cell>
          <table:table-cell office:value-type="float" office:value="187316">
            <text:p>187316</text:p>
          </table:table-cell>
          <table:table-cell office:value-type="float" office:value="0.5">
            <text:p>0.5</text:p>
          </table:table-cell>
          <table:table-cell office:value-type="float" office:value="0.000000000143472789204679">
            <text:p>1.43E-010</text:p>
          </table:table-cell>
          <table:table-cell office:value-type="float" office:value="0.999999999999971">
            <text:p>1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922315866">
            <text:p>1922315866</text:p>
          </table:table-cell>
          <table:table-cell office:value-type="float" office:value="59319">
            <text:p>59319</text:p>
          </table:table-cell>
          <table:table-cell office:value-type="float" office:value="5000">
            <text:p>5000</text:p>
          </table:table-cell>
          <table:table-cell office:value-type="float" office:value="4380">
            <text:p>4380</text:p>
          </table:table-cell>
          <table:table-cell office:value-type="float" office:value="57103">
            <text:p>57103</text:p>
          </table:table-cell>
          <table:table-cell office:value-type="float" office:value="0.859375">
            <text:p>0.86</text:p>
          </table:table-cell>
          <table:table-cell office:value-type="float" office:value="0.0000000000353566065314226">
            <text:p>3.54E-011</text:p>
          </table:table-cell>
          <table:table-cell office:value-type="float" office:value="0.999999999999993">
            <text:p>1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498256088">
            <text:p>1498256088</text:p>
          </table:table-cell>
          <table:table-cell office:value-type="float" office:value="74088">
            <text:p>74088</text:p>
          </table:table-cell>
          <table:table-cell office:value-type="float" office:value="5000">
            <text:p>5000</text:p>
          </table:table-cell>
          <table:table-cell office:value-type="float" office:value="4402">
            <text:p>4402</text:p>
          </table:table-cell>
          <table:table-cell office:value-type="float" office:value="208682">
            <text:p>208682</text:p>
          </table:table-cell>
          <table:table-cell office:value-type="float" office:value="0.90625">
            <text:p>0.91</text:p>
          </table:table-cell>
          <table:table-cell office:value-type="float" office:value="0.0000000000728164195606951">
            <text:p>7.28E-011</text:p>
          </table:table-cell>
          <table:table-cell office:value-type="float" office:value="0.999999999999985">
            <text:p>1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800927788">
            <text:p>1800927788</text:p>
          </table:table-cell>
          <table:table-cell office:value-type="float" office:value="13824">
            <text:p>13824</text:p>
          </table:table-cell>
          <table:table-cell office:value-type="float" office:value="5000">
            <text:p>5000</text:p>
          </table:table-cell>
          <table:table-cell office:value-type="float" office:value="4102">
            <text:p>4102</text:p>
          </table:table-cell>
          <table:table-cell office:value-type="float" office:value="63517">
            <text:p>63517</text:p>
          </table:table-cell>
          <table:table-cell office:value-type="float" office:value="0.671875">
            <text:p>0.67</text:p>
          </table:table-cell>
          <table:table-cell office:value-type="float" office:value="0.0000000000904947228264064">
            <text:p>9.05E-011</text:p>
          </table:table-cell>
          <table:table-cell office:value-type="float" office:value="0.999999999999982">
            <text:p>1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93144298">
            <text:p>293144298</text:p>
          </table:table-cell>
          <table:table-cell office:value-type="float" office:value="27000">
            <text:p>27000</text:p>
          </table:table-cell>
          <table:table-cell office:value-type="float" office:value="5000">
            <text:p>5000</text:p>
          </table:table-cell>
          <table:table-cell office:value-type="float" office:value="4697">
            <text:p>4697</text:p>
          </table:table-cell>
          <table:table-cell office:value-type="float" office:value="167228">
            <text:p>167228</text:p>
          </table:table-cell>
          <table:table-cell office:value-type="float" office:value="1">
            <text:p>1</text:p>
          </table:table-cell>
          <table:table-cell office:value-type="float" office:value="0.000000000140232714329613">
            <text:p>1.40E-010</text:p>
          </table:table-cell>
          <table:table-cell office:value-type="float" office:value="0.999999999999972">
            <text:p>1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548067468">
            <text:p>548067468</text:p>
          </table:table-cell>
          <table:table-cell office:value-type="float" office:value="13824">
            <text:p>13824</text:p>
          </table:table-cell>
          <table:table-cell office:value-type="float" office:value="5000">
            <text:p>5000</text:p>
          </table:table-cell>
          <table:table-cell office:value-type="float" office:value="4416">
            <text:p>4416</text:p>
          </table:table-cell>
          <table:table-cell office:value-type="float" office:value="69316">
            <text:p>69316</text:p>
          </table:table-cell>
          <table:table-cell office:value-type="float" office:value="1.140625">
            <text:p>1.14</text:p>
          </table:table-cell>
          <table:table-cell office:value-type="float" office:value="0.0000000000816839929029811">
            <text:p>8.17E-011</text:p>
          </table:table-cell>
          <table:table-cell office:value-type="float" office:value="0.999999999999984">
            <text:p>1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757395727">
            <text:p>1757395727</text:p>
          </table:table-cell>
          <table:table-cell office:value-type="float" office:value="4913">
            <text:p>4913</text:p>
          </table:table-cell>
          <table:table-cell office:value-type="float" office:value="3015">
            <text:p>3015</text:p>
          </table:table-cell>
          <table:table-cell office:value-type="float" office:value="2472">
            <text:p>2472</text:p>
          </table:table-cell>
          <table:table-cell office:value-type="float" office:value="65137">
            <text:p>65137</text:p>
          </table:table-cell>
          <table:table-cell office:value-type="float" office:value="0.640625">
            <text:p>0.64</text:p>
          </table:table-cell>
          <table:table-cell office:value-type="float" office:value="0.000000000266368260781746">
            <text:p>2.66E-010</text:p>
          </table:table-cell>
          <table:table-cell office:value-type="float" office:value="0.999999999999912">
            <text:p>1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731611702">
            <text:p>1731611702</text:p>
          </table:table-cell>
          <table:table-cell office:value-type="float" office:value="32768">
            <text:p>32768</text:p>
          </table:table-cell>
          <table:table-cell office:value-type="float" office:value="2172">
            <text:p>2172</text:p>
          </table:table-cell>
          <table:table-cell office:value-type="float" office:value="1891">
            <text:p>1891</text:p>
          </table:table-cell>
          <table:table-cell office:value-type="float" office:value="180111">
            <text:p>180111</text:p>
          </table:table-cell>
          <table:table-cell office:value-type="float" office:value="0.40625">
            <text:p>0.41</text:p>
          </table:table-cell>
          <table:table-cell office:value-type="float" office:value="0.000000000145348622027086">
            <text:p>1.45E-010</text:p>
          </table:table-cell>
          <table:table-cell office:value-type="float" office:value="0.999999999999933">
            <text:p>1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364013720">
            <text:p>364013720</text:p>
          </table:table-cell>
          <table:table-cell office:value-type="float" office:value="54872">
            <text:p>54872</text:p>
          </table:table-cell>
          <table:table-cell office:value-type="float" office:value="5000">
            <text:p>5000</text:p>
          </table:table-cell>
          <table:table-cell office:value-type="float" office:value="4930">
            <text:p>4930</text:p>
          </table:table-cell>
          <table:table-cell office:value-type="float" office:value="122006">
            <text:p>122006</text:p>
          </table:table-cell>
          <table:table-cell office:value-type="float" office:value="0.75">
            <text:p>0.75</text:p>
          </table:table-cell>
          <table:table-cell office:value-type="float" office:value="0.0000000000455600002169376">
            <text:p>4.56E-011</text:p>
          </table:table-cell>
          <table:table-cell office:value-type="float" office:value="0.999999999999991">
            <text:p>1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249105294">
            <text:p>1249105294</text:p>
          </table:table-cell>
          <table:table-cell office:value-type="float" office:value="13824">
            <text:p>13824</text:p>
          </table:table-cell>
          <table:table-cell office:value-type="float" office:value="5000">
            <text:p>5000</text:p>
          </table:table-cell>
          <table:table-cell office:value-type="float" office:value="4724">
            <text:p>4724</text:p>
          </table:table-cell>
          <table:table-cell office:value-type="float" office:value="76979">
            <text:p>76979</text:p>
          </table:table-cell>
          <table:table-cell office:value-type="float" office:value="0.75">
            <text:p>0.75</text:p>
          </table:table-cell>
          <table:table-cell office:value-type="float" office:value="0.000000000103113961813506">
            <text:p>1.03E-010</text:p>
          </table:table-cell>
          <table:table-cell office:value-type="float" office:value="0.999999999999979">
            <text:p>1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326576579">
            <text:p>326576579</text:p>
          </table:table-cell>
          <table:table-cell office:value-type="float" office:value="1728">
            <text:p>1728</text:p>
          </table:table-cell>
          <table:table-cell office:value-type="float" office:value="1191">
            <text:p>1191</text:p>
          </table:table-cell>
          <table:table-cell office:value-type="float" office:value="955">
            <text:p>955</text:p>
          </table:table-cell>
          <table:table-cell office:value-type="float" office:value="16315">
            <text:p>16315</text:p>
          </table:table-cell>
          <table:table-cell office:value-type="float" office:value="0.140625">
            <text:p>0.14</text:p>
          </table:table-cell>
          <table:table-cell office:value-type="float" office:value="0.000000000118646426017222">
            <text:p>1.19E-010</text:p>
          </table:table-cell>
          <table:table-cell office:value-type="float" office:value="0.9999999999999">
            <text:p>1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088897401">
            <text:p>2088897401</text:p>
          </table:table-cell>
          <table:table-cell office:value-type="float" office:value="32768">
            <text:p>32768</text:p>
          </table:table-cell>
          <table:table-cell office:value-type="float" office:value="5000">
            <text:p>5000</text:p>
          </table:table-cell>
          <table:table-cell office:value-type="float" office:value="4544">
            <text:p>4544</text:p>
          </table:table-cell>
          <table:table-cell office:value-type="float" office:value="195977">
            <text:p>195977</text:p>
          </table:table-cell>
          <table:table-cell office:value-type="float" office:value="0.578125">
            <text:p>0.58</text:p>
          </table:table-cell>
          <table:table-cell office:value-type="float" office:value="0.000000000173599801200908">
            <text:p>1.74E-010</text:p>
          </table:table-cell>
          <table:table-cell office:value-type="float" office:value="0.999999999999965">
            <text:p>1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586348097">
            <text:p>1586348097</text:p>
          </table:table-cell>
          <table:table-cell office:value-type="float" office:value="512">
            <text:p>512</text:p>
          </table:table-cell>
          <table:table-cell office:value-type="float" office:value="186">
            <text:p>186</text:p>
          </table:table-cell>
          <table:table-cell office:value-type="float" office:value="184">
            <text:p>184</text:p>
          </table:table-cell>
          <table:table-cell office:value-type="float" office:value="4741">
            <text:p>4741</text:p>
          </table:table-cell>
          <table:table-cell office:value-type="float" office:value="0.015625">
            <text:p>0.02</text:p>
          </table:table-cell>
          <table:table-cell office:value-type="float" office:value="0.000000000182069470611168">
            <text:p>1.82E-010</text:p>
          </table:table-cell>
          <table:table-cell office:value-type="float" office:value="0.999999999999021">
            <text:p>1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2104796907">
            <text:p>2104796907</text:p>
          </table:table-cell>
          <table:table-cell office:value-type="float" office:value="74088">
            <text:p>74088</text:p>
          </table:table-cell>
          <table:table-cell office:value-type="float" office:value="5000">
            <text:p>5000</text:p>
          </table:table-cell>
          <table:table-cell office:value-type="float" office:value="4685">
            <text:p>4685</text:p>
          </table:table-cell>
          <table:table-cell office:value-type="float" office:value="321456">
            <text:p>321456</text:p>
          </table:table-cell>
          <table:table-cell office:value-type="float" office:value="0.75">
            <text:p>0.75</text:p>
          </table:table-cell>
          <table:table-cell office:value-type="float" office:value="0.000000000104861896943476">
            <text:p>1.05E-010</text:p>
          </table:table-cell>
          <table:table-cell office:value-type="float" office:value="0.999999999999979">
            <text:p>1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77513345">
            <text:p>277513345</text:p>
          </table:table-cell>
          <table:table-cell office:value-type="float" office:value="8000">
            <text:p>8000</text:p>
          </table:table-cell>
          <table:table-cell office:value-type="float" office:value="4762">
            <text:p>4762</text:p>
          </table:table-cell>
          <table:table-cell office:value-type="float" office:value="4122">
            <text:p>4122</text:p>
          </table:table-cell>
          <table:table-cell office:value-type="float" office:value="20101">
            <text:p>20101</text:p>
          </table:table-cell>
          <table:table-cell office:value-type="float" office:value="5.578125">
            <text:p>5.58</text:p>
          </table:table-cell>
          <table:table-cell office:value-type="float" office:value="0.0000000000395203869629768">
            <text:p>3.95E-011</text:p>
          </table:table-cell>
          <table:table-cell office:value-type="float" office:value="0.999999999999992">
            <text:p>1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160601251">
            <text:p>1160601251</text:p>
          </table:table-cell>
          <table:table-cell office:value-type="float" office:value="35937">
            <text:p>35937</text:p>
          </table:table-cell>
          <table:table-cell office:value-type="float" office:value="5000">
            <text:p>5000</text:p>
          </table:table-cell>
          <table:table-cell office:value-type="float" office:value="4670">
            <text:p>4670</text:p>
          </table:table-cell>
          <table:table-cell office:value-type="float" office:value="371225">
            <text:p>371225</text:p>
          </table:table-cell>
          <table:table-cell office:value-type="float" office:value="1.3125">
            <text:p>1.31</text:p>
          </table:table-cell>
          <table:table-cell office:value-type="float" office:value="0.000000000253407961281482">
            <text:p>2.53E-010</text:p>
          </table:table-cell>
          <table:table-cell office:value-type="float" office:value="0.999999999999949">
            <text:p>1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131713203">
            <text:p>1131713203</text:p>
          </table:table-cell>
          <table:table-cell office:value-type="float" office:value="74088">
            <text:p>74088</text:p>
          </table:table-cell>
          <table:table-cell office:value-type="float" office:value="5000">
            <text:p>5000</text:p>
          </table:table-cell>
          <table:table-cell office:value-type="float" office:value="4311">
            <text:p>4311</text:p>
          </table:table-cell>
          <table:table-cell office:value-type="float" office:value="559090">
            <text:p>559090</text:p>
          </table:table-cell>
          <table:table-cell office:value-type="float" office:value="0.90625">
            <text:p>0.91</text:p>
          </table:table-cell>
          <table:table-cell office:value-type="float" office:value="0.000000000271100475401909">
            <text:p>2.71E-010</text:p>
          </table:table-cell>
          <table:table-cell office:value-type="float" office:value="0.999999999999946">
            <text:p>1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544828416">
            <text:p>1544828416</text:p>
          </table:table-cell>
          <table:table-cell office:value-type="float" office:value="21952">
            <text:p>21952</text:p>
          </table:table-cell>
          <table:table-cell office:value-type="float" office:value="5000">
            <text:p>5000</text:p>
          </table:table-cell>
          <table:table-cell office:value-type="float" office:value="4450">
            <text:p>4450</text:p>
          </table:table-cell>
          <table:table-cell office:value-type="float" office:value="161730">
            <text:p>161730</text:p>
          </table:table-cell>
          <table:table-cell office:value-type="float" office:value="0.484375">
            <text:p>0.48</text:p>
          </table:table-cell>
          <table:table-cell office:value-type="float" office:value="0.000000000119143805932254">
            <text:p>1.19E-010</text:p>
          </table:table-cell>
          <table:table-cell office:value-type="float" office:value="0.999999999999976">
            <text:p>1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541634707">
            <text:p>541634707</text:p>
          </table:table-cell>
          <table:table-cell office:value-type="float" office:value="1000">
            <text:p>1000</text:p>
          </table:table-cell>
          <table:table-cell office:value-type="float" office:value="873">
            <text:p>873</text:p>
          </table:table-cell>
          <table:table-cell office:value-type="float" office:value="748">
            <text:p>748</text:p>
          </table:table-cell>
          <table:table-cell office:value-type="float" office:value="10900">
            <text:p>10900</text:p>
          </table:table-cell>
          <table:table-cell office:value-type="float" office:value="0.140625">
            <text:p>0.14</text:p>
          </table:table-cell>
          <table:table-cell office:value-type="float" office:value="0.000000000142449607665185">
            <text:p>1.42E-010</text:p>
          </table:table-cell>
          <table:table-cell office:value-type="float" office:value="0.999999999999837">
            <text:p>1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161562143">
            <text:p>1161562143</text:p>
          </table:table-cell>
          <table:table-cell office:value-type="float" office:value="6859">
            <text:p>6859</text:p>
          </table:table-cell>
          <table:table-cell office:value-type="float" office:value="3083">
            <text:p>3083</text:p>
          </table:table-cell>
          <table:table-cell office:value-type="float" office:value="2819">
            <text:p>2819</text:p>
          </table:table-cell>
          <table:table-cell office:value-type="float" office:value="13542">
            <text:p>13542</text:p>
          </table:table-cell>
          <table:table-cell office:value-type="float" office:value="2.265625">
            <text:p>2.27</text:p>
          </table:table-cell>
          <table:table-cell office:value-type="float" office:value="0.000000000047066350816749">
            <text:p>4.71E-011</text:p>
          </table:table-cell>
          <table:table-cell office:value-type="float" office:value="0.999999999999985">
            <text:p>1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717632677">
            <text:p>717632677</text:p>
          </table:table-cell>
          <table:table-cell office:value-type="float" office:value="5832">
            <text:p>5832</text:p>
          </table:table-cell>
          <table:table-cell office:value-type="float" office:value="2784">
            <text:p>2784</text:p>
          </table:table-cell>
          <table:table-cell office:value-type="float" office:value="2264">
            <text:p>2264</text:p>
          </table:table-cell>
          <table:table-cell office:value-type="float" office:value="52469">
            <text:p>52469</text:p>
          </table:table-cell>
          <table:table-cell office:value-type="float" office:value="0.234375">
            <text:p>0.23</text:p>
          </table:table-cell>
          <table:table-cell office:value-type="float" office:value="0.000000000250167886406416">
            <text:p>2.50E-010</text:p>
          </table:table-cell>
          <table:table-cell office:value-type="float" office:value="0.99999999999991">
            <text:p>1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387111481">
            <text:p>1387111481</text:p>
          </table:table-cell>
          <table:table-cell office:value-type="float" office:value="15625">
            <text:p>15625</text:p>
          </table:table-cell>
          <table:table-cell office:value-type="float" office:value="5000">
            <text:p>5000</text:p>
          </table:table-cell>
          <table:table-cell office:value-type="float" office:value="4204">
            <text:p>4204</text:p>
          </table:table-cell>
          <table:table-cell office:value-type="float" office:value="122823">
            <text:p>122823</text:p>
          </table:table-cell>
          <table:table-cell office:value-type="float" office:value="0.453125">
            <text:p>0.45</text:p>
          </table:table-cell>
          <table:table-cell office:value-type="float" office:value="0.000000000158934199134819">
            <text:p>1.59E-010</text:p>
          </table:table-cell>
          <table:table-cell office:value-type="float" office:value="0.999999999999968">
            <text:p>1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286494932">
            <text:p>1286494932</text:p>
          </table:table-cell>
          <table:table-cell office:value-type="float" office:value="1728">
            <text:p>1728</text:p>
          </table:table-cell>
          <table:table-cell office:value-type="float" office:value="293">
            <text:p>293</text:p>
          </table:table-cell>
          <table:table-cell office:value-type="float" office:value="235">
            <text:p>235</text:p>
          </table:table-cell>
          <table:table-cell office:value-type="float" office:value="5694">
            <text:p>5694</text:p>
          </table:table-cell>
          <table:table-cell office:value-type="float" office:value="0.015625">
            <text:p>0.02</text:p>
          </table:table-cell>
          <table:table-cell office:value-type="float" office:value="0.0000000000339355210599024">
            <text:p>3.39E-011</text:p>
          </table:table-cell>
          <table:table-cell office:value-type="float" office:value="0.999999999999884">
            <text:p>1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373470585">
            <text:p>373470585</text:p>
          </table:table-cell>
          <table:table-cell office:value-type="float" office:value="42875">
            <text:p>42875</text:p>
          </table:table-cell>
          <table:table-cell office:value-type="float" office:value="5000">
            <text:p>5000</text:p>
          </table:table-cell>
          <table:table-cell office:value-type="float" office:value="4157">
            <text:p>4157</text:p>
          </table:table-cell>
          <table:table-cell office:value-type="float" office:value="252931">
            <text:p>252931</text:p>
          </table:table-cell>
          <table:table-cell office:value-type="float" office:value="1.125">
            <text:p>1.13</text:p>
          </table:table-cell>
          <table:table-cell office:value-type="float" office:value="0.000000000197076133190421">
            <text:p>1.97E-010</text:p>
          </table:table-cell>
          <table:table-cell office:value-type="float" office:value="0.999999999999961">
            <text:p>1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38817544">
            <text:p>138817544</text:p>
          </table:table-cell>
          <table:table-cell office:value-type="float" office:value="216">
            <text:p>216</text:p>
          </table:table-cell>
          <table:table-cell office:value-type="float" office:value="131">
            <text:p>131</text:p>
          </table:table-cell>
          <table:table-cell office:value-type="float" office:value="117">
            <text:p>117</text:p>
          </table:table-cell>
          <table:table-cell office:value-type="float" office:value="3427">
            <text:p>3427</text:p>
          </table:table-cell>
          <table:table-cell office:value-type="float" office:value="0.015625">
            <text:p>0.02</text:p>
          </table:table-cell>
          <table:table-cell office:value-type="float" office:value="0.000000000129773525259225">
            <text:p>1.30E-010</text:p>
          </table:table-cell>
          <table:table-cell office:value-type="float" office:value="0.999999999999009">
            <text:p>1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772479724">
            <text:p>772479724</text:p>
          </table:table-cell>
          <table:table-cell office:value-type="float" office:value="8000">
            <text:p>8000</text:p>
          </table:table-cell>
          <table:table-cell office:value-type="float" office:value="5000">
            <text:p>5000</text:p>
          </table:table-cell>
          <table:table-cell office:value-type="float" office:value="4747">
            <text:p>4747</text:p>
          </table:table-cell>
          <table:table-cell office:value-type="float" office:value="18276">
            <text:p>18276</text:p>
          </table:table-cell>
          <table:table-cell office:value-type="float" office:value="50.03125">
            <text:p>50.03</text:p>
          </table:table-cell>
          <table:table-cell office:value-type="float" office:value="0.0000000000306101810565451">
            <text:p>3.06E-011</text:p>
          </table:table-cell>
          <table:table-cell office:value-type="float" office:value="0.999999999999994">
            <text:p>1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189854914">
            <text:p>1189854914</text:p>
          </table:table-cell>
          <table:table-cell office:value-type="float" office:value="103823">
            <text:p>103823</text:p>
          </table:table-cell>
          <table:table-cell office:value-type="float" office:value="5000">
            <text:p>5000</text:p>
          </table:table-cell>
          <table:table-cell office:value-type="float" office:value="4225">
            <text:p>4225</text:p>
          </table:table-cell>
          <table:table-cell office:value-type="float" office:value="765855">
            <text:p>765855</text:p>
          </table:table-cell>
          <table:table-cell office:value-type="float" office:value="2.40625">
            <text:p>2.41</text:p>
          </table:table-cell>
          <table:table-cell office:value-type="float" office:value="0.000000000402962996304268">
            <text:p>4.03E-010</text:p>
          </table:table-cell>
          <table:table-cell office:value-type="float" office:value="0.999999999999919">
            <text:p>1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631686690">
            <text:p>1631686690</text:p>
          </table:table-cell>
          <table:table-cell office:value-type="float" office:value="3375">
            <text:p>3375</text:p>
          </table:table-cell>
          <table:table-cell office:value-type="float" office:value="3105">
            <text:p>3105</text:p>
          </table:table-cell>
          <table:table-cell office:value-type="float" office:value="2545">
            <text:p>2545</text:p>
          </table:table-cell>
          <table:table-cell office:value-type="float" office:value="51894">
            <text:p>51894</text:p>
          </table:table-cell>
          <table:table-cell office:value-type="float" office:value="1.234375">
            <text:p>1.23</text:p>
          </table:table-cell>
          <table:table-cell office:value-type="float" office:value="0.000000000381703557650326">
            <text:p>3.82E-010</text:p>
          </table:table-cell>
          <table:table-cell office:value-type="float" office:value="0.999999999999877">
            <text:p>1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489633196">
            <text:p>489633196</text:p>
          </table:table-cell>
          <table:table-cell office:value-type="float" office:value="729">
            <text:p>72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602">
            <text:p>3602</text:p>
          </table:table-cell>
          <table:table-cell office:value-type="float" office:value="0">
            <text:p>0</text:p>
          </table:table-cell>
          <table:table-cell office:value-type="float" office:value="0.00000000020966695046809">
            <text:p>2.10E-010</text:p>
          </table:table-cell>
          <table:table-cell office:value-type="float" office:value="0.999999999958067">
            <text:p>1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780293329">
            <text:p>780293329</text:p>
          </table:table-cell>
          <table:table-cell office:value-type="float" office:value="35937">
            <text:p>35937</text:p>
          </table:table-cell>
          <table:table-cell office:value-type="float" office:value="4090">
            <text:p>4090</text:p>
          </table:table-cell>
          <table:table-cell office:value-type="float" office:value="3869">
            <text:p>3869</text:p>
          </table:table-cell>
          <table:table-cell office:value-type="float" office:value="256885">
            <text:p>256885</text:p>
          </table:table-cell>
          <table:table-cell office:value-type="float" office:value="0.5">
            <text:p>0.5</text:p>
          </table:table-cell>
          <table:table-cell office:value-type="float" office:value="0.000000000199207761397702">
            <text:p>1.99E-010</text:p>
          </table:table-cell>
          <table:table-cell office:value-type="float" office:value="0.999999999999951">
            <text:p>1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810565580">
            <text:p>810565580</text:p>
          </table:table-cell>
          <table:table-cell office:value-type="float" office:value="1000">
            <text:p>1000</text:p>
          </table:table-cell>
          <table:table-cell office:value-type="float" office:value="916">
            <text:p>916</text:p>
          </table:table-cell>
          <table:table-cell office:value-type="float" office:value="812">
            <text:p>812</text:p>
          </table:table-cell>
          <table:table-cell office:value-type="float" office:value="9848">
            <text:p>9848</text:p>
          </table:table-cell>
          <table:table-cell office:value-type="float" office:value="0.1875">
            <text:p>0.19</text:p>
          </table:table-cell>
          <table:table-cell office:value-type="float" office:value="0.000000000104023456515279">
            <text:p>1.04E-010</text:p>
          </table:table-cell>
          <table:table-cell office:value-type="float" office:value="0.999999999999886">
            <text:p>1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719311217">
            <text:p>719311217</text:p>
          </table:table-cell>
          <table:table-cell office:value-type="float" office:value="97336">
            <text:p>97336</text:p>
          </table:table-cell>
          <table:table-cell office:value-type="float" office:value="5000">
            <text:p>5000</text:p>
          </table:table-cell>
          <table:table-cell office:value-type="float" office:value="4492">
            <text:p>4492</text:p>
          </table:table-cell>
          <table:table-cell office:value-type="float" office:value="337515">
            <text:p>337515</text:p>
          </table:table-cell>
          <table:table-cell office:value-type="float" office:value="0.859375">
            <text:p>0.86</text:p>
          </table:table-cell>
          <table:table-cell office:value-type="float" office:value="0.000000000119712240120862">
            <text:p>1.20E-010</text:p>
          </table:table-cell>
          <table:table-cell office:value-type="float" office:value="0.999999999999976">
            <text:p>1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20215301">
            <text:p>120215301</text:p>
          </table:table-cell>
          <table:table-cell office:value-type="float" office:value="2744">
            <text:p>2744</text:p>
          </table:table-cell>
          <table:table-cell office:value-type="float" office:value="884">
            <text:p>884</text:p>
          </table:table-cell>
          <table:table-cell office:value-type="float" office:value="775">
            <text:p>775</text:p>
          </table:table-cell>
          <table:table-cell office:value-type="float" office:value="17264">
            <text:p>17264</text:p>
          </table:table-cell>
          <table:table-cell office:value-type="float" office:value="0.0625">
            <text:p>0.06</text:p>
          </table:table-cell>
          <table:table-cell office:value-type="float" office:value="0.0000000000832187652122229">
            <text:p>8.32E-011</text:p>
          </table:table-cell>
          <table:table-cell office:value-type="float" office:value="0.999999999999906">
            <text:p>1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613049484">
            <text:p>1613049484</text:p>
          </table:table-cell>
          <table:table-cell office:value-type="float" office:value="79507">
            <text:p>79507</text:p>
          </table:table-cell>
          <table:table-cell office:value-type="float" office:value="5000">
            <text:p>5000</text:p>
          </table:table-cell>
          <table:table-cell office:value-type="float" office:value="4162">
            <text:p>4162</text:p>
          </table:table-cell>
          <table:table-cell office:value-type="float" office:value="136035">
            <text:p>136035</text:p>
          </table:table-cell>
          <table:table-cell office:value-type="float" office:value="0.78125">
            <text:p>0.78</text:p>
          </table:table-cell>
          <table:table-cell office:value-type="float" office:value="0.0000000000534328137291595">
            <text:p>5.34E-011</text:p>
          </table:table-cell>
          <table:table-cell office:value-type="float" office:value="0.999999999999989">
            <text:p>1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208729394">
            <text:p>1208729394</text:p>
          </table:table-cell>
          <table:table-cell office:value-type="float" office:value="6859">
            <text:p>6859</text:p>
          </table:table-cell>
          <table:table-cell office:value-type="float" office:value="3964">
            <text:p>3964</text:p>
          </table:table-cell>
          <table:table-cell office:value-type="float" office:value="3955">
            <text:p>3955</text:p>
          </table:table-cell>
          <table:table-cell office:value-type="float" office:value="53442">
            <text:p>53442</text:p>
          </table:table-cell>
          <table:table-cell office:value-type="float" office:value="0.5625">
            <text:p>0.56</text:p>
          </table:table-cell>
          <table:table-cell office:value-type="float" office:value="0.000000000190993887372315">
            <text:p>1.91E-010</text:p>
          </table:table-cell>
          <table:table-cell office:value-type="float" office:value="0.999999999999952">
            <text:p>1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663523916">
            <text:p>663523916</text:p>
          </table:table-cell>
          <table:table-cell office:value-type="float" office:value="729">
            <text:p>729</text:p>
          </table:table-cell>
          <table:table-cell office:value-type="float" office:value="397">
            <text:p>397</text:p>
          </table:table-cell>
          <table:table-cell office:value-type="float" office:value="319">
            <text:p>319</text:p>
          </table:table-cell>
          <table:table-cell office:value-type="float" office:value="8455">
            <text:p>8455</text:p>
          </table:table-cell>
          <table:table-cell office:value-type="float" office:value="0.03125">
            <text:p>0.03</text:p>
          </table:table-cell>
          <table:table-cell office:value-type="float" office:value="0.000000000240902409132104">
            <text:p>2.41E-010</text:p>
          </table:table-cell>
          <table:table-cell office:value-type="float" office:value="0.999999999999393">
            <text:p>1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995306765">
            <text:p>995306765</text:p>
          </table:table-cell>
          <table:table-cell office:value-type="float" office:value="1000">
            <text:p>1000</text:p>
          </table:table-cell>
          <table:table-cell office:value-type="float" office:value="489">
            <text:p>489</text:p>
          </table:table-cell>
          <table:table-cell office:value-type="float" office:value="431">
            <text:p>431</text:p>
          </table:table-cell>
          <table:table-cell office:value-type="float" office:value="4655">
            <text:p>4655</text:p>
          </table:table-cell>
          <table:table-cell office:value-type="float" office:value="0.03125">
            <text:p>0.03</text:p>
          </table:table-cell>
          <table:table-cell office:value-type="float" office:value="0.0000000000292743607133161">
            <text:p>2.93E-011</text:p>
          </table:table-cell>
          <table:table-cell office:value-type="float" office:value="0.99999999999994">
            <text:p>1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120992912">
            <text:p>2120992912</text:p>
          </table:table-cell>
          <table:table-cell office:value-type="float" office:value="91125">
            <text:p>91125</text:p>
          </table:table-cell>
          <table:table-cell office:value-type="float" office:value="5000">
            <text:p>5000</text:p>
          </table:table-cell>
          <table:table-cell office:value-type="float" office:value="4435">
            <text:p>4435</text:p>
          </table:table-cell>
          <table:table-cell office:value-type="float" office:value="259554">
            <text:p>259554</text:p>
          </table:table-cell>
          <table:table-cell office:value-type="float" office:value="1.015625">
            <text:p>1.02</text:p>
          </table:table-cell>
          <table:table-cell office:value-type="float" office:value="0.000000000159843693836592">
            <text:p>1.60E-010</text:p>
          </table:table-cell>
          <table:table-cell office:value-type="float" office:value="0.999999999999968">
            <text:p>1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134074750">
            <text:p>1134074750</text:p>
          </table:table-cell>
          <table:table-cell office:value-type="float" office:value="512">
            <text:p>512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2704">
            <text:p>2704</text:p>
          </table:table-cell>
          <table:table-cell office:value-type="float" office:value="0">
            <text:p>0</text:p>
          </table:table-cell>
          <table:table-cell office:value-type="float" office:value="0.000000000115676357381744">
            <text:p>1.16E-010</text:p>
          </table:table-cell>
          <table:table-cell office:value-type="float" office:value="0.999999999997179">
            <text:p>1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486337986">
            <text:p>1486337986</text:p>
          </table:table-cell>
          <table:table-cell office:value-type="float" office:value="2744">
            <text:p>2744</text:p>
          </table:table-cell>
          <table:table-cell office:value-type="float" office:value="2734">
            <text:p>2734</text:p>
          </table:table-cell>
          <table:table-cell office:value-type="float" office:value="2312">
            <text:p>2312</text:p>
          </table:table-cell>
          <table:table-cell office:value-type="float" office:value="15277">
            <text:p>15277</text:p>
          </table:table-cell>
          <table:table-cell office:value-type="float" office:value="1.921875">
            <text:p>1.92</text:p>
          </table:table-cell>
          <table:table-cell office:value-type="float" office:value="0.0000000000725037807569606">
            <text:p>7.25E-011</text:p>
          </table:table-cell>
          <table:table-cell office:value-type="float" office:value="0.999999999999974">
            <text:p>1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537418463">
            <text:p>537418463</text:p>
          </table:table-cell>
          <table:table-cell office:value-type="float" office:value="64000">
            <text:p>64000</text:p>
          </table:table-cell>
          <table:table-cell office:value-type="float" office:value="5000">
            <text:p>5000</text:p>
          </table:table-cell>
          <table:table-cell office:value-type="float" office:value="4578">
            <text:p>4578</text:p>
          </table:table-cell>
          <table:table-cell office:value-type="float" office:value="253111">
            <text:p>253111</text:p>
          </table:table-cell>
          <table:table-cell office:value-type="float" office:value="1.359375">
            <text:p>1.36</text:p>
          </table:table-cell>
          <table:table-cell office:value-type="float" office:value="0.000000000102318153949454">
            <text:p>1.02E-010</text:p>
          </table:table-cell>
          <table:table-cell office:value-type="float" office:value="0.99999999999998">
            <text:p>1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898836454">
            <text:p>1898836454</text:p>
          </table:table-cell>
          <table:table-cell office:value-type="float" office:value="729">
            <text:p>729</text:p>
          </table:table-cell>
          <table:table-cell office:value-type="float" office:value="176">
            <text:p>176</text:p>
          </table:table-cell>
          <table:table-cell office:value-type="float" office:value="170">
            <text:p>170</text:p>
          </table:table-cell>
          <table:table-cell office:value-type="float" office:value="5157">
            <text:p>5157</text:p>
          </table:table-cell>
          <table:table-cell office:value-type="float" office:value="0.03125">
            <text:p>0.03</text:p>
          </table:table-cell>
          <table:table-cell office:value-type="float" office:value="0.0000000000746638306736713">
            <text:p>7.47E-011</text:p>
          </table:table-cell>
          <table:table-cell office:value-type="float" office:value="0.999999999999576">
            <text:p>1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903683162">
            <text:p>1903683162</text:p>
          </table:table-cell>
          <table:table-cell office:value-type="float" office:value="2197">
            <text:p>2197</text:p>
          </table:table-cell>
          <table:table-cell office:value-type="float" office:value="387">
            <text:p>387</text:p>
          </table:table-cell>
          <table:table-cell office:value-type="float" office:value="385">
            <text:p>385</text:p>
          </table:table-cell>
          <table:table-cell office:value-type="float" office:value="16070">
            <text:p>16070</text:p>
          </table:table-cell>
          <table:table-cell office:value-type="float" office:value="0.078125">
            <text:p>0.08</text:p>
          </table:table-cell>
          <table:table-cell office:value-type="float" office:value="0.000000000118575371743646">
            <text:p>1.19E-010</text:p>
          </table:table-cell>
          <table:table-cell office:value-type="float" office:value="0.999999999999694">
            <text:p>1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642334028">
            <text:p>1642334028</text:p>
          </table:table-cell>
          <table:table-cell office:value-type="float" office:value="24389">
            <text:p>24389</text:p>
          </table:table-cell>
          <table:table-cell office:value-type="float" office:value="5000">
            <text:p>5000</text:p>
          </table:table-cell>
          <table:table-cell office:value-type="float" office:value="4548">
            <text:p>4548</text:p>
          </table:table-cell>
          <table:table-cell office:value-type="float" office:value="143371">
            <text:p>143371</text:p>
          </table:table-cell>
          <table:table-cell office:value-type="float" office:value="0.984375">
            <text:p>0.98</text:p>
          </table:table-cell>
          <table:table-cell office:value-type="float" office:value="0.000000000114425802166807">
            <text:p>1.14E-010</text:p>
          </table:table-cell>
          <table:table-cell office:value-type="float" office:value="0.999999999999977">
            <text:p>1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363156613">
            <text:p>363156613</text:p>
          </table:table-cell>
          <table:table-cell office:value-type="float" office:value="1000">
            <text:p>1000</text:p>
          </table:table-cell>
          <table:table-cell office:value-type="float" office:value="672">
            <text:p>672</text:p>
          </table:table-cell>
          <table:table-cell office:value-type="float" office:value="646">
            <text:p>646</text:p>
          </table:table-cell>
          <table:table-cell office:value-type="float" office:value="6274">
            <text:p>6274</text:p>
          </table:table-cell>
          <table:table-cell office:value-type="float" office:value="0.1875">
            <text:p>0.19</text:p>
          </table:table-cell>
          <table:table-cell office:value-type="float" office:value="0.0000000000987938619800843">
            <text:p>9.88E-011</text:p>
          </table:table-cell>
          <table:table-cell office:value-type="float" office:value="0.999999999999853">
            <text:p>1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587625678">
            <text:p>587625678</text:p>
          </table:table-cell>
          <table:table-cell office:value-type="float" office:value="24389">
            <text:p>24389</text:p>
          </table:table-cell>
          <table:table-cell office:value-type="float" office:value="5000">
            <text:p>5000</text:p>
          </table:table-cell>
          <table:table-cell office:value-type="float" office:value="4672">
            <text:p>4672</text:p>
          </table:table-cell>
          <table:table-cell office:value-type="float" office:value="57425">
            <text:p>57425</text:p>
          </table:table-cell>
          <table:table-cell office:value-type="float" office:value="1.296875">
            <text:p>1.3</text:p>
          </table:table-cell>
          <table:table-cell office:value-type="float" office:value="0.0000000000464410732092802">
            <text:p>4.64E-011</text:p>
          </table:table-cell>
          <table:table-cell office:value-type="float" office:value="0.999999999999991">
            <text:p>1</text:p>
          </table:table-cell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4">24/01/2009</text:date>, <text:time>21:52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Victor de Buen</meta:initial-creator>
    <meta:creation-date>2009-01-24T21:47:55</meta:creation-date>
    <dc:creator>Victor de Buen</dc:creator>
    <dc:date>2009-01-24T21:52:00</dc:date>
    <meta:editing-cycles>1</meta:editing-cycles>
    <meta:editing-duration>PT4M5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404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6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4.534cm" svg:height="8.237cm" chart:class="chart:scatter" chart:style-name="ch1">
        <chart:legend chart:legend-position="end" svg:x="22.495cm" svg:y="3.811cm" chart:style-name="ch2"/>
        <chart:plot-area chart:style-name="ch3" table:cell-range-address="Hoja1.D1:Hoja1.D449 Hoja1.H1:Hoja1.H449" chart:data-source-has-labels="row" svg:x="0.49cm" svg:y="0.164cm" svg:width="21.515cm" svg:height="7.74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H2:Hoja1.H449" chart:label-cell-address="Hoja1.H1:Hoja1.H1" chart:class="chart:scatter">
            <chart:domain table:cell-range-address="Hoja1.D2:Hoja1.D449"/>
            <chart:data-point chart:repeated="4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maxErr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</table:table-cell>
              <table:table-cell office:value-type="float" office:value="5000">
                <text:p>5000</text:p>
              </table:table-cell>
              <table:table-cell office:value-type="float" office:value="0.0000000000984812231763499">
                <text:p>0.0000000000984812231763499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5000">
                <text:p>5000</text:p>
              </table:table-cell>
              <table:table-cell office:value-type="float" office:value="0.0000000000241868747252738">
                <text:p>0.0000000000241868747252738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2503">
                <text:p>2503</text:p>
              </table:table-cell>
              <table:table-cell office:value-type="float" office:value="0.000000000367435859516263">
                <text:p>0.000000000367435859516263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5000">
                <text:p>5000</text:p>
              </table:table-cell>
              <table:table-cell office:value-type="float" office:value="0.000000000384488885174505">
                <text:p>0.000000000384488885174505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1586">
                <text:p>1586</text:p>
              </table:table-cell>
              <table:table-cell office:value-type="float" office:value="0.000000000127840849017957">
                <text:p>0.000000000127840849017957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5000">
                <text:p>5000</text:p>
              </table:table-cell>
              <table:table-cell office:value-type="float" office:value="0.000000000312013526126975">
                <text:p>0.000000000312013526126975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5000">
                <text:p>5000</text:p>
              </table:table-cell>
              <table:table-cell office:value-type="float" office:value="0.000000000185991666512564">
                <text:p>0.000000000185991666512564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1555">
                <text:p>1555</text:p>
              </table:table-cell>
              <table:table-cell office:value-type="float" office:value="0.000000000071963768277783">
                <text:p>0.000000000071963768277783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5000">
                <text:p>5000</text:p>
              </table:table-cell>
              <table:table-cell office:value-type="float" office:value="0.000000000267903033090988">
                <text:p>0.000000000267903033090988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5000">
                <text:p>5000</text:p>
              </table:table-cell>
              <table:table-cell office:value-type="float" office:value="0.000000000206000549951568">
                <text:p>0.000000000206000549951568</text:p>
              </table:table-cell>
            </table:table-row>
            <table:table-row>
              <table:table-cell office:value-type="string">
                <text:p>Fila 12</text:p>
              </table:table-cell>
              <table:table-cell office:value-type="float" office:value="5000">
                <text:p>5000</text:p>
              </table:table-cell>
              <table:table-cell office:value-type="float" office:value="0.00000000017865886547952">
                <text:p>0.00000000017865886547952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5000">
                <text:p>5000</text:p>
              </table:table-cell>
              <table:table-cell office:value-type="float" office:value="0.00000000023987922759261">
                <text:p>0.00000000023987922759261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5000">
                <text:p>5000</text:p>
              </table:table-cell>
              <table:table-cell office:value-type="float" office:value="0.0000000000286775048152776">
                <text:p>0.0000000000286775048152776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449">
                <text:p>449</text:p>
              </table:table-cell>
              <table:table-cell office:value-type="float" office:value="0.000000000073441697168164">
                <text:p>0.000000000073441697168164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992">
                <text:p>992</text:p>
              </table:table-cell>
              <table:table-cell office:value-type="float" office:value="0.000000000104279251900152">
                <text:p>0.000000000104279251900152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5000">
                <text:p>5000</text:p>
              </table:table-cell>
              <table:table-cell office:value-type="float" office:value="0.000000000191448634723201">
                <text:p>0.000000000191448634723201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5000">
                <text:p>5000</text:p>
              </table:table-cell>
              <table:table-cell office:value-type="float" office:value="0.0000000000982254277914763">
                <text:p>0.0000000000982254277914763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4118">
                <text:p>4118</text:p>
              </table:table-cell>
              <table:table-cell office:value-type="float" office:value="0.000000000329009708366357">
                <text:p>0.000000000329009708366357</text:p>
              </table:table-cell>
            </table:table-row>
            <table:table-row>
              <table:table-cell office:value-type="string">
                <text:p>Fila 20</text:p>
              </table:table-cell>
              <table:table-cell office:value-type="float" office:value="491">
                <text:p>491</text:p>
              </table:table-cell>
              <table:table-cell office:value-type="float" office:value="0.000000000232205366046401">
                <text:p>0.000000000232205366046401</text:p>
              </table:table-cell>
            </table:table-row>
            <table:table-row>
              <table:table-cell office:value-type="string">
                <text:p>Fila 21</text:p>
              </table:table-cell>
              <table:table-cell office:value-type="float" office:value="5000">
                <text:p>5000</text:p>
              </table:table-cell>
              <table:table-cell office:value-type="float" office:value="0.000000000231068497669185">
                <text:p>0.000000000231068497669185</text:p>
              </table:table-cell>
            </table:table-row>
            <table:table-row>
              <table:table-cell office:value-type="string">
                <text:p>Fila 22</text:p>
              </table:table-cell>
              <table:table-cell office:value-type="float" office:value="52">
                <text:p>52</text:p>
              </table:table-cell>
              <table:table-cell office:value-type="float" office:value="0.000000000157797330757603">
                <text:p>0.000000000157797330757603</text:p>
              </table:table-cell>
            </table:table-row>
            <table:table-row>
              <table:table-cell office:value-type="string">
                <text:p>Fila 23</text:p>
              </table:table-cell>
              <table:table-cell office:value-type="float" office:value="5000">
                <text:p>5000</text:p>
              </table:table-cell>
              <table:table-cell office:value-type="float" office:value="0.00000000010238920822303">
                <text:p>0.00000000010238920822303</text:p>
              </table:table-cell>
            </table:table-row>
            <table:table-row>
              <table:table-cell office:value-type="string">
                <text:p>Fila 24</text:p>
              </table:table-cell>
              <table:table-cell office:value-type="float" office:value="406">
                <text:p>406</text:p>
              </table:table-cell>
              <table:table-cell office:value-type="float" office:value="0.000000000180136794369901">
                <text:p>0.000000000180136794369901</text:p>
              </table:table-cell>
            </table:table-row>
            <table:table-row>
              <table:table-cell office:value-type="string">
                <text:p>Fila 25</text:p>
              </table:table-cell>
              <table:table-cell office:value-type="float" office:value="5000">
                <text:p>5000</text:p>
              </table:table-cell>
              <table:table-cell office:value-type="float" office:value="0.00000000017445245248382">
                <text:p>0.00000000017445245248382</text:p>
              </table:table-cell>
            </table:table-row>
            <table:table-row>
              <table:table-cell office:value-type="string">
                <text:p>Fila 26</text:p>
              </table:table-cell>
              <table:table-cell office:value-type="float" office:value="5000">
                <text:p>5000</text:p>
              </table:table-cell>
              <table:table-cell office:value-type="float" office:value="0.0000000000851514414534904">
                <text:p>0.0000000000851514414534904</text:p>
              </table:table-cell>
            </table:table-row>
            <table:table-row>
              <table:table-cell office:value-type="string">
                <text:p>Fila 27</text:p>
              </table:table-cell>
              <table:table-cell office:value-type="float" office:value="5000">
                <text:p>5000</text:p>
              </table:table-cell>
              <table:table-cell office:value-type="float" office:value="0.000000000230542696044722">
                <text:p>0.000000000230542696044722</text:p>
              </table:table-cell>
            </table:table-row>
            <table:table-row>
              <table:table-cell office:value-type="string">
                <text:p>Fila 28</text:p>
              </table:table-cell>
              <table:table-cell office:value-type="float" office:value="1894">
                <text:p>1894</text:p>
              </table:table-cell>
              <table:table-cell office:value-type="float" office:value="0.0000000000557633939024527">
                <text:p>0.0000000000557633939024527</text:p>
              </table:table-cell>
            </table:table-row>
            <table:table-row>
              <table:table-cell office:value-type="string">
                <text:p>Fila 29</text:p>
              </table:table-cell>
              <table:table-cell office:value-type="float" office:value="5000">
                <text:p>5000</text:p>
              </table:table-cell>
              <table:table-cell office:value-type="float" office:value="0.000000000112436282506678">
                <text:p>0.000000000112436282506678</text:p>
              </table:table-cell>
            </table:table-row>
            <table:table-row>
              <table:table-cell office:value-type="string">
                <text:p>Fila 30</text:p>
              </table:table-cell>
              <table:table-cell office:value-type="float" office:value="3649">
                <text:p>3649</text:p>
              </table:table-cell>
              <table:table-cell office:value-type="float" office:value="0.0000000000467252903035842">
                <text:p>0.0000000000467252903035842</text:p>
              </table:table-cell>
            </table:table-row>
            <table:table-row>
              <table:table-cell office:value-type="string">
                <text:p>Fila 31</text:p>
              </table:table-cell>
              <table:table-cell office:value-type="float" office:value="5000">
                <text:p>5000</text:p>
              </table:table-cell>
              <table:table-cell office:value-type="float" office:value="0.000000000231125341088045">
                <text:p>0.000000000231125341088045</text:p>
              </table:table-cell>
            </table:table-row>
            <table:table-row>
              <table:table-cell office:value-type="string">
                <text:p>Fila 32</text:p>
              </table:table-cell>
              <table:table-cell office:value-type="float" office:value="112">
                <text:p>112</text:p>
              </table:table-cell>
              <table:table-cell office:value-type="float" office:value="0.0000000000219415596802719">
                <text:p>0.0000000000219415596802719</text:p>
              </table:table-cell>
            </table:table-row>
            <table:table-row>
              <table:table-cell office:value-type="string">
                <text:p>Fila 33</text:p>
              </table:table-cell>
              <table:table-cell office:value-type="float" office:value="5000">
                <text:p>5000</text:p>
              </table:table-cell>
              <table:table-cell office:value-type="float" office:value="0.00000000018923174138763">
                <text:p>0.00000000018923174138763</text:p>
              </table:table-cell>
            </table:table-row>
            <table:table-row>
              <table:table-cell office:value-type="string">
                <text:p>Fila 34</text:p>
              </table:table-cell>
              <table:table-cell office:value-type="float" office:value="5000">
                <text:p>5000</text:p>
              </table:table-cell>
              <table:table-cell office:value-type="float" office:value="0.000000000144382283906452">
                <text:p>0.000000000144382283906452</text:p>
              </table:table-cell>
            </table:table-row>
            <table:table-row>
              <table:table-cell office:value-type="string">
                <text:p>Fila 35</text:p>
              </table:table-cell>
              <table:table-cell office:value-type="float" office:value="5000">
                <text:p>5000</text:p>
              </table:table-cell>
              <table:table-cell office:value-type="float" office:value="0.000000000261820787272882">
                <text:p>0.000000000261820787272882</text:p>
              </table:table-cell>
            </table:table-row>
            <table:table-row>
              <table:table-cell office:value-type="string">
                <text:p>Fila 36</text:p>
              </table:table-cell>
              <table:table-cell office:value-type="float" office:value="11">
                <text:p>11</text:p>
              </table:table-cell>
              <table:table-cell office:value-type="float" office:value="0.0000000000180264692062337">
                <text:p>0.0000000000180264692062337</text:p>
              </table:table-cell>
            </table:table-row>
            <table:table-row>
              <table:table-cell office:value-type="string">
                <text:p>Fila 37</text:p>
              </table:table-cell>
              <table:table-cell office:value-type="float" office:value="280">
                <text:p>280</text:p>
              </table:table-cell>
              <table:table-cell office:value-type="float" office:value="0.000000000133184130390873">
                <text:p>0.000000000133184130390873</text:p>
              </table:table-cell>
            </table:table-row>
            <table:table-row>
              <table:table-cell office:value-type="string">
                <text:p>Fila 38</text:p>
              </table:table-cell>
              <table:table-cell office:value-type="float" office:value="5000">
                <text:p>5000</text:p>
              </table:table-cell>
              <table:table-cell office:value-type="float" office:value="0.0000000000424478230343084">
                <text:p>0.0000000000424478230343084</text:p>
              </table:table-cell>
            </table:table-row>
            <table:table-row>
              <table:table-cell office:value-type="string">
                <text:p>Fila 39</text:p>
              </table:table-cell>
              <table:table-cell office:value-type="float" office:value="5000">
                <text:p>5000</text:p>
              </table:table-cell>
              <table:table-cell office:value-type="float" office:value="0.000000000455770532425959">
                <text:p>0.000000000455770532425959</text:p>
              </table:table-cell>
            </table:table-row>
            <table:table-row>
              <table:table-cell office:value-type="string">
                <text:p>Fila 40</text:p>
              </table:table-cell>
              <table:table-cell office:value-type="float" office:value="3972">
                <text:p>3972</text:p>
              </table:table-cell>
              <table:table-cell office:value-type="float" office:value="0.000000000119143805932254">
                <text:p>0.000000000119143805932254</text:p>
              </table:table-cell>
            </table:table-row>
            <table:table-row>
              <table:table-cell office:value-type="string">
                <text:p>Fila 41</text:p>
              </table:table-cell>
              <table:table-cell office:value-type="float" office:value="1110">
                <text:p>1110</text:p>
              </table:table-cell>
              <table:table-cell office:value-type="float" office:value="0.000000000183263182407245">
                <text:p>0.000000000183263182407245</text:p>
              </table:table-cell>
            </table:table-row>
            <table:table-row>
              <table:table-cell office:value-type="string">
                <text:p>Fila 42</text:p>
              </table:table-cell>
              <table:table-cell office:value-type="float" office:value="64">
                <text:p>64</text:p>
              </table:table-cell>
              <table:table-cell office:value-type="float" office:value="0.00000000000986233317235019">
                <text:p>0.00000000000986233317235019</text:p>
              </table:table-cell>
            </table:table-row>
            <table:table-row>
              <table:table-cell office:value-type="string">
                <text:p>Fila 43</text:p>
              </table:table-cell>
              <table:table-cell office:value-type="float" office:value="5000">
                <text:p>5000</text:p>
              </table:table-cell>
              <table:table-cell office:value-type="float" office:value="0.0000000000534612354385899">
                <text:p>0.0000000000534612354385899</text:p>
              </table:table-cell>
            </table:table-row>
            <table:table-row>
              <table:table-cell office:value-type="string">
                <text:p>Fila 44</text:p>
              </table:table-cell>
              <table:table-cell office:value-type="float" office:value="520">
                <text:p>520</text:p>
              </table:table-cell>
              <table:table-cell office:value-type="float" office:value="0.000000000217596607399173">
                <text:p>0.000000000217596607399173</text:p>
              </table:table-cell>
            </table:table-row>
            <table:table-row>
              <table:table-cell office:value-type="string">
                <text:p>Fila 45</text:p>
              </table:table-cell>
              <table:table-cell office:value-type="float" office:value="5000">
                <text:p>5000</text:p>
              </table:table-cell>
              <table:table-cell office:value-type="float" office:value="0.000000000228567387239309">
                <text:p>0.000000000228567387239309</text:p>
              </table:table-cell>
            </table:table-row>
            <table:table-row>
              <table:table-cell office:value-type="string">
                <text:p>Fila 46</text:p>
              </table:table-cell>
              <table:table-cell office:value-type="float" office:value="3151">
                <text:p>3151</text:p>
              </table:table-cell>
              <table:table-cell office:value-type="float" office:value="0.000000000205886863113847">
                <text:p>0.000000000205886863113847</text:p>
              </table:table-cell>
            </table:table-row>
            <table:table-row>
              <table:table-cell office:value-type="string">
                <text:p>Fila 47</text:p>
              </table:table-cell>
              <table:table-cell office:value-type="float" office:value="5000">
                <text:p>5000</text:p>
              </table:table-cell>
              <table:table-cell office:value-type="float" office:value="0.000000000241129782807548">
                <text:p>0.000000000241129782807548</text:p>
              </table:table-cell>
            </table:table-row>
            <table:table-row>
              <table:table-cell office:value-type="string">
                <text:p>Fila 48</text:p>
              </table:table-cell>
              <table:table-cell office:value-type="float" office:value="2694">
                <text:p>2694</text:p>
              </table:table-cell>
              <table:table-cell office:value-type="float" office:value="0.000000000141596956382273">
                <text:p>0.000000000141596956382273</text:p>
              </table:table-cell>
            </table:table-row>
            <table:table-row>
              <table:table-cell office:value-type="string">
                <text:p>Fila 49</text:p>
              </table:table-cell>
              <table:table-cell office:value-type="float" office:value="181">
                <text:p>181</text:p>
              </table:table-cell>
              <table:table-cell office:value-type="float" office:value="0.00000000223633644935717">
                <text:p>0.00000000223633644935717</text:p>
              </table:table-cell>
            </table:table-row>
            <table:table-row>
              <table:table-cell office:value-type="string">
                <text:p>Fila 50</text:p>
              </table:table-cell>
              <table:table-cell office:value-type="float" office:value="5000">
                <text:p>5000</text:p>
              </table:table-cell>
              <table:table-cell office:value-type="float" office:value="0.000000000190851778825163">
                <text:p>0.000000000190851778825163</text:p>
              </table:table-cell>
            </table:table-row>
            <table:table-row>
              <table:table-cell office:value-type="string">
                <text:p>Fila 51</text:p>
              </table:table-cell>
              <table:table-cell office:value-type="float" office:value="5000">
                <text:p>5000</text:p>
              </table:table-cell>
              <table:table-cell office:value-type="float" office:value="0.0000000000829345481179189">
                <text:p>0.0000000000829345481179189</text:p>
              </table:table-cell>
            </table:table-row>
            <table:table-row>
              <table:table-cell office:value-type="string">
                <text:p>Fila 52</text:p>
              </table:table-cell>
              <table:table-cell office:value-type="float" office:value="13">
                <text:p>13</text:p>
              </table:table-cell>
              <table:table-cell office:value-type="float" office:value="0.000000000167233338288497">
                <text:p>0.000000000167233338288497</text:p>
              </table:table-cell>
            </table:table-row>
            <table:table-row>
              <table:table-cell office:value-type="string">
                <text:p>Fila 53</text:p>
              </table:table-cell>
              <table:table-cell office:value-type="float" office:value="3110">
                <text:p>3110</text:p>
              </table:table-cell>
              <table:table-cell office:value-type="float" office:value="0.000000000188151716429275">
                <text:p>0.000000000188151716429275</text:p>
              </table:table-cell>
            </table:table-row>
            <table:table-row>
              <table:table-cell office:value-type="string">
                <text:p>Fila 54</text:p>
              </table:table-cell>
              <table:table-cell office:value-type="float" office:value="14">
                <text:p>14</text:p>
              </table:table-cell>
              <table:table-cell office:value-type="float" office:value="0.000000000197246663447004">
                <text:p>0.000000000197246663447004</text:p>
              </table:table-cell>
            </table:table-row>
            <table:table-row>
              <table:table-cell office:value-type="string">
                <text:p>Fila 55</text:p>
              </table:table-cell>
              <table:table-cell office:value-type="float" office:value="5000">
                <text:p>5000</text:p>
              </table:table-cell>
              <table:table-cell office:value-type="float" office:value="0.000000000046640025175293">
                <text:p>0.000000000046640025175293</text:p>
              </table:table-cell>
            </table:table-row>
            <table:table-row>
              <table:table-cell office:value-type="string">
                <text:p>Fila 56</text:p>
              </table:table-cell>
              <table:table-cell office:value-type="float" office:value="1510">
                <text:p>1510</text:p>
              </table:table-cell>
              <table:table-cell office:value-type="float" office:value="0.000000000141056943903095">
                <text:p>0.000000000141056943903095</text:p>
              </table:table-cell>
            </table:table-row>
            <table:table-row>
              <table:table-cell office:value-type="string">
                <text:p>Fila 57</text:p>
              </table:table-cell>
              <table:table-cell office:value-type="float" office:value="3620">
                <text:p>3620</text:p>
              </table:table-cell>
              <table:table-cell office:value-type="float" office:value="0.000000000187242221727502">
                <text:p>0.000000000187242221727502</text:p>
              </table:table-cell>
            </table:table-row>
            <table:table-row>
              <table:table-cell office:value-type="string">
                <text:p>Fila 58</text:p>
              </table:table-cell>
              <table:table-cell office:value-type="float" office:value="426">
                <text:p>426</text:p>
              </table:table-cell>
              <table:table-cell office:value-type="float" office:value="0.000000000202817318495363">
                <text:p>0.000000000202817318495363</text:p>
              </table:table-cell>
            </table:table-row>
            <table:table-row>
              <table:table-cell office:value-type="string">
                <text:p>Fila 59</text:p>
              </table:table-cell>
              <table:table-cell office:value-type="float" office:value="5">
                <text:p>5</text:p>
              </table:table-cell>
              <table:table-cell office:value-type="float" office:value="0.00000000000520117282576393">
                <text:p>0.00000000000520117282576393</text:p>
              </table:table-cell>
            </table:table-row>
            <table:table-row>
              <table:table-cell office:value-type="string">
                <text:p>Fila 60</text:p>
              </table:table-cell>
              <table:table-cell office:value-type="float" office:value="5000">
                <text:p>5000</text:p>
              </table:table-cell>
              <table:table-cell office:value-type="float" office:value="0.000000000402110345021356">
                <text:p>0.000000000402110345021356</text:p>
              </table:table-cell>
            </table:table-row>
            <table:table-row>
              <table:table-cell office:value-type="string">
                <text:p>Fila 61</text:p>
              </table:table-cell>
              <table:table-cell office:value-type="float" office:value="241">
                <text:p>241</text:p>
              </table:table-cell>
              <table:table-cell office:value-type="float" office:value="0.000000000199719352167449">
                <text:p>0.000000000199719352167449</text:p>
              </table:table-cell>
            </table:table-row>
            <table:table-row>
              <table:table-cell office:value-type="string">
                <text:p>Fila 62</text:p>
              </table:table-cell>
              <table:table-cell office:value-type="float" office:value="54">
                <text:p>54</text:p>
              </table:table-cell>
              <table:table-cell office:value-type="float" office:value="0.0000000000135571553983027">
                <text:p>0.0000000000135571553983027</text:p>
              </table:table-cell>
            </table:table-row>
            <table:table-row>
              <table:table-cell office:value-type="string">
                <text:p>Fila 63</text:p>
              </table:table-cell>
              <table:table-cell office:value-type="float" office:value="5000">
                <text:p>5000</text:p>
              </table:table-cell>
              <table:table-cell office:value-type="float" office:value="0.0000000000364082097803475">
                <text:p>0.0000000000364082097803475</text:p>
              </table:table-cell>
            </table:table-row>
            <table:table-row>
              <table:table-cell office:value-type="string">
                <text:p>Fila 64</text:p>
              </table:table-cell>
              <table:table-cell office:value-type="float" office:value="2934">
                <text:p>2934</text:p>
              </table:table-cell>
              <table:table-cell office:value-type="float" office:value="0.00000000024272139853565">
                <text:p>0.00000000024272139853565</text:p>
              </table:table-cell>
            </table:table-row>
            <table:table-row>
              <table:table-cell office:value-type="string">
                <text:p>Fila 65</text:p>
              </table:table-cell>
              <table:table-cell office:value-type="float" office:value="5000">
                <text:p>5000</text:p>
              </table:table-cell>
              <table:table-cell office:value-type="float" office:value="0.0000000000460147475678241">
                <text:p>0.0000000000460147475678241</text:p>
              </table:table-cell>
            </table:table-row>
            <table:table-row>
              <table:table-cell office:value-type="string">
                <text:p>Fila 66</text:p>
              </table:table-cell>
              <table:table-cell office:value-type="float" office:value="5000">
                <text:p>5000</text:p>
              </table:table-cell>
              <table:table-cell office:value-type="float" office:value="0.0000000000734559080228792">
                <text:p>0.0000000000734559080228792</text:p>
              </table:table-cell>
            </table:table-row>
            <table:table-row>
              <table:table-cell office:value-type="string">
                <text:p>Fila 67</text:p>
              </table:table-cell>
              <table:table-cell office:value-type="float" office:value="5000">
                <text:p>5000</text:p>
              </table:table-cell>
              <table:table-cell office:value-type="float" office:value="0.000000000350723894371185">
                <text:p>0.000000000350723894371185</text:p>
              </table:table-cell>
            </table:table-row>
            <table:table-row>
              <table:table-cell office:value-type="string">
                <text:p>Fila 68</text:p>
              </table:table-cell>
              <table:table-cell office:value-type="float" office:value="5000">
                <text:p>5000</text:p>
              </table:table-cell>
              <table:table-cell office:value-type="float" office:value="0.0000000000603108674113173">
                <text:p>0.0000000000603108674113173</text:p>
              </table:table-cell>
            </table:table-row>
            <table:table-row>
              <table:table-cell office:value-type="string">
                <text:p>Fila 69</text:p>
              </table:table-cell>
              <table:table-cell office:value-type="float" office:value="860">
                <text:p>860</text:p>
              </table:table-cell>
              <table:table-cell office:value-type="float" office:value="0.0000000000485727014165605">
                <text:p>0.0000000000485727014165605</text:p>
              </table:table-cell>
            </table:table-row>
            <table:table-row>
              <table:table-cell office:value-type="string">
                <text:p>Fila 70</text:p>
              </table:table-cell>
              <table:table-cell office:value-type="float" office:value="5000">
                <text:p>5000</text:p>
              </table:table-cell>
              <table:table-cell office:value-type="float" office:value="0.000000000128551391753717">
                <text:p>0.000000000128551391753717</text:p>
              </table:table-cell>
            </table:table-row>
            <table:table-row>
              <table:table-cell office:value-type="string">
                <text:p>Fila 71</text:p>
              </table:table-cell>
              <table:table-cell office:value-type="float" office:value="530">
                <text:p>530</text:p>
              </table:table-cell>
              <table:table-cell office:value-type="float" office:value="0.000000000109196207631612">
                <text:p>0.000000000109196207631612</text:p>
              </table:table-cell>
            </table:table-row>
            <table:table-row>
              <table:table-cell office:value-type="string">
                <text:p>Fila 72</text:p>
              </table:table-cell>
              <table:table-cell office:value-type="float" office:value="5000">
                <text:p>5000</text:p>
              </table:table-cell>
              <table:table-cell office:value-type="float" office:value="0.000000000258410182141233">
                <text:p>0.000000000258410182141233</text:p>
              </table:table-cell>
            </table:table-row>
            <table:table-row>
              <table:table-cell office:value-type="string">
                <text:p>Fila 73</text:p>
              </table:table-cell>
              <table:table-cell office:value-type="float" office:value="229">
                <text:p>229</text:p>
              </table:table-cell>
              <table:table-cell office:value-type="float" office:value="0.000000000219415596802719">
                <text:p>0.000000000219415596802719</text:p>
              </table:table-cell>
            </table:table-row>
            <table:table-row>
              <table:table-cell office:value-type="string">
                <text:p>Fila 74</text:p>
              </table:table-cell>
              <table:table-cell office:value-type="float" office:value="3819">
                <text:p>3819</text:p>
              </table:table-cell>
              <table:table-cell office:value-type="float" office:value="0.00000000025676172299427">
                <text:p>0.00000000025676172299427</text:p>
              </table:table-cell>
            </table:table-row>
            <table:table-row>
              <table:table-cell office:value-type="string">
                <text:p>Fila 75</text:p>
              </table:table-cell>
              <table:table-cell office:value-type="float" office:value="5000">
                <text:p>5000</text:p>
              </table:table-cell>
              <table:table-cell office:value-type="float" office:value="0.0000000000257784904533764">
                <text:p>0.0000000000257784904533764</text:p>
              </table:table-cell>
            </table:table-row>
            <table:table-row>
              <table:table-cell office:value-type="string">
                <text:p>Fila 76</text:p>
              </table:table-cell>
              <table:table-cell office:value-type="float" office:value="1735">
                <text:p>1735</text:p>
              </table:table-cell>
              <table:table-cell office:value-type="float" office:value="0.000000000118120624392759">
                <text:p>0.000000000118120624392759</text:p>
              </table:table-cell>
            </table:table-row>
            <table:table-row>
              <table:table-cell office:value-type="string">
                <text:p>Fila 77</text:p>
              </table:table-cell>
              <table:table-cell office:value-type="float" office:value="7">
                <text:p>7</text:p>
              </table:table-cell>
              <table:table-cell office:value-type="float" office:value="0.0000000000217426077142591">
                <text:p>0.0000000000217426077142591</text:p>
              </table:table-cell>
            </table:table-row>
            <table:table-row>
              <table:table-cell office:value-type="string">
                <text:p>Fila 78</text:p>
              </table:table-cell>
              <table:table-cell office:value-type="float" office:value="5000">
                <text:p>5000</text:p>
              </table:table-cell>
              <table:table-cell office:value-type="float" office:value="0.000000000257273313764017">
                <text:p>0.000000000257273313764017</text:p>
              </table:table-cell>
            </table:table-row>
            <table:table-row>
              <table:table-cell office:value-type="string">
                <text:p>Fila 79</text:p>
              </table:table-cell>
              <table:table-cell office:value-type="float" office:value="5000">
                <text:p>5000</text:p>
              </table:table-cell>
              <table:table-cell office:value-type="float" office:value="0.000000000328270743921166">
                <text:p>0.000000000328270743921166</text:p>
              </table:table-cell>
            </table:table-row>
            <table:table-row>
              <table:table-cell office:value-type="string">
                <text:p>Fila 80</text:p>
              </table:table-cell>
              <table:table-cell office:value-type="float" office:value="23">
                <text:p>23</text:p>
              </table:table-cell>
              <table:table-cell office:value-type="float" office:value="0.000000000032287061912939">
                <text:p>0.000000000032287061912939</text:p>
              </table:table-cell>
            </table:table-row>
            <table:table-row>
              <table:table-cell office:value-type="string">
                <text:p>Fila 81</text:p>
              </table:table-cell>
              <table:table-cell office:value-type="float" office:value="5000">
                <text:p>5000</text:p>
              </table:table-cell>
              <table:table-cell office:value-type="float" office:value="0.000000000119882770377444">
                <text:p>0.000000000119882770377444</text:p>
              </table:table-cell>
            </table:table-row>
            <table:table-row>
              <table:table-cell office:value-type="string">
                <text:p>Fila 82</text:p>
              </table:table-cell>
              <table:table-cell office:value-type="float" office:value="16">
                <text:p>16</text:p>
              </table:table-cell>
              <table:table-cell office:value-type="float" office:value="0.000000000190141236089403">
                <text:p>0.000000000190141236089403</text:p>
              </table:table-cell>
            </table:table-row>
            <table:table-row>
              <table:table-cell office:value-type="string">
                <text:p>Fila 83</text:p>
              </table:table-cell>
              <table:table-cell office:value-type="float" office:value="5000">
                <text:p>5000</text:p>
              </table:table-cell>
              <table:table-cell office:value-type="float" office:value="0.000000000435704805568093">
                <text:p>0.000000000435704805568093</text:p>
              </table:table-cell>
            </table:table-row>
            <table:table-row>
              <table:table-cell office:value-type="string">
                <text:p>Fila 84</text:p>
              </table:table-cell>
              <table:table-cell office:value-type="float" office:value="571">
                <text:p>571</text:p>
              </table:table-cell>
              <table:table-cell office:value-type="float" office:value="0.000000000101010755315656">
                <text:p>0.000000000101010755315656</text:p>
              </table:table-cell>
            </table:table-row>
            <table:table-row>
              <table:table-cell office:value-type="string">
                <text:p>Fila 85</text:p>
              </table:table-cell>
              <table:table-cell office:value-type="float" office:value="374">
                <text:p>374</text:p>
              </table:table-cell>
              <table:table-cell office:value-type="float" office:value="0.0000000000443947101302911">
                <text:p>0.0000000000443947101302911</text:p>
              </table:table-cell>
            </table:table-row>
            <table:table-row>
              <table:table-cell office:value-type="string">
                <text:p>Fila 86</text:p>
              </table:table-cell>
              <table:table-cell office:value-type="float" office:value="19">
                <text:p>19</text:p>
              </table:table-cell>
              <table:table-cell office:value-type="float" office:value="0.0000000000454747350886464">
                <text:p>0.0000000000454747350886464</text:p>
              </table:table-cell>
            </table:table-row>
            <table:table-row>
              <table:table-cell office:value-type="string">
                <text:p>Fila 87</text:p>
              </table:table-cell>
              <table:table-cell office:value-type="float" office:value="5000">
                <text:p>5000</text:p>
              </table:table-cell>
              <table:table-cell office:value-type="float" office:value="0.000000000162287960847607">
                <text:p>0.000000000162287960847607</text:p>
              </table:table-cell>
            </table:table-row>
            <table:table-row>
              <table:table-cell office:value-type="string">
                <text:p>Fila 88</text:p>
              </table:table-cell>
              <table:table-cell office:value-type="float" office:value="5000">
                <text:p>5000</text:p>
              </table:table-cell>
              <table:table-cell office:value-type="float" office:value="0.000000000150180312630255">
                <text:p>0.000000000150180312630255</text:p>
              </table:table-cell>
            </table:table-row>
            <table:table-row>
              <table:table-cell office:value-type="string">
                <text:p>Fila 89</text:p>
              </table:table-cell>
              <table:table-cell office:value-type="float" office:value="3827">
                <text:p>3827</text:p>
              </table:table-cell>
              <table:table-cell office:value-type="float" office:value="0.0000000000821387402538676">
                <text:p>0.0000000000821387402538676</text:p>
              </table:table-cell>
            </table:table-row>
            <table:table-row>
              <table:table-cell office:value-type="string">
                <text:p>Fila 90</text:p>
              </table:table-cell>
              <table:table-cell office:value-type="float" office:value="5000">
                <text:p>5000</text:p>
              </table:table-cell>
              <table:table-cell office:value-type="float" office:value="0.000000000219188223127276">
                <text:p>0.000000000219188223127276</text:p>
              </table:table-cell>
            </table:table-row>
            <table:table-row>
              <table:table-cell office:value-type="string">
                <text:p>Fila 91</text:p>
              </table:table-cell>
              <table:table-cell office:value-type="float" office:value="5000">
                <text:p>5000</text:p>
              </table:table-cell>
              <table:table-cell office:value-type="float" office:value="0.0000000000670752342557535">
                <text:p>0.0000000000670752342557535</text:p>
              </table:table-cell>
            </table:table-row>
            <table:table-row>
              <table:table-cell office:value-type="string">
                <text:p>Fila 92</text:p>
              </table:table-cell>
              <table:table-cell office:value-type="float" office:value="5000">
                <text:p>5000</text:p>
              </table:table-cell>
              <table:table-cell office:value-type="float" office:value="0.000000000103170805232367">
                <text:p>0.000000000103170805232367</text:p>
              </table:table-cell>
            </table:table-row>
            <table:table-row>
              <table:table-cell office:value-type="string">
                <text:p>Fila 93</text:p>
              </table:table-cell>
              <table:table-cell office:value-type="float" office:value="4">
                <text:p>4</text:p>
              </table:table-cell>
              <table:table-cell office:value-type="float" office:value="0.0000000000234194885706529">
                <text:p>0.0000000000234194885706529</text:p>
              </table:table-cell>
            </table:table-row>
            <table:table-row>
              <table:table-cell office:value-type="string">
                <text:p>Fila 94</text:p>
              </table:table-cell>
              <table:table-cell office:value-type="float" office:value="60">
                <text:p>60</text:p>
              </table:table-cell>
              <table:table-cell office:value-type="float" office:value="0.000000000113743681140477">
                <text:p>0.000000000113743681140477</text:p>
              </table:table-cell>
            </table:table-row>
            <table:table-row>
              <table:table-cell office:value-type="string">
                <text:p>Fila 95</text:p>
              </table:table-cell>
              <table:table-cell office:value-type="float" office:value="5000">
                <text:p>5000</text:p>
              </table:table-cell>
              <table:table-cell office:value-type="float" office:value="0.000000000141767486638855">
                <text:p>0.000000000141767486638855</text:p>
              </table:table-cell>
            </table:table-row>
            <table:table-row>
              <table:table-cell office:value-type="string">
                <text:p>Fila 96</text:p>
              </table:table-cell>
              <table:table-cell office:value-type="float" office:value="5000">
                <text:p>5000</text:p>
              </table:table-cell>
              <table:table-cell office:value-type="float" office:value="0.000000000108798303699587">
                <text:p>0.000000000108798303699587</text:p>
              </table:table-cell>
            </table:table-row>
            <table:table-row>
              <table:table-cell office:value-type="string">
                <text:p>Fila 97</text:p>
              </table:table-cell>
              <table:table-cell office:value-type="float" office:value="1398">
                <text:p>1398</text:p>
              </table:table-cell>
              <table:table-cell office:value-type="float" office:value="0.000000000276713763014413">
                <text:p>0.000000000276713763014413</text:p>
              </table:table-cell>
            </table:table-row>
            <table:table-row>
              <table:table-cell office:value-type="string">
                <text:p>Fila 98</text:p>
              </table:table-cell>
              <table:table-cell office:value-type="float" office:value="5000">
                <text:p>5000</text:p>
              </table:table-cell>
              <table:table-cell office:value-type="float" office:value="0.0000000000779891706770286">
                <text:p>0.0000000000779891706770286</text:p>
              </table:table-cell>
            </table:table-row>
            <table:table-row>
              <table:table-cell office:value-type="string">
                <text:p>Fila 99</text:p>
              </table:table-cell>
              <table:table-cell office:value-type="float" office:value="5000">
                <text:p>5000</text:p>
              </table:table-cell>
              <table:table-cell office:value-type="float" office:value="0.0000000000585060888624867">
                <text:p>0.0000000000585060888624867</text:p>
              </table:table-cell>
            </table:table-row>
            <table:table-row>
              <table:table-cell office:value-type="string">
                <text:p>Fila 100</text:p>
              </table:table-cell>
              <table:table-cell office:value-type="float" office:value="1521">
                <text:p>1521</text:p>
              </table:table-cell>
              <table:table-cell office:value-type="float" office:value="0.0000000000513296072313096">
                <text:p>0.0000000000513296072313096</text:p>
              </table:table-cell>
            </table:table-row>
            <table:table-row>
              <table:table-cell office:value-type="string">
                <text:p>Fila 101</text:p>
              </table:table-cell>
              <table:table-cell office:value-type="float" office:value="3">
                <text:p>3</text:p>
              </table:table-cell>
              <table:table-cell office:value-type="float" office:value="0.00000000000432009983342141">
                <text:p>0.00000000000432009983342141</text:p>
              </table:table-cell>
            </table:table-row>
            <table:table-row>
              <table:table-cell office:value-type="string">
                <text:p>Fila 102</text:p>
              </table:table-cell>
              <table:table-cell office:value-type="float" office:value="5000">
                <text:p>5000</text:p>
              </table:table-cell>
              <table:table-cell office:value-type="float" office:value="0.0000000000728164195606951">
                <text:p>0.0000000000728164195606951</text:p>
              </table:table-cell>
            </table:table-row>
            <table:table-row>
              <table:table-cell office:value-type="string">
                <text:p>Fila 103</text:p>
              </table:table-cell>
              <table:table-cell office:value-type="float" office:value="5000">
                <text:p>5000</text:p>
              </table:table-cell>
              <table:table-cell office:value-type="float" office:value="0.000000000102431840787176">
                <text:p>0.000000000102431840787176</text:p>
              </table:table-cell>
            </table:table-row>
            <table:table-row>
              <table:table-cell office:value-type="string">
                <text:p>Fila 104</text:p>
              </table:table-cell>
              <table:table-cell office:value-type="float" office:value="3197">
                <text:p>3197</text:p>
              </table:table-cell>
              <table:table-cell office:value-type="float" office:value="0.0000000000806039679446258">
                <text:p>0.0000000000806039679446258</text:p>
              </table:table-cell>
            </table:table-row>
            <table:table-row>
              <table:table-cell office:value-type="string">
                <text:p>Fila 105</text:p>
              </table:table-cell>
              <table:table-cell office:value-type="float" office:value="407">
                <text:p>407</text:p>
              </table:table-cell>
              <table:table-cell office:value-type="float" office:value="0.000000000119996457215166">
                <text:p>0.000000000119996457215166</text:p>
              </table:table-cell>
            </table:table-row>
            <table:table-row>
              <table:table-cell office:value-type="string">
                <text:p>Fila 106</text:p>
              </table:table-cell>
              <table:table-cell office:value-type="float" office:value="132">
                <text:p>132</text:p>
              </table:table-cell>
              <table:table-cell office:value-type="float" office:value="0.0000000000163140612130519">
                <text:p>0.0000000000163140612130519</text:p>
              </table:table-cell>
            </table:table-row>
            <table:table-row>
              <table:table-cell office:value-type="string">
                <text:p>Fila 107</text:p>
              </table:table-cell>
              <table:table-cell office:value-type="float" office:value="836">
                <text:p>836</text:p>
              </table:table-cell>
              <table:table-cell office:value-type="float" office:value="0.0000000000630961949354969">
                <text:p>0.0000000000630961949354969</text:p>
              </table:table-cell>
            </table:table-row>
            <table:table-row>
              <table:table-cell office:value-type="string">
                <text:p>Fila 108</text:p>
              </table:table-cell>
              <table:table-cell office:value-type="float" office:value="8">
                <text:p>8</text:p>
              </table:table-cell>
              <table:table-cell office:value-type="float" office:value="0.0000000000200657268578652">
                <text:p>0.0000000000200657268578652</text:p>
              </table:table-cell>
            </table:table-row>
            <table:table-row>
              <table:table-cell office:value-type="string">
                <text:p>Fila 109</text:p>
              </table:table-cell>
              <table:table-cell office:value-type="float" office:value="2080">
                <text:p>2080</text:p>
              </table:table-cell>
              <table:table-cell office:value-type="float" office:value="0.000000000191050730791176">
                <text:p>0.000000000191050730791176</text:p>
              </table:table-cell>
            </table:table-row>
            <table:table-row>
              <table:table-cell office:value-type="string">
                <text:p>Fila 110</text:p>
              </table:table-cell>
              <table:table-cell office:value-type="float" office:value="937">
                <text:p>937</text:p>
              </table:table-cell>
              <table:table-cell office:value-type="float" office:value="0.00000000023567281459691">
                <text:p>0.00000000023567281459691</text:p>
              </table:table-cell>
            </table:table-row>
            <table:table-row>
              <table:table-cell office:value-type="string">
                <text:p>Fila 111</text:p>
              </table:table-cell>
              <table:table-cell office:value-type="float" office:value="5000">
                <text:p>5000</text:p>
              </table:table-cell>
              <table:table-cell office:value-type="float" office:value="0.000000000225711005441553">
                <text:p>0.000000000225711005441553</text:p>
              </table:table-cell>
            </table:table-row>
            <table:table-row>
              <table:table-cell office:value-type="string">
                <text:p>Fila 112</text:p>
              </table:table-cell>
              <table:table-cell office:value-type="float" office:value="5000">
                <text:p>5000</text:p>
              </table:table-cell>
              <table:table-cell office:value-type="float" office:value="0.000000000304225977743044">
                <text:p>0.000000000304225977743044</text:p>
              </table:table-cell>
            </table:table-row>
            <table:table-row>
              <table:table-cell office:value-type="string">
                <text:p>Fila 113</text:p>
              </table:table-cell>
              <table:table-cell office:value-type="float" office:value="3009">
                <text:p>3009</text:p>
              </table:table-cell>
              <table:table-cell office:value-type="float" office:value="0.000000000290697244054172">
                <text:p>0.000000000290697244054172</text:p>
              </table:table-cell>
            </table:table-row>
            <table:table-row>
              <table:table-cell office:value-type="string">
                <text:p>Fila 114</text:p>
              </table:table-cell>
              <table:table-cell office:value-type="float" office:value="4536">
                <text:p>4536</text:p>
              </table:table-cell>
              <table:table-cell office:value-type="float" office:value="0.000000000259774424193893">
                <text:p>0.000000000259774424193893</text:p>
              </table:table-cell>
            </table:table-row>
            <table:table-row>
              <table:table-cell office:value-type="string">
                <text:p>Fila 115</text:p>
              </table:table-cell>
              <table:table-cell office:value-type="float" office:value="5000">
                <text:p>5000</text:p>
              </table:table-cell>
              <table:table-cell office:value-type="float" office:value="0.0000000000416093826061115">
                <text:p>0.0000000000416093826061115</text:p>
              </table:table-cell>
            </table:table-row>
            <table:table-row>
              <table:table-cell office:value-type="string">
                <text:p>Fila 116</text:p>
              </table:table-cell>
              <table:table-cell office:value-type="float" office:value="5000">
                <text:p>5000</text:p>
              </table:table-cell>
              <table:table-cell office:value-type="float" office:value="0.000000000149356083056773">
                <text:p>0.000000000149356083056773</text:p>
              </table:table-cell>
            </table:table-row>
            <table:table-row>
              <table:table-cell office:value-type="string">
                <text:p>Fila 117</text:p>
              </table:table-cell>
              <table:table-cell office:value-type="float" office:value="5000">
                <text:p>5000</text:p>
              </table:table-cell>
              <table:table-cell office:value-type="float" office:value="0.000000000120166987471748">
                <text:p>0.000000000120166987471748</text:p>
              </table:table-cell>
            </table:table-row>
            <table:table-row>
              <table:table-cell office:value-type="string">
                <text:p>Fila 118</text:p>
              </table:table-cell>
              <table:table-cell office:value-type="float" office:value="5000">
                <text:p>5000</text:p>
              </table:table-cell>
              <table:table-cell office:value-type="float" office:value="0.0000000000974296199274249">
                <text:p>0.0000000000974296199274249</text:p>
              </table:table-cell>
            </table:table-row>
            <table:table-row>
              <table:table-cell office:value-type="string">
                <text:p>Fila 119</text:p>
              </table:table-cell>
              <table:table-cell office:value-type="float" office:value="3467">
                <text:p>3467</text:p>
              </table:table-cell>
              <table:table-cell office:value-type="float" office:value="0.000000000131933575175935">
                <text:p>0.000000000131933575175935</text:p>
              </table:table-cell>
            </table:table-row>
            <table:table-row>
              <table:table-cell office:value-type="string">
                <text:p>Fila 120</text:p>
              </table:table-cell>
              <table:table-cell office:value-type="float" office:value="944">
                <text:p>944</text:p>
              </table:table-cell>
              <table:table-cell office:value-type="float" office:value="0.000000000177521997102303">
                <text:p>0.000000000177521997102303</text:p>
              </table:table-cell>
            </table:table-row>
            <table:table-row>
              <table:table-cell office:value-type="string">
                <text:p>Fila 121</text:p>
              </table:table-cell>
              <table:table-cell office:value-type="float" office:value="5000">
                <text:p>5000</text:p>
              </table:table-cell>
              <table:table-cell office:value-type="float" office:value="0.0000000000638920027995482">
                <text:p>0.0000000000638920027995482</text:p>
              </table:table-cell>
            </table:table-row>
            <table:table-row>
              <table:table-cell office:value-type="string">
                <text:p>Fila 122</text:p>
              </table:table-cell>
              <table:table-cell office:value-type="float" office:value="5000">
                <text:p>5000</text:p>
              </table:table-cell>
              <table:table-cell office:value-type="float" office:value="0.0000000000372892827726901">
                <text:p>0.0000000000372892827726901</text:p>
              </table:table-cell>
            </table:table-row>
            <table:table-row>
              <table:table-cell office:value-type="string">
                <text:p>Fila 123</text:p>
              </table:table-cell>
              <table:table-cell office:value-type="float" office:value="2654">
                <text:p>2654</text:p>
              </table:table-cell>
              <table:table-cell office:value-type="float" office:value="0.0000000000939621713769157">
                <text:p>0.0000000000939621713769157</text:p>
              </table:table-cell>
            </table:table-row>
            <table:table-row>
              <table:table-cell office:value-type="string">
                <text:p>Fila 124</text:p>
              </table:table-cell>
              <table:table-cell office:value-type="float" office:value="5000">
                <text:p>5000</text:p>
              </table:table-cell>
              <table:table-cell office:value-type="float" office:value="0.000000000280408585240366">
                <text:p>0.000000000280408585240366</text:p>
              </table:table-cell>
            </table:table-row>
            <table:table-row>
              <table:table-cell office:value-type="string">
                <text:p>Fila 125</text:p>
              </table:table-cell>
              <table:table-cell office:value-type="float" office:value="5000">
                <text:p>5000</text:p>
              </table:table-cell>
              <table:table-cell office:value-type="float" office:value="0.0000000000494253526994726">
                <text:p>0.0000000000494253526994726</text:p>
              </table:table-cell>
            </table:table-row>
            <table:table-row>
              <table:table-cell office:value-type="string">
                <text:p>Fila 126</text:p>
              </table:table-cell>
              <table:table-cell office:value-type="float" office:value="79">
                <text:p>79</text:p>
              </table:table-cell>
              <table:table-cell office:value-type="float" office:value="0.000000000122156507131876">
                <text:p>0.000000000122156507131876</text:p>
              </table:table-cell>
            </table:table-row>
            <table:table-row>
              <table:table-cell office:value-type="string">
                <text:p>Fila 127</text:p>
              </table:table-cell>
              <table:table-cell office:value-type="float" office:value="5000">
                <text:p>5000</text:p>
              </table:table-cell>
              <table:table-cell office:value-type="float" office:value="0.0000000000723332505003782">
                <text:p>0.0000000000723332505003782</text:p>
              </table:table-cell>
            </table:table-row>
            <table:table-row>
              <table:table-cell office:value-type="string">
                <text:p>Fila 128</text:p>
              </table:table-cell>
              <table:table-cell office:value-type="float" office:value="409">
                <text:p>409</text:p>
              </table:table-cell>
              <table:table-cell office:value-type="float" office:value="0.0000000000927684595808387">
                <text:p>0.0000000000927684595808387</text:p>
              </table:table-cell>
            </table:table-row>
            <table:table-row>
              <table:table-cell office:value-type="string">
                <text:p>Fila 129</text:p>
              </table:table-cell>
              <table:table-cell office:value-type="float" office:value="5000">
                <text:p>5000</text:p>
              </table:table-cell>
              <table:table-cell office:value-type="float" office:value="0.000000000212367012863979">
                <text:p>0.000000000212367012863979</text:p>
              </table:table-cell>
            </table:table-row>
            <table:table-row>
              <table:table-cell office:value-type="string">
                <text:p>Fila 130</text:p>
              </table:table-cell>
              <table:table-cell office:value-type="float" office:value="70">
                <text:p>70</text:p>
              </table:table-cell>
              <table:table-cell office:value-type="float" office:value="0.000000000222712515096646">
                <text:p>0.000000000222712515096646</text:p>
              </table:table-cell>
            </table:table-row>
            <table:table-row>
              <table:table-cell office:value-type="string">
                <text:p>Fila 131</text:p>
              </table:table-cell>
              <table:table-cell office:value-type="float" office:value="108">
                <text:p>108</text:p>
              </table:table-cell>
              <table:table-cell office:value-type="float" office:value="0.0000000000104023456515279">
                <text:p>0.0000000000104023456515279</text:p>
              </table:table-cell>
            </table:table-row>
            <table:table-row>
              <table:table-cell office:value-type="string">
                <text:p>Fila 132</text:p>
              </table:table-cell>
              <table:table-cell office:value-type="float" office:value="5000">
                <text:p>5000</text:p>
              </table:table-cell>
              <table:table-cell office:value-type="float" office:value="0.0000000000617319528828375">
                <text:p>0.0000000000617319528828375</text:p>
              </table:table-cell>
            </table:table-row>
            <table:table-row>
              <table:table-cell office:value-type="string">
                <text:p>Fila 133</text:p>
              </table:table-cell>
              <table:table-cell office:value-type="float" office:value="189">
                <text:p>189</text:p>
              </table:table-cell>
              <table:table-cell office:value-type="float" office:value="0.000000000078159700933611">
                <text:p>0.000000000078159700933611</text:p>
              </table:table-cell>
            </table:table-row>
            <table:table-row>
              <table:table-cell office:value-type="string">
                <text:p>Fila 134</text:p>
              </table:table-cell>
              <table:table-cell office:value-type="float" office:value="5000">
                <text:p>5000</text:p>
              </table:table-cell>
              <table:table-cell office:value-type="float" office:value="0.000000000227032614930067">
                <text:p>0.000000000227032614930067</text:p>
              </table:table-cell>
            </table:table-row>
            <table:table-row>
              <table:table-cell office:value-type="string">
                <text:p>Fila 135</text:p>
              </table:table-cell>
              <table:table-cell office:value-type="float" office:value="320">
                <text:p>320</text:p>
              </table:table-cell>
              <table:table-cell office:value-type="float" office:value="0.0000000000756017470848747">
                <text:p>0.0000000000756017470848747</text:p>
              </table:table-cell>
            </table:table-row>
            <table:table-row>
              <table:table-cell office:value-type="string">
                <text:p>Fila 136</text:p>
              </table:table-cell>
              <table:table-cell office:value-type="float" office:value="5000">
                <text:p>5000</text:p>
              </table:table-cell>
              <table:table-cell office:value-type="float" office:value="0.000000000233853825193364">
                <text:p>0.000000000233853825193364</text:p>
              </table:table-cell>
            </table:table-row>
            <table:table-row>
              <table:table-cell office:value-type="string">
                <text:p>Fila 137</text:p>
              </table:table-cell>
              <table:table-cell office:value-type="float" office:value="2373">
                <text:p>2373</text:p>
              </table:table-cell>
              <table:table-cell office:value-type="float" office:value="0.0000000000657962573313853">
                <text:p>0.0000000000657962573313853</text:p>
              </table:table-cell>
            </table:table-row>
            <table:table-row>
              <table:table-cell office:value-type="string">
                <text:p>Fila 138</text:p>
              </table:table-cell>
              <table:table-cell office:value-type="float" office:value="5000">
                <text:p>5000</text:p>
              </table:table-cell>
              <table:table-cell office:value-type="float" office:value="0.0000000000870556959853275">
                <text:p>0.0000000000870556959853275</text:p>
              </table:table-cell>
            </table:table-row>
            <table:table-row>
              <table:table-cell office:value-type="string">
                <text:p>Fila 139</text:p>
              </table:table-cell>
              <table:table-cell office:value-type="float" office:value="153">
                <text:p>153</text:p>
              </table:table-cell>
              <table:table-cell office:value-type="float" office:value="0.0000000000549675860384014">
                <text:p>0.0000000000549675860384014</text:p>
              </table:table-cell>
            </table:table-row>
            <table:table-row>
              <table:table-cell office:value-type="string">
                <text:p>Fila 140</text:p>
              </table:table-cell>
              <table:table-cell office:value-type="float" office:value="15">
                <text:p>15</text:p>
              </table:table-cell>
              <table:table-cell office:value-type="float" office:value="0.000000000754639017941372">
                <text:p>0.000000000754639017941372</text:p>
              </table:table-cell>
            </table:table-row>
            <table:table-row>
              <table:table-cell office:value-type="string">
                <text:p>Fila 141</text:p>
              </table:table-cell>
              <table:table-cell office:value-type="float" office:value="4">
                <text:p>4</text:p>
              </table:table-cell>
              <table:table-cell office:value-type="float" office:value="0.000000000000511590769747272">
                <text:p>0.000000000000511590769747272</text:p>
              </table:table-cell>
            </table:table-row>
            <table:table-row>
              <table:table-cell office:value-type="string">
                <text:p>Fila 142</text:p>
              </table:table-cell>
              <table:table-cell office:value-type="float" office:value="5000">
                <text:p>5000</text:p>
              </table:table-cell>
              <table:table-cell office:value-type="float" office:value="0.000000000321790594171034">
                <text:p>0.000000000321790594171034</text:p>
              </table:table-cell>
            </table:table-row>
            <table:table-row>
              <table:table-cell office:value-type="string">
                <text:p>Fila 143</text:p>
              </table:table-cell>
              <table:table-cell office:value-type="float" office:value="783">
                <text:p>783</text:p>
              </table:table-cell>
              <table:table-cell office:value-type="float" office:value="0.000000000103256070360658">
                <text:p>0.000000000103256070360658</text:p>
              </table:table-cell>
            </table:table-row>
            <table:table-row>
              <table:table-cell office:value-type="string">
                <text:p>Fila 144</text:p>
              </table:table-cell>
              <table:table-cell office:value-type="float" office:value="1292">
                <text:p>1292</text:p>
              </table:table-cell>
              <table:table-cell office:value-type="float" office:value="0.000000000577699665882392">
                <text:p>0.000000000577699665882392</text:p>
              </table:table-cell>
            </table:table-row>
            <table:table-row>
              <table:table-cell office:value-type="string">
                <text:p>Fila 145</text:p>
              </table:table-cell>
              <table:table-cell office:value-type="float" office:value="3">
                <text:p>3</text:p>
              </table:table-cell>
              <table:table-cell office:value-type="float" office:value="0.0000000000140971678774804">
                <text:p>0.0000000000140971678774804</text:p>
              </table:table-cell>
            </table:table-row>
            <table:table-row>
              <table:table-cell office:value-type="string">
                <text:p>Fila 146</text:p>
              </table:table-cell>
              <table:table-cell office:value-type="float" office:value="5000">
                <text:p>5000</text:p>
              </table:table-cell>
              <table:table-cell office:value-type="float" office:value="0.000000000161662683240138">
                <text:p>0.000000000161662683240138</text:p>
              </table:table-cell>
            </table:table-row>
            <table:table-row>
              <table:table-cell office:value-type="string">
                <text:p>Fila 147</text:p>
              </table:table-cell>
              <table:table-cell office:value-type="float" office:value="290">
                <text:p>290</text:p>
              </table:table-cell>
              <table:table-cell office:value-type="float" office:value="0.000000000128849819702737">
                <text:p>0.000000000128849819702737</text:p>
              </table:table-cell>
            </table:table-row>
            <table:table-row>
              <table:table-cell office:value-type="string">
                <text:p>Fila 148</text:p>
              </table:table-cell>
              <table:table-cell office:value-type="float" office:value="5000">
                <text:p>5000</text:p>
              </table:table-cell>
              <table:table-cell office:value-type="float" office:value="0.000000000132843069877708">
                <text:p>0.000000000132843069877708</text:p>
              </table:table-cell>
            </table:table-row>
            <table:table-row>
              <table:table-cell office:value-type="string">
                <text:p>Fila 149</text:p>
              </table:table-cell>
              <table:table-cell office:value-type="float" office:value="4682">
                <text:p>4682</text:p>
              </table:table-cell>
              <table:table-cell office:value-type="float" office:value="0.000000000271256794803776">
                <text:p>0.000000000271256794803776</text:p>
              </table:table-cell>
            </table:table-row>
            <table:table-row>
              <table:table-cell office:value-type="string">
                <text:p>Fila 150</text:p>
              </table:table-cell>
              <table:table-cell office:value-type="float" office:value="4583">
                <text:p>4583</text:p>
              </table:table-cell>
              <table:table-cell office:value-type="float" office:value="0.000000000250878429142176">
                <text:p>0.000000000250878429142176</text:p>
              </table:table-cell>
            </table:table-row>
            <table:table-row>
              <table:table-cell office:value-type="string">
                <text:p>Fila 151</text:p>
              </table:table-cell>
              <table:table-cell office:value-type="float" office:value="1818">
                <text:p>1818</text:p>
              </table:table-cell>
              <table:table-cell office:value-type="float" office:value="0.000000000210775397135876">
                <text:p>0.000000000210775397135876</text:p>
              </table:table-cell>
            </table:table-row>
            <table:table-row>
              <table:table-cell office:value-type="string">
                <text:p>Fila 152</text:p>
              </table:table-cell>
              <table:table-cell office:value-type="float" office:value="92">
                <text:p>92</text:p>
              </table:table-cell>
              <table:table-cell office:value-type="float" office:value="0.0000000000371187525161076">
                <text:p>0.0000000000371187525161076</text:p>
              </table:table-cell>
            </table:table-row>
            <table:table-row>
              <table:table-cell office:value-type="string">
                <text:p>Fila 153</text:p>
              </table:table-cell>
              <table:table-cell office:value-type="float" office:value="5000">
                <text:p>5000</text:p>
              </table:table-cell>
              <table:table-cell office:value-type="float" office:value="0.000000000148816070577595">
                <text:p>0.000000000148816070577595</text:p>
              </table:table-cell>
            </table:table-row>
            <table:table-row>
              <table:table-cell office:value-type="string">
                <text:p>Fila 154</text:p>
              </table:table-cell>
              <table:table-cell office:value-type="float" office:value="5000">
                <text:p>5000</text:p>
              </table:table-cell>
              <table:table-cell office:value-type="float" office:value="0.000000000104250830190722">
                <text:p>0.000000000104250830190722</text:p>
              </table:table-cell>
            </table:table-row>
            <table:table-row>
              <table:table-cell office:value-type="string">
                <text:p>Fila 155</text:p>
              </table:table-cell>
              <table:table-cell office:value-type="float" office:value="5000">
                <text:p>5000</text:p>
              </table:table-cell>
              <table:table-cell office:value-type="float" office:value="0.000000000124430243886309">
                <text:p>0.000000000124430243886309</text:p>
              </table:table-cell>
            </table:table-row>
            <table:table-row>
              <table:table-cell office:value-type="string">
                <text:p>Fila 156</text:p>
              </table:table-cell>
              <table:table-cell office:value-type="float" office:value="13">
                <text:p>13</text:p>
              </table:table-cell>
              <table:table-cell office:value-type="float" office:value="0.0000000000177209358298569">
                <text:p>0.0000000000177209358298569</text:p>
              </table:table-cell>
            </table:table-row>
            <table:table-row>
              <table:table-cell office:value-type="string">
                <text:p>Fila 157</text:p>
              </table:table-cell>
              <table:table-cell office:value-type="float" office:value="310">
                <text:p>310</text:p>
              </table:table-cell>
              <table:table-cell office:value-type="float" office:value="0.000000000122724941320485">
                <text:p>0.000000000122724941320485</text:p>
              </table:table-cell>
            </table:table-row>
            <table:table-row>
              <table:table-cell office:value-type="string">
                <text:p>Fila 158</text:p>
              </table:table-cell>
              <table:table-cell office:value-type="float" office:value="5000">
                <text:p>5000</text:p>
              </table:table-cell>
              <table:table-cell office:value-type="float" office:value="0.0000000000845261638460215">
                <text:p>0.0000000000845261638460215</text:p>
              </table:table-cell>
            </table:table-row>
            <table:table-row>
              <table:table-cell office:value-type="string">
                <text:p>Fila 159</text:p>
              </table:table-cell>
              <table:table-cell office:value-type="float" office:value="4">
                <text:p>4</text:p>
              </table:table-cell>
              <table:table-cell office:value-type="float" office:value="0.00000000000307309733216243">
                <text:p>0.00000000000307309733216243</text:p>
              </table:table-cell>
            </table:table-row>
            <table:table-row>
              <table:table-cell office:value-type="string">
                <text:p>Fila 160</text:p>
              </table:table-cell>
              <table:table-cell office:value-type="float" office:value="720">
                <text:p>720</text:p>
              </table:table-cell>
              <table:table-cell office:value-type="float" office:value="0.000000000157513113663299">
                <text:p>0.000000000157513113663299</text:p>
              </table:table-cell>
            </table:table-row>
            <table:table-row>
              <table:table-cell office:value-type="string">
                <text:p>Fila 161</text:p>
              </table:table-cell>
              <table:table-cell office:value-type="float" office:value="5000">
                <text:p>5000</text:p>
              </table:table-cell>
              <table:table-cell office:value-type="float" office:value="0.000000000253123744187178">
                <text:p>0.000000000253123744187178</text:p>
              </table:table-cell>
            </table:table-row>
            <table:table-row>
              <table:table-cell office:value-type="string">
                <text:p>Fila 162</text:p>
              </table:table-cell>
              <table:table-cell office:value-type="float" office:value="4707">
                <text:p>4707</text:p>
              </table:table-cell>
              <table:table-cell office:value-type="float" office:value="0.000000000269892552751116">
                <text:p>0.000000000269892552751116</text:p>
              </table:table-cell>
            </table:table-row>
            <table:table-row>
              <table:table-cell office:value-type="string">
                <text:p>Fila 163</text:p>
              </table:table-cell>
              <table:table-cell office:value-type="float" office:value="5000">
                <text:p>5000</text:p>
              </table:table-cell>
              <table:table-cell office:value-type="float" office:value="0.00000000027438318284112">
                <text:p>0.00000000027438318284112</text:p>
              </table:table-cell>
            </table:table-row>
            <table:table-row>
              <table:table-cell office:value-type="string">
                <text:p>Fila 164</text:p>
              </table:table-cell>
              <table:table-cell office:value-type="float" office:value="4722">
                <text:p>4722</text:p>
              </table:table-cell>
              <table:table-cell office:value-type="float" office:value="0.000000000125439214571088">
                <text:p>0.000000000125439214571088</text:p>
              </table:table-cell>
            </table:table-row>
            <table:table-row>
              <table:table-cell office:value-type="string">
                <text:p>Fila 165</text:p>
              </table:table-cell>
              <table:table-cell office:value-type="float" office:value="5000">
                <text:p>5000</text:p>
              </table:table-cell>
              <table:table-cell office:value-type="float" office:value="0.000000000399722921429202">
                <text:p>0.000000000399722921429202</text:p>
              </table:table-cell>
            </table:table-row>
            <table:table-row>
              <table:table-cell office:value-type="string">
                <text:p>Fila 166</text:p>
              </table:table-cell>
              <table:table-cell office:value-type="float" office:value="5000">
                <text:p>5000</text:p>
              </table:table-cell>
              <table:table-cell office:value-type="float" office:value="0.000000000217937667912338">
                <text:p>0.000000000217937667912338</text:p>
              </table:table-cell>
            </table:table-row>
            <table:table-row>
              <table:table-cell office:value-type="string">
                <text:p>Fila 167</text:p>
              </table:table-cell>
              <table:table-cell office:value-type="float" office:value="5000">
                <text:p>5000</text:p>
              </table:table-cell>
              <table:table-cell office:value-type="float" office:value="0.000000000176328285306227">
                <text:p>0.000000000176328285306227</text:p>
              </table:table-cell>
            </table:table-row>
            <table:table-row>
              <table:table-cell office:value-type="string">
                <text:p>Fila 168</text:p>
              </table:table-cell>
              <table:table-cell office:value-type="float" office:value="159">
                <text:p>159</text:p>
              </table:table-cell>
              <table:table-cell office:value-type="float" office:value="0.000000000452871518064057">
                <text:p>0.000000000452871518064057</text:p>
              </table:table-cell>
            </table:table-row>
            <table:table-row>
              <table:table-cell office:value-type="string">
                <text:p>Fila 169</text:p>
              </table:table-cell>
              <table:table-cell office:value-type="float" office:value="5000">
                <text:p>5000</text:p>
              </table:table-cell>
              <table:table-cell office:value-type="float" office:value="0.000000000183320025826106">
                <text:p>0.000000000183320025826106</text:p>
              </table:table-cell>
            </table:table-row>
            <table:table-row>
              <table:table-cell office:value-type="string">
                <text:p>Fila 170</text:p>
              </table:table-cell>
              <table:table-cell office:value-type="float" office:value="5000">
                <text:p>5000</text:p>
              </table:table-cell>
              <table:table-cell office:value-type="float" office:value="0.000000000183661086339271">
                <text:p>0.000000000183661086339271</text:p>
              </table:table-cell>
            </table:table-row>
            <table:table-row>
              <table:table-cell office:value-type="string">
                <text:p>Fila 171</text:p>
              </table:table-cell>
              <table:table-cell office:value-type="float" office:value="4283">
                <text:p>4283</text:p>
              </table:table-cell>
              <table:table-cell office:value-type="float" office:value="0.00000000014000534065417">
                <text:p>0.00000000014000534065417</text:p>
              </table:table-cell>
            </table:table-row>
            <table:table-row>
              <table:table-cell office:value-type="string">
                <text:p>Fila 172</text:p>
              </table:table-cell>
              <table:table-cell office:value-type="float" office:value="5000">
                <text:p>5000</text:p>
              </table:table-cell>
              <table:table-cell office:value-type="float" office:value="0.0000000000810587152955122">
                <text:p>0.0000000000810587152955122</text:p>
              </table:table-cell>
            </table:table-row>
            <table:table-row>
              <table:table-cell office:value-type="string">
                <text:p>Fila 173</text:p>
              </table:table-cell>
              <table:table-cell office:value-type="float" office:value="110">
                <text:p>110</text:p>
              </table:table-cell>
              <table:table-cell office:value-type="float" office:value="0.0000000000289333002001513">
                <text:p>0.0000000000289333002001513</text:p>
              </table:table-cell>
            </table:table-row>
            <table:table-row>
              <table:table-cell office:value-type="string">
                <text:p>Fila 174</text:p>
              </table:table-cell>
              <table:table-cell office:value-type="float" office:value="3533">
                <text:p>3533</text:p>
              </table:table-cell>
              <table:table-cell office:value-type="float" office:value="0.000000000130341959447833">
                <text:p>0.000000000130341959447833</text:p>
              </table:table-cell>
            </table:table-row>
            <table:table-row>
              <table:table-cell office:value-type="string">
                <text:p>Fila 175</text:p>
              </table:table-cell>
              <table:table-cell office:value-type="float" office:value="5000">
                <text:p>5000</text:p>
              </table:table-cell>
              <table:table-cell office:value-type="float" office:value="0.0000000000363229446520563">
                <text:p>0.0000000000363229446520563</text:p>
              </table:table-cell>
            </table:table-row>
            <table:table-row>
              <table:table-cell office:value-type="string">
                <text:p>Fila 176</text:p>
              </table:table-cell>
              <table:table-cell office:value-type="float" office:value="1718">
                <text:p>1718</text:p>
              </table:table-cell>
              <table:table-cell office:value-type="float" office:value="0.000000000088220986071974">
                <text:p>0.000000000088220986071974</text:p>
              </table:table-cell>
            </table:table-row>
            <table:table-row>
              <table:table-cell office:value-type="string">
                <text:p>Fila 177</text:p>
              </table:table-cell>
              <table:table-cell office:value-type="float" office:value="5000">
                <text:p>5000</text:p>
              </table:table-cell>
              <table:table-cell office:value-type="float" office:value="0.000000000287968759948853">
                <text:p>0.000000000287968759948853</text:p>
              </table:table-cell>
            </table:table-row>
            <table:table-row>
              <table:table-cell office:value-type="string">
                <text:p>Fila 178</text:p>
              </table:table-cell>
              <table:table-cell office:value-type="float" office:value="4361">
                <text:p>4361</text:p>
              </table:table-cell>
              <table:table-cell office:value-type="float" office:value="0.0000000000636077857052442">
                <text:p>0.0000000000636077857052442</text:p>
              </table:table-cell>
            </table:table-row>
            <table:table-row>
              <table:table-cell office:value-type="string">
                <text:p>Fila 179</text:p>
              </table:table-cell>
              <table:table-cell office:value-type="float" office:value="5000">
                <text:p>5000</text:p>
              </table:table-cell>
              <table:table-cell office:value-type="float" office:value="0.000000000198269844986498">
                <text:p>0.000000000198269844986498</text:p>
              </table:table-cell>
            </table:table-row>
            <table:table-row>
              <table:table-cell office:value-type="string">
                <text:p>Fila 180</text:p>
              </table:table-cell>
              <table:table-cell office:value-type="float" office:value="5000">
                <text:p>5000</text:p>
              </table:table-cell>
              <table:table-cell office:value-type="float" office:value="0.000000000123293375509093">
                <text:p>0.000000000123293375509093</text:p>
              </table:table-cell>
            </table:table-row>
            <table:table-row>
              <table:table-cell office:value-type="string">
                <text:p>Fila 181</text:p>
              </table:table-cell>
              <table:table-cell office:value-type="float" office:value="5000">
                <text:p>5000</text:p>
              </table:table-cell>
              <table:table-cell office:value-type="float" office:value="0.000000000368004293704871">
                <text:p>0.000000000368004293704871</text:p>
              </table:table-cell>
            </table:table-row>
            <table:table-row>
              <table:table-cell office:value-type="string">
                <text:p>Fila 182</text:p>
              </table:table-cell>
              <table:table-cell office:value-type="float" office:value="5000">
                <text:p>5000</text:p>
              </table:table-cell>
              <table:table-cell office:value-type="float" office:value="0.000000000263526089838706">
                <text:p>0.000000000263526089838706</text:p>
              </table:table-cell>
            </table:table-row>
            <table:table-row>
              <table:table-cell office:value-type="string">
                <text:p>Fila 183</text:p>
              </table:table-cell>
              <table:table-cell office:value-type="float" office:value="5000">
                <text:p>5000</text:p>
              </table:table-cell>
              <table:table-cell office:value-type="float" office:value="0.000000000263270294453832">
                <text:p>0.000000000263270294453832</text:p>
              </table:table-cell>
            </table:table-row>
            <table:table-row>
              <table:table-cell office:value-type="string">
                <text:p>Fila 184</text:p>
              </table:table-cell>
              <table:table-cell office:value-type="float" office:value="5000">
                <text:p>5000</text:p>
              </table:table-cell>
              <table:table-cell office:value-type="float" office:value="0.000000000119030119094532">
                <text:p>0.000000000119030119094532</text:p>
              </table:table-cell>
            </table:table-row>
            <table:table-row>
              <table:table-cell office:value-type="string">
                <text:p>Fila 185</text:p>
              </table:table-cell>
              <table:table-cell office:value-type="float" office:value="569">
                <text:p>569</text:p>
              </table:table-cell>
              <table:table-cell office:value-type="float" office:value="0.000000000068098415795248">
                <text:p>0.000000000068098415795248</text:p>
              </table:table-cell>
            </table:table-row>
            <table:table-row>
              <table:table-cell office:value-type="string">
                <text:p>Fila 186</text:p>
              </table:table-cell>
              <table:table-cell office:value-type="float" office:value="5000">
                <text:p>5000</text:p>
              </table:table-cell>
              <table:table-cell office:value-type="float" office:value="0.000000000367606389772845">
                <text:p>0.000000000367606389772845</text:p>
              </table:table-cell>
            </table:table-row>
            <table:table-row>
              <table:table-cell office:value-type="string">
                <text:p>Fila 187</text:p>
              </table:table-cell>
              <table:table-cell office:value-type="float" office:value="14">
                <text:p>14</text:p>
              </table:table-cell>
              <table:table-cell office:value-type="float" office:value="0.0000000000119158016786969">
                <text:p>0.0000000000119158016786969</text:p>
              </table:table-cell>
            </table:table-row>
            <table:table-row>
              <table:table-cell office:value-type="string">
                <text:p>Fila 188</text:p>
              </table:table-cell>
              <table:table-cell office:value-type="float" office:value="5000">
                <text:p>5000</text:p>
              </table:table-cell>
              <table:table-cell office:value-type="float" office:value="0.000000000400632416130975">
                <text:p>0.000000000400632416130975</text:p>
              </table:table-cell>
            </table:table-row>
            <table:table-row>
              <table:table-cell office:value-type="string">
                <text:p>Fila 189</text:p>
              </table:table-cell>
              <table:table-cell office:value-type="float" office:value="5000">
                <text:p>5000</text:p>
              </table:table-cell>
              <table:table-cell office:value-type="float" office:value="0.000000000109423581307055">
                <text:p>0.000000000109423581307055</text:p>
              </table:table-cell>
            </table:table-row>
            <table:table-row>
              <table:table-cell office:value-type="string">
                <text:p>Fila 190</text:p>
              </table:table-cell>
              <table:table-cell office:value-type="float" office:value="5000">
                <text:p>5000</text:p>
              </table:table-cell>
              <table:table-cell office:value-type="float" office:value="0.000000000175646164279897">
                <text:p>0.000000000175646164279897</text:p>
              </table:table-cell>
            </table:table-row>
            <table:table-row>
              <table:table-cell office:value-type="string">
                <text:p>Fila 191</text:p>
              </table:table-cell>
              <table:table-cell office:value-type="float" office:value="5000">
                <text:p>5000</text:p>
              </table:table-cell>
              <table:table-cell office:value-type="float" office:value="0.000000000252157406066544">
                <text:p>0.000000000252157406066544</text:p>
              </table:table-cell>
            </table:table-row>
            <table:table-row>
              <table:table-cell office:value-type="string">
                <text:p>Fila 192</text:p>
              </table:table-cell>
              <table:table-cell office:value-type="float" office:value="983">
                <text:p>983</text:p>
              </table:table-cell>
              <table:table-cell office:value-type="float" office:value="0.000000000247382558882236">
                <text:p>0.000000000247382558882236</text:p>
              </table:table-cell>
            </table:table-row>
            <table:table-row>
              <table:table-cell office:value-type="string">
                <text:p>Fila 193</text:p>
              </table:table-cell>
              <table:table-cell office:value-type="float" office:value="5000">
                <text:p>5000</text:p>
              </table:table-cell>
              <table:table-cell office:value-type="float" office:value="0.000000000105842445918825">
                <text:p>0.000000000105842445918825</text:p>
              </table:table-cell>
            </table:table-row>
            <table:table-row>
              <table:table-cell office:value-type="string">
                <text:p>Fila 194</text:p>
              </table:table-cell>
              <table:table-cell office:value-type="float" office:value="3764">
                <text:p>3764</text:p>
              </table:table-cell>
              <table:table-cell office:value-type="float" office:value="0.0000000000576392267248593">
                <text:p>0.0000000000576392267248593</text:p>
              </table:table-cell>
            </table:table-row>
            <table:table-row>
              <table:table-cell office:value-type="string">
                <text:p>Fila 195</text:p>
              </table:table-cell>
              <table:table-cell office:value-type="float" office:value="5000">
                <text:p>5000</text:p>
              </table:table-cell>
              <table:table-cell office:value-type="float" office:value="0.000000000072532202466391">
                <text:p>0.000000000072532202466391</text:p>
              </table:table-cell>
            </table:table-row>
            <table:table-row>
              <table:table-cell office:value-type="string">
                <text:p>Fila 196</text:p>
              </table:table-cell>
              <table:table-cell office:value-type="float" office:value="5000">
                <text:p>5000</text:p>
              </table:table-cell>
              <table:table-cell office:value-type="float" office:value="0.000000000276656919595553">
                <text:p>0.000000000276656919595553</text:p>
              </table:table-cell>
            </table:table-row>
            <table:table-row>
              <table:table-cell office:value-type="string">
                <text:p>Fila 197</text:p>
              </table:table-cell>
              <table:table-cell office:value-type="float" office:value="353">
                <text:p>353</text:p>
              </table:table-cell>
              <table:table-cell office:value-type="float" office:value="0.000000000145178091770504">
                <text:p>0.000000000145178091770504</text:p>
              </table:table-cell>
            </table:table-row>
            <table:table-row>
              <table:table-cell office:value-type="string">
                <text:p>Fila 198</text:p>
              </table:table-cell>
              <table:table-cell office:value-type="float" office:value="2820">
                <text:p>2820</text:p>
              </table:table-cell>
              <table:table-cell office:value-type="float" office:value="0.000000000178090431290912">
                <text:p>0.000000000178090431290912</text:p>
              </table:table-cell>
            </table:table-row>
            <table:table-row>
              <table:table-cell office:value-type="string">
                <text:p>Fila 199</text:p>
              </table:table-cell>
              <table:table-cell office:value-type="float" office:value="5000">
                <text:p>5000</text:p>
              </table:table-cell>
              <table:table-cell office:value-type="float" office:value="0.000000000139777966978727">
                <text:p>0.000000000139777966978727</text:p>
              </table:table-cell>
            </table:table-row>
            <table:table-row>
              <table:table-cell office:value-type="string">
                <text:p>Fila 200</text:p>
              </table:table-cell>
              <table:table-cell office:value-type="float" office:value="229">
                <text:p>229</text:p>
              </table:table-cell>
              <table:table-cell office:value-type="float" office:value="0.000000000014210854715202">
                <text:p>0.000000000014210854715202</text:p>
              </table:table-cell>
            </table:table-row>
            <table:table-row>
              <table:table-cell office:value-type="string">
                <text:p>Fila 201</text:p>
              </table:table-cell>
              <table:table-cell office:value-type="float" office:value="5000">
                <text:p>5000</text:p>
              </table:table-cell>
              <table:table-cell office:value-type="float" office:value="0.000000000183945303433575">
                <text:p>0.000000000183945303433575</text:p>
              </table:table-cell>
            </table:table-row>
            <table:table-row>
              <table:table-cell office:value-type="string">
                <text:p>Fila 202</text:p>
              </table:table-cell>
              <table:table-cell office:value-type="float" office:value="400">
                <text:p>400</text:p>
              </table:table-cell>
              <table:table-cell office:value-type="float" office:value="0.0000000000987938619800843">
                <text:p>0.0000000000987938619800843</text:p>
              </table:table-cell>
            </table:table-row>
            <table:table-row>
              <table:table-cell office:value-type="string">
                <text:p>Fila 203</text:p>
              </table:table-cell>
              <table:table-cell office:value-type="float" office:value="3768">
                <text:p>3768</text:p>
              </table:table-cell>
              <table:table-cell office:value-type="float" office:value="0.000000000205318428925239">
                <text:p>0.000000000205318428925239</text:p>
              </table:table-cell>
            </table:table-row>
            <table:table-row>
              <table:table-cell office:value-type="string">
                <text:p>Fila 204</text:p>
              </table:table-cell>
              <table:table-cell office:value-type="float" office:value="2777">
                <text:p>2777</text:p>
              </table:table-cell>
              <table:table-cell office:value-type="float" office:value="0.000000000192642346519278">
                <text:p>0.000000000192642346519278</text:p>
              </table:table-cell>
            </table:table-row>
            <table:table-row>
              <table:table-cell office:value-type="string">
                <text:p>Fila 205</text:p>
              </table:table-cell>
              <table:table-cell office:value-type="float" office:value="158">
                <text:p>158</text:p>
              </table:table-cell>
              <table:table-cell office:value-type="float" office:value="0.0000000000774775799072813">
                <text:p>0.0000000000774775799072813</text:p>
              </table:table-cell>
            </table:table-row>
            <table:table-row>
              <table:table-cell office:value-type="string">
                <text:p>Fila 206</text:p>
              </table:table-cell>
              <table:table-cell office:value-type="float" office:value="3209">
                <text:p>3209</text:p>
              </table:table-cell>
              <table:table-cell office:value-type="float" office:value="0.0000000000520685716765001">
                <text:p>0.0000000000520685716765001</text:p>
              </table:table-cell>
            </table:table-row>
            <table:table-row>
              <table:table-cell office:value-type="string">
                <text:p>Fila 207</text:p>
              </table:table-cell>
              <table:table-cell office:value-type="float" office:value="3636">
                <text:p>3636</text:p>
              </table:table-cell>
              <table:table-cell office:value-type="float" office:value="0.0000000000789555087976623">
                <text:p>0.0000000000789555087976623</text:p>
              </table:table-cell>
            </table:table-row>
            <table:table-row>
              <table:table-cell office:value-type="string">
                <text:p>Fila 208</text:p>
              </table:table-cell>
              <table:table-cell office:value-type="float" office:value="5000">
                <text:p>5000</text:p>
              </table:table-cell>
              <table:table-cell office:value-type="float" office:value="0.000000000203726813197136">
                <text:p>0.000000000203726813197136</text:p>
              </table:table-cell>
            </table:table-row>
            <table:table-row>
              <table:table-cell office:value-type="string">
                <text:p>Fila 209</text:p>
              </table:table-cell>
              <table:table-cell office:value-type="float" office:value="5000">
                <text:p>5000</text:p>
              </table:table-cell>
              <table:table-cell office:value-type="float" office:value="0.000000000293994162348099">
                <text:p>0.000000000293994162348099</text:p>
              </table:table-cell>
            </table:table-row>
            <table:table-row>
              <table:table-cell office:value-type="string">
                <text:p>Fila 210</text:p>
              </table:table-cell>
              <table:table-cell office:value-type="float" office:value="5000">
                <text:p>5000</text:p>
              </table:table-cell>
              <table:table-cell office:value-type="float" office:value="0.0000000000437694325228222">
                <text:p>0.0000000000437694325228222</text:p>
              </table:table-cell>
            </table:table-row>
            <table:table-row>
              <table:table-cell office:value-type="string">
                <text:p>Fila 211</text:p>
              </table:table-cell>
              <table:table-cell office:value-type="float" office:value="4466">
                <text:p>4466</text:p>
              </table:table-cell>
              <table:table-cell office:value-type="float" office:value="0.000000000420072865381371">
                <text:p>0.000000000420072865381371</text:p>
              </table:table-cell>
            </table:table-row>
            <table:table-row>
              <table:table-cell office:value-type="string">
                <text:p>Fila 212</text:p>
              </table:table-cell>
              <table:table-cell office:value-type="float" office:value="5000">
                <text:p>5000</text:p>
              </table:table-cell>
              <table:table-cell office:value-type="float" office:value="0.000000000115676357381744">
                <text:p>0.000000000115676357381744</text:p>
              </table:table-cell>
            </table:table-row>
            <table:table-row>
              <table:table-cell office:value-type="string">
                <text:p>Fila 213</text:p>
              </table:table-cell>
              <table:table-cell office:value-type="float" office:value="5000">
                <text:p>5000</text:p>
              </table:table-cell>
              <table:table-cell office:value-type="float" office:value="0.0000000000594013727095444">
                <text:p>0.0000000000594013727095444</text:p>
              </table:table-cell>
            </table:table-row>
            <table:table-row>
              <table:table-cell office:value-type="string">
                <text:p>Fila 214</text:p>
              </table:table-cell>
              <table:table-cell office:value-type="float" office:value="5000">
                <text:p>5000</text:p>
              </table:table-cell>
              <table:table-cell office:value-type="float" office:value="0.000000000261962895820034">
                <text:p>0.000000000261962895820034</text:p>
              </table:table-cell>
            </table:table-row>
            <table:table-row>
              <table:table-cell office:value-type="string">
                <text:p>Fila 215</text:p>
              </table:table-cell>
              <table:table-cell office:value-type="float" office:value="5000">
                <text:p>5000</text:p>
              </table:table-cell>
              <table:table-cell office:value-type="float" office:value="0.000000000226691554416902">
                <text:p>0.000000000226691554416902</text:p>
              </table:table-cell>
            </table:table-row>
            <table:table-row>
              <table:table-cell office:value-type="string">
                <text:p>Fila 216</text:p>
              </table:table-cell>
              <table:table-cell office:value-type="float" office:value="5000">
                <text:p>5000</text:p>
              </table:table-cell>
              <table:table-cell office:value-type="float" office:value="0.000000000147224454849493">
                <text:p>0.000000000147224454849493</text:p>
              </table:table-cell>
            </table:table-row>
            <table:table-row>
              <table:table-cell office:value-type="string">
                <text:p>Fila 217</text:p>
              </table:table-cell>
              <table:table-cell office:value-type="float" office:value="5000">
                <text:p>5000</text:p>
              </table:table-cell>
              <table:table-cell office:value-type="float" office:value="0.000000000108002495835535">
                <text:p>0.000000000108002495835535</text:p>
              </table:table-cell>
            </table:table-row>
            <table:table-row>
              <table:table-cell office:value-type="string">
                <text:p>Fila 218</text:p>
              </table:table-cell>
              <table:table-cell office:value-type="float" office:value="5000">
                <text:p>5000</text:p>
              </table:table-cell>
              <table:table-cell office:value-type="float" office:value="0.000000000278419065580238">
                <text:p>0.000000000278419065580238</text:p>
              </table:table-cell>
            </table:table-row>
            <table:table-row>
              <table:table-cell office:value-type="string">
                <text:p>Fila 219</text:p>
              </table:table-cell>
              <table:table-cell office:value-type="float" office:value="1756">
                <text:p>1756</text:p>
              </table:table-cell>
              <table:table-cell office:value-type="float" office:value="0.000000000240788722294383">
                <text:p>0.000000000240788722294383</text:p>
              </table:table-cell>
            </table:table-row>
            <table:table-row>
              <table:table-cell office:value-type="string">
                <text:p>Fila 220</text:p>
              </table:table-cell>
              <table:table-cell office:value-type="float" office:value="21">
                <text:p>21</text:p>
              </table:table-cell>
              <table:table-cell office:value-type="float" office:value="0.00000000000326139115713886">
                <text:p>0.00000000000326139115713886</text:p>
              </table:table-cell>
            </table:table-row>
            <table:table-row>
              <table:table-cell office:value-type="string">
                <text:p>Fila 221</text:p>
              </table:table-cell>
              <table:table-cell office:value-type="float" office:value="1379">
                <text:p>1379</text:p>
              </table:table-cell>
              <table:table-cell office:value-type="float" office:value="0.0000000000445652403868735">
                <text:p>0.0000000000445652403868735</text:p>
              </table:table-cell>
            </table:table-row>
            <table:table-row>
              <table:table-cell office:value-type="string">
                <text:p>Fila 222</text:p>
              </table:table-cell>
              <table:table-cell office:value-type="float" office:value="4">
                <text:p>4</text:p>
              </table:table-cell>
              <table:table-cell office:value-type="float" office:value="0.00000000000683542111801216">
                <text:p>0.00000000000683542111801216</text:p>
              </table:table-cell>
            </table:table-row>
            <table:table-row>
              <table:table-cell office:value-type="string">
                <text:p>Fila 223</text:p>
              </table:table-cell>
              <table:table-cell office:value-type="float" office:value="5000">
                <text:p>5000</text:p>
              </table:table-cell>
              <table:table-cell office:value-type="float" office:value="0.0000000000589466253586579">
                <text:p>0.0000000000589466253586579</text:p>
              </table:table-cell>
            </table:table-row>
            <table:table-row>
              <table:table-cell office:value-type="string">
                <text:p>Fila 224</text:p>
              </table:table-cell>
              <table:table-cell office:value-type="float" office:value="5000">
                <text:p>5000</text:p>
              </table:table-cell>
              <table:table-cell office:value-type="float" office:value="0.000000000085265128291212">
                <text:p>0.000000000085265128291212</text:p>
              </table:table-cell>
            </table:table-row>
            <table:table-row>
              <table:table-cell office:value-type="string">
                <text:p>Fila 225</text:p>
              </table:table-cell>
              <table:table-cell office:value-type="float" office:value="5000">
                <text:p>5000</text:p>
              </table:table-cell>
              <table:table-cell office:value-type="float" office:value="0.000000000430219415648025">
                <text:p>0.000000000430219415648025</text:p>
              </table:table-cell>
            </table:table-row>
            <table:table-row>
              <table:table-cell office:value-type="string">
                <text:p>Fila 226</text:p>
              </table:table-cell>
              <table:table-cell office:value-type="float" office:value="5000">
                <text:p>5000</text:p>
              </table:table-cell>
              <table:table-cell office:value-type="float" office:value="0.0000000000554791768081486">
                <text:p>0.0000000000554791768081486</text:p>
              </table:table-cell>
            </table:table-row>
            <table:table-row>
              <table:table-cell office:value-type="string">
                <text:p>Fila 227</text:p>
              </table:table-cell>
              <table:table-cell office:value-type="float" office:value="962">
                <text:p>962</text:p>
              </table:table-cell>
              <table:table-cell office:value-type="float" office:value="0.0000000000254090082307812">
                <text:p>0.0000000000254090082307812</text:p>
              </table:table-cell>
            </table:table-row>
            <table:table-row>
              <table:table-cell office:value-type="string">
                <text:p>Fila 228</text:p>
              </table:table-cell>
              <table:table-cell office:value-type="float" office:value="5000">
                <text:p>5000</text:p>
              </table:table-cell>
              <table:table-cell office:value-type="float" office:value="0.000000000291038304567337">
                <text:p>0.000000000291038304567337</text:p>
              </table:table-cell>
            </table:table-row>
            <table:table-row>
              <table:table-cell office:value-type="string">
                <text:p>Fila 229</text:p>
              </table:table-cell>
              <table:table-cell office:value-type="float" office:value="6">
                <text:p>6</text:p>
              </table:table-cell>
              <table:table-cell office:value-type="float" office:value="0.000000000155694124259753">
                <text:p>0.000000000155694124259753</text:p>
              </table:table-cell>
            </table:table-row>
            <table:table-row>
              <table:table-cell office:value-type="string">
                <text:p>Fila 230</text:p>
              </table:table-cell>
              <table:table-cell office:value-type="float" office:value="5000">
                <text:p>5000</text:p>
              </table:table-cell>
              <table:table-cell office:value-type="float" office:value="0.000000000150237156049116">
                <text:p>0.000000000150237156049116</text:p>
              </table:table-cell>
            </table:table-row>
            <table:table-row>
              <table:table-cell office:value-type="string">
                <text:p>Fila 231</text:p>
              </table:table-cell>
              <table:table-cell office:value-type="float" office:value="5000">
                <text:p>5000</text:p>
              </table:table-cell>
              <table:table-cell office:value-type="float" office:value="0.0000000000731006366549991">
                <text:p>0.0000000000731006366549991</text:p>
              </table:table-cell>
            </table:table-row>
            <table:table-row>
              <table:table-cell office:value-type="string">
                <text:p>Fila 232</text:p>
              </table:table-cell>
              <table:table-cell office:value-type="float" office:value="58">
                <text:p>58</text:p>
              </table:table-cell>
              <table:table-cell office:value-type="float" office:value="0.000000000124714460980613">
                <text:p>0.000000000124714460980613</text:p>
              </table:table-cell>
            </table:table-row>
            <table:table-row>
              <table:table-cell office:value-type="string">
                <text:p>Fila 233</text:p>
              </table:table-cell>
              <table:table-cell office:value-type="float" office:value="5000">
                <text:p>5000</text:p>
              </table:table-cell>
              <table:table-cell office:value-type="float" office:value="0.000000000116017417894909">
                <text:p>0.000000000116017417894909</text:p>
              </table:table-cell>
            </table:table-row>
            <table:table-row>
              <table:table-cell office:value-type="string">
                <text:p>Fila 234</text:p>
              </table:table-cell>
              <table:table-cell office:value-type="float" office:value="5000">
                <text:p>5000</text:p>
              </table:table-cell>
              <table:table-cell office:value-type="float" office:value="0.0000000000508180164615624">
                <text:p>0.0000000000508180164615624</text:p>
              </table:table-cell>
            </table:table-row>
            <table:table-row>
              <table:table-cell office:value-type="string">
                <text:p>Fila 235</text:p>
              </table:table-cell>
              <table:table-cell office:value-type="float" office:value="5000">
                <text:p>5000</text:p>
              </table:table-cell>
              <table:table-cell office:value-type="float" office:value="0.000000000137788447318599">
                <text:p>0.000000000137788447318599</text:p>
              </table:table-cell>
            </table:table-row>
            <table:table-row>
              <table:table-cell office:value-type="string">
                <text:p>Fila 236</text:p>
              </table:table-cell>
              <table:table-cell office:value-type="float" office:value="467">
                <text:p>467</text:p>
              </table:table-cell>
              <table:table-cell office:value-type="float" office:value="0.000000000146030743053416">
                <text:p>0.000000000146030743053416</text:p>
              </table:table-cell>
            </table:table-row>
            <table:table-row>
              <table:table-cell office:value-type="string">
                <text:p>Fila 237</text:p>
              </table:table-cell>
              <table:table-cell office:value-type="float" office:value="5000">
                <text:p>5000</text:p>
              </table:table-cell>
              <table:table-cell office:value-type="float" office:value="0.0000000000241868747252738">
                <text:p>0.0000000000241868747252738</text:p>
              </table:table-cell>
            </table:table-row>
            <table:table-row>
              <table:table-cell office:value-type="string">
                <text:p>Fila 238</text:p>
              </table:table-cell>
              <table:table-cell office:value-type="float" office:value="5000">
                <text:p>5000</text:p>
              </table:table-cell>
              <table:table-cell office:value-type="float" office:value="0.000000000166551217262168">
                <text:p>0.000000000166551217262168</text:p>
              </table:table-cell>
            </table:table-row>
            <table:table-row>
              <table:table-cell office:value-type="string">
                <text:p>Fila 239</text:p>
              </table:table-cell>
              <table:table-cell office:value-type="float" office:value="8">
                <text:p>8</text:p>
              </table:table-cell>
              <table:table-cell office:value-type="float" office:value="0.00000000000241184849869569">
                <text:p>0.00000000000241184849869569</text:p>
              </table:table-cell>
            </table:table-row>
            <table:table-row>
              <table:table-cell office:value-type="string">
                <text:p>Fila 240</text:p>
              </table:table-cell>
              <table:table-cell office:value-type="float" office:value="5000">
                <text:p>5000</text:p>
              </table:table-cell>
              <table:table-cell office:value-type="float" office:value="0.000000000286945578409359">
                <text:p>0.000000000286945578409359</text:p>
              </table:table-cell>
            </table:table-row>
            <table:table-row>
              <table:table-cell office:value-type="string">
                <text:p>Fila 241</text:p>
              </table:table-cell>
              <table:table-cell office:value-type="float" office:value="5000">
                <text:p>5000</text:p>
              </table:table-cell>
              <table:table-cell office:value-type="float" office:value="0.0000000000545128386875149">
                <text:p>0.0000000000545128386875149</text:p>
              </table:table-cell>
            </table:table-row>
            <table:table-row>
              <table:table-cell office:value-type="string">
                <text:p>Fila 242</text:p>
              </table:table-cell>
              <table:table-cell office:value-type="float" office:value="5000">
                <text:p>5000</text:p>
              </table:table-cell>
              <table:table-cell office:value-type="float" office:value="0.000000000202078354050172">
                <text:p>0.000000000202078354050172</text:p>
              </table:table-cell>
            </table:table-row>
            <table:table-row>
              <table:table-cell office:value-type="string">
                <text:p>Fila 243</text:p>
              </table:table-cell>
              <table:table-cell office:value-type="float" office:value="308">
                <text:p>308</text:p>
              </table:table-cell>
              <table:table-cell office:value-type="float" office:value="0.0000000000585202997172019">
                <text:p>0.0000000000585202997172019</text:p>
              </table:table-cell>
            </table:table-row>
            <table:table-row>
              <table:table-cell office:value-type="string">
                <text:p>Fila 244</text:p>
              </table:table-cell>
              <table:table-cell office:value-type="float" office:value="182">
                <text:p>182</text:p>
              </table:table-cell>
              <table:table-cell office:value-type="float" office:value="0.000000000227146301767789">
                <text:p>0.000000000227146301767789</text:p>
              </table:table-cell>
            </table:table-row>
            <table:table-row>
              <table:table-cell office:value-type="string">
                <text:p>Fila 245</text:p>
              </table:table-cell>
              <table:table-cell office:value-type="float" office:value="5000">
                <text:p>5000</text:p>
              </table:table-cell>
              <table:table-cell office:value-type="float" office:value="0.000000000286206613964168">
                <text:p>0.000000000286206613964168</text:p>
              </table:table-cell>
            </table:table-row>
            <table:table-row>
              <table:table-cell office:value-type="string">
                <text:p>Fila 246</text:p>
              </table:table-cell>
              <table:table-cell office:value-type="float" office:value="291">
                <text:p>291</text:p>
              </table:table-cell>
              <table:table-cell office:value-type="float" office:value="0.0000000000794102561485488">
                <text:p>0.0000000000794102561485488</text:p>
              </table:table-cell>
            </table:table-row>
            <table:table-row>
              <table:table-cell office:value-type="string">
                <text:p>Fila 247</text:p>
              </table:table-cell>
              <table:table-cell office:value-type="float" office:value="1">
                <text:p>1</text:p>
              </table:table-cell>
              <table:table-cell office:value-type="float" office:value="0.000000000000824229573481716">
                <text:p>0.000000000000824229573481716</text:p>
              </table:table-cell>
            </table:table-row>
            <table:table-row>
              <table:table-cell office:value-type="string">
                <text:p>Fila 248</text:p>
              </table:table-cell>
              <table:table-cell office:value-type="float" office:value="170">
                <text:p>170</text:p>
              </table:table-cell>
              <table:table-cell office:value-type="float" office:value="0.0000000000406430444854777">
                <text:p>0.0000000000406430444854777</text:p>
              </table:table-cell>
            </table:table-row>
            <table:table-row>
              <table:table-cell office:value-type="string">
                <text:p>Fila 249</text:p>
              </table:table-cell>
              <table:table-cell office:value-type="float" office:value="19">
                <text:p>19</text:p>
              </table:table-cell>
              <table:table-cell office:value-type="float" office:value="0.000000000226386021040526">
                <text:p>0.000000000226386021040526</text:p>
              </table:table-cell>
            </table:table-row>
            <table:table-row>
              <table:table-cell office:value-type="string">
                <text:p>Fila 250</text:p>
              </table:table-cell>
              <table:table-cell office:value-type="float" office:value="5000">
                <text:p>5000</text:p>
              </table:table-cell>
              <table:table-cell office:value-type="float" office:value="0.0000000000604316596763965">
                <text:p>0.0000000000604316596763965</text:p>
              </table:table-cell>
            </table:table-row>
            <table:table-row>
              <table:table-cell office:value-type="string">
                <text:p>Fila 251</text:p>
              </table:table-cell>
              <table:table-cell office:value-type="float" office:value="447">
                <text:p>447</text:p>
              </table:table-cell>
              <table:table-cell office:value-type="float" office:value="0.0000000000698605617799331">
                <text:p>0.0000000000698605617799331</text:p>
              </table:table-cell>
            </table:table-row>
            <table:table-row>
              <table:table-cell office:value-type="string">
                <text:p>Fila 252</text:p>
              </table:table-cell>
              <table:table-cell office:value-type="float" office:value="5000">
                <text:p>5000</text:p>
              </table:table-cell>
              <table:table-cell office:value-type="float" office:value="0.0000000000874251782079227">
                <text:p>0.0000000000874251782079227</text:p>
              </table:table-cell>
            </table:table-row>
            <table:table-row>
              <table:table-cell office:value-type="string">
                <text:p>Fila 253</text:p>
              </table:table-cell>
              <table:table-cell office:value-type="float" office:value="16">
                <text:p>16</text:p>
              </table:table-cell>
              <table:table-cell office:value-type="float" office:value="0.0000000000246132003667299">
                <text:p>0.0000000000246132003667299</text:p>
              </table:table-cell>
            </table:table-row>
            <table:table-row>
              <table:table-cell office:value-type="string">
                <text:p>Fila 254</text:p>
              </table:table-cell>
              <table:table-cell office:value-type="float" office:value="5000">
                <text:p>5000</text:p>
              </table:table-cell>
              <table:table-cell office:value-type="float" office:value="0.000000000241072939388687">
                <text:p>0.000000000241072939388687</text:p>
              </table:table-cell>
            </table:table-row>
            <table:table-row>
              <table:table-cell office:value-type="string">
                <text:p>Fila 255</text:p>
              </table:table-cell>
              <table:table-cell office:value-type="float" office:value="5000">
                <text:p>5000</text:p>
              </table:table-cell>
              <table:table-cell office:value-type="float" office:value="0.0000000000594582161284052">
                <text:p>0.0000000000594582161284052</text:p>
              </table:table-cell>
            </table:table-row>
            <table:table-row>
              <table:table-cell office:value-type="string">
                <text:p>Fila 256</text:p>
              </table:table-cell>
              <table:table-cell office:value-type="float" office:value="1896">
                <text:p>1896</text:p>
              </table:table-cell>
              <table:table-cell office:value-type="float" office:value="0.00000000014210854715202">
                <text:p>0.00000000014210854715202</text:p>
              </table:table-cell>
            </table:table-row>
            <table:table-row>
              <table:table-cell office:value-type="string">
                <text:p>Fila 257</text:p>
              </table:table-cell>
              <table:table-cell office:value-type="float" office:value="2080">
                <text:p>2080</text:p>
              </table:table-cell>
              <table:table-cell office:value-type="float" office:value="0.000000000156802570927539">
                <text:p>0.000000000156802570927539</text:p>
              </table:table-cell>
            </table:table-row>
            <table:table-row>
              <table:table-cell office:value-type="string">
                <text:p>Fila 258</text:p>
              </table:table-cell>
              <table:table-cell office:value-type="float" office:value="1053">
                <text:p>1053</text:p>
              </table:table-cell>
              <table:table-cell office:value-type="float" office:value="0.0000000000180619963430218">
                <text:p>0.0000000000180619963430218</text:p>
              </table:table-cell>
            </table:table-row>
            <table:table-row>
              <table:table-cell office:value-type="string">
                <text:p>Fila 259</text:p>
              </table:table-cell>
              <table:table-cell office:value-type="float" office:value="5000">
                <text:p>5000</text:p>
              </table:table-cell>
              <table:table-cell office:value-type="float" office:value="0.000000000134832589537837">
                <text:p>0.000000000134832589537837</text:p>
              </table:table-cell>
            </table:table-row>
            <table:table-row>
              <table:table-cell office:value-type="string">
                <text:p>Fila 260</text:p>
              </table:table-cell>
              <table:table-cell office:value-type="float" office:value="5000">
                <text:p>5000</text:p>
              </table:table-cell>
              <table:table-cell office:value-type="float" office:value="0.0000000000811724021332338">
                <text:p>0.0000000000811724021332338</text:p>
              </table:table-cell>
            </table:table-row>
            <table:table-row>
              <table:table-cell office:value-type="string">
                <text:p>Fila 261</text:p>
              </table:table-cell>
              <table:table-cell office:value-type="float" office:value="2825">
                <text:p>2825</text:p>
              </table:table-cell>
              <table:table-cell office:value-type="float" office:value="0.0000000000819682099972852">
                <text:p>0.0000000000819682099972852</text:p>
              </table:table-cell>
            </table:table-row>
            <table:table-row>
              <table:table-cell office:value-type="string">
                <text:p>Fila 262</text:p>
              </table:table-cell>
              <table:table-cell office:value-type="float" office:value="5000">
                <text:p>5000</text:p>
              </table:table-cell>
              <table:table-cell office:value-type="float" office:value="0.000000000238060238189064">
                <text:p>0.000000000238060238189064</text:p>
              </table:table-cell>
            </table:table-row>
            <table:table-row>
              <table:table-cell office:value-type="string">
                <text:p>Fila 263</text:p>
              </table:table-cell>
              <table:table-cell office:value-type="float" office:value="28">
                <text:p>28</text:p>
              </table:table-cell>
              <table:table-cell office:value-type="float" office:value="0.0000000000429878355134861">
                <text:p>0.0000000000429878355134861</text:p>
              </table:table-cell>
            </table:table-row>
            <table:table-row>
              <table:table-cell office:value-type="string">
                <text:p>Fila 264</text:p>
              </table:table-cell>
              <table:table-cell office:value-type="float" office:value="306">
                <text:p>306</text:p>
              </table:table-cell>
              <table:table-cell office:value-type="float" office:value="0.000000000129773525259225">
                <text:p>0.000000000129773525259225</text:p>
              </table:table-cell>
            </table:table-row>
            <table:table-row>
              <table:table-cell office:value-type="string">
                <text:p>Fila 265</text:p>
              </table:table-cell>
              <table:table-cell office:value-type="float" office:value="5000">
                <text:p>5000</text:p>
              </table:table-cell>
              <table:table-cell office:value-type="float" office:value="0.000000000168654423760017">
                <text:p>0.000000000168654423760017</text:p>
              </table:table-cell>
            </table:table-row>
            <table:table-row>
              <table:table-cell office:value-type="string">
                <text:p>Fila 266</text:p>
              </table:table-cell>
              <table:table-cell office:value-type="float" office:value="5000">
                <text:p>5000</text:p>
              </table:table-cell>
              <table:table-cell office:value-type="float" office:value="0.000000000221803020394873">
                <text:p>0.000000000221803020394873</text:p>
              </table:table-cell>
            </table:table-row>
            <table:table-row>
              <table:table-cell office:value-type="string">
                <text:p>Fila 267</text:p>
              </table:table-cell>
              <table:table-cell office:value-type="float" office:value="262">
                <text:p>262</text:p>
              </table:table-cell>
              <table:table-cell office:value-type="float" office:value="0.000000000162344804266468">
                <text:p>0.000000000162344804266468</text:p>
              </table:table-cell>
            </table:table-row>
            <table:table-row>
              <table:table-cell office:value-type="string">
                <text:p>Fila 268</text:p>
              </table:table-cell>
              <table:table-cell office:value-type="float" office:value="1709">
                <text:p>1709</text:p>
              </table:table-cell>
              <table:table-cell office:value-type="float" office:value="0.00000000028421709430404">
                <text:p>0.00000000028421709430404</text:p>
              </table:table-cell>
            </table:table-row>
            <table:table-row>
              <table:table-cell office:value-type="string">
                <text:p>Fila 269</text:p>
              </table:table-cell>
              <table:table-cell office:value-type="float" office:value="5000">
                <text:p>5000</text:p>
              </table:table-cell>
              <table:table-cell office:value-type="float" office:value="0.000000000260172328125918">
                <text:p>0.000000000260172328125918</text:p>
              </table:table-cell>
            </table:table-row>
            <table:table-row>
              <table:table-cell office:value-type="string">
                <text:p>Fila 270</text:p>
              </table:table-cell>
              <table:table-cell office:value-type="float" office:value="5000">
                <text:p>5000</text:p>
              </table:table-cell>
              <table:table-cell office:value-type="float" office:value="0.000000000103568709164392">
                <text:p>0.000000000103568709164392</text:p>
              </table:table-cell>
            </table:table-row>
            <table:table-row>
              <table:table-cell office:value-type="string">
                <text:p>Fila 271</text:p>
              </table:table-cell>
              <table:table-cell office:value-type="float" office:value="66">
                <text:p>66</text:p>
              </table:table-cell>
              <table:table-cell office:value-type="float" office:value="0.0000000000541149347554892">
                <text:p>0.0000000000541149347554892</text:p>
              </table:table-cell>
            </table:table-row>
            <table:table-row>
              <table:table-cell office:value-type="string">
                <text:p>Fila 272</text:p>
              </table:table-cell>
              <table:table-cell office:value-type="float" office:value="1976">
                <text:p>1976</text:p>
              </table:table-cell>
              <table:table-cell office:value-type="float" office:value="0.000000000170757630257867">
                <text:p>0.000000000170757630257867</text:p>
              </table:table-cell>
            </table:table-row>
            <table:table-row>
              <table:table-cell office:value-type="string">
                <text:p>Fila 273</text:p>
              </table:table-cell>
              <table:table-cell office:value-type="float" office:value="2092">
                <text:p>2092</text:p>
              </table:table-cell>
              <table:table-cell office:value-type="float" office:value="0.000000000140573774842778">
                <text:p>0.000000000140573774842778</text:p>
              </table:table-cell>
            </table:table-row>
            <table:table-row>
              <table:table-cell office:value-type="string">
                <text:p>Fila 274</text:p>
              </table:table-cell>
              <table:table-cell office:value-type="float" office:value="309">
                <text:p>309</text:p>
              </table:table-cell>
              <table:table-cell office:value-type="float" office:value="0.0000000000562749846721999">
                <text:p>0.0000000000562749846721999</text:p>
              </table:table-cell>
            </table:table-row>
            <table:table-row>
              <table:table-cell office:value-type="string">
                <text:p>Fila 275</text:p>
              </table:table-cell>
              <table:table-cell office:value-type="float" office:value="5000">
                <text:p>5000</text:p>
              </table:table-cell>
              <table:table-cell office:value-type="float" office:value="0.000000000210945927392458">
                <text:p>0.000000000210945927392458</text:p>
              </table:table-cell>
            </table:table-row>
            <table:table-row>
              <table:table-cell office:value-type="string">
                <text:p>Fila 276</text:p>
              </table:table-cell>
              <table:table-cell office:value-type="float" office:value="4">
                <text:p>4</text:p>
              </table:table-cell>
              <table:table-cell office:value-type="float" office:value="0.00000000000125766064229538">
                <text:p>0.00000000000125766064229538</text:p>
              </table:table-cell>
            </table:table-row>
            <table:table-row>
              <table:table-cell office:value-type="string">
                <text:p>Fila 277</text:p>
              </table:table-cell>
              <table:table-cell office:value-type="float" office:value="5000">
                <text:p>5000</text:p>
              </table:table-cell>
              <table:table-cell office:value-type="float" office:value="0.000000000127840849017957">
                <text:p>0.000000000127840849017957</text:p>
              </table:table-cell>
            </table:table-row>
            <table:table-row>
              <table:table-cell office:value-type="string">
                <text:p>Fila 278</text:p>
              </table:table-cell>
              <table:table-cell office:value-type="float" office:value="5000">
                <text:p>5000</text:p>
              </table:table-cell>
              <table:table-cell office:value-type="float" office:value="0.0000000000492548224428902">
                <text:p>0.0000000000492548224428902</text:p>
              </table:table-cell>
            </table:table-row>
            <table:table-row>
              <table:table-cell office:value-type="string">
                <text:p>Fila 279</text:p>
              </table:table-cell>
              <table:table-cell office:value-type="float" office:value="8">
                <text:p>8</text:p>
              </table:table-cell>
              <table:table-cell office:value-type="float" office:value="0.0000000000110560449684272">
                <text:p>0.0000000000110560449684272</text:p>
              </table:table-cell>
            </table:table-row>
            <table:table-row>
              <table:table-cell office:value-type="string">
                <text:p>Fila 280</text:p>
              </table:table-cell>
              <table:table-cell office:value-type="float" office:value="316">
                <text:p>316</text:p>
              </table:table-cell>
              <table:table-cell office:value-type="float" office:value="0.000000000117836407298455">
                <text:p>0.000000000117836407298455</text:p>
              </table:table-cell>
            </table:table-row>
            <table:table-row>
              <table:table-cell office:value-type="string">
                <text:p>Fila 281</text:p>
              </table:table-cell>
              <table:table-cell office:value-type="float" office:value="5000">
                <text:p>5000</text:p>
              </table:table-cell>
              <table:table-cell office:value-type="float" office:value="0.000000000101067598734517">
                <text:p>0.000000000101067598734517</text:p>
              </table:table-cell>
            </table:table-row>
            <table:table-row>
              <table:table-cell office:value-type="string">
                <text:p>Fila 282</text:p>
              </table:table-cell>
              <table:table-cell office:value-type="float" office:value="1797">
                <text:p>1797</text:p>
              </table:table-cell>
              <table:table-cell office:value-type="float" office:value="0.00000000035106495488435">
                <text:p>0.00000000035106495488435</text:p>
              </table:table-cell>
            </table:table-row>
            <table:table-row>
              <table:table-cell office:value-type="string">
                <text:p>Fila 283</text:p>
              </table:table-cell>
              <table:table-cell office:value-type="float" office:value="3259">
                <text:p>3259</text:p>
              </table:table-cell>
              <table:table-cell office:value-type="float" office:value="0.000000000122327037388459">
                <text:p>0.000000000122327037388459</text:p>
              </table:table-cell>
            </table:table-row>
            <table:table-row>
              <table:table-cell office:value-type="string">
                <text:p>Fila 284</text:p>
              </table:table-cell>
              <table:table-cell office:value-type="float" office:value="5000">
                <text:p>5000</text:p>
              </table:table-cell>
              <table:table-cell office:value-type="float" office:value="0.000000000285581336356699">
                <text:p>0.000000000285581336356699</text:p>
              </table:table-cell>
            </table:table-row>
            <table:table-row>
              <table:table-cell office:value-type="string">
                <text:p>Fila 285</text:p>
              </table:table-cell>
              <table:table-cell office:value-type="float" office:value="1180">
                <text:p>1180</text:p>
              </table:table-cell>
              <table:table-cell office:value-type="float" office:value="0.000000000374711817130446">
                <text:p>0.000000000374711817130446</text:p>
              </table:table-cell>
            </table:table-row>
            <table:table-row>
              <table:table-cell office:value-type="string">
                <text:p>Fila 286</text:p>
              </table:table-cell>
              <table:table-cell office:value-type="float" office:value="5000">
                <text:p>5000</text:p>
              </table:table-cell>
              <table:table-cell office:value-type="float" office:value="0.000000000394493326894008">
                <text:p>0.000000000394493326894008</text:p>
              </table:table-cell>
            </table:table-row>
            <table:table-row>
              <table:table-cell office:value-type="string">
                <text:p>Fila 287</text:p>
              </table:table-cell>
              <table:table-cell office:value-type="float" office:value="2806">
                <text:p>2806</text:p>
              </table:table-cell>
              <table:table-cell office:value-type="float" office:value="0.0000000000444515535491519">
                <text:p>0.0000000000444515535491519</text:p>
              </table:table-cell>
            </table:table-row>
            <table:table-row>
              <table:table-cell office:value-type="string">
                <text:p>Fila 288</text:p>
              </table:table-cell>
              <table:table-cell office:value-type="float" office:value="5000">
                <text:p>5000</text:p>
              </table:table-cell>
              <table:table-cell office:value-type="float" office:value="0.000000000102488684206037">
                <text:p>0.000000000102488684206037</text:p>
              </table:table-cell>
            </table:table-row>
            <table:table-row>
              <table:table-cell office:value-type="string">
                <text:p>Fila 289</text:p>
              </table:table-cell>
              <table:table-cell office:value-type="float" office:value="45">
                <text:p>45</text:p>
              </table:table-cell>
              <table:table-cell office:value-type="float" office:value="0.0000000000203499439521693">
                <text:p>0.0000000000203499439521693</text:p>
              </table:table-cell>
            </table:table-row>
            <table:table-row>
              <table:table-cell office:value-type="string">
                <text:p>Fila 290</text:p>
              </table:table-cell>
              <table:table-cell office:value-type="float" office:value="10">
                <text:p>10</text:p>
              </table:table-cell>
              <table:table-cell office:value-type="float" office:value="0.0000000000671889210934751">
                <text:p>0.0000000000671889210934751</text:p>
              </table:table-cell>
            </table:table-row>
            <table:table-row>
              <table:table-cell office:value-type="string">
                <text:p>Fila 291</text:p>
              </table:table-cell>
              <table:table-cell office:value-type="float" office:value="186">
                <text:p>186</text:p>
              </table:table-cell>
              <table:table-cell office:value-type="float" office:value="0.000000000181586301550851">
                <text:p>0.000000000181586301550851</text:p>
              </table:table-cell>
            </table:table-row>
            <table:table-row>
              <table:table-cell office:value-type="string">
                <text:p>Fila 292</text:p>
              </table:table-cell>
              <table:table-cell office:value-type="float" office:value="235">
                <text:p>235</text:p>
              </table:table-cell>
              <table:table-cell office:value-type="float" office:value="0.0000000000486011231259909">
                <text:p>0.0000000000486011231259909</text:p>
              </table:table-cell>
            </table:table-row>
            <table:table-row>
              <table:table-cell office:value-type="string">
                <text:p>Fila 293</text:p>
              </table:table-cell>
              <table:table-cell office:value-type="float" office:value="893">
                <text:p>893</text:p>
              </table:table-cell>
              <table:table-cell office:value-type="float" office:value="0.000000000267959876509849">
                <text:p>0.000000000267959876509849</text:p>
              </table:table-cell>
            </table:table-row>
            <table:table-row>
              <table:table-cell office:value-type="string">
                <text:p>Fila 294</text:p>
              </table:table-cell>
              <table:table-cell office:value-type="float" office:value="5000">
                <text:p>5000</text:p>
              </table:table-cell>
              <table:table-cell office:value-type="float" office:value="0.000000000036720848584082">
                <text:p>0.000000000036720848584082</text:p>
              </table:table-cell>
            </table:table-row>
            <table:table-row>
              <table:table-cell office:value-type="string">
                <text:p>Fila 295</text:p>
              </table:table-cell>
              <table:table-cell office:value-type="float" office:value="1169">
                <text:p>1169</text:p>
              </table:table-cell>
              <table:table-cell office:value-type="float" office:value="0.0000000000762838681112044">
                <text:p>0.0000000000762838681112044</text:p>
              </table:table-cell>
            </table:table-row>
            <table:table-row>
              <table:table-cell office:value-type="string">
                <text:p>Fila 296</text:p>
              </table:table-cell>
              <table:table-cell office:value-type="float" office:value="5000">
                <text:p>5000</text:p>
              </table:table-cell>
              <table:table-cell office:value-type="float" office:value="0.000000000228510543820448">
                <text:p>0.000000000228510543820448</text:p>
              </table:table-cell>
            </table:table-row>
            <table:table-row>
              <table:table-cell office:value-type="string">
                <text:p>Fila 297</text:p>
              </table:table-cell>
              <table:table-cell office:value-type="float" office:value="5000">
                <text:p>5000</text:p>
              </table:table-cell>
              <table:table-cell office:value-type="float" office:value="0.0000000000727595761418343">
                <text:p>0.0000000000727595761418343</text:p>
              </table:table-cell>
            </table:table-row>
            <table:table-row>
              <table:table-cell office:value-type="string">
                <text:p>Fila 298</text:p>
              </table:table-cell>
              <table:table-cell office:value-type="float" office:value="384">
                <text:p>384</text:p>
              </table:table-cell>
              <table:table-cell office:value-type="float" office:value="0.0000000000848672243591864">
                <text:p>0.0000000000848672243591864</text:p>
              </table:table-cell>
            </table:table-row>
            <table:table-row>
              <table:table-cell office:value-type="string">
                <text:p>Fila 299</text:p>
              </table:table-cell>
              <table:table-cell office:value-type="float" office:value="5000">
                <text:p>5000</text:p>
              </table:table-cell>
              <table:table-cell office:value-type="float" office:value="0.000000000180648385139648">
                <text:p>0.000000000180648385139648</text:p>
              </table:table-cell>
            </table:table-row>
            <table:table-row>
              <table:table-cell office:value-type="string">
                <text:p>Fila 300</text:p>
              </table:table-cell>
              <table:table-cell office:value-type="float" office:value="5000">
                <text:p>5000</text:p>
              </table:table-cell>
              <table:table-cell office:value-type="float" office:value="0.0000000000831050783745013">
                <text:p>0.0000000000831050783745013</text:p>
              </table:table-cell>
            </table:table-row>
            <table:table-row>
              <table:table-cell office:value-type="string">
                <text:p>Fila 301</text:p>
              </table:table-cell>
              <table:table-cell office:value-type="float" office:value="5000">
                <text:p>5000</text:p>
              </table:table-cell>
              <table:table-cell office:value-type="float" office:value="0.00000000013363887774176">
                <text:p>0.00000000013363887774176</text:p>
              </table:table-cell>
            </table:table-row>
            <table:table-row>
              <table:table-cell office:value-type="string">
                <text:p>Fila 302</text:p>
              </table:table-cell>
              <table:table-cell office:value-type="float" office:value="5000">
                <text:p>5000</text:p>
              </table:table-cell>
              <table:table-cell office:value-type="float" office:value="0.000000000302094349535764">
                <text:p>0.000000000302094349535764</text:p>
              </table:table-cell>
            </table:table-row>
            <table:table-row>
              <table:table-cell office:value-type="string">
                <text:p>Fila 303</text:p>
              </table:table-cell>
              <table:table-cell office:value-type="float" office:value="5000">
                <text:p>5000</text:p>
              </table:table-cell>
              <table:table-cell office:value-type="float" office:value="0.000000000138982159114676">
                <text:p>0.000000000138982159114676</text:p>
              </table:table-cell>
            </table:table-row>
            <table:table-row>
              <table:table-cell office:value-type="string">
                <text:p>Fila 304</text:p>
              </table:table-cell>
              <table:table-cell office:value-type="float" office:value="1972">
                <text:p>1972</text:p>
              </table:table-cell>
              <table:table-cell office:value-type="float" office:value="0.000000000265487187789404">
                <text:p>0.000000000265487187789404</text:p>
              </table:table-cell>
            </table:table-row>
            <table:table-row>
              <table:table-cell office:value-type="string">
                <text:p>Fila 305</text:p>
              </table:table-cell>
              <table:table-cell office:value-type="float" office:value="1335">
                <text:p>1335</text:p>
              </table:table-cell>
              <table:table-cell office:value-type="float" office:value="0.000000000181216819328256">
                <text:p>0.000000000181216819328256</text:p>
              </table:table-cell>
            </table:table-row>
            <table:table-row>
              <table:table-cell office:value-type="string">
                <text:p>Fila 306</text:p>
              </table:table-cell>
              <table:table-cell office:value-type="float" office:value="1002">
                <text:p>1002</text:p>
              </table:table-cell>
              <table:table-cell office:value-type="float" office:value="0.00000000015825207810849">
                <text:p>0.00000000015825207810849</text:p>
              </table:table-cell>
            </table:table-row>
            <table:table-row>
              <table:table-cell office:value-type="string">
                <text:p>Fila 307</text:p>
              </table:table-cell>
              <table:table-cell office:value-type="float" office:value="5000">
                <text:p>5000</text:p>
              </table:table-cell>
              <table:table-cell office:value-type="float" office:value="0.0000000000728164195606951">
                <text:p>0.0000000000728164195606951</text:p>
              </table:table-cell>
            </table:table-row>
            <table:table-row>
              <table:table-cell office:value-type="string">
                <text:p>Fila 308</text:p>
              </table:table-cell>
              <table:table-cell office:value-type="float" office:value="55">
                <text:p>55</text:p>
              </table:table-cell>
              <table:table-cell office:value-type="float" office:value="0.0000000000862314664118458">
                <text:p>0.0000000000862314664118458</text:p>
              </table:table-cell>
            </table:table-row>
            <table:table-row>
              <table:table-cell office:value-type="string">
                <text:p>Fila 309</text:p>
              </table:table-cell>
              <table:table-cell office:value-type="float" office:value="5000">
                <text:p>5000</text:p>
              </table:table-cell>
              <table:table-cell office:value-type="float" office:value="0.000000000117182707981556">
                <text:p>0.000000000117182707981556</text:p>
              </table:table-cell>
            </table:table-row>
            <table:table-row>
              <table:table-cell office:value-type="string">
                <text:p>Fila 310</text:p>
              </table:table-cell>
              <table:table-cell office:value-type="float" office:value="5000">
                <text:p>5000</text:p>
              </table:table-cell>
              <table:table-cell office:value-type="float" office:value="0.00000000023214852262754">
                <text:p>0.00000000023214852262754</text:p>
              </table:table-cell>
            </table:table-row>
            <table:table-row>
              <table:table-cell office:value-type="string">
                <text:p>Fila 311</text:p>
              </table:table-cell>
              <table:table-cell office:value-type="float" office:value="5000">
                <text:p>5000</text:p>
              </table:table-cell>
              <table:table-cell office:value-type="float" office:value="0.000000000165414348884951">
                <text:p>0.000000000165414348884951</text:p>
              </table:table-cell>
            </table:table-row>
            <table:table-row>
              <table:table-cell office:value-type="string">
                <text:p>Fila 312</text:p>
              </table:table-cell>
              <table:table-cell office:value-type="float" office:value="5000">
                <text:p>5000</text:p>
              </table:table-cell>
              <table:table-cell office:value-type="float" office:value="0.000000000152567736222409">
                <text:p>0.000000000152567736222409</text:p>
              </table:table-cell>
            </table:table-row>
            <table:table-row>
              <table:table-cell office:value-type="string">
                <text:p>Fila 313</text:p>
              </table:table-cell>
              <table:table-cell office:value-type="float" office:value="5000">
                <text:p>5000</text:p>
              </table:table-cell>
              <table:table-cell office:value-type="float" office:value="0.000000000295301560981898">
                <text:p>0.000000000295301560981898</text:p>
              </table:table-cell>
            </table:table-row>
            <table:table-row>
              <table:table-cell office:value-type="string">
                <text:p>Fila 314</text:p>
              </table:table-cell>
              <table:table-cell office:value-type="float" office:value="165">
                <text:p>165</text:p>
              </table:table-cell>
              <table:table-cell office:value-type="float" office:value="0.000000000323097992804833">
                <text:p>0.000000000323097992804833</text:p>
              </table:table-cell>
            </table:table-row>
            <table:table-row>
              <table:table-cell office:value-type="string">
                <text:p>Fila 315</text:p>
              </table:table-cell>
              <table:table-cell office:value-type="float" office:value="5000">
                <text:p>5000</text:p>
              </table:table-cell>
              <table:table-cell office:value-type="float" office:value="0.000000000096520125225652">
                <text:p>0.000000000096520125225652</text:p>
              </table:table-cell>
            </table:table-row>
            <table:table-row>
              <table:table-cell office:value-type="string">
                <text:p>Fila 316</text:p>
              </table:table-cell>
              <table:table-cell office:value-type="float" office:value="355">
                <text:p>355</text:p>
              </table:table-cell>
              <table:table-cell office:value-type="float" office:value="0.0000000000472368810733315">
                <text:p>0.0000000000472368810733315</text:p>
              </table:table-cell>
            </table:table-row>
            <table:table-row>
              <table:table-cell office:value-type="string">
                <text:p>Fila 317</text:p>
              </table:table-cell>
              <table:table-cell office:value-type="float" office:value="5000">
                <text:p>5000</text:p>
              </table:table-cell>
              <table:table-cell office:value-type="float" office:value="0.0000000000381135123461718">
                <text:p>0.0000000000381135123461718</text:p>
              </table:table-cell>
            </table:table-row>
            <table:table-row>
              <table:table-cell office:value-type="string">
                <text:p>Fila 318</text:p>
              </table:table-cell>
              <table:table-cell office:value-type="float" office:value="266">
                <text:p>266</text:p>
              </table:table-cell>
              <table:table-cell office:value-type="float" office:value="0.0000000000986801751423627">
                <text:p>0.0000000000986801751423627</text:p>
              </table:table-cell>
            </table:table-row>
            <table:table-row>
              <table:table-cell office:value-type="string">
                <text:p>Fila 319</text:p>
              </table:table-cell>
              <table:table-cell office:value-type="float" office:value="571">
                <text:p>571</text:p>
              </table:table-cell>
              <table:table-cell office:value-type="float" office:value="0.000000000017166712495964">
                <text:p>0.000000000017166712495964</text:p>
              </table:table-cell>
            </table:table-row>
            <table:table-row>
              <table:table-cell office:value-type="string">
                <text:p>Fila 320</text:p>
              </table:table-cell>
              <table:table-cell office:value-type="float" office:value="1117">
                <text:p>1117</text:p>
              </table:table-cell>
              <table:table-cell office:value-type="float" office:value="0.000000000167119651450776">
                <text:p>0.000000000167119651450776</text:p>
              </table:table-cell>
            </table:table-row>
            <table:table-row>
              <table:table-cell office:value-type="string">
                <text:p>Fila 321</text:p>
              </table:table-cell>
              <table:table-cell office:value-type="float" office:value="530">
                <text:p>530</text:p>
              </table:table-cell>
              <table:table-cell office:value-type="float" office:value="0.000000000133468347485177">
                <text:p>0.000000000133468347485177</text:p>
              </table:table-cell>
            </table:table-row>
            <table:table-row>
              <table:table-cell office:value-type="string">
                <text:p>Fila 322</text:p>
              </table:table-cell>
              <table:table-cell office:value-type="float" office:value="5000">
                <text:p>5000</text:p>
              </table:table-cell>
              <table:table-cell office:value-type="float" office:value="0.000000000101351815828821">
                <text:p>0.000000000101351815828821</text:p>
              </table:table-cell>
            </table:table-row>
            <table:table-row>
              <table:table-cell office:value-type="string">
                <text:p>Fila 323</text:p>
              </table:table-cell>
              <table:table-cell office:value-type="float" office:value="5000">
                <text:p>5000</text:p>
              </table:table-cell>
              <table:table-cell office:value-type="float" office:value="0.000000000182097892320599">
                <text:p>0.000000000182097892320599</text:p>
              </table:table-cell>
            </table:table-row>
            <table:table-row>
              <table:table-cell office:value-type="string">
                <text:p>Fila 324</text:p>
              </table:table-cell>
              <table:table-cell office:value-type="float" office:value="5000">
                <text:p>5000</text:p>
              </table:table-cell>
              <table:table-cell office:value-type="float" office:value="0.00000000017726620171743">
                <text:p>0.00000000017726620171743</text:p>
              </table:table-cell>
            </table:table-row>
            <table:table-row>
              <table:table-cell office:value-type="string">
                <text:p>Fila 325</text:p>
              </table:table-cell>
              <table:table-cell office:value-type="float" office:value="42">
                <text:p>42</text:p>
              </table:table-cell>
              <table:table-cell office:value-type="float" office:value="0.0000000000989075488178059">
                <text:p>0.0000000000989075488178059</text:p>
              </table:table-cell>
            </table:table-row>
            <table:table-row>
              <table:table-cell office:value-type="string">
                <text:p>Fila 326</text:p>
              </table:table-cell>
              <table:table-cell office:value-type="float" office:value="108">
                <text:p>108</text:p>
              </table:table-cell>
              <table:table-cell office:value-type="float" office:value="0.0000000000398401311940688">
                <text:p>0.0000000000398401311940688</text:p>
              </table:table-cell>
            </table:table-row>
            <table:table-row>
              <table:table-cell office:value-type="string">
                <text:p>Fila 327</text:p>
              </table:table-cell>
              <table:table-cell office:value-type="float" office:value="2475">
                <text:p>2475</text:p>
              </table:table-cell>
              <table:table-cell office:value-type="float" office:value="0.0000000000424336121795932">
                <text:p>0.0000000000424336121795932</text:p>
              </table:table-cell>
            </table:table-row>
            <table:table-row>
              <table:table-cell office:value-type="string">
                <text:p>Fila 328</text:p>
              </table:table-cell>
              <table:table-cell office:value-type="float" office:value="5000">
                <text:p>5000</text:p>
              </table:table-cell>
              <table:table-cell office:value-type="float" office:value="0.0000000000332534000335727">
                <text:p>0.0000000000332534000335727</text:p>
              </table:table-cell>
            </table:table-row>
            <table:table-row>
              <table:table-cell office:value-type="string">
                <text:p>Fila 329</text:p>
              </table:table-cell>
              <table:table-cell office:value-type="float" office:value="1">
                <text:p>1</text:p>
              </table:table-cell>
              <table:table-cell office:value-type="float" office:value="0.00000000000221689333557151">
                <text:p>0.00000000000221689333557151</text:p>
              </table:table-cell>
            </table:table-row>
            <table:table-row>
              <table:table-cell office:value-type="string">
                <text:p>Fila 330</text:p>
              </table:table-cell>
              <table:table-cell office:value-type="float" office:value="5000">
                <text:p>5000</text:p>
              </table:table-cell>
              <table:table-cell office:value-type="float" office:value="0.000000000181813675226294">
                <text:p>0.000000000181813675226294</text:p>
              </table:table-cell>
            </table:table-row>
            <table:table-row>
              <table:table-cell office:value-type="string">
                <text:p>Fila 331</text:p>
              </table:table-cell>
              <table:table-cell office:value-type="float" office:value="3272">
                <text:p>3272</text:p>
              </table:table-cell>
              <table:table-cell office:value-type="float" office:value="0.0000000000621582785242936">
                <text:p>0.0000000000621582785242936</text:p>
              </table:table-cell>
            </table:table-row>
            <table:table-row>
              <table:table-cell office:value-type="string">
                <text:p>Fila 332</text:p>
              </table:table-cell>
              <table:table-cell office:value-type="float" office:value="1394">
                <text:p>1394</text:p>
              </table:table-cell>
              <table:table-cell office:value-type="float" office:value="0.000000000134775746118976">
                <text:p>0.000000000134775746118976</text:p>
              </table:table-cell>
            </table:table-row>
            <table:table-row>
              <table:table-cell office:value-type="string">
                <text:p>Fila 333</text:p>
              </table:table-cell>
              <table:table-cell office:value-type="float" office:value="5000">
                <text:p>5000</text:p>
              </table:table-cell>
              <table:table-cell office:value-type="float" office:value="0.000000000144609657581896">
                <text:p>0.000000000144609657581896</text:p>
              </table:table-cell>
            </table:table-row>
            <table:table-row>
              <table:table-cell office:value-type="string">
                <text:p>Fila 334</text:p>
              </table:table-cell>
              <table:table-cell office:value-type="float" office:value="1971">
                <text:p>1971</text:p>
              </table:table-cell>
              <table:table-cell office:value-type="float" office:value="0.0000000000454747350886464">
                <text:p>0.0000000000454747350886464</text:p>
              </table:table-cell>
            </table:table-row>
            <table:table-row>
              <table:table-cell office:value-type="string">
                <text:p>Fila 335</text:p>
              </table:table-cell>
              <table:table-cell office:value-type="float" office:value="5000">
                <text:p>5000</text:p>
              </table:table-cell>
              <table:table-cell office:value-type="float" office:value="0.000000000147508671943797">
                <text:p>0.000000000147508671943797</text:p>
              </table:table-cell>
            </table:table-row>
            <table:table-row>
              <table:table-cell office:value-type="string">
                <text:p>Fila 336</text:p>
              </table:table-cell>
              <table:table-cell office:value-type="float" office:value="4543">
                <text:p>4543</text:p>
              </table:table-cell>
              <table:table-cell office:value-type="float" office:value="0.000000000330487637256738">
                <text:p>0.000000000330487637256738</text:p>
              </table:table-cell>
            </table:table-row>
            <table:table-row>
              <table:table-cell office:value-type="string">
                <text:p>Fila 337</text:p>
              </table:table-cell>
              <table:table-cell office:value-type="float" office:value="5000">
                <text:p>5000</text:p>
              </table:table-cell>
              <table:table-cell office:value-type="float" office:value="0.000000000334125616063829">
                <text:p>0.000000000334125616063829</text:p>
              </table:table-cell>
            </table:table-row>
            <table:table-row>
              <table:table-cell office:value-type="string">
                <text:p>Fila 338</text:p>
              </table:table-cell>
              <table:table-cell office:value-type="float" office:value="5000">
                <text:p>5000</text:p>
              </table:table-cell>
              <table:table-cell office:value-type="float" office:value="0.000000000156774149218109">
                <text:p>0.000000000156774149218109</text:p>
              </table:table-cell>
            </table:table-row>
            <table:table-row>
              <table:table-cell office:value-type="string">
                <text:p>Fila 339</text:p>
              </table:table-cell>
              <table:table-cell office:value-type="float" office:value="641">
                <text:p>641</text:p>
              </table:table-cell>
              <table:table-cell office:value-type="float" office:value="0.0000000000619593265582807">
                <text:p>0.0000000000619593265582807</text:p>
              </table:table-cell>
            </table:table-row>
            <table:table-row>
              <table:table-cell office:value-type="string">
                <text:p>Fila 340</text:p>
              </table:table-cell>
              <table:table-cell office:value-type="float" office:value="5000">
                <text:p>5000</text:p>
              </table:table-cell>
              <table:table-cell office:value-type="float" office:value="0.000000000108173026092118">
                <text:p>0.000000000108173026092118</text:p>
              </table:table-cell>
            </table:table-row>
            <table:table-row>
              <table:table-cell office:value-type="string">
                <text:p>Fila 341</text:p>
              </table:table-cell>
              <table:table-cell office:value-type="float" office:value="1918">
                <text:p>1918</text:p>
              </table:table-cell>
              <table:table-cell office:value-type="float" office:value="0.0000000000644320152787259">
                <text:p>0.0000000000644320152787259</text:p>
              </table:table-cell>
            </table:table-row>
            <table:table-row>
              <table:table-cell office:value-type="string">
                <text:p>Fila 342</text:p>
              </table:table-cell>
              <table:table-cell office:value-type="float" office:value="5000">
                <text:p>5000</text:p>
              </table:table-cell>
              <table:table-cell office:value-type="float" office:value="0.000000000232546426559566">
                <text:p>0.000000000232546426559566</text:p>
              </table:table-cell>
            </table:table-row>
            <table:table-row>
              <table:table-cell office:value-type="string">
                <text:p>Fila 343</text:p>
              </table:table-cell>
              <table:table-cell office:value-type="float" office:value="5000">
                <text:p>5000</text:p>
              </table:table-cell>
              <table:table-cell office:value-type="float" office:value="0.0000000000793249910202576">
                <text:p>0.0000000000793249910202576</text:p>
              </table:table-cell>
            </table:table-row>
            <table:table-row>
              <table:table-cell office:value-type="string">
                <text:p>Fila 344</text:p>
              </table:table-cell>
              <table:table-cell office:value-type="float" office:value="5000">
                <text:p>5000</text:p>
              </table:table-cell>
              <table:table-cell office:value-type="float" office:value="0.000000000405520950153004">
                <text:p>0.000000000405520950153004</text:p>
              </table:table-cell>
            </table:table-row>
            <table:table-row>
              <table:table-cell office:value-type="string">
                <text:p>Fila 345</text:p>
              </table:table-cell>
              <table:table-cell office:value-type="float" office:value="949">
                <text:p>949</text:p>
              </table:table-cell>
              <table:table-cell office:value-type="float" office:value="0.000000000182126314030029">
                <text:p>0.000000000182126314030029</text:p>
              </table:table-cell>
            </table:table-row>
            <table:table-row>
              <table:table-cell office:value-type="string">
                <text:p>Fila 346</text:p>
              </table:table-cell>
              <table:table-cell office:value-type="float" office:value="635">
                <text:p>635</text:p>
              </table:table-cell>
              <table:table-cell office:value-type="float" office:value="0.000000000276997980108717">
                <text:p>0.000000000276997980108717</text:p>
              </table:table-cell>
            </table:table-row>
            <table:table-row>
              <table:table-cell office:value-type="string">
                <text:p>Fila 347</text:p>
              </table:table-cell>
              <table:table-cell office:value-type="float" office:value="5000">
                <text:p>5000</text:p>
              </table:table-cell>
              <table:table-cell office:value-type="float" office:value="0.000000000114141585072503">
                <text:p>0.000000000114141585072503</text:p>
              </table:table-cell>
            </table:table-row>
            <table:table-row>
              <table:table-cell office:value-type="string">
                <text:p>Fila 348</text:p>
              </table:table-cell>
              <table:table-cell office:value-type="float" office:value="5000">
                <text:p>5000</text:p>
              </table:table-cell>
              <table:table-cell office:value-type="float" office:value="0.0000000000809308176030754">
                <text:p>0.0000000000809308176030754</text:p>
              </table:table-cell>
            </table:table-row>
            <table:table-row>
              <table:table-cell office:value-type="string">
                <text:p>Fila 349</text:p>
              </table:table-cell>
              <table:table-cell office:value-type="float" office:value="1682">
                <text:p>1682</text:p>
              </table:table-cell>
              <table:table-cell office:value-type="float" office:value="0.000000000258097543337499">
                <text:p>0.000000000258097543337499</text:p>
              </table:table-cell>
            </table:table-row>
            <table:table-row>
              <table:table-cell office:value-type="string">
                <text:p>Fila 350</text:p>
              </table:table-cell>
              <table:table-cell office:value-type="float" office:value="1932">
                <text:p>1932</text:p>
              </table:table-cell>
              <table:table-cell office:value-type="float" office:value="0.000000000290583557216451">
                <text:p>0.000000000290583557216451</text:p>
              </table:table-cell>
            </table:table-row>
            <table:table-row>
              <table:table-cell office:value-type="string">
                <text:p>Fila 351</text:p>
              </table:table-cell>
              <table:table-cell office:value-type="float" office:value="2475">
                <text:p>2475</text:p>
              </table:table-cell>
              <table:table-cell office:value-type="float" office:value="0.000000000408931555284653">
                <text:p>0.000000000408931555284653</text:p>
              </table:table-cell>
            </table:table-row>
            <table:table-row>
              <table:table-cell office:value-type="string">
                <text:p>Fila 352</text:p>
              </table:table-cell>
              <table:table-cell office:value-type="float" office:value="829">
                <text:p>829</text:p>
              </table:table-cell>
              <table:table-cell office:value-type="float" office:value="0.0000000000775344233261421">
                <text:p>0.0000000000775344233261421</text:p>
              </table:table-cell>
            </table:table-row>
            <table:table-row>
              <table:table-cell office:value-type="string">
                <text:p>Fila 353</text:p>
              </table:table-cell>
              <table:table-cell office:value-type="float" office:value="5000">
                <text:p>5000</text:p>
              </table:table-cell>
              <table:table-cell office:value-type="float" office:value="0.0000000000308375547319883">
                <text:p>0.0000000000308375547319883</text:p>
              </table:table-cell>
            </table:table-row>
            <table:table-row>
              <table:table-cell office:value-type="string">
                <text:p>Fila 354</text:p>
              </table:table-cell>
              <table:table-cell office:value-type="float" office:value="3127">
                <text:p>3127</text:p>
              </table:table-cell>
              <table:table-cell office:value-type="float" office:value="0.000000000111185727291741">
                <text:p>0.000000000111185727291741</text:p>
              </table:table-cell>
            </table:table-row>
            <table:table-row>
              <table:table-cell office:value-type="string">
                <text:p>Fila 355</text:p>
              </table:table-cell>
              <table:table-cell office:value-type="float" office:value="5000">
                <text:p>5000</text:p>
              </table:table-cell>
              <table:table-cell office:value-type="float" office:value="0.000000000209126937988913">
                <text:p>0.000000000209126937988913</text:p>
              </table:table-cell>
            </table:table-row>
            <table:table-row>
              <table:table-cell office:value-type="string">
                <text:p>Fila 356</text:p>
              </table:table-cell>
              <table:table-cell office:value-type="float" office:value="335">
                <text:p>335</text:p>
              </table:table-cell>
              <table:table-cell office:value-type="float" office:value="0.0000000000634372554486617">
                <text:p>0.0000000000634372554486617</text:p>
              </table:table-cell>
            </table:table-row>
            <table:table-row>
              <table:table-cell office:value-type="string">
                <text:p>Fila 357</text:p>
              </table:table-cell>
              <table:table-cell office:value-type="float" office:value="76">
                <text:p>76</text:p>
              </table:table-cell>
              <table:table-cell office:value-type="float" office:value="0.0000000000440252279076958">
                <text:p>0.0000000000440252279076958</text:p>
              </table:table-cell>
            </table:table-row>
            <table:table-row>
              <table:table-cell office:value-type="string">
                <text:p>Fila 358</text:p>
              </table:table-cell>
              <table:table-cell office:value-type="float" office:value="5000">
                <text:p>5000</text:p>
              </table:table-cell>
              <table:table-cell office:value-type="float" office:value="0.000000000247041498369072">
                <text:p>0.000000000247041498369072</text:p>
              </table:table-cell>
            </table:table-row>
            <table:table-row>
              <table:table-cell office:value-type="string">
                <text:p>Fila 359</text:p>
              </table:table-cell>
              <table:table-cell office:value-type="float" office:value="5000">
                <text:p>5000</text:p>
              </table:table-cell>
              <table:table-cell office:value-type="float" office:value="0.0000000000809450284577906">
                <text:p>0.0000000000809450284577906</text:p>
              </table:table-cell>
            </table:table-row>
            <table:table-row>
              <table:table-cell office:value-type="string">
                <text:p>Fila 360</text:p>
              </table:table-cell>
              <table:table-cell office:value-type="float" office:value="4092">
                <text:p>4092</text:p>
              </table:table-cell>
              <table:table-cell office:value-type="float" office:value="0.000000000119257492769975">
                <text:p>0.000000000119257492769975</text:p>
              </table:table-cell>
            </table:table-row>
            <table:table-row>
              <table:table-cell office:value-type="string">
                <text:p>Fila 361</text:p>
              </table:table-cell>
              <table:table-cell office:value-type="float" office:value="5000">
                <text:p>5000</text:p>
              </table:table-cell>
              <table:table-cell office:value-type="float" office:value="0.000000000139607436722145">
                <text:p>0.000000000139607436722145</text:p>
              </table:table-cell>
            </table:table-row>
            <table:table-row>
              <table:table-cell office:value-type="string">
                <text:p>Fila 362</text:p>
              </table:table-cell>
              <table:table-cell office:value-type="float" office:value="809">
                <text:p>809</text:p>
              </table:table-cell>
              <table:table-cell office:value-type="float" office:value="0.000000000111924691736931">
                <text:p>0.000000000111924691736931</text:p>
              </table:table-cell>
            </table:table-row>
            <table:table-row>
              <table:table-cell office:value-type="string">
                <text:p>Fila 363</text:p>
              </table:table-cell>
              <table:table-cell office:value-type="float" office:value="5000">
                <text:p>5000</text:p>
              </table:table-cell>
              <table:table-cell office:value-type="float" office:value="0.0000000000711679604137316">
                <text:p>0.0000000000711679604137316</text:p>
              </table:table-cell>
            </table:table-row>
            <table:table-row>
              <table:table-cell office:value-type="string">
                <text:p>Fila 364</text:p>
              </table:table-cell>
              <table:table-cell office:value-type="float" office:value="5000">
                <text:p>5000</text:p>
              </table:table-cell>
              <table:table-cell office:value-type="float" office:value="0.0000000000860893578646937">
                <text:p>0.0000000000860893578646937</text:p>
              </table:table-cell>
            </table:table-row>
            <table:table-row>
              <table:table-cell office:value-type="string">
                <text:p>Fila 365</text:p>
              </table:table-cell>
              <table:table-cell office:value-type="float" office:value="8">
                <text:p>8</text:p>
              </table:table-cell>
              <table:table-cell office:value-type="float" office:value="0.00000000000915889586394769">
                <text:p>0.00000000000915889586394769</text:p>
              </table:table-cell>
            </table:table-row>
            <table:table-row>
              <table:table-cell office:value-type="string">
                <text:p>Fila 366</text:p>
              </table:table-cell>
              <table:table-cell office:value-type="float" office:value="5000">
                <text:p>5000</text:p>
              </table:table-cell>
              <table:table-cell office:value-type="float" office:value="0.000000000100953911896795">
                <text:p>0.000000000100953911896795</text:p>
              </table:table-cell>
            </table:table-row>
            <table:table-row>
              <table:table-cell office:value-type="string">
                <text:p>Fila 367</text:p>
              </table:table-cell>
              <table:table-cell office:value-type="float" office:value="5000">
                <text:p>5000</text:p>
              </table:table-cell>
              <table:table-cell office:value-type="float" office:value="0.000000000266425104200607">
                <text:p>0.000000000266425104200607</text:p>
              </table:table-cell>
            </table:table-row>
            <table:table-row>
              <table:table-cell office:value-type="string">
                <text:p>Fila 368</text:p>
              </table:table-cell>
              <table:table-cell office:value-type="float" office:value="1795">
                <text:p>1795</text:p>
              </table:table-cell>
              <table:table-cell office:value-type="float" office:value="0.0000000000732711669115815">
                <text:p>0.0000000000732711669115815</text:p>
              </table:table-cell>
            </table:table-row>
            <table:table-row>
              <table:table-cell office:value-type="string">
                <text:p>Fila 369</text:p>
              </table:table-cell>
              <table:table-cell office:value-type="float" office:value="5000">
                <text:p>5000</text:p>
              </table:table-cell>
              <table:table-cell office:value-type="float" office:value="0.000000000263639776676428">
                <text:p>0.000000000263639776676428</text:p>
              </table:table-cell>
            </table:table-row>
            <table:table-row>
              <table:table-cell office:value-type="string">
                <text:p>Fila 370</text:p>
              </table:table-cell>
              <table:table-cell office:value-type="float" office:value="5000">
                <text:p>5000</text:p>
              </table:table-cell>
              <table:table-cell office:value-type="float" office:value="0.0000000000802060640126001">
                <text:p>0.0000000000802060640126001</text:p>
              </table:table-cell>
            </table:table-row>
            <table:table-row>
              <table:table-cell office:value-type="string">
                <text:p>Fila 371</text:p>
              </table:table-cell>
              <table:table-cell office:value-type="float" office:value="278">
                <text:p>278</text:p>
              </table:table-cell>
              <table:table-cell office:value-type="float" office:value="0.000000000032713387554395">
                <text:p>0.000000000032713387554395</text:p>
              </table:table-cell>
            </table:table-row>
            <table:table-row>
              <table:table-cell office:value-type="string">
                <text:p>Fila 372</text:p>
              </table:table-cell>
              <table:table-cell office:value-type="float" office:value="2223">
                <text:p>2223</text:p>
              </table:table-cell>
              <table:table-cell office:value-type="float" office:value="0.0000000000570707925362513">
                <text:p>0.0000000000570707925362513</text:p>
              </table:table-cell>
            </table:table-row>
            <table:table-row>
              <table:table-cell office:value-type="string">
                <text:p>Fila 373</text:p>
              </table:table-cell>
              <table:table-cell office:value-type="float" office:value="1907">
                <text:p>1907</text:p>
              </table:table-cell>
              <table:table-cell office:value-type="float" office:value="0.000000000711338543624152">
                <text:p>0.000000000711338543624152</text:p>
              </table:table-cell>
            </table:table-row>
            <table:table-row>
              <table:table-cell office:value-type="string">
                <text:p>Fila 374</text:p>
              </table:table-cell>
              <table:table-cell office:value-type="float" office:value="40">
                <text:p>40</text:p>
              </table:table-cell>
              <table:table-cell office:value-type="float" office:value="0.000000000102431840787176">
                <text:p>0.000000000102431840787176</text:p>
              </table:table-cell>
            </table:table-row>
            <table:table-row>
              <table:table-cell office:value-type="string">
                <text:p>Fila 375</text:p>
              </table:table-cell>
              <table:table-cell office:value-type="float" office:value="5000">
                <text:p>5000</text:p>
              </table:table-cell>
              <table:table-cell office:value-type="float" office:value="0.000000000320895310323976">
                <text:p>0.000000000320895310323976</text:p>
              </table:table-cell>
            </table:table-row>
            <table:table-row>
              <table:table-cell office:value-type="string">
                <text:p>Fila 376</text:p>
              </table:table-cell>
              <table:table-cell office:value-type="float" office:value="5000">
                <text:p>5000</text:p>
              </table:table-cell>
              <table:table-cell office:value-type="float" office:value="0.000000000106069819594268">
                <text:p>0.000000000106069819594268</text:p>
              </table:table-cell>
            </table:table-row>
            <table:table-row>
              <table:table-cell office:value-type="string">
                <text:p>Fila 377</text:p>
              </table:table-cell>
              <table:table-cell office:value-type="float" office:value="1711">
                <text:p>1711</text:p>
              </table:table-cell>
              <table:table-cell office:value-type="float" office:value="0.000000000205560013455397">
                <text:p>0.000000000205560013455397</text:p>
              </table:table-cell>
            </table:table-row>
            <table:table-row>
              <table:table-cell office:value-type="string">
                <text:p>Fila 378</text:p>
              </table:table-cell>
              <table:table-cell office:value-type="float" office:value="4805">
                <text:p>4805</text:p>
              </table:table-cell>
              <table:table-cell office:value-type="float" office:value="0.000000000299905877909623">
                <text:p>0.000000000299905877909623</text:p>
              </table:table-cell>
            </table:table-row>
            <table:table-row>
              <table:table-cell office:value-type="string">
                <text:p>Fila 379</text:p>
              </table:table-cell>
              <table:table-cell office:value-type="float" office:value="5000">
                <text:p>5000</text:p>
              </table:table-cell>
              <table:table-cell office:value-type="float" office:value="0.0000000000970317159953993">
                <text:p>0.0000000000970317159953993</text:p>
              </table:table-cell>
            </table:table-row>
            <table:table-row>
              <table:table-cell office:value-type="string">
                <text:p>Fila 380</text:p>
              </table:table-cell>
              <table:table-cell office:value-type="float" office:value="482">
                <text:p>482</text:p>
              </table:table-cell>
              <table:table-cell office:value-type="float" office:value="0.000000000145746525959112">
                <text:p>0.000000000145746525959112</text:p>
              </table:table-cell>
            </table:table-row>
            <table:table-row>
              <table:table-cell office:value-type="string">
                <text:p>Fila 381</text:p>
              </table:table-cell>
              <table:table-cell office:value-type="float" office:value="5000">
                <text:p>5000</text:p>
              </table:table-cell>
              <table:table-cell office:value-type="float" office:value="0.0000000000451336745754816">
                <text:p>0.0000000000451336745754816</text:p>
              </table:table-cell>
            </table:table-row>
            <table:table-row>
              <table:table-cell office:value-type="string">
                <text:p>Fila 382</text:p>
              </table:table-cell>
              <table:table-cell office:value-type="float" office:value="5000">
                <text:p>5000</text:p>
              </table:table-cell>
              <table:table-cell office:value-type="float" office:value="0.000000000283392864730558">
                <text:p>0.000000000283392864730558</text:p>
              </table:table-cell>
            </table:table-row>
            <table:table-row>
              <table:table-cell office:value-type="string">
                <text:p>Fila 383</text:p>
              </table:table-cell>
              <table:table-cell office:value-type="float" office:value="5000">
                <text:p>5000</text:p>
              </table:table-cell>
              <table:table-cell office:value-type="float" office:value="0.0000000000444515535491519">
                <text:p>0.0000000000444515535491519</text:p>
              </table:table-cell>
            </table:table-row>
            <table:table-row>
              <table:table-cell office:value-type="string">
                <text:p>Fila 384</text:p>
              </table:table-cell>
              <table:table-cell office:value-type="float" office:value="5000">
                <text:p>5000</text:p>
              </table:table-cell>
              <table:table-cell office:value-type="float" office:value="0.000000000165471192303812">
                <text:p>0.000000000165471192303812</text:p>
              </table:table-cell>
            </table:table-row>
            <table:table-row>
              <table:table-cell office:value-type="string">
                <text:p>Fila 385</text:p>
              </table:table-cell>
              <table:table-cell office:value-type="float" office:value="177">
                <text:p>177</text:p>
              </table:table-cell>
              <table:table-cell office:value-type="float" office:value="0.0000000000312638803734444">
                <text:p>0.0000000000312638803734444</text:p>
              </table:table-cell>
            </table:table-row>
            <table:table-row>
              <table:table-cell office:value-type="string">
                <text:p>Fila 386</text:p>
              </table:table-cell>
              <table:table-cell office:value-type="float" office:value="12">
                <text:p>12</text:p>
              </table:table-cell>
              <table:table-cell office:value-type="float" office:value="0.0000000000868567440193147">
                <text:p>0.0000000000868567440193147</text:p>
              </table:table-cell>
            </table:table-row>
            <table:table-row>
              <table:table-cell office:value-type="string">
                <text:p>Fila 387</text:p>
              </table:table-cell>
              <table:table-cell office:value-type="float" office:value="3297">
                <text:p>3297</text:p>
              </table:table-cell>
              <table:table-cell office:value-type="float" office:value="0.0000000000848103809403256">
                <text:p>0.0000000000848103809403256</text:p>
              </table:table-cell>
            </table:table-row>
            <table:table-row>
              <table:table-cell office:value-type="string">
                <text:p>Fila 388</text:p>
              </table:table-cell>
              <table:table-cell office:value-type="float" office:value="1832">
                <text:p>1832</text:p>
              </table:table-cell>
              <table:table-cell office:value-type="float" office:value="0.00000000024834889700287">
                <text:p>0.00000000024834889700287</text:p>
              </table:table-cell>
            </table:table-row>
            <table:table-row>
              <table:table-cell office:value-type="string">
                <text:p>Fila 389</text:p>
              </table:table-cell>
              <table:table-cell office:value-type="float" office:value="1651">
                <text:p>1651</text:p>
              </table:table-cell>
              <table:table-cell office:value-type="float" office:value="0.000000000199975147552323">
                <text:p>0.000000000199975147552323</text:p>
              </table:table-cell>
            </table:table-row>
            <table:table-row>
              <table:table-cell office:value-type="string">
                <text:p>Fila 390</text:p>
              </table:table-cell>
              <table:table-cell office:value-type="float" office:value="5000">
                <text:p>5000</text:p>
              </table:table-cell>
              <table:table-cell office:value-type="float" office:value="0.0000000000865156835061498">
                <text:p>0.0000000000865156835061498</text:p>
              </table:table-cell>
            </table:table-row>
            <table:table-row>
              <table:table-cell office:value-type="string">
                <text:p>Fila 391</text:p>
              </table:table-cell>
              <table:table-cell office:value-type="float" office:value="5000">
                <text:p>5000</text:p>
              </table:table-cell>
              <table:table-cell office:value-type="float" office:value="0.000000000198895122593967">
                <text:p>0.000000000198895122593967</text:p>
              </table:table-cell>
            </table:table-row>
            <table:table-row>
              <table:table-cell office:value-type="string">
                <text:p>Fila 392</text:p>
              </table:table-cell>
              <table:table-cell office:value-type="float" office:value="6">
                <text:p>6</text:p>
              </table:table-cell>
              <table:table-cell office:value-type="float" office:value="0.00000000000469313476969546">
                <text:p>0.00000000000469313476969546</text:p>
              </table:table-cell>
            </table:table-row>
            <table:table-row>
              <table:table-cell office:value-type="string">
                <text:p>Fila 393</text:p>
              </table:table-cell>
              <table:table-cell office:value-type="float" office:value="3501">
                <text:p>3501</text:p>
              </table:table-cell>
              <table:table-cell office:value-type="float" office:value="0.000000000107434061646927">
                <text:p>0.000000000107434061646927</text:p>
              </table:table-cell>
            </table:table-row>
            <table:table-row>
              <table:table-cell office:value-type="string">
                <text:p>Fila 394</text:p>
              </table:table-cell>
              <table:table-cell office:value-type="float" office:value="1278">
                <text:p>1278</text:p>
              </table:table-cell>
              <table:table-cell office:value-type="float" office:value="0.0000000000532907051820075">
                <text:p>0.0000000000532907051820075</text:p>
              </table:table-cell>
            </table:table-row>
            <table:table-row>
              <table:table-cell office:value-type="string">
                <text:p>Fila 395</text:p>
              </table:table-cell>
              <table:table-cell office:value-type="float" office:value="4151">
                <text:p>4151</text:p>
              </table:table-cell>
              <table:table-cell office:value-type="float" office:value="0.000000000572072167415172">
                <text:p>0.000000000572072167415172</text:p>
              </table:table-cell>
            </table:table-row>
            <table:table-row>
              <table:table-cell office:value-type="string">
                <text:p>Fila 396</text:p>
              </table:table-cell>
              <table:table-cell office:value-type="float" office:value="5000">
                <text:p>5000</text:p>
              </table:table-cell>
              <table:table-cell office:value-type="float" office:value="0.0000000000528359578311211">
                <text:p>0.0000000000528359578311211</text:p>
              </table:table-cell>
            </table:table-row>
            <table:table-row>
              <table:table-cell office:value-type="string">
                <text:p>Fila 397</text:p>
              </table:table-cell>
              <table:table-cell office:value-type="float" office:value="5000">
                <text:p>5000</text:p>
              </table:table-cell>
              <table:table-cell office:value-type="float" office:value="0.000000000179625203600153">
                <text:p>0.000000000179625203600153</text:p>
              </table:table-cell>
            </table:table-row>
            <table:table-row>
              <table:table-cell office:value-type="string">
                <text:p>Fila 398</text:p>
              </table:table-cell>
              <table:table-cell office:value-type="float" office:value="5000">
                <text:p>5000</text:p>
              </table:table-cell>
              <table:table-cell office:value-type="float" office:value="0.0000000000844124770082999">
                <text:p>0.0000000000844124770082999</text:p>
              </table:table-cell>
            </table:table-row>
            <table:table-row>
              <table:table-cell office:value-type="string">
                <text:p>Fila 399</text:p>
              </table:table-cell>
              <table:table-cell office:value-type="float" office:value="4134">
                <text:p>4134</text:p>
              </table:table-cell>
              <table:table-cell office:value-type="float" office:value="0.000000000215095496969297">
                <text:p>0.000000000215095496969297</text:p>
              </table:table-cell>
            </table:table-row>
            <table:table-row>
              <table:table-cell office:value-type="string">
                <text:p>Fila 400</text:p>
              </table:table-cell>
              <table:table-cell office:value-type="float" office:value="3407">
                <text:p>3407</text:p>
              </table:table-cell>
              <table:table-cell office:value-type="float" office:value="0.000000000390400600736029">
                <text:p>0.000000000390400600736029</text:p>
              </table:table-cell>
            </table:table-row>
            <table:table-row>
              <table:table-cell office:value-type="string">
                <text:p>Fila 401</text:p>
              </table:table-cell>
              <table:table-cell office:value-type="float" office:value="5000">
                <text:p>5000</text:p>
              </table:table-cell>
              <table:table-cell office:value-type="float" office:value="0.000000000324973825627239">
                <text:p>0.000000000324973825627239</text:p>
              </table:table-cell>
            </table:table-row>
            <table:table-row>
              <table:table-cell office:value-type="string">
                <text:p>Fila 402</text:p>
              </table:table-cell>
              <table:table-cell office:value-type="float" office:value="11">
                <text:p>11</text:p>
              </table:table-cell>
              <table:table-cell office:value-type="float" office:value="0.0000000000231068497669185">
                <text:p>0.0000000000231068497669185</text:p>
              </table:table-cell>
            </table:table-row>
            <table:table-row>
              <table:table-cell office:value-type="string">
                <text:p>Fila 403</text:p>
              </table:table-cell>
              <table:table-cell office:value-type="float" office:value="5000">
                <text:p>5000</text:p>
              </table:table-cell>
              <table:table-cell office:value-type="float" office:value="0.000000000201680450118147">
                <text:p>0.000000000201680450118147</text:p>
              </table:table-cell>
            </table:table-row>
            <table:table-row>
              <table:table-cell office:value-type="string">
                <text:p>Fila 404</text:p>
              </table:table-cell>
              <table:table-cell office:value-type="float" office:value="5000">
                <text:p>5000</text:p>
              </table:table-cell>
              <table:table-cell office:value-type="float" office:value="0.000000000143472789204679">
                <text:p>0.000000000143472789204679</text:p>
              </table:table-cell>
            </table:table-row>
            <table:table-row>
              <table:table-cell office:value-type="string">
                <text:p>Fila 405</text:p>
              </table:table-cell>
              <table:table-cell office:value-type="float" office:value="5000">
                <text:p>5000</text:p>
              </table:table-cell>
              <table:table-cell office:value-type="float" office:value="0.0000000000353566065314226">
                <text:p>0.0000000000353566065314226</text:p>
              </table:table-cell>
            </table:table-row>
            <table:table-row>
              <table:table-cell office:value-type="string">
                <text:p>Fila 406</text:p>
              </table:table-cell>
              <table:table-cell office:value-type="float" office:value="5000">
                <text:p>5000</text:p>
              </table:table-cell>
              <table:table-cell office:value-type="float" office:value="0.0000000000728164195606951">
                <text:p>0.0000000000728164195606951</text:p>
              </table:table-cell>
            </table:table-row>
            <table:table-row>
              <table:table-cell office:value-type="string">
                <text:p>Fila 407</text:p>
              </table:table-cell>
              <table:table-cell office:value-type="float" office:value="5000">
                <text:p>5000</text:p>
              </table:table-cell>
              <table:table-cell office:value-type="float" office:value="0.0000000000904947228264064">
                <text:p>0.0000000000904947228264064</text:p>
              </table:table-cell>
            </table:table-row>
            <table:table-row>
              <table:table-cell office:value-type="string">
                <text:p>Fila 408</text:p>
              </table:table-cell>
              <table:table-cell office:value-type="float" office:value="5000">
                <text:p>5000</text:p>
              </table:table-cell>
              <table:table-cell office:value-type="float" office:value="0.000000000140232714329613">
                <text:p>0.000000000140232714329613</text:p>
              </table:table-cell>
            </table:table-row>
            <table:table-row>
              <table:table-cell office:value-type="string">
                <text:p>Fila 409</text:p>
              </table:table-cell>
              <table:table-cell office:value-type="float" office:value="5000">
                <text:p>5000</text:p>
              </table:table-cell>
              <table:table-cell office:value-type="float" office:value="0.0000000000816839929029811">
                <text:p>0.0000000000816839929029811</text:p>
              </table:table-cell>
            </table:table-row>
            <table:table-row>
              <table:table-cell office:value-type="string">
                <text:p>Fila 410</text:p>
              </table:table-cell>
              <table:table-cell office:value-type="float" office:value="3015">
                <text:p>3015</text:p>
              </table:table-cell>
              <table:table-cell office:value-type="float" office:value="0.000000000266368260781746">
                <text:p>0.000000000266368260781746</text:p>
              </table:table-cell>
            </table:table-row>
            <table:table-row>
              <table:table-cell office:value-type="string">
                <text:p>Fila 411</text:p>
              </table:table-cell>
              <table:table-cell office:value-type="float" office:value="2172">
                <text:p>2172</text:p>
              </table:table-cell>
              <table:table-cell office:value-type="float" office:value="0.000000000145348622027086">
                <text:p>0.000000000145348622027086</text:p>
              </table:table-cell>
            </table:table-row>
            <table:table-row>
              <table:table-cell office:value-type="string">
                <text:p>Fila 412</text:p>
              </table:table-cell>
              <table:table-cell office:value-type="float" office:value="5000">
                <text:p>5000</text:p>
              </table:table-cell>
              <table:table-cell office:value-type="float" office:value="0.0000000000455600002169376">
                <text:p>0.0000000000455600002169376</text:p>
              </table:table-cell>
            </table:table-row>
            <table:table-row>
              <table:table-cell office:value-type="string">
                <text:p>Fila 413</text:p>
              </table:table-cell>
              <table:table-cell office:value-type="float" office:value="5000">
                <text:p>5000</text:p>
              </table:table-cell>
              <table:table-cell office:value-type="float" office:value="0.000000000103113961813506">
                <text:p>0.000000000103113961813506</text:p>
              </table:table-cell>
            </table:table-row>
            <table:table-row>
              <table:table-cell office:value-type="string">
                <text:p>Fila 414</text:p>
              </table:table-cell>
              <table:table-cell office:value-type="float" office:value="1191">
                <text:p>1191</text:p>
              </table:table-cell>
              <table:table-cell office:value-type="float" office:value="0.000000000118646426017222">
                <text:p>0.000000000118646426017222</text:p>
              </table:table-cell>
            </table:table-row>
            <table:table-row>
              <table:table-cell office:value-type="string">
                <text:p>Fila 415</text:p>
              </table:table-cell>
              <table:table-cell office:value-type="float" office:value="5000">
                <text:p>5000</text:p>
              </table:table-cell>
              <table:table-cell office:value-type="float" office:value="0.000000000173599801200908">
                <text:p>0.000000000173599801200908</text:p>
              </table:table-cell>
            </table:table-row>
            <table:table-row>
              <table:table-cell office:value-type="string">
                <text:p>Fila 416</text:p>
              </table:table-cell>
              <table:table-cell office:value-type="float" office:value="186">
                <text:p>186</text:p>
              </table:table-cell>
              <table:table-cell office:value-type="float" office:value="0.000000000182069470611168">
                <text:p>0.000000000182069470611168</text:p>
              </table:table-cell>
            </table:table-row>
            <table:table-row>
              <table:table-cell office:value-type="string">
                <text:p>Fila 417</text:p>
              </table:table-cell>
              <table:table-cell office:value-type="float" office:value="5000">
                <text:p>5000</text:p>
              </table:table-cell>
              <table:table-cell office:value-type="float" office:value="0.000000000104861896943476">
                <text:p>0.000000000104861896943476</text:p>
              </table:table-cell>
            </table:table-row>
            <table:table-row>
              <table:table-cell office:value-type="string">
                <text:p>Fila 418</text:p>
              </table:table-cell>
              <table:table-cell office:value-type="float" office:value="4762">
                <text:p>4762</text:p>
              </table:table-cell>
              <table:table-cell office:value-type="float" office:value="0.0000000000395203869629768">
                <text:p>0.0000000000395203869629768</text:p>
              </table:table-cell>
            </table:table-row>
            <table:table-row>
              <table:table-cell office:value-type="string">
                <text:p>Fila 419</text:p>
              </table:table-cell>
              <table:table-cell office:value-type="float" office:value="5000">
                <text:p>5000</text:p>
              </table:table-cell>
              <table:table-cell office:value-type="float" office:value="0.000000000253407961281482">
                <text:p>0.000000000253407961281482</text:p>
              </table:table-cell>
            </table:table-row>
            <table:table-row>
              <table:table-cell office:value-type="string">
                <text:p>Fila 420</text:p>
              </table:table-cell>
              <table:table-cell office:value-type="float" office:value="5000">
                <text:p>5000</text:p>
              </table:table-cell>
              <table:table-cell office:value-type="float" office:value="0.000000000271100475401909">
                <text:p>0.000000000271100475401909</text:p>
              </table:table-cell>
            </table:table-row>
            <table:table-row>
              <table:table-cell office:value-type="string">
                <text:p>Fila 421</text:p>
              </table:table-cell>
              <table:table-cell office:value-type="float" office:value="5000">
                <text:p>5000</text:p>
              </table:table-cell>
              <table:table-cell office:value-type="float" office:value="0.000000000119143805932254">
                <text:p>0.000000000119143805932254</text:p>
              </table:table-cell>
            </table:table-row>
            <table:table-row>
              <table:table-cell office:value-type="string">
                <text:p>Fila 422</text:p>
              </table:table-cell>
              <table:table-cell office:value-type="float" office:value="873">
                <text:p>873</text:p>
              </table:table-cell>
              <table:table-cell office:value-type="float" office:value="0.000000000142449607665185">
                <text:p>0.000000000142449607665185</text:p>
              </table:table-cell>
            </table:table-row>
            <table:table-row>
              <table:table-cell office:value-type="string">
                <text:p>Fila 423</text:p>
              </table:table-cell>
              <table:table-cell office:value-type="float" office:value="3083">
                <text:p>3083</text:p>
              </table:table-cell>
              <table:table-cell office:value-type="float" office:value="0.000000000047066350816749">
                <text:p>0.000000000047066350816749</text:p>
              </table:table-cell>
            </table:table-row>
            <table:table-row>
              <table:table-cell office:value-type="string">
                <text:p>Fila 424</text:p>
              </table:table-cell>
              <table:table-cell office:value-type="float" office:value="2784">
                <text:p>2784</text:p>
              </table:table-cell>
              <table:table-cell office:value-type="float" office:value="0.000000000250167886406416">
                <text:p>0.000000000250167886406416</text:p>
              </table:table-cell>
            </table:table-row>
            <table:table-row>
              <table:table-cell office:value-type="string">
                <text:p>Fila 425</text:p>
              </table:table-cell>
              <table:table-cell office:value-type="float" office:value="5000">
                <text:p>5000</text:p>
              </table:table-cell>
              <table:table-cell office:value-type="float" office:value="0.000000000158934199134819">
                <text:p>0.000000000158934199134819</text:p>
              </table:table-cell>
            </table:table-row>
            <table:table-row>
              <table:table-cell office:value-type="string">
                <text:p>Fila 426</text:p>
              </table:table-cell>
              <table:table-cell office:value-type="float" office:value="293">
                <text:p>293</text:p>
              </table:table-cell>
              <table:table-cell office:value-type="float" office:value="0.0000000000339355210599024">
                <text:p>0.0000000000339355210599024</text:p>
              </table:table-cell>
            </table:table-row>
            <table:table-row>
              <table:table-cell office:value-type="string">
                <text:p>Fila 427</text:p>
              </table:table-cell>
              <table:table-cell office:value-type="float" office:value="5000">
                <text:p>5000</text:p>
              </table:table-cell>
              <table:table-cell office:value-type="float" office:value="0.000000000197076133190421">
                <text:p>0.000000000197076133190421</text:p>
              </table:table-cell>
            </table:table-row>
            <table:table-row>
              <table:table-cell office:value-type="string">
                <text:p>Fila 428</text:p>
              </table:table-cell>
              <table:table-cell office:value-type="float" office:value="131">
                <text:p>131</text:p>
              </table:table-cell>
              <table:table-cell office:value-type="float" office:value="0.000000000129773525259225">
                <text:p>0.000000000129773525259225</text:p>
              </table:table-cell>
            </table:table-row>
            <table:table-row>
              <table:table-cell office:value-type="string">
                <text:p>Fila 429</text:p>
              </table:table-cell>
              <table:table-cell office:value-type="float" office:value="5000">
                <text:p>5000</text:p>
              </table:table-cell>
              <table:table-cell office:value-type="float" office:value="0.0000000000306101810565451">
                <text:p>0.0000000000306101810565451</text:p>
              </table:table-cell>
            </table:table-row>
            <table:table-row>
              <table:table-cell office:value-type="string">
                <text:p>Fila 430</text:p>
              </table:table-cell>
              <table:table-cell office:value-type="float" office:value="5000">
                <text:p>5000</text:p>
              </table:table-cell>
              <table:table-cell office:value-type="float" office:value="0.000000000402962996304268">
                <text:p>0.000000000402962996304268</text:p>
              </table:table-cell>
            </table:table-row>
            <table:table-row>
              <table:table-cell office:value-type="string">
                <text:p>Fila 431</text:p>
              </table:table-cell>
              <table:table-cell office:value-type="float" office:value="3105">
                <text:p>3105</text:p>
              </table:table-cell>
              <table:table-cell office:value-type="float" office:value="0.000000000381703557650326">
                <text:p>0.000000000381703557650326</text:p>
              </table:table-cell>
            </table:table-row>
            <table:table-row>
              <table:table-cell office:value-type="string">
                <text:p>Fila 432</text:p>
              </table:table-cell>
              <table:table-cell office:value-type="float" office:value="5">
                <text:p>5</text:p>
              </table:table-cell>
              <table:table-cell office:value-type="float" office:value="0.00000000020966695046809">
                <text:p>0.00000000020966695046809</text:p>
              </table:table-cell>
            </table:table-row>
            <table:table-row>
              <table:table-cell office:value-type="string">
                <text:p>Fila 433</text:p>
              </table:table-cell>
              <table:table-cell office:value-type="float" office:value="4090">
                <text:p>4090</text:p>
              </table:table-cell>
              <table:table-cell office:value-type="float" office:value="0.000000000199207761397702">
                <text:p>0.000000000199207761397702</text:p>
              </table:table-cell>
            </table:table-row>
            <table:table-row>
              <table:table-cell office:value-type="string">
                <text:p>Fila 434</text:p>
              </table:table-cell>
              <table:table-cell office:value-type="float" office:value="916">
                <text:p>916</text:p>
              </table:table-cell>
              <table:table-cell office:value-type="float" office:value="0.000000000104023456515279">
                <text:p>0.000000000104023456515279</text:p>
              </table:table-cell>
            </table:table-row>
            <table:table-row>
              <table:table-cell office:value-type="string">
                <text:p>Fila 435</text:p>
              </table:table-cell>
              <table:table-cell office:value-type="float" office:value="5000">
                <text:p>5000</text:p>
              </table:table-cell>
              <table:table-cell office:value-type="float" office:value="0.000000000119712240120862">
                <text:p>0.000000000119712240120862</text:p>
              </table:table-cell>
            </table:table-row>
            <table:table-row>
              <table:table-cell office:value-type="string">
                <text:p>Fila 436</text:p>
              </table:table-cell>
              <table:table-cell office:value-type="float" office:value="884">
                <text:p>884</text:p>
              </table:table-cell>
              <table:table-cell office:value-type="float" office:value="0.0000000000832187652122229">
                <text:p>0.0000000000832187652122229</text:p>
              </table:table-cell>
            </table:table-row>
            <table:table-row>
              <table:table-cell office:value-type="string">
                <text:p>Fila 437</text:p>
              </table:table-cell>
              <table:table-cell office:value-type="float" office:value="5000">
                <text:p>5000</text:p>
              </table:table-cell>
              <table:table-cell office:value-type="float" office:value="0.0000000000534328137291595">
                <text:p>0.0000000000534328137291595</text:p>
              </table:table-cell>
            </table:table-row>
            <table:table-row>
              <table:table-cell office:value-type="string">
                <text:p>Fila 438</text:p>
              </table:table-cell>
              <table:table-cell office:value-type="float" office:value="3964">
                <text:p>3964</text:p>
              </table:table-cell>
              <table:table-cell office:value-type="float" office:value="0.000000000190993887372315">
                <text:p>0.000000000190993887372315</text:p>
              </table:table-cell>
            </table:table-row>
            <table:table-row>
              <table:table-cell office:value-type="string">
                <text:p>Fila 439</text:p>
              </table:table-cell>
              <table:table-cell office:value-type="float" office:value="397">
                <text:p>397</text:p>
              </table:table-cell>
              <table:table-cell office:value-type="float" office:value="0.000000000240902409132104">
                <text:p>0.000000000240902409132104</text:p>
              </table:table-cell>
            </table:table-row>
            <table:table-row>
              <table:table-cell office:value-type="string">
                <text:p>Fila 440</text:p>
              </table:table-cell>
              <table:table-cell office:value-type="float" office:value="489">
                <text:p>489</text:p>
              </table:table-cell>
              <table:table-cell office:value-type="float" office:value="0.0000000000292743607133161">
                <text:p>0.0000000000292743607133161</text:p>
              </table:table-cell>
            </table:table-row>
            <table:table-row>
              <table:table-cell office:value-type="string">
                <text:p>Fila 441</text:p>
              </table:table-cell>
              <table:table-cell office:value-type="float" office:value="5000">
                <text:p>5000</text:p>
              </table:table-cell>
              <table:table-cell office:value-type="float" office:value="0.000000000159843693836592">
                <text:p>0.000000000159843693836592</text:p>
              </table:table-cell>
            </table:table-row>
            <table:table-row>
              <table:table-cell office:value-type="string">
                <text:p>Fila 442</text:p>
              </table:table-cell>
              <table:table-cell office:value-type="float" office:value="41">
                <text:p>41</text:p>
              </table:table-cell>
              <table:table-cell office:value-type="float" office:value="0.000000000115676357381744">
                <text:p>0.000000000115676357381744</text:p>
              </table:table-cell>
            </table:table-row>
            <table:table-row>
              <table:table-cell office:value-type="string">
                <text:p>Fila 443</text:p>
              </table:table-cell>
              <table:table-cell office:value-type="float" office:value="2734">
                <text:p>2734</text:p>
              </table:table-cell>
              <table:table-cell office:value-type="float" office:value="0.0000000000725037807569606">
                <text:p>0.0000000000725037807569606</text:p>
              </table:table-cell>
            </table:table-row>
            <table:table-row>
              <table:table-cell office:value-type="string">
                <text:p>Fila 444</text:p>
              </table:table-cell>
              <table:table-cell office:value-type="float" office:value="5000">
                <text:p>5000</text:p>
              </table:table-cell>
              <table:table-cell office:value-type="float" office:value="0.000000000102318153949454">
                <text:p>0.000000000102318153949454</text:p>
              </table:table-cell>
            </table:table-row>
            <table:table-row>
              <table:table-cell office:value-type="string">
                <text:p>Fila 445</text:p>
              </table:table-cell>
              <table:table-cell office:value-type="float" office:value="176">
                <text:p>176</text:p>
              </table:table-cell>
              <table:table-cell office:value-type="float" office:value="0.0000000000746638306736713">
                <text:p>0.0000000000746638306736713</text:p>
              </table:table-cell>
            </table:table-row>
            <table:table-row>
              <table:table-cell office:value-type="string">
                <text:p>Fila 446</text:p>
              </table:table-cell>
              <table:table-cell office:value-type="float" office:value="387">
                <text:p>387</text:p>
              </table:table-cell>
              <table:table-cell office:value-type="float" office:value="0.000000000118575371743646">
                <text:p>0.000000000118575371743646</text:p>
              </table:table-cell>
            </table:table-row>
            <table:table-row>
              <table:table-cell office:value-type="string">
                <text:p>Fila 447</text:p>
              </table:table-cell>
              <table:table-cell office:value-type="float" office:value="5000">
                <text:p>5000</text:p>
              </table:table-cell>
              <table:table-cell office:value-type="float" office:value="0.000000000114425802166807">
                <text:p>0.000000000114425802166807</text:p>
              </table:table-cell>
            </table:table-row>
            <table:table-row>
              <table:table-cell office:value-type="string">
                <text:p>Fila 448</text:p>
              </table:table-cell>
              <table:table-cell office:value-type="float" office:value="672">
                <text:p>672</text:p>
              </table:table-cell>
              <table:table-cell office:value-type="float" office:value="0.0000000000987938619800843">
                <text:p>0.0000000000987938619800843</text:p>
              </table:table-cell>
            </table:table-row>
            <table:table-row>
              <table:table-cell office:value-type="string">
                <text:p>Fila 449</text:p>
              </table:table-cell>
              <table:table-cell office:value-type="float" office:value="5000">
                <text:p>5000</text:p>
              </table:table-cell>
              <table:table-cell office:value-type="float" office:value="0.0000000000464410732092802">
                <text:p>0.0000000000464410732092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6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4.338cm" svg:height="7.891cm" chart:class="chart:scatter" chart:style-name="ch1">
        <chart:legend chart:legend-position="end" svg:x="22.303cm" svg:y="3.638cm" chart:style-name="ch2"/>
        <chart:plot-area chart:style-name="ch3" table:cell-range-address="Hoja1.F1:Hoja1.F449 Hoja1.H1:Hoja1.H449" chart:data-source-has-labels="row" svg:x="0.486cm" svg:y="0.157cm" svg:width="21.331cm" svg:height="7.41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H2:Hoja1.H449" chart:label-cell-address="Hoja1.H1:Hoja1.H1" chart:class="chart:scatter">
            <chart:domain table:cell-range-address="Hoja1.F2:Hoja1.F449"/>
            <chart:data-point chart:repeated="4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maxErr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</table:table-cell>
              <table:table-cell office:value-type="float" office:value="201442">
                <text:p>201442</text:p>
              </table:table-cell>
              <table:table-cell office:value-type="float" office:value="0.0000000000984812231763499">
                <text:p>0.0000000000984812231763499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28535">
                <text:p>28535</text:p>
              </table:table-cell>
              <table:table-cell office:value-type="float" office:value="0.0000000000241868747252738">
                <text:p>0.0000000000241868747252738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138279">
                <text:p>138279</text:p>
              </table:table-cell>
              <table:table-cell office:value-type="float" office:value="0.000000000367435859516263">
                <text:p>0.000000000367435859516263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448823">
                <text:p>448823</text:p>
              </table:table-cell>
              <table:table-cell office:value-type="float" office:value="0.000000000384488885174505">
                <text:p>0.000000000384488885174505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54908">
                <text:p>54908</text:p>
              </table:table-cell>
              <table:table-cell office:value-type="float" office:value="0.000000000127840849017957">
                <text:p>0.000000000127840849017957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663738">
                <text:p>663738</text:p>
              </table:table-cell>
              <table:table-cell office:value-type="float" office:value="0.000000000312013526126975">
                <text:p>0.000000000312013526126975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127931">
                <text:p>127931</text:p>
              </table:table-cell>
              <table:table-cell office:value-type="float" office:value="0.000000000185991666512564">
                <text:p>0.000000000185991666512564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21190">
                <text:p>21190</text:p>
              </table:table-cell>
              <table:table-cell office:value-type="float" office:value="0.000000000071963768277783">
                <text:p>0.000000000071963768277783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355872">
                <text:p>355872</text:p>
              </table:table-cell>
              <table:table-cell office:value-type="float" office:value="0.000000000267903033090988">
                <text:p>0.000000000267903033090988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489010">
                <text:p>489010</text:p>
              </table:table-cell>
              <table:table-cell office:value-type="float" office:value="0.000000000206000549951568">
                <text:p>0.000000000206000549951568</text:p>
              </table:table-cell>
            </table:table-row>
            <table:table-row>
              <table:table-cell office:value-type="string">
                <text:p>Fila 12</text:p>
              </table:table-cell>
              <table:table-cell office:value-type="float" office:value="309749">
                <text:p>309749</text:p>
              </table:table-cell>
              <table:table-cell office:value-type="float" office:value="0.00000000017865886547952">
                <text:p>0.00000000017865886547952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109903">
                <text:p>109903</text:p>
              </table:table-cell>
              <table:table-cell office:value-type="float" office:value="0.00000000023987922759261">
                <text:p>0.00000000023987922759261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76652">
                <text:p>76652</text:p>
              </table:table-cell>
              <table:table-cell office:value-type="float" office:value="0.0000000000286775048152776">
                <text:p>0.0000000000286775048152776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14975">
                <text:p>14975</text:p>
              </table:table-cell>
              <table:table-cell office:value-type="float" office:value="0.000000000073441697168164">
                <text:p>0.000000000073441697168164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50074">
                <text:p>50074</text:p>
              </table:table-cell>
              <table:table-cell office:value-type="float" office:value="0.000000000104279251900152">
                <text:p>0.000000000104279251900152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184087">
                <text:p>184087</text:p>
              </table:table-cell>
              <table:table-cell office:value-type="float" office:value="0.000000000191448634723201">
                <text:p>0.000000000191448634723201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209665">
                <text:p>209665</text:p>
              </table:table-cell>
              <table:table-cell office:value-type="float" office:value="0.0000000000982254277914763">
                <text:p>0.0000000000982254277914763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133864">
                <text:p>133864</text:p>
              </table:table-cell>
              <table:table-cell office:value-type="float" office:value="0.000000000329009708366357">
                <text:p>0.000000000329009708366357</text:p>
              </table:table-cell>
            </table:table-row>
            <table:table-row>
              <table:table-cell office:value-type="string">
                <text:p>Fila 20</text:p>
              </table:table-cell>
              <table:table-cell office:value-type="float" office:value="7477">
                <text:p>7477</text:p>
              </table:table-cell>
              <table:table-cell office:value-type="float" office:value="0.000000000232205366046401">
                <text:p>0.000000000232205366046401</text:p>
              </table:table-cell>
            </table:table-row>
            <table:table-row>
              <table:table-cell office:value-type="string">
                <text:p>Fila 21</text:p>
              </table:table-cell>
              <table:table-cell office:value-type="float" office:value="584077">
                <text:p>584077</text:p>
              </table:table-cell>
              <table:table-cell office:value-type="float" office:value="0.000000000231068497669185">
                <text:p>0.000000000231068497669185</text:p>
              </table:table-cell>
            </table:table-row>
            <table:table-row>
              <table:table-cell office:value-type="string">
                <text:p>Fila 22</text:p>
              </table:table-cell>
              <table:table-cell office:value-type="float" office:value="3493">
                <text:p>3493</text:p>
              </table:table-cell>
              <table:table-cell office:value-type="float" office:value="0.000000000157797330757603">
                <text:p>0.000000000157797330757603</text:p>
              </table:table-cell>
            </table:table-row>
            <table:table-row>
              <table:table-cell office:value-type="string">
                <text:p>Fila 23</text:p>
              </table:table-cell>
              <table:table-cell office:value-type="float" office:value="237758">
                <text:p>237758</text:p>
              </table:table-cell>
              <table:table-cell office:value-type="float" office:value="0.00000000010238920822303">
                <text:p>0.00000000010238920822303</text:p>
              </table:table-cell>
            </table:table-row>
            <table:table-row>
              <table:table-cell office:value-type="string">
                <text:p>Fila 24</text:p>
              </table:table-cell>
              <table:table-cell office:value-type="float" office:value="24314">
                <text:p>24314</text:p>
              </table:table-cell>
              <table:table-cell office:value-type="float" office:value="0.000000000180136794369901">
                <text:p>0.000000000180136794369901</text:p>
              </table:table-cell>
            </table:table-row>
            <table:table-row>
              <table:table-cell office:value-type="string">
                <text:p>Fila 25</text:p>
              </table:table-cell>
              <table:table-cell office:value-type="float" office:value="240886">
                <text:p>240886</text:p>
              </table:table-cell>
              <table:table-cell office:value-type="float" office:value="0.00000000017445245248382">
                <text:p>0.00000000017445245248382</text:p>
              </table:table-cell>
            </table:table-row>
            <table:table-row>
              <table:table-cell office:value-type="string">
                <text:p>Fila 26</text:p>
              </table:table-cell>
              <table:table-cell office:value-type="float" office:value="143133">
                <text:p>143133</text:p>
              </table:table-cell>
              <table:table-cell office:value-type="float" office:value="0.0000000000851514414534904">
                <text:p>0.0000000000851514414534904</text:p>
              </table:table-cell>
            </table:table-row>
            <table:table-row>
              <table:table-cell office:value-type="string">
                <text:p>Fila 27</text:p>
              </table:table-cell>
              <table:table-cell office:value-type="float" office:value="626395">
                <text:p>626395</text:p>
              </table:table-cell>
              <table:table-cell office:value-type="float" office:value="0.000000000230542696044722">
                <text:p>0.000000000230542696044722</text:p>
              </table:table-cell>
            </table:table-row>
            <table:table-row>
              <table:table-cell office:value-type="string">
                <text:p>Fila 28</text:p>
              </table:table-cell>
              <table:table-cell office:value-type="float" office:value="11403">
                <text:p>11403</text:p>
              </table:table-cell>
              <table:table-cell office:value-type="float" office:value="0.0000000000557633939024527">
                <text:p>0.0000000000557633939024527</text:p>
              </table:table-cell>
            </table:table-row>
            <table:table-row>
              <table:table-cell office:value-type="string">
                <text:p>Fila 29</text:p>
              </table:table-cell>
              <table:table-cell office:value-type="float" office:value="301743">
                <text:p>301743</text:p>
              </table:table-cell>
              <table:table-cell office:value-type="float" office:value="0.000000000112436282506678">
                <text:p>0.000000000112436282506678</text:p>
              </table:table-cell>
            </table:table-row>
            <table:table-row>
              <table:table-cell office:value-type="string">
                <text:p>Fila 30</text:p>
              </table:table-cell>
              <table:table-cell office:value-type="float" office:value="28637">
                <text:p>28637</text:p>
              </table:table-cell>
              <table:table-cell office:value-type="float" office:value="0.0000000000467252903035842">
                <text:p>0.0000000000467252903035842</text:p>
              </table:table-cell>
            </table:table-row>
            <table:table-row>
              <table:table-cell office:value-type="string">
                <text:p>Fila 31</text:p>
              </table:table-cell>
              <table:table-cell office:value-type="float" office:value="380636">
                <text:p>380636</text:p>
              </table:table-cell>
              <table:table-cell office:value-type="float" office:value="0.000000000231125341088045">
                <text:p>0.000000000231125341088045</text:p>
              </table:table-cell>
            </table:table-row>
            <table:table-row>
              <table:table-cell office:value-type="string">
                <text:p>Fila 32</text:p>
              </table:table-cell>
              <table:table-cell office:value-type="float" office:value="1917">
                <text:p>1917</text:p>
              </table:table-cell>
              <table:table-cell office:value-type="float" office:value="0.0000000000219415596802719">
                <text:p>0.0000000000219415596802719</text:p>
              </table:table-cell>
            </table:table-row>
            <table:table-row>
              <table:table-cell office:value-type="string">
                <text:p>Fila 33</text:p>
              </table:table-cell>
              <table:table-cell office:value-type="float" office:value="189283">
                <text:p>189283</text:p>
              </table:table-cell>
              <table:table-cell office:value-type="float" office:value="0.00000000018923174138763">
                <text:p>0.00000000018923174138763</text:p>
              </table:table-cell>
            </table:table-row>
            <table:table-row>
              <table:table-cell office:value-type="string">
                <text:p>Fila 34</text:p>
              </table:table-cell>
              <table:table-cell office:value-type="float" office:value="121171">
                <text:p>121171</text:p>
              </table:table-cell>
              <table:table-cell office:value-type="float" office:value="0.000000000144382283906452">
                <text:p>0.000000000144382283906452</text:p>
              </table:table-cell>
            </table:table-row>
            <table:table-row>
              <table:table-cell office:value-type="string">
                <text:p>Fila 35</text:p>
              </table:table-cell>
              <table:table-cell office:value-type="float" office:value="231345">
                <text:p>231345</text:p>
              </table:table-cell>
              <table:table-cell office:value-type="float" office:value="0.000000000261820787272882">
                <text:p>0.000000000261820787272882</text:p>
              </table:table-cell>
            </table:table-row>
            <table:table-row>
              <table:table-cell office:value-type="string">
                <text:p>Fila 36</text:p>
              </table:table-cell>
              <table:table-cell office:value-type="float" office:value="263">
                <text:p>263</text:p>
              </table:table-cell>
              <table:table-cell office:value-type="float" office:value="0.0000000000180264692062337">
                <text:p>0.0000000000180264692062337</text:p>
              </table:table-cell>
            </table:table-row>
            <table:table-row>
              <table:table-cell office:value-type="string">
                <text:p>Fila 37</text:p>
              </table:table-cell>
              <table:table-cell office:value-type="float" office:value="3796">
                <text:p>3796</text:p>
              </table:table-cell>
              <table:table-cell office:value-type="float" office:value="0.000000000133184130390873">
                <text:p>0.000000000133184130390873</text:p>
              </table:table-cell>
            </table:table-row>
            <table:table-row>
              <table:table-cell office:value-type="string">
                <text:p>Fila 38</text:p>
              </table:table-cell>
              <table:table-cell office:value-type="float" office:value="81555">
                <text:p>81555</text:p>
              </table:table-cell>
              <table:table-cell office:value-type="float" office:value="0.0000000000424478230343084">
                <text:p>0.0000000000424478230343084</text:p>
              </table:table-cell>
            </table:table-row>
            <table:table-row>
              <table:table-cell office:value-type="string">
                <text:p>Fila 39</text:p>
              </table:table-cell>
              <table:table-cell office:value-type="float" office:value="141206">
                <text:p>141206</text:p>
              </table:table-cell>
              <table:table-cell office:value-type="float" office:value="0.000000000455770532425959">
                <text:p>0.000000000455770532425959</text:p>
              </table:table-cell>
            </table:table-row>
            <table:table-row>
              <table:table-cell office:value-type="string">
                <text:p>Fila 40</text:p>
              </table:table-cell>
              <table:table-cell office:value-type="float" office:value="45095">
                <text:p>45095</text:p>
              </table:table-cell>
              <table:table-cell office:value-type="float" office:value="0.000000000119143805932254">
                <text:p>0.000000000119143805932254</text:p>
              </table:table-cell>
            </table:table-row>
            <table:table-row>
              <table:table-cell office:value-type="string">
                <text:p>Fila 41</text:p>
              </table:table-cell>
              <table:table-cell office:value-type="float" office:value="16353">
                <text:p>16353</text:p>
              </table:table-cell>
              <table:table-cell office:value-type="float" office:value="0.000000000183263182407245">
                <text:p>0.000000000183263182407245</text:p>
              </table:table-cell>
            </table:table-row>
            <table:table-row>
              <table:table-cell office:value-type="string">
                <text:p>Fila 42</text:p>
              </table:table-cell>
              <table:table-cell office:value-type="float" office:value="287">
                <text:p>287</text:p>
              </table:table-cell>
              <table:table-cell office:value-type="float" office:value="0.00000000000986233317235019">
                <text:p>0.00000000000986233317235019</text:p>
              </table:table-cell>
            </table:table-row>
            <table:table-row>
              <table:table-cell office:value-type="string">
                <text:p>Fila 43</text:p>
              </table:table-cell>
              <table:table-cell office:value-type="float" office:value="121244">
                <text:p>121244</text:p>
              </table:table-cell>
              <table:table-cell office:value-type="float" office:value="0.0000000000534612354385899">
                <text:p>0.0000000000534612354385899</text:p>
              </table:table-cell>
            </table:table-row>
            <table:table-row>
              <table:table-cell office:value-type="string">
                <text:p>Fila 44</text:p>
              </table:table-cell>
              <table:table-cell office:value-type="float" office:value="10080">
                <text:p>10080</text:p>
              </table:table-cell>
              <table:table-cell office:value-type="float" office:value="0.000000000217596607399173">
                <text:p>0.000000000217596607399173</text:p>
              </table:table-cell>
            </table:table-row>
            <table:table-row>
              <table:table-cell office:value-type="string">
                <text:p>Fila 45</text:p>
              </table:table-cell>
              <table:table-cell office:value-type="float" office:value="99095">
                <text:p>99095</text:p>
              </table:table-cell>
              <table:table-cell office:value-type="float" office:value="0.000000000228567387239309">
                <text:p>0.000000000228567387239309</text:p>
              </table:table-cell>
            </table:table-row>
            <table:table-row>
              <table:table-cell office:value-type="string">
                <text:p>Fila 46</text:p>
              </table:table-cell>
              <table:table-cell office:value-type="float" office:value="214828">
                <text:p>214828</text:p>
              </table:table-cell>
              <table:table-cell office:value-type="float" office:value="0.000000000205886863113847">
                <text:p>0.000000000205886863113847</text:p>
              </table:table-cell>
            </table:table-row>
            <table:table-row>
              <table:table-cell office:value-type="string">
                <text:p>Fila 47</text:p>
              </table:table-cell>
              <table:table-cell office:value-type="float" office:value="543539">
                <text:p>543539</text:p>
              </table:table-cell>
              <table:table-cell office:value-type="float" office:value="0.000000000241129782807548">
                <text:p>0.000000000241129782807548</text:p>
              </table:table-cell>
            </table:table-row>
            <table:table-row>
              <table:table-cell office:value-type="string">
                <text:p>Fila 48</text:p>
              </table:table-cell>
              <table:table-cell office:value-type="float" office:value="13901">
                <text:p>13901</text:p>
              </table:table-cell>
              <table:table-cell office:value-type="float" office:value="0.000000000141596956382273">
                <text:p>0.000000000141596956382273</text:p>
              </table:table-cell>
            </table:table-row>
            <table:table-row>
              <table:table-cell office:value-type="string">
                <text:p>Fila 49</text:p>
              </table:table-cell>
              <table:table-cell office:value-type="float" office:value="346150">
                <text:p>346150</text:p>
              </table:table-cell>
              <table:table-cell office:value-type="float" office:value="0.00000000223633644935717">
                <text:p>0.00000000223633644935717</text:p>
              </table:table-cell>
            </table:table-row>
            <table:table-row>
              <table:table-cell office:value-type="string">
                <text:p>Fila 50</text:p>
              </table:table-cell>
              <table:table-cell office:value-type="float" office:value="289877">
                <text:p>289877</text:p>
              </table:table-cell>
              <table:table-cell office:value-type="float" office:value="0.000000000190851778825163">
                <text:p>0.000000000190851778825163</text:p>
              </table:table-cell>
            </table:table-row>
            <table:table-row>
              <table:table-cell office:value-type="string">
                <text:p>Fila 51</text:p>
              </table:table-cell>
              <table:table-cell office:value-type="float" office:value="165725">
                <text:p>165725</text:p>
              </table:table-cell>
              <table:table-cell office:value-type="float" office:value="0.0000000000829345481179189">
                <text:p>0.0000000000829345481179189</text:p>
              </table:table-cell>
            </table:table-row>
            <table:table-row>
              <table:table-cell office:value-type="string">
                <text:p>Fila 52</text:p>
              </table:table-cell>
              <table:table-cell office:value-type="float" office:value="348">
                <text:p>348</text:p>
              </table:table-cell>
              <table:table-cell office:value-type="float" office:value="0.000000000167233338288497">
                <text:p>0.000000000167233338288497</text:p>
              </table:table-cell>
            </table:table-row>
            <table:table-row>
              <table:table-cell office:value-type="string">
                <text:p>Fila 53</text:p>
              </table:table-cell>
              <table:table-cell office:value-type="float" office:value="130523">
                <text:p>130523</text:p>
              </table:table-cell>
              <table:table-cell office:value-type="float" office:value="0.000000000188151716429275">
                <text:p>0.000000000188151716429275</text:p>
              </table:table-cell>
            </table:table-row>
            <table:table-row>
              <table:table-cell office:value-type="string">
                <text:p>Fila 54</text:p>
              </table:table-cell>
              <table:table-cell office:value-type="float" office:value="4288">
                <text:p>4288</text:p>
              </table:table-cell>
              <table:table-cell office:value-type="float" office:value="0.000000000197246663447004">
                <text:p>0.000000000197246663447004</text:p>
              </table:table-cell>
            </table:table-row>
            <table:table-row>
              <table:table-cell office:value-type="string">
                <text:p>Fila 55</text:p>
              </table:table-cell>
              <table:table-cell office:value-type="float" office:value="119065">
                <text:p>119065</text:p>
              </table:table-cell>
              <table:table-cell office:value-type="float" office:value="0.000000000046640025175293">
                <text:p>0.000000000046640025175293</text:p>
              </table:table-cell>
            </table:table-row>
            <table:table-row>
              <table:table-cell office:value-type="string">
                <text:p>Fila 56</text:p>
              </table:table-cell>
              <table:table-cell office:value-type="float" office:value="177329">
                <text:p>177329</text:p>
              </table:table-cell>
              <table:table-cell office:value-type="float" office:value="0.000000000141056943903095">
                <text:p>0.000000000141056943903095</text:p>
              </table:table-cell>
            </table:table-row>
            <table:table-row>
              <table:table-cell office:value-type="string">
                <text:p>Fila 57</text:p>
              </table:table-cell>
              <table:table-cell office:value-type="float" office:value="204051">
                <text:p>204051</text:p>
              </table:table-cell>
              <table:table-cell office:value-type="float" office:value="0.000000000187242221727502">
                <text:p>0.000000000187242221727502</text:p>
              </table:table-cell>
            </table:table-row>
            <table:table-row>
              <table:table-cell office:value-type="string">
                <text:p>Fila 58</text:p>
              </table:table-cell>
              <table:table-cell office:value-type="float" office:value="11820">
                <text:p>11820</text:p>
              </table:table-cell>
              <table:table-cell office:value-type="float" office:value="0.000000000202817318495363">
                <text:p>0.000000000202817318495363</text:p>
              </table:table-cell>
            </table:table-row>
            <table:table-row>
              <table:table-cell office:value-type="string">
                <text:p>Fila 59</text:p>
              </table:table-cell>
              <table:table-cell office:value-type="float" office:value="40">
                <text:p>40</text:p>
              </table:table-cell>
              <table:table-cell office:value-type="float" office:value="0.00000000000520117282576393">
                <text:p>0.00000000000520117282576393</text:p>
              </table:table-cell>
            </table:table-row>
            <table:table-row>
              <table:table-cell office:value-type="string">
                <text:p>Fila 60</text:p>
              </table:table-cell>
              <table:table-cell office:value-type="float" office:value="376904">
                <text:p>376904</text:p>
              </table:table-cell>
              <table:table-cell office:value-type="float" office:value="0.000000000402110345021356">
                <text:p>0.000000000402110345021356</text:p>
              </table:table-cell>
            </table:table-row>
            <table:table-row>
              <table:table-cell office:value-type="string">
                <text:p>Fila 61</text:p>
              </table:table-cell>
              <table:table-cell office:value-type="float" office:value="51370">
                <text:p>51370</text:p>
              </table:table-cell>
              <table:table-cell office:value-type="float" office:value="0.000000000199719352167449">
                <text:p>0.000000000199719352167449</text:p>
              </table:table-cell>
            </table:table-row>
            <table:table-row>
              <table:table-cell office:value-type="string">
                <text:p>Fila 62</text:p>
              </table:table-cell>
              <table:table-cell office:value-type="float" office:value="292">
                <text:p>292</text:p>
              </table:table-cell>
              <table:table-cell office:value-type="float" office:value="0.0000000000135571553983027">
                <text:p>0.0000000000135571553983027</text:p>
              </table:table-cell>
            </table:table-row>
            <table:table-row>
              <table:table-cell office:value-type="string">
                <text:p>Fila 63</text:p>
              </table:table-cell>
              <table:table-cell office:value-type="float" office:value="41151">
                <text:p>41151</text:p>
              </table:table-cell>
              <table:table-cell office:value-type="float" office:value="0.0000000000364082097803475">
                <text:p>0.0000000000364082097803475</text:p>
              </table:table-cell>
            </table:table-row>
            <table:table-row>
              <table:table-cell office:value-type="string">
                <text:p>Fila 64</text:p>
              </table:table-cell>
              <table:table-cell office:value-type="float" office:value="39235">
                <text:p>39235</text:p>
              </table:table-cell>
              <table:table-cell office:value-type="float" office:value="0.00000000024272139853565">
                <text:p>0.00000000024272139853565</text:p>
              </table:table-cell>
            </table:table-row>
            <table:table-row>
              <table:table-cell office:value-type="string">
                <text:p>Fila 65</text:p>
              </table:table-cell>
              <table:table-cell office:value-type="float" office:value="113723">
                <text:p>113723</text:p>
              </table:table-cell>
              <table:table-cell office:value-type="float" office:value="0.0000000000460147475678241">
                <text:p>0.0000000000460147475678241</text:p>
              </table:table-cell>
            </table:table-row>
            <table:table-row>
              <table:table-cell office:value-type="string">
                <text:p>Fila 66</text:p>
              </table:table-cell>
              <table:table-cell office:value-type="float" office:value="223242">
                <text:p>223242</text:p>
              </table:table-cell>
              <table:table-cell office:value-type="float" office:value="0.0000000000734559080228792">
                <text:p>0.0000000000734559080228792</text:p>
              </table:table-cell>
            </table:table-row>
            <table:table-row>
              <table:table-cell office:value-type="string">
                <text:p>Fila 67</text:p>
              </table:table-cell>
              <table:table-cell office:value-type="float" office:value="668845">
                <text:p>668845</text:p>
              </table:table-cell>
              <table:table-cell office:value-type="float" office:value="0.000000000350723894371185">
                <text:p>0.000000000350723894371185</text:p>
              </table:table-cell>
            </table:table-row>
            <table:table-row>
              <table:table-cell office:value-type="string">
                <text:p>Fila 68</text:p>
              </table:table-cell>
              <table:table-cell office:value-type="float" office:value="170047">
                <text:p>170047</text:p>
              </table:table-cell>
              <table:table-cell office:value-type="float" office:value="0.0000000000603108674113173">
                <text:p>0.0000000000603108674113173</text:p>
              </table:table-cell>
            </table:table-row>
            <table:table-row>
              <table:table-cell office:value-type="string">
                <text:p>Fila 69</text:p>
              </table:table-cell>
              <table:table-cell office:value-type="float" office:value="31328">
                <text:p>31328</text:p>
              </table:table-cell>
              <table:table-cell office:value-type="float" office:value="0.0000000000485727014165605">
                <text:p>0.0000000000485727014165605</text:p>
              </table:table-cell>
            </table:table-row>
            <table:table-row>
              <table:table-cell office:value-type="string">
                <text:p>Fila 70</text:p>
              </table:table-cell>
              <table:table-cell office:value-type="float" office:value="363517">
                <text:p>363517</text:p>
              </table:table-cell>
              <table:table-cell office:value-type="float" office:value="0.000000000128551391753717">
                <text:p>0.000000000128551391753717</text:p>
              </table:table-cell>
            </table:table-row>
            <table:table-row>
              <table:table-cell office:value-type="string">
                <text:p>Fila 71</text:p>
              </table:table-cell>
              <table:table-cell office:value-type="float" office:value="20634">
                <text:p>20634</text:p>
              </table:table-cell>
              <table:table-cell office:value-type="float" office:value="0.000000000109196207631612">
                <text:p>0.000000000109196207631612</text:p>
              </table:table-cell>
            </table:table-row>
            <table:table-row>
              <table:table-cell office:value-type="string">
                <text:p>Fila 72</text:p>
              </table:table-cell>
              <table:table-cell office:value-type="float" office:value="590205">
                <text:p>590205</text:p>
              </table:table-cell>
              <table:table-cell office:value-type="float" office:value="0.000000000258410182141233">
                <text:p>0.000000000258410182141233</text:p>
              </table:table-cell>
            </table:table-row>
            <table:table-row>
              <table:table-cell office:value-type="string">
                <text:p>Fila 73</text:p>
              </table:table-cell>
              <table:table-cell office:value-type="float" office:value="7099">
                <text:p>7099</text:p>
              </table:table-cell>
              <table:table-cell office:value-type="float" office:value="0.000000000219415596802719">
                <text:p>0.000000000219415596802719</text:p>
              </table:table-cell>
            </table:table-row>
            <table:table-row>
              <table:table-cell office:value-type="string">
                <text:p>Fila 74</text:p>
              </table:table-cell>
              <table:table-cell office:value-type="float" office:value="67283">
                <text:p>67283</text:p>
              </table:table-cell>
              <table:table-cell office:value-type="float" office:value="0.00000000025676172299427">
                <text:p>0.00000000025676172299427</text:p>
              </table:table-cell>
            </table:table-row>
            <table:table-row>
              <table:table-cell office:value-type="string">
                <text:p>Fila 75</text:p>
              </table:table-cell>
              <table:table-cell office:value-type="float" office:value="33524">
                <text:p>33524</text:p>
              </table:table-cell>
              <table:table-cell office:value-type="float" office:value="0.0000000000257784904533764">
                <text:p>0.0000000000257784904533764</text:p>
              </table:table-cell>
            </table:table-row>
            <table:table-row>
              <table:table-cell office:value-type="string">
                <text:p>Fila 76</text:p>
              </table:table-cell>
              <table:table-cell office:value-type="float" office:value="18304">
                <text:p>18304</text:p>
              </table:table-cell>
              <table:table-cell office:value-type="float" office:value="0.000000000118120624392759">
                <text:p>0.000000000118120624392759</text:p>
              </table:table-cell>
            </table:table-row>
            <table:table-row>
              <table:table-cell office:value-type="string">
                <text:p>Fila 77</text:p>
              </table:table-cell>
              <table:table-cell office:value-type="float" office:value="448">
                <text:p>448</text:p>
              </table:table-cell>
              <table:table-cell office:value-type="float" office:value="0.0000000000217426077142591">
                <text:p>0.0000000000217426077142591</text:p>
              </table:table-cell>
            </table:table-row>
            <table:table-row>
              <table:table-cell office:value-type="string">
                <text:p>Fila 78</text:p>
              </table:table-cell>
              <table:table-cell office:value-type="float" office:value="627749">
                <text:p>627749</text:p>
              </table:table-cell>
              <table:table-cell office:value-type="float" office:value="0.000000000257273313764017">
                <text:p>0.000000000257273313764017</text:p>
              </table:table-cell>
            </table:table-row>
            <table:table-row>
              <table:table-cell office:value-type="string">
                <text:p>Fila 79</text:p>
              </table:table-cell>
              <table:table-cell office:value-type="float" office:value="784863">
                <text:p>784863</text:p>
              </table:table-cell>
              <table:table-cell office:value-type="float" office:value="0.000000000328270743921166">
                <text:p>0.000000000328270743921166</text:p>
              </table:table-cell>
            </table:table-row>
            <table:table-row>
              <table:table-cell office:value-type="string">
                <text:p>Fila 80</text:p>
              </table:table-cell>
              <table:table-cell office:value-type="float" office:value="563">
                <text:p>563</text:p>
              </table:table-cell>
              <table:table-cell office:value-type="float" office:value="0.000000000032287061912939">
                <text:p>0.000000000032287061912939</text:p>
              </table:table-cell>
            </table:table-row>
            <table:table-row>
              <table:table-cell office:value-type="string">
                <text:p>Fila 81</text:p>
              </table:table-cell>
              <table:table-cell office:value-type="float" office:value="295508">
                <text:p>295508</text:p>
              </table:table-cell>
              <table:table-cell office:value-type="float" office:value="0.000000000119882770377444">
                <text:p>0.000000000119882770377444</text:p>
              </table:table-cell>
            </table:table-row>
            <table:table-row>
              <table:table-cell office:value-type="string">
                <text:p>Fila 82</text:p>
              </table:table-cell>
              <table:table-cell office:value-type="float" office:value="760">
                <text:p>760</text:p>
              </table:table-cell>
              <table:table-cell office:value-type="float" office:value="0.000000000190141236089403">
                <text:p>0.000000000190141236089403</text:p>
              </table:table-cell>
            </table:table-row>
            <table:table-row>
              <table:table-cell office:value-type="string">
                <text:p>Fila 83</text:p>
              </table:table-cell>
              <table:table-cell office:value-type="float" office:value="82002">
                <text:p>82002</text:p>
              </table:table-cell>
              <table:table-cell office:value-type="float" office:value="0.000000000435704805568093">
                <text:p>0.000000000435704805568093</text:p>
              </table:table-cell>
            </table:table-row>
            <table:table-row>
              <table:table-cell office:value-type="string">
                <text:p>Fila 84</text:p>
              </table:table-cell>
              <table:table-cell office:value-type="float" office:value="5583">
                <text:p>5583</text:p>
              </table:table-cell>
              <table:table-cell office:value-type="float" office:value="0.000000000101010755315656">
                <text:p>0.000000000101010755315656</text:p>
              </table:table-cell>
            </table:table-row>
            <table:table-row>
              <table:table-cell office:value-type="string">
                <text:p>Fila 85</text:p>
              </table:table-cell>
              <table:table-cell office:value-type="float" office:value="2060">
                <text:p>2060</text:p>
              </table:table-cell>
              <table:table-cell office:value-type="float" office:value="0.0000000000443947101302911">
                <text:p>0.0000000000443947101302911</text:p>
              </table:table-cell>
            </table:table-row>
            <table:table-row>
              <table:table-cell office:value-type="string">
                <text:p>Fila 86</text:p>
              </table:table-cell>
              <table:table-cell office:value-type="float" office:value="1230">
                <text:p>1230</text:p>
              </table:table-cell>
              <table:table-cell office:value-type="float" office:value="0.0000000000454747350886464">
                <text:p>0.0000000000454747350886464</text:p>
              </table:table-cell>
            </table:table-row>
            <table:table-row>
              <table:table-cell office:value-type="string">
                <text:p>Fila 87</text:p>
              </table:table-cell>
              <table:table-cell office:value-type="float" office:value="196264">
                <text:p>196264</text:p>
              </table:table-cell>
              <table:table-cell office:value-type="float" office:value="0.000000000162287960847607">
                <text:p>0.000000000162287960847607</text:p>
              </table:table-cell>
            </table:table-row>
            <table:table-row>
              <table:table-cell office:value-type="string">
                <text:p>Fila 88</text:p>
              </table:table-cell>
              <table:table-cell office:value-type="float" office:value="81599">
                <text:p>81599</text:p>
              </table:table-cell>
              <table:table-cell office:value-type="float" office:value="0.000000000150180312630255">
                <text:p>0.000000000150180312630255</text:p>
              </table:table-cell>
            </table:table-row>
            <table:table-row>
              <table:table-cell office:value-type="string">
                <text:p>Fila 89</text:p>
              </table:table-cell>
              <table:table-cell office:value-type="float" office:value="96421">
                <text:p>96421</text:p>
              </table:table-cell>
              <table:table-cell office:value-type="float" office:value="0.0000000000821387402538676">
                <text:p>0.0000000000821387402538676</text:p>
              </table:table-cell>
            </table:table-row>
            <table:table-row>
              <table:table-cell office:value-type="string">
                <text:p>Fila 90</text:p>
              </table:table-cell>
              <table:table-cell office:value-type="float" office:value="173953">
                <text:p>173953</text:p>
              </table:table-cell>
              <table:table-cell office:value-type="float" office:value="0.000000000219188223127276">
                <text:p>0.000000000219188223127276</text:p>
              </table:table-cell>
            </table:table-row>
            <table:table-row>
              <table:table-cell office:value-type="string">
                <text:p>Fila 91</text:p>
              </table:table-cell>
              <table:table-cell office:value-type="float" office:value="169883">
                <text:p>169883</text:p>
              </table:table-cell>
              <table:table-cell office:value-type="float" office:value="0.0000000000670752342557535">
                <text:p>0.0000000000670752342557535</text:p>
              </table:table-cell>
            </table:table-row>
            <table:table-row>
              <table:table-cell office:value-type="string">
                <text:p>Fila 92</text:p>
              </table:table-cell>
              <table:table-cell office:value-type="float" office:value="136113">
                <text:p>136113</text:p>
              </table:table-cell>
              <table:table-cell office:value-type="float" office:value="0.000000000103170805232367">
                <text:p>0.000000000103170805232367</text:p>
              </table:table-cell>
            </table:table-row>
            <table:table-row>
              <table:table-cell office:value-type="string">
                <text:p>Fila 93</text:p>
              </table:table-cell>
              <table:table-cell office:value-type="float" office:value="256">
                <text:p>256</text:p>
              </table:table-cell>
              <table:table-cell office:value-type="float" office:value="0.0000000000234194885706529">
                <text:p>0.0000000000234194885706529</text:p>
              </table:table-cell>
            </table:table-row>
            <table:table-row>
              <table:table-cell office:value-type="string">
                <text:p>Fila 94</text:p>
              </table:table-cell>
              <table:table-cell office:value-type="float" office:value="710">
                <text:p>710</text:p>
              </table:table-cell>
              <table:table-cell office:value-type="float" office:value="0.000000000113743681140477">
                <text:p>0.000000000113743681140477</text:p>
              </table:table-cell>
            </table:table-row>
            <table:table-row>
              <table:table-cell office:value-type="string">
                <text:p>Fila 95</text:p>
              </table:table-cell>
              <table:table-cell office:value-type="float" office:value="284705">
                <text:p>284705</text:p>
              </table:table-cell>
              <table:table-cell office:value-type="float" office:value="0.000000000141767486638855">
                <text:p>0.000000000141767486638855</text:p>
              </table:table-cell>
            </table:table-row>
            <table:table-row>
              <table:table-cell office:value-type="string">
                <text:p>Fila 96</text:p>
              </table:table-cell>
              <table:table-cell office:value-type="float" office:value="294662">
                <text:p>294662</text:p>
              </table:table-cell>
              <table:table-cell office:value-type="float" office:value="0.000000000108798303699587">
                <text:p>0.000000000108798303699587</text:p>
              </table:table-cell>
            </table:table-row>
            <table:table-row>
              <table:table-cell office:value-type="string">
                <text:p>Fila 97</text:p>
              </table:table-cell>
              <table:table-cell office:value-type="float" office:value="264367">
                <text:p>264367</text:p>
              </table:table-cell>
              <table:table-cell office:value-type="float" office:value="0.000000000276713763014413">
                <text:p>0.000000000276713763014413</text:p>
              </table:table-cell>
            </table:table-row>
            <table:table-row>
              <table:table-cell office:value-type="string">
                <text:p>Fila 98</text:p>
              </table:table-cell>
              <table:table-cell office:value-type="float" office:value="164632">
                <text:p>164632</text:p>
              </table:table-cell>
              <table:table-cell office:value-type="float" office:value="0.0000000000779891706770286">
                <text:p>0.0000000000779891706770286</text:p>
              </table:table-cell>
            </table:table-row>
            <table:table-row>
              <table:table-cell office:value-type="string">
                <text:p>Fila 99</text:p>
              </table:table-cell>
              <table:table-cell office:value-type="float" office:value="113903">
                <text:p>113903</text:p>
              </table:table-cell>
              <table:table-cell office:value-type="float" office:value="0.0000000000585060888624867">
                <text:p>0.0000000000585060888624867</text:p>
              </table:table-cell>
            </table:table-row>
            <table:table-row>
              <table:table-cell office:value-type="string">
                <text:p>Fila 100</text:p>
              </table:table-cell>
              <table:table-cell office:value-type="float" office:value="16341">
                <text:p>16341</text:p>
              </table:table-cell>
              <table:table-cell office:value-type="float" office:value="0.0000000000513296072313096">
                <text:p>0.0000000000513296072313096</text:p>
              </table:table-cell>
            </table:table-row>
            <table:table-row>
              <table:table-cell office:value-type="string">
                <text:p>Fila 101</text:p>
              </table:table-cell>
              <table:table-cell office:value-type="float" office:value="24">
                <text:p>24</text:p>
              </table:table-cell>
              <table:table-cell office:value-type="float" office:value="0.00000000000432009983342141">
                <text:p>0.00000000000432009983342141</text:p>
              </table:table-cell>
            </table:table-row>
            <table:table-row>
              <table:table-cell office:value-type="string">
                <text:p>Fila 102</text:p>
              </table:table-cell>
              <table:table-cell office:value-type="float" office:value="189020">
                <text:p>189020</text:p>
              </table:table-cell>
              <table:table-cell office:value-type="float" office:value="0.0000000000728164195606951">
                <text:p>0.0000000000728164195606951</text:p>
              </table:table-cell>
            </table:table-row>
            <table:table-row>
              <table:table-cell office:value-type="string">
                <text:p>Fila 103</text:p>
              </table:table-cell>
              <table:table-cell office:value-type="float" office:value="82746">
                <text:p>82746</text:p>
              </table:table-cell>
              <table:table-cell office:value-type="float" office:value="0.000000000102431840787176">
                <text:p>0.000000000102431840787176</text:p>
              </table:table-cell>
            </table:table-row>
            <table:table-row>
              <table:table-cell office:value-type="string">
                <text:p>Fila 104</text:p>
              </table:table-cell>
              <table:table-cell office:value-type="float" office:value="30717">
                <text:p>30717</text:p>
              </table:table-cell>
              <table:table-cell office:value-type="float" office:value="0.0000000000806039679446258">
                <text:p>0.0000000000806039679446258</text:p>
              </table:table-cell>
            </table:table-row>
            <table:table-row>
              <table:table-cell office:value-type="string">
                <text:p>Fila 105</text:p>
              </table:table-cell>
              <table:table-cell office:value-type="float" office:value="14247">
                <text:p>14247</text:p>
              </table:table-cell>
              <table:table-cell office:value-type="float" office:value="0.000000000119996457215166">
                <text:p>0.000000000119996457215166</text:p>
              </table:table-cell>
            </table:table-row>
            <table:table-row>
              <table:table-cell office:value-type="string">
                <text:p>Fila 106</text:p>
              </table:table-cell>
              <table:table-cell office:value-type="float" office:value="1936">
                <text:p>1936</text:p>
              </table:table-cell>
              <table:table-cell office:value-type="float" office:value="0.0000000000163140612130519">
                <text:p>0.0000000000163140612130519</text:p>
              </table:table-cell>
            </table:table-row>
            <table:table-row>
              <table:table-cell office:value-type="string">
                <text:p>Fila 107</text:p>
              </table:table-cell>
              <table:table-cell office:value-type="float" office:value="12805">
                <text:p>12805</text:p>
              </table:table-cell>
              <table:table-cell office:value-type="float" office:value="0.0000000000630961949354969">
                <text:p>0.0000000000630961949354969</text:p>
              </table:table-cell>
            </table:table-row>
            <table:table-row>
              <table:table-cell office:value-type="string">
                <text:p>Fila 108</text:p>
              </table:table-cell>
              <table:table-cell office:value-type="float" office:value="64">
                <text:p>64</text:p>
              </table:table-cell>
              <table:table-cell office:value-type="float" office:value="0.0000000000200657268578652">
                <text:p>0.0000000000200657268578652</text:p>
              </table:table-cell>
            </table:table-row>
            <table:table-row>
              <table:table-cell office:value-type="string">
                <text:p>Fila 109</text:p>
              </table:table-cell>
              <table:table-cell office:value-type="float" office:value="149950">
                <text:p>149950</text:p>
              </table:table-cell>
              <table:table-cell office:value-type="float" office:value="0.000000000191050730791176">
                <text:p>0.000000000191050730791176</text:p>
              </table:table-cell>
            </table:table-row>
            <table:table-row>
              <table:table-cell office:value-type="string">
                <text:p>Fila 110</text:p>
              </table:table-cell>
              <table:table-cell office:value-type="float" office:value="27491">
                <text:p>27491</text:p>
              </table:table-cell>
              <table:table-cell office:value-type="float" office:value="0.00000000023567281459691">
                <text:p>0.00000000023567281459691</text:p>
              </table:table-cell>
            </table:table-row>
            <table:table-row>
              <table:table-cell office:value-type="string">
                <text:p>Fila 111</text:p>
              </table:table-cell>
              <table:table-cell office:value-type="float" office:value="289630">
                <text:p>289630</text:p>
              </table:table-cell>
              <table:table-cell office:value-type="float" office:value="0.000000000225711005441553">
                <text:p>0.000000000225711005441553</text:p>
              </table:table-cell>
            </table:table-row>
            <table:table-row>
              <table:table-cell office:value-type="string">
                <text:p>Fila 112</text:p>
              </table:table-cell>
              <table:table-cell office:value-type="float" office:value="610590">
                <text:p>610590</text:p>
              </table:table-cell>
              <table:table-cell office:value-type="float" office:value="0.000000000304225977743044">
                <text:p>0.000000000304225977743044</text:p>
              </table:table-cell>
            </table:table-row>
            <table:table-row>
              <table:table-cell office:value-type="string">
                <text:p>Fila 113</text:p>
              </table:table-cell>
              <table:table-cell office:value-type="float" office:value="81321">
                <text:p>81321</text:p>
              </table:table-cell>
              <table:table-cell office:value-type="float" office:value="0.000000000290697244054172">
                <text:p>0.000000000290697244054172</text:p>
              </table:table-cell>
            </table:table-row>
            <table:table-row>
              <table:table-cell office:value-type="string">
                <text:p>Fila 114</text:p>
              </table:table-cell>
              <table:table-cell office:value-type="float" office:value="94485">
                <text:p>94485</text:p>
              </table:table-cell>
              <table:table-cell office:value-type="float" office:value="0.000000000259774424193893">
                <text:p>0.000000000259774424193893</text:p>
              </table:table-cell>
            </table:table-row>
            <table:table-row>
              <table:table-cell office:value-type="string">
                <text:p>Fila 115</text:p>
              </table:table-cell>
              <table:table-cell office:value-type="float" office:value="90095">
                <text:p>90095</text:p>
              </table:table-cell>
              <table:table-cell office:value-type="float" office:value="0.0000000000416093826061115">
                <text:p>0.0000000000416093826061115</text:p>
              </table:table-cell>
            </table:table-row>
            <table:table-row>
              <table:table-cell office:value-type="string">
                <text:p>Fila 116</text:p>
              </table:table-cell>
              <table:table-cell office:value-type="float" office:value="63107">
                <text:p>63107</text:p>
              </table:table-cell>
              <table:table-cell office:value-type="float" office:value="0.000000000149356083056773">
                <text:p>0.000000000149356083056773</text:p>
              </table:table-cell>
            </table:table-row>
            <table:table-row>
              <table:table-cell office:value-type="string">
                <text:p>Fila 117</text:p>
              </table:table-cell>
              <table:table-cell office:value-type="float" office:value="229804">
                <text:p>229804</text:p>
              </table:table-cell>
              <table:table-cell office:value-type="float" office:value="0.000000000120166987471748">
                <text:p>0.000000000120166987471748</text:p>
              </table:table-cell>
            </table:table-row>
            <table:table-row>
              <table:table-cell office:value-type="string">
                <text:p>Fila 118</text:p>
              </table:table-cell>
              <table:table-cell office:value-type="float" office:value="161396">
                <text:p>161396</text:p>
              </table:table-cell>
              <table:table-cell office:value-type="float" office:value="0.0000000000974296199274249">
                <text:p>0.0000000000974296199274249</text:p>
              </table:table-cell>
            </table:table-row>
            <table:table-row>
              <table:table-cell office:value-type="string">
                <text:p>Fila 119</text:p>
              </table:table-cell>
              <table:table-cell office:value-type="float" office:value="54359">
                <text:p>54359</text:p>
              </table:table-cell>
              <table:table-cell office:value-type="float" office:value="0.000000000131933575175935">
                <text:p>0.000000000131933575175935</text:p>
              </table:table-cell>
            </table:table-row>
            <table:table-row>
              <table:table-cell office:value-type="string">
                <text:p>Fila 120</text:p>
              </table:table-cell>
              <table:table-cell office:value-type="float" office:value="17804">
                <text:p>17804</text:p>
              </table:table-cell>
              <table:table-cell office:value-type="float" office:value="0.000000000177521997102303">
                <text:p>0.000000000177521997102303</text:p>
              </table:table-cell>
            </table:table-row>
            <table:table-row>
              <table:table-cell office:value-type="string">
                <text:p>Fila 121</text:p>
              </table:table-cell>
              <table:table-cell office:value-type="float" office:value="145883">
                <text:p>145883</text:p>
              </table:table-cell>
              <table:table-cell office:value-type="float" office:value="0.0000000000638920027995482">
                <text:p>0.0000000000638920027995482</text:p>
              </table:table-cell>
            </table:table-row>
            <table:table-row>
              <table:table-cell office:value-type="string">
                <text:p>Fila 122</text:p>
              </table:table-cell>
              <table:table-cell office:value-type="float" office:value="40416">
                <text:p>40416</text:p>
              </table:table-cell>
              <table:table-cell office:value-type="float" office:value="0.0000000000372892827726901">
                <text:p>0.0000000000372892827726901</text:p>
              </table:table-cell>
            </table:table-row>
            <table:table-row>
              <table:table-cell office:value-type="string">
                <text:p>Fila 123</text:p>
              </table:table-cell>
              <table:table-cell office:value-type="float" office:value="21616">
                <text:p>21616</text:p>
              </table:table-cell>
              <table:table-cell office:value-type="float" office:value="0.0000000000939621713769157">
                <text:p>0.0000000000939621713769157</text:p>
              </table:table-cell>
            </table:table-row>
            <table:table-row>
              <table:table-cell office:value-type="string">
                <text:p>Fila 124</text:p>
              </table:table-cell>
              <table:table-cell office:value-type="float" office:value="684472">
                <text:p>684472</text:p>
              </table:table-cell>
              <table:table-cell office:value-type="float" office:value="0.000000000280408585240366">
                <text:p>0.000000000280408585240366</text:p>
              </table:table-cell>
            </table:table-row>
            <table:table-row>
              <table:table-cell office:value-type="string">
                <text:p>Fila 125</text:p>
              </table:table-cell>
              <table:table-cell office:value-type="float" office:value="38656">
                <text:p>38656</text:p>
              </table:table-cell>
              <table:table-cell office:value-type="float" office:value="0.0000000000494253526994726">
                <text:p>0.0000000000494253526994726</text:p>
              </table:table-cell>
            </table:table-row>
            <table:table-row>
              <table:table-cell office:value-type="string">
                <text:p>Fila 126</text:p>
              </table:table-cell>
              <table:table-cell office:value-type="float" office:value="1952">
                <text:p>1952</text:p>
              </table:table-cell>
              <table:table-cell office:value-type="float" office:value="0.000000000122156507131876">
                <text:p>0.000000000122156507131876</text:p>
              </table:table-cell>
            </table:table-row>
            <table:table-row>
              <table:table-cell office:value-type="string">
                <text:p>Fila 127</text:p>
              </table:table-cell>
              <table:table-cell office:value-type="float" office:value="179973">
                <text:p>179973</text:p>
              </table:table-cell>
              <table:table-cell office:value-type="float" office:value="0.0000000000723332505003782">
                <text:p>0.0000000000723332505003782</text:p>
              </table:table-cell>
            </table:table-row>
            <table:table-row>
              <table:table-cell office:value-type="string">
                <text:p>Fila 128</text:p>
              </table:table-cell>
              <table:table-cell office:value-type="float" office:value="6263">
                <text:p>6263</text:p>
              </table:table-cell>
              <table:table-cell office:value-type="float" office:value="0.0000000000927684595808387">
                <text:p>0.0000000000927684595808387</text:p>
              </table:table-cell>
            </table:table-row>
            <table:table-row>
              <table:table-cell office:value-type="string">
                <text:p>Fila 129</text:p>
              </table:table-cell>
              <table:table-cell office:value-type="float" office:value="393851">
                <text:p>393851</text:p>
              </table:table-cell>
              <table:table-cell office:value-type="float" office:value="0.000000000212367012863979">
                <text:p>0.000000000212367012863979</text:p>
              </table:table-cell>
            </table:table-row>
            <table:table-row>
              <table:table-cell office:value-type="string">
                <text:p>Fila 130</text:p>
              </table:table-cell>
              <table:table-cell office:value-type="float" office:value="9765">
                <text:p>9765</text:p>
              </table:table-cell>
              <table:table-cell office:value-type="float" office:value="0.000000000222712515096646">
                <text:p>0.000000000222712515096646</text:p>
              </table:table-cell>
            </table:table-row>
            <table:table-row>
              <table:table-cell office:value-type="string">
                <text:p>Fila 131</text:p>
              </table:table-cell>
              <table:table-cell office:value-type="float" office:value="506">
                <text:p>506</text:p>
              </table:table-cell>
              <table:table-cell office:value-type="float" office:value="0.0000000000104023456515279">
                <text:p>0.0000000000104023456515279</text:p>
              </table:table-cell>
            </table:table-row>
            <table:table-row>
              <table:table-cell office:value-type="string">
                <text:p>Fila 132</text:p>
              </table:table-cell>
              <table:table-cell office:value-type="float" office:value="36245">
                <text:p>36245</text:p>
              </table:table-cell>
              <table:table-cell office:value-type="float" office:value="0.0000000000617319528828375">
                <text:p>0.0000000000617319528828375</text:p>
              </table:table-cell>
            </table:table-row>
            <table:table-row>
              <table:table-cell office:value-type="string">
                <text:p>Fila 133</text:p>
              </table:table-cell>
              <table:table-cell office:value-type="float" office:value="2310">
                <text:p>2310</text:p>
              </table:table-cell>
              <table:table-cell office:value-type="float" office:value="0.000000000078159700933611">
                <text:p>0.000000000078159700933611</text:p>
              </table:table-cell>
            </table:table-row>
            <table:table-row>
              <table:table-cell office:value-type="string">
                <text:p>Fila 134</text:p>
              </table:table-cell>
              <table:table-cell office:value-type="float" office:value="186758">
                <text:p>186758</text:p>
              </table:table-cell>
              <table:table-cell office:value-type="float" office:value="0.000000000227032614930067">
                <text:p>0.000000000227032614930067</text:p>
              </table:table-cell>
            </table:table-row>
            <table:table-row>
              <table:table-cell office:value-type="string">
                <text:p>Fila 135</text:p>
              </table:table-cell>
              <table:table-cell office:value-type="float" office:value="4635">
                <text:p>4635</text:p>
              </table:table-cell>
              <table:table-cell office:value-type="float" office:value="0.0000000000756017470848747">
                <text:p>0.0000000000756017470848747</text:p>
              </table:table-cell>
            </table:table-row>
            <table:table-row>
              <table:table-cell office:value-type="string">
                <text:p>Fila 136</text:p>
              </table:table-cell>
              <table:table-cell office:value-type="float" office:value="573914">
                <text:p>573914</text:p>
              </table:table-cell>
              <table:table-cell office:value-type="float" office:value="0.000000000233853825193364">
                <text:p>0.000000000233853825193364</text:p>
              </table:table-cell>
            </table:table-row>
            <table:table-row>
              <table:table-cell office:value-type="string">
                <text:p>Fila 137</text:p>
              </table:table-cell>
              <table:table-cell office:value-type="float" office:value="43697">
                <text:p>43697</text:p>
              </table:table-cell>
              <table:table-cell office:value-type="float" office:value="0.0000000000657962573313853">
                <text:p>0.0000000000657962573313853</text:p>
              </table:table-cell>
            </table:table-row>
            <table:table-row>
              <table:table-cell office:value-type="string">
                <text:p>Fila 138</text:p>
              </table:table-cell>
              <table:table-cell office:value-type="float" office:value="267766">
                <text:p>267766</text:p>
              </table:table-cell>
              <table:table-cell office:value-type="float" office:value="0.0000000000870556959853275">
                <text:p>0.0000000000870556959853275</text:p>
              </table:table-cell>
            </table:table-row>
            <table:table-row>
              <table:table-cell office:value-type="string">
                <text:p>Fila 139</text:p>
              </table:table-cell>
              <table:table-cell office:value-type="float" office:value="3622">
                <text:p>3622</text:p>
              </table:table-cell>
              <table:table-cell office:value-type="float" office:value="0.0000000000549675860384014">
                <text:p>0.0000000000549675860384014</text:p>
              </table:table-cell>
            </table:table-row>
            <table:table-row>
              <table:table-cell office:value-type="string">
                <text:p>Fila 140</text:p>
              </table:table-cell>
              <table:table-cell office:value-type="float" office:value="15737">
                <text:p>15737</text:p>
              </table:table-cell>
              <table:table-cell office:value-type="float" office:value="0.000000000754639017941372">
                <text:p>0.000000000754639017941372</text:p>
              </table:table-cell>
            </table:table-row>
            <table:table-row>
              <table:table-cell office:value-type="string">
                <text:p>Fila 141</text:p>
              </table:table-cell>
              <table:table-cell office:value-type="float" office:value="32">
                <text:p>32</text:p>
              </table:table-cell>
              <table:table-cell office:value-type="float" office:value="0.000000000000511590769747272">
                <text:p>0.000000000000511590769747272</text:p>
              </table:table-cell>
            </table:table-row>
            <table:table-row>
              <table:table-cell office:value-type="string">
                <text:p>Fila 142</text:p>
              </table:table-cell>
              <table:table-cell office:value-type="float" office:value="467211">
                <text:p>467211</text:p>
              </table:table-cell>
              <table:table-cell office:value-type="float" office:value="0.000000000321790594171034">
                <text:p>0.000000000321790594171034</text:p>
              </table:table-cell>
            </table:table-row>
            <table:table-row>
              <table:table-cell office:value-type="string">
                <text:p>Fila 143</text:p>
              </table:table-cell>
              <table:table-cell office:value-type="float" office:value="12868">
                <text:p>12868</text:p>
              </table:table-cell>
              <table:table-cell office:value-type="float" office:value="0.000000000103256070360658">
                <text:p>0.000000000103256070360658</text:p>
              </table:table-cell>
            </table:table-row>
            <table:table-row>
              <table:table-cell office:value-type="string">
                <text:p>Fila 144</text:p>
              </table:table-cell>
              <table:table-cell office:value-type="float" office:value="29091">
                <text:p>29091</text:p>
              </table:table-cell>
              <table:table-cell office:value-type="float" office:value="0.000000000577699665882392">
                <text:p>0.000000000577699665882392</text:p>
              </table:table-cell>
            </table:table-row>
            <table:table-row>
              <table:table-cell office:value-type="string">
                <text:p>Fila 145</text:p>
              </table:table-cell>
              <table:table-cell office:value-type="float" office:value="86">
                <text:p>86</text:p>
              </table:table-cell>
              <table:table-cell office:value-type="float" office:value="0.0000000000140971678774804">
                <text:p>0.0000000000140971678774804</text:p>
              </table:table-cell>
            </table:table-row>
            <table:table-row>
              <table:table-cell office:value-type="string">
                <text:p>Fila 146</text:p>
              </table:table-cell>
              <table:table-cell office:value-type="float" office:value="146143">
                <text:p>146143</text:p>
              </table:table-cell>
              <table:table-cell office:value-type="float" office:value="0.000000000161662683240138">
                <text:p>0.000000000161662683240138</text:p>
              </table:table-cell>
            </table:table-row>
            <table:table-row>
              <table:table-cell office:value-type="string">
                <text:p>Fila 147</text:p>
              </table:table-cell>
              <table:table-cell office:value-type="float" office:value="6748">
                <text:p>6748</text:p>
              </table:table-cell>
              <table:table-cell office:value-type="float" office:value="0.000000000128849819702737">
                <text:p>0.000000000128849819702737</text:p>
              </table:table-cell>
            </table:table-row>
            <table:table-row>
              <table:table-cell office:value-type="string">
                <text:p>Fila 148</text:p>
              </table:table-cell>
              <table:table-cell office:value-type="float" office:value="294422">
                <text:p>294422</text:p>
              </table:table-cell>
              <table:table-cell office:value-type="float" office:value="0.000000000132843069877708">
                <text:p>0.000000000132843069877708</text:p>
              </table:table-cell>
            </table:table-row>
            <table:table-row>
              <table:table-cell office:value-type="string">
                <text:p>Fila 149</text:p>
              </table:table-cell>
              <table:table-cell office:value-type="float" office:value="72840">
                <text:p>72840</text:p>
              </table:table-cell>
              <table:table-cell office:value-type="float" office:value="0.000000000271256794803776">
                <text:p>0.000000000271256794803776</text:p>
              </table:table-cell>
            </table:table-row>
            <table:table-row>
              <table:table-cell office:value-type="string">
                <text:p>Fila 150</text:p>
              </table:table-cell>
              <table:table-cell office:value-type="float" office:value="89190">
                <text:p>89190</text:p>
              </table:table-cell>
              <table:table-cell office:value-type="float" office:value="0.000000000250878429142176">
                <text:p>0.000000000250878429142176</text:p>
              </table:table-cell>
            </table:table-row>
            <table:table-row>
              <table:table-cell office:value-type="string">
                <text:p>Fila 151</text:p>
              </table:table-cell>
              <table:table-cell office:value-type="float" office:value="71946">
                <text:p>71946</text:p>
              </table:table-cell>
              <table:table-cell office:value-type="float" office:value="0.000000000210775397135876">
                <text:p>0.000000000210775397135876</text:p>
              </table:table-cell>
            </table:table-row>
            <table:table-row>
              <table:table-cell office:value-type="string">
                <text:p>Fila 152</text:p>
              </table:table-cell>
              <table:table-cell office:value-type="float" office:value="1069">
                <text:p>1069</text:p>
              </table:table-cell>
              <table:table-cell office:value-type="float" office:value="0.0000000000371187525161076">
                <text:p>0.0000000000371187525161076</text:p>
              </table:table-cell>
            </table:table-row>
            <table:table-row>
              <table:table-cell office:value-type="string">
                <text:p>Fila 153</text:p>
              </table:table-cell>
              <table:table-cell office:value-type="float" office:value="382627">
                <text:p>382627</text:p>
              </table:table-cell>
              <table:table-cell office:value-type="float" office:value="0.000000000148816070577595">
                <text:p>0.000000000148816070577595</text:p>
              </table:table-cell>
            </table:table-row>
            <table:table-row>
              <table:table-cell office:value-type="string">
                <text:p>Fila 154</text:p>
              </table:table-cell>
              <table:table-cell office:value-type="float" office:value="76789">
                <text:p>76789</text:p>
              </table:table-cell>
              <table:table-cell office:value-type="float" office:value="0.000000000104250830190722">
                <text:p>0.000000000104250830190722</text:p>
              </table:table-cell>
            </table:table-row>
            <table:table-row>
              <table:table-cell office:value-type="string">
                <text:p>Fila 155</text:p>
              </table:table-cell>
              <table:table-cell office:value-type="float" office:value="226424">
                <text:p>226424</text:p>
              </table:table-cell>
              <table:table-cell office:value-type="float" office:value="0.000000000124430243886309">
                <text:p>0.000000000124430243886309</text:p>
              </table:table-cell>
            </table:table-row>
            <table:table-row>
              <table:table-cell office:value-type="string">
                <text:p>Fila 156</text:p>
              </table:table-cell>
              <table:table-cell office:value-type="float" office:value="403">
                <text:p>403</text:p>
              </table:table-cell>
              <table:table-cell office:value-type="float" office:value="0.0000000000177209358298569">
                <text:p>0.0000000000177209358298569</text:p>
              </table:table-cell>
            </table:table-row>
            <table:table-row>
              <table:table-cell office:value-type="string">
                <text:p>Fila 157</text:p>
              </table:table-cell>
              <table:table-cell office:value-type="float" office:value="6219">
                <text:p>6219</text:p>
              </table:table-cell>
              <table:table-cell office:value-type="float" office:value="0.000000000122724941320485">
                <text:p>0.000000000122724941320485</text:p>
              </table:table-cell>
            </table:table-row>
            <table:table-row>
              <table:table-cell office:value-type="string">
                <text:p>Fila 158</text:p>
              </table:table-cell>
              <table:table-cell office:value-type="float" office:value="259663">
                <text:p>259663</text:p>
              </table:table-cell>
              <table:table-cell office:value-type="float" office:value="0.0000000000845261638460215">
                <text:p>0.0000000000845261638460215</text:p>
              </table:table-cell>
            </table:table-row>
            <table:table-row>
              <table:table-cell office:value-type="string">
                <text:p>Fila 159</text:p>
              </table:table-cell>
              <table:table-cell office:value-type="float" office:value="32">
                <text:p>32</text:p>
              </table:table-cell>
              <table:table-cell office:value-type="float" office:value="0.00000000000307309733216243">
                <text:p>0.00000000000307309733216243</text:p>
              </table:table-cell>
            </table:table-row>
            <table:table-row>
              <table:table-cell office:value-type="string">
                <text:p>Fila 160</text:p>
              </table:table-cell>
              <table:table-cell office:value-type="float" office:value="38490">
                <text:p>38490</text:p>
              </table:table-cell>
              <table:table-cell office:value-type="float" office:value="0.000000000157513113663299">
                <text:p>0.000000000157513113663299</text:p>
              </table:table-cell>
            </table:table-row>
            <table:table-row>
              <table:table-cell office:value-type="string">
                <text:p>Fila 161</text:p>
              </table:table-cell>
              <table:table-cell office:value-type="float" office:value="233611">
                <text:p>233611</text:p>
              </table:table-cell>
              <table:table-cell office:value-type="float" office:value="0.000000000253123744187178">
                <text:p>0.000000000253123744187178</text:p>
              </table:table-cell>
            </table:table-row>
            <table:table-row>
              <table:table-cell office:value-type="string">
                <text:p>Fila 162</text:p>
              </table:table-cell>
              <table:table-cell office:value-type="float" office:value="55289">
                <text:p>55289</text:p>
              </table:table-cell>
              <table:table-cell office:value-type="float" office:value="0.000000000269892552751116">
                <text:p>0.000000000269892552751116</text:p>
              </table:table-cell>
            </table:table-row>
            <table:table-row>
              <table:table-cell office:value-type="string">
                <text:p>Fila 163</text:p>
              </table:table-cell>
              <table:table-cell office:value-type="float" office:value="290968">
                <text:p>290968</text:p>
              </table:table-cell>
              <table:table-cell office:value-type="float" office:value="0.00000000027438318284112">
                <text:p>0.00000000027438318284112</text:p>
              </table:table-cell>
            </table:table-row>
            <table:table-row>
              <table:table-cell office:value-type="string">
                <text:p>Fila 164</text:p>
              </table:table-cell>
              <table:table-cell office:value-type="float" office:value="338002">
                <text:p>338002</text:p>
              </table:table-cell>
              <table:table-cell office:value-type="float" office:value="0.000000000125439214571088">
                <text:p>0.000000000125439214571088</text:p>
              </table:table-cell>
            </table:table-row>
            <table:table-row>
              <table:table-cell office:value-type="string">
                <text:p>Fila 165</text:p>
              </table:table-cell>
              <table:table-cell office:value-type="float" office:value="165496">
                <text:p>165496</text:p>
              </table:table-cell>
              <table:table-cell office:value-type="float" office:value="0.000000000399722921429202">
                <text:p>0.000000000399722921429202</text:p>
              </table:table-cell>
            </table:table-row>
            <table:table-row>
              <table:table-cell office:value-type="string">
                <text:p>Fila 166</text:p>
              </table:table-cell>
              <table:table-cell office:value-type="float" office:value="349784">
                <text:p>349784</text:p>
              </table:table-cell>
              <table:table-cell office:value-type="float" office:value="0.000000000217937667912338">
                <text:p>0.000000000217937667912338</text:p>
              </table:table-cell>
            </table:table-row>
            <table:table-row>
              <table:table-cell office:value-type="string">
                <text:p>Fila 167</text:p>
              </table:table-cell>
              <table:table-cell office:value-type="float" office:value="402166">
                <text:p>402166</text:p>
              </table:table-cell>
              <table:table-cell office:value-type="float" office:value="0.000000000176328285306227">
                <text:p>0.000000000176328285306227</text:p>
              </table:table-cell>
            </table:table-row>
            <table:table-row>
              <table:table-cell office:value-type="string">
                <text:p>Fila 168</text:p>
              </table:table-cell>
              <table:table-cell office:value-type="float" office:value="62095">
                <text:p>62095</text:p>
              </table:table-cell>
              <table:table-cell office:value-type="float" office:value="0.000000000452871518064057">
                <text:p>0.000000000452871518064057</text:p>
              </table:table-cell>
            </table:table-row>
            <table:table-row>
              <table:table-cell office:value-type="string">
                <text:p>Fila 169</text:p>
              </table:table-cell>
              <table:table-cell office:value-type="float" office:value="229493">
                <text:p>229493</text:p>
              </table:table-cell>
              <table:table-cell office:value-type="float" office:value="0.000000000183320025826106">
                <text:p>0.000000000183320025826106</text:p>
              </table:table-cell>
            </table:table-row>
            <table:table-row>
              <table:table-cell office:value-type="string">
                <text:p>Fila 170</text:p>
              </table:table-cell>
              <table:table-cell office:value-type="float" office:value="450779">
                <text:p>450779</text:p>
              </table:table-cell>
              <table:table-cell office:value-type="float" office:value="0.000000000183661086339271">
                <text:p>0.000000000183661086339271</text:p>
              </table:table-cell>
            </table:table-row>
            <table:table-row>
              <table:table-cell office:value-type="string">
                <text:p>Fila 171</text:p>
              </table:table-cell>
              <table:table-cell office:value-type="float" office:value="277533">
                <text:p>277533</text:p>
              </table:table-cell>
              <table:table-cell office:value-type="float" office:value="0.00000000014000534065417">
                <text:p>0.00000000014000534065417</text:p>
              </table:table-cell>
            </table:table-row>
            <table:table-row>
              <table:table-cell office:value-type="string">
                <text:p>Fila 172</text:p>
              </table:table-cell>
              <table:table-cell office:value-type="float" office:value="69711">
                <text:p>69711</text:p>
              </table:table-cell>
              <table:table-cell office:value-type="float" office:value="0.0000000000810587152955122">
                <text:p>0.0000000000810587152955122</text:p>
              </table:table-cell>
            </table:table-row>
            <table:table-row>
              <table:table-cell office:value-type="string">
                <text:p>Fila 173</text:p>
              </table:table-cell>
              <table:table-cell office:value-type="float" office:value="1799">
                <text:p>1799</text:p>
              </table:table-cell>
              <table:table-cell office:value-type="float" office:value="0.0000000000289333002001513">
                <text:p>0.0000000000289333002001513</text:p>
              </table:table-cell>
            </table:table-row>
            <table:table-row>
              <table:table-cell office:value-type="string">
                <text:p>Fila 174</text:p>
              </table:table-cell>
              <table:table-cell office:value-type="float" office:value="26596">
                <text:p>26596</text:p>
              </table:table-cell>
              <table:table-cell office:value-type="float" office:value="0.000000000130341959447833">
                <text:p>0.000000000130341959447833</text:p>
              </table:table-cell>
            </table:table-row>
            <table:table-row>
              <table:table-cell office:value-type="string">
                <text:p>Fila 175</text:p>
              </table:table-cell>
              <table:table-cell office:value-type="float" office:value="50527">
                <text:p>50527</text:p>
              </table:table-cell>
              <table:table-cell office:value-type="float" office:value="0.0000000000363229446520563">
                <text:p>0.0000000000363229446520563</text:p>
              </table:table-cell>
            </table:table-row>
            <table:table-row>
              <table:table-cell office:value-type="string">
                <text:p>Fila 176</text:p>
              </table:table-cell>
              <table:table-cell office:value-type="float" office:value="46754">
                <text:p>46754</text:p>
              </table:table-cell>
              <table:table-cell office:value-type="float" office:value="0.000000000088220986071974">
                <text:p>0.000000000088220986071974</text:p>
              </table:table-cell>
            </table:table-row>
            <table:table-row>
              <table:table-cell office:value-type="string">
                <text:p>Fila 177</text:p>
              </table:table-cell>
              <table:table-cell office:value-type="float" office:value="510670">
                <text:p>510670</text:p>
              </table:table-cell>
              <table:table-cell office:value-type="float" office:value="0.000000000287968759948853">
                <text:p>0.000000000287968759948853</text:p>
              </table:table-cell>
            </table:table-row>
            <table:table-row>
              <table:table-cell office:value-type="string">
                <text:p>Fila 178</text:p>
              </table:table-cell>
              <table:table-cell office:value-type="float" office:value="17194">
                <text:p>17194</text:p>
              </table:table-cell>
              <table:table-cell office:value-type="float" office:value="0.0000000000636077857052442">
                <text:p>0.0000000000636077857052442</text:p>
              </table:table-cell>
            </table:table-row>
            <table:table-row>
              <table:table-cell office:value-type="string">
                <text:p>Fila 179</text:p>
              </table:table-cell>
              <table:table-cell office:value-type="float" office:value="71404">
                <text:p>71404</text:p>
              </table:table-cell>
              <table:table-cell office:value-type="float" office:value="0.000000000198269844986498">
                <text:p>0.000000000198269844986498</text:p>
              </table:table-cell>
            </table:table-row>
            <table:table-row>
              <table:table-cell office:value-type="string">
                <text:p>Fila 180</text:p>
              </table:table-cell>
              <table:table-cell office:value-type="float" office:value="305443">
                <text:p>305443</text:p>
              </table:table-cell>
              <table:table-cell office:value-type="float" office:value="0.000000000123293375509093">
                <text:p>0.000000000123293375509093</text:p>
              </table:table-cell>
            </table:table-row>
            <table:table-row>
              <table:table-cell office:value-type="string">
                <text:p>Fila 181</text:p>
              </table:table-cell>
              <table:table-cell office:value-type="float" office:value="614827">
                <text:p>614827</text:p>
              </table:table-cell>
              <table:table-cell office:value-type="float" office:value="0.000000000368004293704871">
                <text:p>0.000000000368004293704871</text:p>
              </table:table-cell>
            </table:table-row>
            <table:table-row>
              <table:table-cell office:value-type="string">
                <text:p>Fila 182</text:p>
              </table:table-cell>
              <table:table-cell office:value-type="float" office:value="464243">
                <text:p>464243</text:p>
              </table:table-cell>
              <table:table-cell office:value-type="float" office:value="0.000000000263526089838706">
                <text:p>0.000000000263526089838706</text:p>
              </table:table-cell>
            </table:table-row>
            <table:table-row>
              <table:table-cell office:value-type="string">
                <text:p>Fila 183</text:p>
              </table:table-cell>
              <table:table-cell office:value-type="float" office:value="161879">
                <text:p>161879</text:p>
              </table:table-cell>
              <table:table-cell office:value-type="float" office:value="0.000000000263270294453832">
                <text:p>0.000000000263270294453832</text:p>
              </table:table-cell>
            </table:table-row>
            <table:table-row>
              <table:table-cell office:value-type="string">
                <text:p>Fila 184</text:p>
              </table:table-cell>
              <table:table-cell office:value-type="float" office:value="35020">
                <text:p>35020</text:p>
              </table:table-cell>
              <table:table-cell office:value-type="float" office:value="0.000000000119030119094532">
                <text:p>0.000000000119030119094532</text:p>
              </table:table-cell>
            </table:table-row>
            <table:table-row>
              <table:table-cell office:value-type="string">
                <text:p>Fila 185</text:p>
              </table:table-cell>
              <table:table-cell office:value-type="float" office:value="11824">
                <text:p>11824</text:p>
              </table:table-cell>
              <table:table-cell office:value-type="float" office:value="0.000000000068098415795248">
                <text:p>0.000000000068098415795248</text:p>
              </table:table-cell>
            </table:table-row>
            <table:table-row>
              <table:table-cell office:value-type="string">
                <text:p>Fila 186</text:p>
              </table:table-cell>
              <table:table-cell office:value-type="float" office:value="77588">
                <text:p>77588</text:p>
              </table:table-cell>
              <table:table-cell office:value-type="float" office:value="0.000000000367606389772845">
                <text:p>0.000000000367606389772845</text:p>
              </table:table-cell>
            </table:table-row>
            <table:table-row>
              <table:table-cell office:value-type="string">
                <text:p>Fila 187</text:p>
              </table:table-cell>
              <table:table-cell office:value-type="float" office:value="504">
                <text:p>504</text:p>
              </table:table-cell>
              <table:table-cell office:value-type="float" office:value="0.0000000000119158016786969">
                <text:p>0.0000000000119158016786969</text:p>
              </table:table-cell>
            </table:table-row>
            <table:table-row>
              <table:table-cell office:value-type="string">
                <text:p>Fila 188</text:p>
              </table:table-cell>
              <table:table-cell office:value-type="float" office:value="75225">
                <text:p>75225</text:p>
              </table:table-cell>
              <table:table-cell office:value-type="float" office:value="0.000000000400632416130975">
                <text:p>0.000000000400632416130975</text:p>
              </table:table-cell>
            </table:table-row>
            <table:table-row>
              <table:table-cell office:value-type="string">
                <text:p>Fila 189</text:p>
              </table:table-cell>
              <table:table-cell office:value-type="float" office:value="88121">
                <text:p>88121</text:p>
              </table:table-cell>
              <table:table-cell office:value-type="float" office:value="0.000000000109423581307055">
                <text:p>0.000000000109423581307055</text:p>
              </table:table-cell>
            </table:table-row>
            <table:table-row>
              <table:table-cell office:value-type="string">
                <text:p>Fila 190</text:p>
              </table:table-cell>
              <table:table-cell office:value-type="float" office:value="248904">
                <text:p>248904</text:p>
              </table:table-cell>
              <table:table-cell office:value-type="float" office:value="0.000000000175646164279897">
                <text:p>0.000000000175646164279897</text:p>
              </table:table-cell>
            </table:table-row>
            <table:table-row>
              <table:table-cell office:value-type="string">
                <text:p>Fila 191</text:p>
              </table:table-cell>
              <table:table-cell office:value-type="float" office:value="268626">
                <text:p>268626</text:p>
              </table:table-cell>
              <table:table-cell office:value-type="float" office:value="0.000000000252157406066544">
                <text:p>0.000000000252157406066544</text:p>
              </table:table-cell>
            </table:table-row>
            <table:table-row>
              <table:table-cell office:value-type="string">
                <text:p>Fila 192</text:p>
              </table:table-cell>
              <table:table-cell office:value-type="float" office:value="94472">
                <text:p>94472</text:p>
              </table:table-cell>
              <table:table-cell office:value-type="float" office:value="0.000000000247382558882236">
                <text:p>0.000000000247382558882236</text:p>
              </table:table-cell>
            </table:table-row>
            <table:table-row>
              <table:table-cell office:value-type="string">
                <text:p>Fila 193</text:p>
              </table:table-cell>
              <table:table-cell office:value-type="float" office:value="164638">
                <text:p>164638</text:p>
              </table:table-cell>
              <table:table-cell office:value-type="float" office:value="0.000000000105842445918825">
                <text:p>0.000000000105842445918825</text:p>
              </table:table-cell>
            </table:table-row>
            <table:table-row>
              <table:table-cell office:value-type="string">
                <text:p>Fila 194</text:p>
              </table:table-cell>
              <table:table-cell office:value-type="float" office:value="37348">
                <text:p>37348</text:p>
              </table:table-cell>
              <table:table-cell office:value-type="float" office:value="0.0000000000576392267248593">
                <text:p>0.0000000000576392267248593</text:p>
              </table:table-cell>
            </table:table-row>
            <table:table-row>
              <table:table-cell office:value-type="string">
                <text:p>Fila 195</text:p>
              </table:table-cell>
              <table:table-cell office:value-type="float" office:value="80689">
                <text:p>80689</text:p>
              </table:table-cell>
              <table:table-cell office:value-type="float" office:value="0.000000000072532202466391">
                <text:p>0.000000000072532202466391</text:p>
              </table:table-cell>
            </table:table-row>
            <table:table-row>
              <table:table-cell office:value-type="string">
                <text:p>Fila 196</text:p>
              </table:table-cell>
              <table:table-cell office:value-type="float" office:value="425042">
                <text:p>425042</text:p>
              </table:table-cell>
              <table:table-cell office:value-type="float" office:value="0.000000000276656919595553">
                <text:p>0.000000000276656919595553</text:p>
              </table:table-cell>
            </table:table-row>
            <table:table-row>
              <table:table-cell office:value-type="string">
                <text:p>Fila 197</text:p>
              </table:table-cell>
              <table:table-cell office:value-type="float" office:value="5035">
                <text:p>5035</text:p>
              </table:table-cell>
              <table:table-cell office:value-type="float" office:value="0.000000000145178091770504">
                <text:p>0.000000000145178091770504</text:p>
              </table:table-cell>
            </table:table-row>
            <table:table-row>
              <table:table-cell office:value-type="string">
                <text:p>Fila 198</text:p>
              </table:table-cell>
              <table:table-cell office:value-type="float" office:value="37852">
                <text:p>37852</text:p>
              </table:table-cell>
              <table:table-cell office:value-type="float" office:value="0.000000000178090431290912">
                <text:p>0.000000000178090431290912</text:p>
              </table:table-cell>
            </table:table-row>
            <table:table-row>
              <table:table-cell office:value-type="string">
                <text:p>Fila 199</text:p>
              </table:table-cell>
              <table:table-cell office:value-type="float" office:value="375441">
                <text:p>375441</text:p>
              </table:table-cell>
              <table:table-cell office:value-type="float" office:value="0.000000000139777966978727">
                <text:p>0.000000000139777966978727</text:p>
              </table:table-cell>
            </table:table-row>
            <table:table-row>
              <table:table-cell office:value-type="string">
                <text:p>Fila 200</text:p>
              </table:table-cell>
              <table:table-cell office:value-type="float" office:value="3158">
                <text:p>3158</text:p>
              </table:table-cell>
              <table:table-cell office:value-type="float" office:value="0.000000000014210854715202">
                <text:p>0.000000000014210854715202</text:p>
              </table:table-cell>
            </table:table-row>
            <table:table-row>
              <table:table-cell office:value-type="string">
                <text:p>Fila 201</text:p>
              </table:table-cell>
              <table:table-cell office:value-type="float" office:value="432416">
                <text:p>432416</text:p>
              </table:table-cell>
              <table:table-cell office:value-type="float" office:value="0.000000000183945303433575">
                <text:p>0.000000000183945303433575</text:p>
              </table:table-cell>
            </table:table-row>
            <table:table-row>
              <table:table-cell office:value-type="string">
                <text:p>Fila 202</text:p>
              </table:table-cell>
              <table:table-cell office:value-type="float" office:value="5292">
                <text:p>5292</text:p>
              </table:table-cell>
              <table:table-cell office:value-type="float" office:value="0.0000000000987938619800843">
                <text:p>0.0000000000987938619800843</text:p>
              </table:table-cell>
            </table:table-row>
            <table:table-row>
              <table:table-cell office:value-type="string">
                <text:p>Fila 203</text:p>
              </table:table-cell>
              <table:table-cell office:value-type="float" office:value="362852">
                <text:p>362852</text:p>
              </table:table-cell>
              <table:table-cell office:value-type="float" office:value="0.000000000205318428925239">
                <text:p>0.000000000205318428925239</text:p>
              </table:table-cell>
            </table:table-row>
            <table:table-row>
              <table:table-cell office:value-type="string">
                <text:p>Fila 204</text:p>
              </table:table-cell>
              <table:table-cell office:value-type="float" office:value="126013">
                <text:p>126013</text:p>
              </table:table-cell>
              <table:table-cell office:value-type="float" office:value="0.000000000192642346519278">
                <text:p>0.000000000192642346519278</text:p>
              </table:table-cell>
            </table:table-row>
            <table:table-row>
              <table:table-cell office:value-type="string">
                <text:p>Fila 205</text:p>
              </table:table-cell>
              <table:table-cell office:value-type="float" office:value="1951">
                <text:p>1951</text:p>
              </table:table-cell>
              <table:table-cell office:value-type="float" office:value="0.0000000000774775799072813">
                <text:p>0.0000000000774775799072813</text:p>
              </table:table-cell>
            </table:table-row>
            <table:table-row>
              <table:table-cell office:value-type="string">
                <text:p>Fila 206</text:p>
              </table:table-cell>
              <table:table-cell office:value-type="float" office:value="108187">
                <text:p>108187</text:p>
              </table:table-cell>
              <table:table-cell office:value-type="float" office:value="0.0000000000520685716765001">
                <text:p>0.0000000000520685716765001</text:p>
              </table:table-cell>
            </table:table-row>
            <table:table-row>
              <table:table-cell office:value-type="string">
                <text:p>Fila 207</text:p>
              </table:table-cell>
              <table:table-cell office:value-type="float" office:value="65212">
                <text:p>65212</text:p>
              </table:table-cell>
              <table:table-cell office:value-type="float" office:value="0.0000000000789555087976623">
                <text:p>0.0000000000789555087976623</text:p>
              </table:table-cell>
            </table:table-row>
            <table:table-row>
              <table:table-cell office:value-type="string">
                <text:p>Fila 208</text:p>
              </table:table-cell>
              <table:table-cell office:value-type="float" office:value="523402">
                <text:p>523402</text:p>
              </table:table-cell>
              <table:table-cell office:value-type="float" office:value="0.000000000203726813197136">
                <text:p>0.000000000203726813197136</text:p>
              </table:table-cell>
            </table:table-row>
            <table:table-row>
              <table:table-cell office:value-type="string">
                <text:p>Fila 209</text:p>
              </table:table-cell>
              <table:table-cell office:value-type="float" office:value="592172">
                <text:p>592172</text:p>
              </table:table-cell>
              <table:table-cell office:value-type="float" office:value="0.000000000293994162348099">
                <text:p>0.000000000293994162348099</text:p>
              </table:table-cell>
            </table:table-row>
            <table:table-row>
              <table:table-cell office:value-type="string">
                <text:p>Fila 210</text:p>
              </table:table-cell>
              <table:table-cell office:value-type="float" office:value="112645">
                <text:p>112645</text:p>
              </table:table-cell>
              <table:table-cell office:value-type="float" office:value="0.0000000000437694325228222">
                <text:p>0.0000000000437694325228222</text:p>
              </table:table-cell>
            </table:table-row>
            <table:table-row>
              <table:table-cell office:value-type="string">
                <text:p>Fila 211</text:p>
              </table:table-cell>
              <table:table-cell office:value-type="float" office:value="81187">
                <text:p>81187</text:p>
              </table:table-cell>
              <table:table-cell office:value-type="float" office:value="0.000000000420072865381371">
                <text:p>0.000000000420072865381371</text:p>
              </table:table-cell>
            </table:table-row>
            <table:table-row>
              <table:table-cell office:value-type="string">
                <text:p>Fila 212</text:p>
              </table:table-cell>
              <table:table-cell office:value-type="float" office:value="360634">
                <text:p>360634</text:p>
              </table:table-cell>
              <table:table-cell office:value-type="float" office:value="0.000000000115676357381744">
                <text:p>0.000000000115676357381744</text:p>
              </table:table-cell>
            </table:table-row>
            <table:table-row>
              <table:table-cell office:value-type="string">
                <text:p>Fila 213</text:p>
              </table:table-cell>
              <table:table-cell office:value-type="float" office:value="76288">
                <text:p>76288</text:p>
              </table:table-cell>
              <table:table-cell office:value-type="float" office:value="0.0000000000594013727095444">
                <text:p>0.0000000000594013727095444</text:p>
              </table:table-cell>
            </table:table-row>
            <table:table-row>
              <table:table-cell office:value-type="string">
                <text:p>Fila 214</text:p>
              </table:table-cell>
              <table:table-cell office:value-type="float" office:value="722333">
                <text:p>722333</text:p>
              </table:table-cell>
              <table:table-cell office:value-type="float" office:value="0.000000000261962895820034">
                <text:p>0.000000000261962895820034</text:p>
              </table:table-cell>
            </table:table-row>
            <table:table-row>
              <table:table-cell office:value-type="string">
                <text:p>Fila 215</text:p>
              </table:table-cell>
              <table:table-cell office:value-type="float" office:value="313134">
                <text:p>313134</text:p>
              </table:table-cell>
              <table:table-cell office:value-type="float" office:value="0.000000000226691554416902">
                <text:p>0.000000000226691554416902</text:p>
              </table:table-cell>
            </table:table-row>
            <table:table-row>
              <table:table-cell office:value-type="string">
                <text:p>Fila 216</text:p>
              </table:table-cell>
              <table:table-cell office:value-type="float" office:value="452988">
                <text:p>452988</text:p>
              </table:table-cell>
              <table:table-cell office:value-type="float" office:value="0.000000000147224454849493">
                <text:p>0.000000000147224454849493</text:p>
              </table:table-cell>
            </table:table-row>
            <table:table-row>
              <table:table-cell office:value-type="string">
                <text:p>Fila 217</text:p>
              </table:table-cell>
              <table:table-cell office:value-type="float" office:value="231229">
                <text:p>231229</text:p>
              </table:table-cell>
              <table:table-cell office:value-type="float" office:value="0.000000000108002495835535">
                <text:p>0.000000000108002495835535</text:p>
              </table:table-cell>
            </table:table-row>
            <table:table-row>
              <table:table-cell office:value-type="string">
                <text:p>Fila 218</text:p>
              </table:table-cell>
              <table:table-cell office:value-type="float" office:value="321832">
                <text:p>321832</text:p>
              </table:table-cell>
              <table:table-cell office:value-type="float" office:value="0.000000000278419065580238">
                <text:p>0.000000000278419065580238</text:p>
              </table:table-cell>
            </table:table-row>
            <table:table-row>
              <table:table-cell office:value-type="string">
                <text:p>Fila 219</text:p>
              </table:table-cell>
              <table:table-cell office:value-type="float" office:value="58653">
                <text:p>58653</text:p>
              </table:table-cell>
              <table:table-cell office:value-type="float" office:value="0.000000000240788722294383">
                <text:p>0.000000000240788722294383</text:p>
              </table:table-cell>
            </table:table-row>
            <table:table-row>
              <table:table-cell office:value-type="string">
                <text:p>Fila 220</text:p>
              </table:table-cell>
              <table:table-cell office:value-type="float" office:value="88">
                <text:p>88</text:p>
              </table:table-cell>
              <table:table-cell office:value-type="float" office:value="0.00000000000326139115713886">
                <text:p>0.00000000000326139115713886</text:p>
              </table:table-cell>
            </table:table-row>
            <table:table-row>
              <table:table-cell office:value-type="string">
                <text:p>Fila 221</text:p>
              </table:table-cell>
              <table:table-cell office:value-type="float" office:value="17113">
                <text:p>17113</text:p>
              </table:table-cell>
              <table:table-cell office:value-type="float" office:value="0.0000000000445652403868735">
                <text:p>0.0000000000445652403868735</text:p>
              </table:table-cell>
            </table:table-row>
            <table:table-row>
              <table:table-cell office:value-type="string">
                <text:p>Fila 222</text:p>
              </table:table-cell>
              <table:table-cell office:value-type="float" office:value="32">
                <text:p>32</text:p>
              </table:table-cell>
              <table:table-cell office:value-type="float" office:value="0.00000000000683542111801216">
                <text:p>0.00000000000683542111801216</text:p>
              </table:table-cell>
            </table:table-row>
            <table:table-row>
              <table:table-cell office:value-type="string">
                <text:p>Fila 223</text:p>
              </table:table-cell>
              <table:table-cell office:value-type="float" office:value="53124">
                <text:p>53124</text:p>
              </table:table-cell>
              <table:table-cell office:value-type="float" office:value="0.0000000000589466253586579">
                <text:p>0.0000000000589466253586579</text:p>
              </table:table-cell>
            </table:table-row>
            <table:table-row>
              <table:table-cell office:value-type="string">
                <text:p>Fila 224</text:p>
              </table:table-cell>
              <table:table-cell office:value-type="float" office:value="68517">
                <text:p>68517</text:p>
              </table:table-cell>
              <table:table-cell office:value-type="float" office:value="0.000000000085265128291212">
                <text:p>0.000000000085265128291212</text:p>
              </table:table-cell>
            </table:table-row>
            <table:table-row>
              <table:table-cell office:value-type="string">
                <text:p>Fila 225</text:p>
              </table:table-cell>
              <table:table-cell office:value-type="float" office:value="983774">
                <text:p>983774</text:p>
              </table:table-cell>
              <table:table-cell office:value-type="float" office:value="0.000000000430219415648025">
                <text:p>0.000000000430219415648025</text:p>
              </table:table-cell>
            </table:table-row>
            <table:table-row>
              <table:table-cell office:value-type="string">
                <text:p>Fila 226</text:p>
              </table:table-cell>
              <table:table-cell office:value-type="float" office:value="56143">
                <text:p>56143</text:p>
              </table:table-cell>
              <table:table-cell office:value-type="float" office:value="0.0000000000554791768081486">
                <text:p>0.0000000000554791768081486</text:p>
              </table:table-cell>
            </table:table-row>
            <table:table-row>
              <table:table-cell office:value-type="string">
                <text:p>Fila 227</text:p>
              </table:table-cell>
              <table:table-cell office:value-type="float" office:value="14022">
                <text:p>14022</text:p>
              </table:table-cell>
              <table:table-cell office:value-type="float" office:value="0.0000000000254090082307812">
                <text:p>0.0000000000254090082307812</text:p>
              </table:table-cell>
            </table:table-row>
            <table:table-row>
              <table:table-cell office:value-type="string">
                <text:p>Fila 228</text:p>
              </table:table-cell>
              <table:table-cell office:value-type="float" office:value="645095">
                <text:p>645095</text:p>
              </table:table-cell>
              <table:table-cell office:value-type="float" office:value="0.000000000291038304567337">
                <text:p>0.000000000291038304567337</text:p>
              </table:table-cell>
            </table:table-row>
            <table:table-row>
              <table:table-cell office:value-type="string">
                <text:p>Fila 229</text:p>
              </table:table-cell>
              <table:table-cell office:value-type="float" office:value="1296">
                <text:p>1296</text:p>
              </table:table-cell>
              <table:table-cell office:value-type="float" office:value="0.000000000155694124259753">
                <text:p>0.000000000155694124259753</text:p>
              </table:table-cell>
            </table:table-row>
            <table:table-row>
              <table:table-cell office:value-type="string">
                <text:p>Fila 230</text:p>
              </table:table-cell>
              <table:table-cell office:value-type="float" office:value="265739">
                <text:p>265739</text:p>
              </table:table-cell>
              <table:table-cell office:value-type="float" office:value="0.000000000150237156049116">
                <text:p>0.000000000150237156049116</text:p>
              </table:table-cell>
            </table:table-row>
            <table:table-row>
              <table:table-cell office:value-type="string">
                <text:p>Fila 231</text:p>
              </table:table-cell>
              <table:table-cell office:value-type="float" office:value="117626">
                <text:p>117626</text:p>
              </table:table-cell>
              <table:table-cell office:value-type="float" office:value="0.0000000000731006366549991">
                <text:p>0.0000000000731006366549991</text:p>
              </table:table-cell>
            </table:table-row>
            <table:table-row>
              <table:table-cell office:value-type="string">
                <text:p>Fila 232</text:p>
              </table:table-cell>
              <table:table-cell office:value-type="float" office:value="547">
                <text:p>547</text:p>
              </table:table-cell>
              <table:table-cell office:value-type="float" office:value="0.000000000124714460980613">
                <text:p>0.000000000124714460980613</text:p>
              </table:table-cell>
            </table:table-row>
            <table:table-row>
              <table:table-cell office:value-type="string">
                <text:p>Fila 233</text:p>
              </table:table-cell>
              <table:table-cell office:value-type="float" office:value="77555">
                <text:p>77555</text:p>
              </table:table-cell>
              <table:table-cell office:value-type="float" office:value="0.000000000116017417894909">
                <text:p>0.000000000116017417894909</text:p>
              </table:table-cell>
            </table:table-row>
            <table:table-row>
              <table:table-cell office:value-type="string">
                <text:p>Fila 234</text:p>
              </table:table-cell>
              <table:table-cell office:value-type="float" office:value="85855">
                <text:p>85855</text:p>
              </table:table-cell>
              <table:table-cell office:value-type="float" office:value="0.0000000000508180164615624">
                <text:p>0.0000000000508180164615624</text:p>
              </table:table-cell>
            </table:table-row>
            <table:table-row>
              <table:table-cell office:value-type="string">
                <text:p>Fila 235</text:p>
              </table:table-cell>
              <table:table-cell office:value-type="float" office:value="64446">
                <text:p>64446</text:p>
              </table:table-cell>
              <table:table-cell office:value-type="float" office:value="0.000000000137788447318599">
                <text:p>0.000000000137788447318599</text:p>
              </table:table-cell>
            </table:table-row>
            <table:table-row>
              <table:table-cell office:value-type="string">
                <text:p>Fila 236</text:p>
              </table:table-cell>
              <table:table-cell office:value-type="float" office:value="5166">
                <text:p>5166</text:p>
              </table:table-cell>
              <table:table-cell office:value-type="float" office:value="0.000000000146030743053416">
                <text:p>0.000000000146030743053416</text:p>
              </table:table-cell>
            </table:table-row>
            <table:table-row>
              <table:table-cell office:value-type="string">
                <text:p>Fila 237</text:p>
              </table:table-cell>
              <table:table-cell office:value-type="float" office:value="27514">
                <text:p>27514</text:p>
              </table:table-cell>
              <table:table-cell office:value-type="float" office:value="0.0000000000241868747252738">
                <text:p>0.0000000000241868747252738</text:p>
              </table:table-cell>
            </table:table-row>
            <table:table-row>
              <table:table-cell office:value-type="string">
                <text:p>Fila 238</text:p>
              </table:table-cell>
              <table:table-cell office:value-type="float" office:value="434789">
                <text:p>434789</text:p>
              </table:table-cell>
              <table:table-cell office:value-type="float" office:value="0.000000000166551217262168">
                <text:p>0.000000000166551217262168</text:p>
              </table:table-cell>
            </table:table-row>
            <table:table-row>
              <table:table-cell office:value-type="string">
                <text:p>Fila 239</text:p>
              </table:table-cell>
              <table:table-cell office:value-type="float" office:value="41">
                <text:p>41</text:p>
              </table:table-cell>
              <table:table-cell office:value-type="float" office:value="0.00000000000241184849869569">
                <text:p>0.00000000000241184849869569</text:p>
              </table:table-cell>
            </table:table-row>
            <table:table-row>
              <table:table-cell office:value-type="string">
                <text:p>Fila 240</text:p>
              </table:table-cell>
              <table:table-cell office:value-type="float" office:value="505971">
                <text:p>505971</text:p>
              </table:table-cell>
              <table:table-cell office:value-type="float" office:value="0.000000000286945578409359">
                <text:p>0.000000000286945578409359</text:p>
              </table:table-cell>
            </table:table-row>
            <table:table-row>
              <table:table-cell office:value-type="string">
                <text:p>Fila 241</text:p>
              </table:table-cell>
              <table:table-cell office:value-type="float" office:value="22402">
                <text:p>22402</text:p>
              </table:table-cell>
              <table:table-cell office:value-type="float" office:value="0.0000000000545128386875149">
                <text:p>0.0000000000545128386875149</text:p>
              </table:table-cell>
            </table:table-row>
            <table:table-row>
              <table:table-cell office:value-type="string">
                <text:p>Fila 242</text:p>
              </table:table-cell>
              <table:table-cell office:value-type="float" office:value="228312">
                <text:p>228312</text:p>
              </table:table-cell>
              <table:table-cell office:value-type="float" office:value="0.000000000202078354050172">
                <text:p>0.000000000202078354050172</text:p>
              </table:table-cell>
            </table:table-row>
            <table:table-row>
              <table:table-cell office:value-type="string">
                <text:p>Fila 243</text:p>
              </table:table-cell>
              <table:table-cell office:value-type="float" office:value="3437">
                <text:p>3437</text:p>
              </table:table-cell>
              <table:table-cell office:value-type="float" office:value="0.0000000000585202997172019">
                <text:p>0.0000000000585202997172019</text:p>
              </table:table-cell>
            </table:table-row>
            <table:table-row>
              <table:table-cell office:value-type="string">
                <text:p>Fila 244</text:p>
              </table:table-cell>
              <table:table-cell office:value-type="float" office:value="7409">
                <text:p>7409</text:p>
              </table:table-cell>
              <table:table-cell office:value-type="float" office:value="0.000000000227146301767789">
                <text:p>0.000000000227146301767789</text:p>
              </table:table-cell>
            </table:table-row>
            <table:table-row>
              <table:table-cell office:value-type="string">
                <text:p>Fila 245</text:p>
              </table:table-cell>
              <table:table-cell office:value-type="float" office:value="404731">
                <text:p>404731</text:p>
              </table:table-cell>
              <table:table-cell office:value-type="float" office:value="0.000000000286206613964168">
                <text:p>0.000000000286206613964168</text:p>
              </table:table-cell>
            </table:table-row>
            <table:table-row>
              <table:table-cell office:value-type="string">
                <text:p>Fila 246</text:p>
              </table:table-cell>
              <table:table-cell office:value-type="float" office:value="1923">
                <text:p>1923</text:p>
              </table:table-cell>
              <table:table-cell office:value-type="float" office:value="0.0000000000794102561485488">
                <text:p>0.0000000000794102561485488</text:p>
              </table:table-cell>
            </table:table-row>
            <table:table-row>
              <table:table-cell office:value-type="string">
                <text:p>Fila 247</text:p>
              </table:table-cell>
              <table:table-cell office:value-type="float" office:value="27">
                <text:p>27</text:p>
              </table:table-cell>
              <table:table-cell office:value-type="float" office:value="0.000000000000824229573481716">
                <text:p>0.000000000000824229573481716</text:p>
              </table:table-cell>
            </table:table-row>
            <table:table-row>
              <table:table-cell office:value-type="string">
                <text:p>Fila 248</text:p>
              </table:table-cell>
              <table:table-cell office:value-type="float" office:value="1615">
                <text:p>1615</text:p>
              </table:table-cell>
              <table:table-cell office:value-type="float" office:value="0.0000000000406430444854777">
                <text:p>0.0000000000406430444854777</text:p>
              </table:table-cell>
            </table:table-row>
            <table:table-row>
              <table:table-cell office:value-type="string">
                <text:p>Fila 249</text:p>
              </table:table-cell>
              <table:table-cell office:value-type="float" office:value="4464">
                <text:p>4464</text:p>
              </table:table-cell>
              <table:table-cell office:value-type="float" office:value="0.000000000226386021040526">
                <text:p>0.000000000226386021040526</text:p>
              </table:table-cell>
            </table:table-row>
            <table:table-row>
              <table:table-cell office:value-type="string">
                <text:p>Fila 250</text:p>
              </table:table-cell>
              <table:table-cell office:value-type="float" office:value="151140">
                <text:p>151140</text:p>
              </table:table-cell>
              <table:table-cell office:value-type="float" office:value="0.0000000000604316596763965">
                <text:p>0.0000000000604316596763965</text:p>
              </table:table-cell>
            </table:table-row>
            <table:table-row>
              <table:table-cell office:value-type="string">
                <text:p>Fila 251</text:p>
              </table:table-cell>
              <table:table-cell office:value-type="float" office:value="4392">
                <text:p>4392</text:p>
              </table:table-cell>
              <table:table-cell office:value-type="float" office:value="0.0000000000698605617799331">
                <text:p>0.0000000000698605617799331</text:p>
              </table:table-cell>
            </table:table-row>
            <table:table-row>
              <table:table-cell office:value-type="string">
                <text:p>Fila 252</text:p>
              </table:table-cell>
              <table:table-cell office:value-type="float" office:value="32376">
                <text:p>32376</text:p>
              </table:table-cell>
              <table:table-cell office:value-type="float" office:value="0.0000000000874251782079227">
                <text:p>0.0000000000874251782079227</text:p>
              </table:table-cell>
            </table:table-row>
            <table:table-row>
              <table:table-cell office:value-type="string">
                <text:p>Fila 253</text:p>
              </table:table-cell>
              <table:table-cell office:value-type="float" office:value="182">
                <text:p>182</text:p>
              </table:table-cell>
              <table:table-cell office:value-type="float" office:value="0.0000000000246132003667299">
                <text:p>0.0000000000246132003667299</text:p>
              </table:table-cell>
            </table:table-row>
            <table:table-row>
              <table:table-cell office:value-type="string">
                <text:p>Fila 254</text:p>
              </table:table-cell>
              <table:table-cell office:value-type="float" office:value="550569">
                <text:p>550569</text:p>
              </table:table-cell>
              <table:table-cell office:value-type="float" office:value="0.000000000241072939388687">
                <text:p>0.000000000241072939388687</text:p>
              </table:table-cell>
            </table:table-row>
            <table:table-row>
              <table:table-cell office:value-type="string">
                <text:p>Fila 255</text:p>
              </table:table-cell>
              <table:table-cell office:value-type="float" office:value="91189">
                <text:p>91189</text:p>
              </table:table-cell>
              <table:table-cell office:value-type="float" office:value="0.0000000000594582161284052">
                <text:p>0.0000000000594582161284052</text:p>
              </table:table-cell>
            </table:table-row>
            <table:table-row>
              <table:table-cell office:value-type="string">
                <text:p>Fila 256</text:p>
              </table:table-cell>
              <table:table-cell office:value-type="float" office:value="58665">
                <text:p>58665</text:p>
              </table:table-cell>
              <table:table-cell office:value-type="float" office:value="0.00000000014210854715202">
                <text:p>0.00000000014210854715202</text:p>
              </table:table-cell>
            </table:table-row>
            <table:table-row>
              <table:table-cell office:value-type="string">
                <text:p>Fila 257</text:p>
              </table:table-cell>
              <table:table-cell office:value-type="float" office:value="37883">
                <text:p>37883</text:p>
              </table:table-cell>
              <table:table-cell office:value-type="float" office:value="0.000000000156802570927539">
                <text:p>0.000000000156802570927539</text:p>
              </table:table-cell>
            </table:table-row>
            <table:table-row>
              <table:table-cell office:value-type="string">
                <text:p>Fila 258</text:p>
              </table:table-cell>
              <table:table-cell office:value-type="float" office:value="5167">
                <text:p>5167</text:p>
              </table:table-cell>
              <table:table-cell office:value-type="float" office:value="0.0000000000180619963430218">
                <text:p>0.0000000000180619963430218</text:p>
              </table:table-cell>
            </table:table-row>
            <table:table-row>
              <table:table-cell office:value-type="string">
                <text:p>Fila 259</text:p>
              </table:table-cell>
              <table:table-cell office:value-type="float" office:value="129847">
                <text:p>129847</text:p>
              </table:table-cell>
              <table:table-cell office:value-type="float" office:value="0.000000000134832589537837">
                <text:p>0.000000000134832589537837</text:p>
              </table:table-cell>
            </table:table-row>
            <table:table-row>
              <table:table-cell office:value-type="string">
                <text:p>Fila 260</text:p>
              </table:table-cell>
              <table:table-cell office:value-type="float" office:value="209497">
                <text:p>209497</text:p>
              </table:table-cell>
              <table:table-cell office:value-type="float" office:value="0.0000000000811724021332338">
                <text:p>0.0000000000811724021332338</text:p>
              </table:table-cell>
            </table:table-row>
            <table:table-row>
              <table:table-cell office:value-type="string">
                <text:p>Fila 261</text:p>
              </table:table-cell>
              <table:table-cell office:value-type="float" office:value="58845">
                <text:p>58845</text:p>
              </table:table-cell>
              <table:table-cell office:value-type="float" office:value="0.0000000000819682099972852">
                <text:p>0.0000000000819682099972852</text:p>
              </table:table-cell>
            </table:table-row>
            <table:table-row>
              <table:table-cell office:value-type="string">
                <text:p>Fila 262</text:p>
              </table:table-cell>
              <table:table-cell office:value-type="float" office:value="196109">
                <text:p>196109</text:p>
              </table:table-cell>
              <table:table-cell office:value-type="float" office:value="0.000000000238060238189064">
                <text:p>0.000000000238060238189064</text:p>
              </table:table-cell>
            </table:table-row>
            <table:table-row>
              <table:table-cell office:value-type="string">
                <text:p>Fila 263</text:p>
              </table:table-cell>
              <table:table-cell office:value-type="float" office:value="559">
                <text:p>559</text:p>
              </table:table-cell>
              <table:table-cell office:value-type="float" office:value="0.0000000000429878355134861">
                <text:p>0.0000000000429878355134861</text:p>
              </table:table-cell>
            </table:table-row>
            <table:table-row>
              <table:table-cell office:value-type="string">
                <text:p>Fila 264</text:p>
              </table:table-cell>
              <table:table-cell office:value-type="float" office:value="9798">
                <text:p>9798</text:p>
              </table:table-cell>
              <table:table-cell office:value-type="float" office:value="0.000000000129773525259225">
                <text:p>0.000000000129773525259225</text:p>
              </table:table-cell>
            </table:table-row>
            <table:table-row>
              <table:table-cell office:value-type="string">
                <text:p>Fila 265</text:p>
              </table:table-cell>
              <table:table-cell office:value-type="float" office:value="271686">
                <text:p>271686</text:p>
              </table:table-cell>
              <table:table-cell office:value-type="float" office:value="0.000000000168654423760017">
                <text:p>0.000000000168654423760017</text:p>
              </table:table-cell>
            </table:table-row>
            <table:table-row>
              <table:table-cell office:value-type="string">
                <text:p>Fila 266</text:p>
              </table:table-cell>
              <table:table-cell office:value-type="float" office:value="77102">
                <text:p>77102</text:p>
              </table:table-cell>
              <table:table-cell office:value-type="float" office:value="0.000000000221803020394873">
                <text:p>0.000000000221803020394873</text:p>
              </table:table-cell>
            </table:table-row>
            <table:table-row>
              <table:table-cell office:value-type="string">
                <text:p>Fila 267</text:p>
              </table:table-cell>
              <table:table-cell office:value-type="float" office:value="4171">
                <text:p>4171</text:p>
              </table:table-cell>
              <table:table-cell office:value-type="float" office:value="0.000000000162344804266468">
                <text:p>0.000000000162344804266468</text:p>
              </table:table-cell>
            </table:table-row>
            <table:table-row>
              <table:table-cell office:value-type="string">
                <text:p>Fila 268</text:p>
              </table:table-cell>
              <table:table-cell office:value-type="float" office:value="23435">
                <text:p>23435</text:p>
              </table:table-cell>
              <table:table-cell office:value-type="float" office:value="0.00000000028421709430404">
                <text:p>0.00000000028421709430404</text:p>
              </table:table-cell>
            </table:table-row>
            <table:table-row>
              <table:table-cell office:value-type="string">
                <text:p>Fila 269</text:p>
              </table:table-cell>
              <table:table-cell office:value-type="float" office:value="134896">
                <text:p>134896</text:p>
              </table:table-cell>
              <table:table-cell office:value-type="float" office:value="0.000000000260172328125918">
                <text:p>0.000000000260172328125918</text:p>
              </table:table-cell>
            </table:table-row>
            <table:table-row>
              <table:table-cell office:value-type="string">
                <text:p>Fila 270</text:p>
              </table:table-cell>
              <table:table-cell office:value-type="float" office:value="84038">
                <text:p>84038</text:p>
              </table:table-cell>
              <table:table-cell office:value-type="float" office:value="0.000000000103568709164392">
                <text:p>0.000000000103568709164392</text:p>
              </table:table-cell>
            </table:table-row>
            <table:table-row>
              <table:table-cell office:value-type="string">
                <text:p>Fila 271</text:p>
              </table:table-cell>
              <table:table-cell office:value-type="float" office:value="3094">
                <text:p>3094</text:p>
              </table:table-cell>
              <table:table-cell office:value-type="float" office:value="0.0000000000541149347554892">
                <text:p>0.0000000000541149347554892</text:p>
              </table:table-cell>
            </table:table-row>
            <table:table-row>
              <table:table-cell office:value-type="string">
                <text:p>Fila 272</text:p>
              </table:table-cell>
              <table:table-cell office:value-type="float" office:value="13378">
                <text:p>13378</text:p>
              </table:table-cell>
              <table:table-cell office:value-type="float" office:value="0.000000000170757630257867">
                <text:p>0.000000000170757630257867</text:p>
              </table:table-cell>
            </table:table-row>
            <table:table-row>
              <table:table-cell office:value-type="string">
                <text:p>Fila 273</text:p>
              </table:table-cell>
              <table:table-cell office:value-type="float" office:value="53135">
                <text:p>53135</text:p>
              </table:table-cell>
              <table:table-cell office:value-type="float" office:value="0.000000000140573774842778">
                <text:p>0.000000000140573774842778</text:p>
              </table:table-cell>
            </table:table-row>
            <table:table-row>
              <table:table-cell office:value-type="string">
                <text:p>Fila 274</text:p>
              </table:table-cell>
              <table:table-cell office:value-type="float" office:value="2294">
                <text:p>2294</text:p>
              </table:table-cell>
              <table:table-cell office:value-type="float" office:value="0.0000000000562749846721999">
                <text:p>0.0000000000562749846721999</text:p>
              </table:table-cell>
            </table:table-row>
            <table:table-row>
              <table:table-cell office:value-type="string">
                <text:p>Fila 275</text:p>
              </table:table-cell>
              <table:table-cell office:value-type="float" office:value="222269">
                <text:p>222269</text:p>
              </table:table-cell>
              <table:table-cell office:value-type="float" office:value="0.000000000210945927392458">
                <text:p>0.000000000210945927392458</text:p>
              </table:table-cell>
            </table:table-row>
            <table:table-row>
              <table:table-cell office:value-type="string">
                <text:p>Fila 276</text:p>
              </table:table-cell>
              <table:table-cell office:value-type="float" office:value="32">
                <text:p>32</text:p>
              </table:table-cell>
              <table:table-cell office:value-type="float" office:value="0.00000000000125766064229538">
                <text:p>0.00000000000125766064229538</text:p>
              </table:table-cell>
            </table:table-row>
            <table:table-row>
              <table:table-cell office:value-type="string">
                <text:p>Fila 277</text:p>
              </table:table-cell>
              <table:table-cell office:value-type="float" office:value="296773">
                <text:p>296773</text:p>
              </table:table-cell>
              <table:table-cell office:value-type="float" office:value="0.000000000127840849017957">
                <text:p>0.000000000127840849017957</text:p>
              </table:table-cell>
            </table:table-row>
            <table:table-row>
              <table:table-cell office:value-type="string">
                <text:p>Fila 278</text:p>
              </table:table-cell>
              <table:table-cell office:value-type="float" office:value="92417">
                <text:p>92417</text:p>
              </table:table-cell>
              <table:table-cell office:value-type="float" office:value="0.0000000000492548224428902">
                <text:p>0.0000000000492548224428902</text:p>
              </table:table-cell>
            </table:table-row>
            <table:table-row>
              <table:table-cell office:value-type="string">
                <text:p>Fila 279</text:p>
              </table:table-cell>
              <table:table-cell office:value-type="float" office:value="64">
                <text:p>64</text:p>
              </table:table-cell>
              <table:table-cell office:value-type="float" office:value="0.0000000000110560449684272">
                <text:p>0.0000000000110560449684272</text:p>
              </table:table-cell>
            </table:table-row>
            <table:table-row>
              <table:table-cell office:value-type="string">
                <text:p>Fila 280</text:p>
              </table:table-cell>
              <table:table-cell office:value-type="float" office:value="7938">
                <text:p>7938</text:p>
              </table:table-cell>
              <table:table-cell office:value-type="float" office:value="0.000000000117836407298455">
                <text:p>0.000000000117836407298455</text:p>
              </table:table-cell>
            </table:table-row>
            <table:table-row>
              <table:table-cell office:value-type="string">
                <text:p>Fila 281</text:p>
              </table:table-cell>
              <table:table-cell office:value-type="float" office:value="155986">
                <text:p>155986</text:p>
              </table:table-cell>
              <table:table-cell office:value-type="float" office:value="0.000000000101067598734517">
                <text:p>0.000000000101067598734517</text:p>
              </table:table-cell>
            </table:table-row>
            <table:table-row>
              <table:table-cell office:value-type="string">
                <text:p>Fila 282</text:p>
              </table:table-cell>
              <table:table-cell office:value-type="float" office:value="29562">
                <text:p>29562</text:p>
              </table:table-cell>
              <table:table-cell office:value-type="float" office:value="0.00000000035106495488435">
                <text:p>0.00000000035106495488435</text:p>
              </table:table-cell>
            </table:table-row>
            <table:table-row>
              <table:table-cell office:value-type="string">
                <text:p>Fila 283</text:p>
              </table:table-cell>
              <table:table-cell office:value-type="float" office:value="40622">
                <text:p>40622</text:p>
              </table:table-cell>
              <table:table-cell office:value-type="float" office:value="0.000000000122327037388459">
                <text:p>0.000000000122327037388459</text:p>
              </table:table-cell>
            </table:table-row>
            <table:table-row>
              <table:table-cell office:value-type="string">
                <text:p>Fila 284</text:p>
              </table:table-cell>
              <table:table-cell office:value-type="float" office:value="298662">
                <text:p>298662</text:p>
              </table:table-cell>
              <table:table-cell office:value-type="float" office:value="0.000000000285581336356699">
                <text:p>0.000000000285581336356699</text:p>
              </table:table-cell>
            </table:table-row>
            <table:table-row>
              <table:table-cell office:value-type="string">
                <text:p>Fila 285</text:p>
              </table:table-cell>
              <table:table-cell office:value-type="float" office:value="248767">
                <text:p>248767</text:p>
              </table:table-cell>
              <table:table-cell office:value-type="float" office:value="0.000000000374711817130446">
                <text:p>0.000000000374711817130446</text:p>
              </table:table-cell>
            </table:table-row>
            <table:table-row>
              <table:table-cell office:value-type="string">
                <text:p>Fila 286</text:p>
              </table:table-cell>
              <table:table-cell office:value-type="float" office:value="668976">
                <text:p>668976</text:p>
              </table:table-cell>
              <table:table-cell office:value-type="float" office:value="0.000000000394493326894008">
                <text:p>0.000000000394493326894008</text:p>
              </table:table-cell>
            </table:table-row>
            <table:table-row>
              <table:table-cell office:value-type="string">
                <text:p>Fila 287</text:p>
              </table:table-cell>
              <table:table-cell office:value-type="float" office:value="16397">
                <text:p>16397</text:p>
              </table:table-cell>
              <table:table-cell office:value-type="float" office:value="0.0000000000444515535491519">
                <text:p>0.0000000000444515535491519</text:p>
              </table:table-cell>
            </table:table-row>
            <table:table-row>
              <table:table-cell office:value-type="string">
                <text:p>Fila 288</text:p>
              </table:table-cell>
              <table:table-cell office:value-type="float" office:value="76551">
                <text:p>76551</text:p>
              </table:table-cell>
              <table:table-cell office:value-type="float" office:value="0.000000000102488684206037">
                <text:p>0.000000000102488684206037</text:p>
              </table:table-cell>
            </table:table-row>
            <table:table-row>
              <table:table-cell office:value-type="string">
                <text:p>Fila 289</text:p>
              </table:table-cell>
              <table:table-cell office:value-type="float" office:value="685">
                <text:p>685</text:p>
              </table:table-cell>
              <table:table-cell office:value-type="float" office:value="0.0000000000203499439521693">
                <text:p>0.0000000000203499439521693</text:p>
              </table:table-cell>
            </table:table-row>
            <table:table-row>
              <table:table-cell office:value-type="string">
                <text:p>Fila 290</text:p>
              </table:table-cell>
              <table:table-cell office:value-type="float" office:value="270">
                <text:p>270</text:p>
              </table:table-cell>
              <table:table-cell office:value-type="float" office:value="0.0000000000671889210934751">
                <text:p>0.0000000000671889210934751</text:p>
              </table:table-cell>
            </table:table-row>
            <table:table-row>
              <table:table-cell office:value-type="string">
                <text:p>Fila 291</text:p>
              </table:table-cell>
              <table:table-cell office:value-type="float" office:value="4482">
                <text:p>4482</text:p>
              </table:table-cell>
              <table:table-cell office:value-type="float" office:value="0.000000000181586301550851">
                <text:p>0.000000000181586301550851</text:p>
              </table:table-cell>
            </table:table-row>
            <table:table-row>
              <table:table-cell office:value-type="string">
                <text:p>Fila 292</text:p>
              </table:table-cell>
              <table:table-cell office:value-type="float" office:value="3739">
                <text:p>3739</text:p>
              </table:table-cell>
              <table:table-cell office:value-type="float" office:value="0.0000000000486011231259909">
                <text:p>0.0000000000486011231259909</text:p>
              </table:table-cell>
            </table:table-row>
            <table:table-row>
              <table:table-cell office:value-type="string">
                <text:p>Fila 293</text:p>
              </table:table-cell>
              <table:table-cell office:value-type="float" office:value="22654">
                <text:p>22654</text:p>
              </table:table-cell>
              <table:table-cell office:value-type="float" office:value="0.000000000267959876509849">
                <text:p>0.000000000267959876509849</text:p>
              </table:table-cell>
            </table:table-row>
            <table:table-row>
              <table:table-cell office:value-type="string">
                <text:p>Fila 294</text:p>
              </table:table-cell>
              <table:table-cell office:value-type="float" office:value="52562">
                <text:p>52562</text:p>
              </table:table-cell>
              <table:table-cell office:value-type="float" office:value="0.000000000036720848584082">
                <text:p>0.000000000036720848584082</text:p>
              </table:table-cell>
            </table:table-row>
            <table:table-row>
              <table:table-cell office:value-type="string">
                <text:p>Fila 295</text:p>
              </table:table-cell>
              <table:table-cell office:value-type="float" office:value="20371">
                <text:p>20371</text:p>
              </table:table-cell>
              <table:table-cell office:value-type="float" office:value="0.0000000000762838681112044">
                <text:p>0.0000000000762838681112044</text:p>
              </table:table-cell>
            </table:table-row>
            <table:table-row>
              <table:table-cell office:value-type="string">
                <text:p>Fila 296</text:p>
              </table:table-cell>
              <table:table-cell office:value-type="float" office:value="638929">
                <text:p>638929</text:p>
              </table:table-cell>
              <table:table-cell office:value-type="float" office:value="0.000000000228510543820448">
                <text:p>0.000000000228510543820448</text:p>
              </table:table-cell>
            </table:table-row>
            <table:table-row>
              <table:table-cell office:value-type="string">
                <text:p>Fila 297</text:p>
              </table:table-cell>
              <table:table-cell office:value-type="float" office:value="134030">
                <text:p>134030</text:p>
              </table:table-cell>
              <table:table-cell office:value-type="float" office:value="0.0000000000727595761418343">
                <text:p>0.0000000000727595761418343</text:p>
              </table:table-cell>
            </table:table-row>
            <table:table-row>
              <table:table-cell office:value-type="string">
                <text:p>Fila 298</text:p>
              </table:table-cell>
              <table:table-cell office:value-type="float" office:value="3956">
                <text:p>3956</text:p>
              </table:table-cell>
              <table:table-cell office:value-type="float" office:value="0.0000000000848672243591864">
                <text:p>0.0000000000848672243591864</text:p>
              </table:table-cell>
            </table:table-row>
            <table:table-row>
              <table:table-cell office:value-type="string">
                <text:p>Fila 299</text:p>
              </table:table-cell>
              <table:table-cell office:value-type="float" office:value="452087">
                <text:p>452087</text:p>
              </table:table-cell>
              <table:table-cell office:value-type="float" office:value="0.000000000180648385139648">
                <text:p>0.000000000180648385139648</text:p>
              </table:table-cell>
            </table:table-row>
            <table:table-row>
              <table:table-cell office:value-type="string">
                <text:p>Fila 300</text:p>
              </table:table-cell>
              <table:table-cell office:value-type="float" office:value="156442">
                <text:p>156442</text:p>
              </table:table-cell>
              <table:table-cell office:value-type="float" office:value="0.0000000000831050783745013">
                <text:p>0.0000000000831050783745013</text:p>
              </table:table-cell>
            </table:table-row>
            <table:table-row>
              <table:table-cell office:value-type="string">
                <text:p>Fila 301</text:p>
              </table:table-cell>
              <table:table-cell office:value-type="float" office:value="232789">
                <text:p>232789</text:p>
              </table:table-cell>
              <table:table-cell office:value-type="float" office:value="0.00000000013363887774176">
                <text:p>0.00000000013363887774176</text:p>
              </table:table-cell>
            </table:table-row>
            <table:table-row>
              <table:table-cell office:value-type="string">
                <text:p>Fila 302</text:p>
              </table:table-cell>
              <table:table-cell office:value-type="float" office:value="648199">
                <text:p>648199</text:p>
              </table:table-cell>
              <table:table-cell office:value-type="float" office:value="0.000000000302094349535764">
                <text:p>0.000000000302094349535764</text:p>
              </table:table-cell>
            </table:table-row>
            <table:table-row>
              <table:table-cell office:value-type="string">
                <text:p>Fila 303</text:p>
              </table:table-cell>
              <table:table-cell office:value-type="float" office:value="114694">
                <text:p>114694</text:p>
              </table:table-cell>
              <table:table-cell office:value-type="float" office:value="0.000000000138982159114676">
                <text:p>0.000000000138982159114676</text:p>
              </table:table-cell>
            </table:table-row>
            <table:table-row>
              <table:table-cell office:value-type="string">
                <text:p>Fila 304</text:p>
              </table:table-cell>
              <table:table-cell office:value-type="float" office:value="71570">
                <text:p>71570</text:p>
              </table:table-cell>
              <table:table-cell office:value-type="float" office:value="0.000000000265487187789404">
                <text:p>0.000000000265487187789404</text:p>
              </table:table-cell>
            </table:table-row>
            <table:table-row>
              <table:table-cell office:value-type="string">
                <text:p>Fila 305</text:p>
              </table:table-cell>
              <table:table-cell office:value-type="float" office:value="33522">
                <text:p>33522</text:p>
              </table:table-cell>
              <table:table-cell office:value-type="float" office:value="0.000000000181216819328256">
                <text:p>0.000000000181216819328256</text:p>
              </table:table-cell>
            </table:table-row>
            <table:table-row>
              <table:table-cell office:value-type="string">
                <text:p>Fila 306</text:p>
              </table:table-cell>
              <table:table-cell office:value-type="float" office:value="29128">
                <text:p>29128</text:p>
              </table:table-cell>
              <table:table-cell office:value-type="float" office:value="0.00000000015825207810849">
                <text:p>0.00000000015825207810849</text:p>
              </table:table-cell>
            </table:table-row>
            <table:table-row>
              <table:table-cell office:value-type="string">
                <text:p>Fila 307</text:p>
              </table:table-cell>
              <table:table-cell office:value-type="float" office:value="55910">
                <text:p>55910</text:p>
              </table:table-cell>
              <table:table-cell office:value-type="float" office:value="0.0000000000728164195606951">
                <text:p>0.0000000000728164195606951</text:p>
              </table:table-cell>
            </table:table-row>
            <table:table-row>
              <table:table-cell office:value-type="string">
                <text:p>Fila 308</text:p>
              </table:table-cell>
              <table:table-cell office:value-type="float" office:value="1649">
                <text:p>1649</text:p>
              </table:table-cell>
              <table:table-cell office:value-type="float" office:value="0.0000000000862314664118458">
                <text:p>0.0000000000862314664118458</text:p>
              </table:table-cell>
            </table:table-row>
            <table:table-row>
              <table:table-cell office:value-type="string">
                <text:p>Fila 309</text:p>
              </table:table-cell>
              <table:table-cell office:value-type="float" office:value="310455">
                <text:p>310455</text:p>
              </table:table-cell>
              <table:table-cell office:value-type="float" office:value="0.000000000117182707981556">
                <text:p>0.000000000117182707981556</text:p>
              </table:table-cell>
            </table:table-row>
            <table:table-row>
              <table:table-cell office:value-type="string">
                <text:p>Fila 310</text:p>
              </table:table-cell>
              <table:table-cell office:value-type="float" office:value="169029">
                <text:p>169029</text:p>
              </table:table-cell>
              <table:table-cell office:value-type="float" office:value="0.00000000023214852262754">
                <text:p>0.00000000023214852262754</text:p>
              </table:table-cell>
            </table:table-row>
            <table:table-row>
              <table:table-cell office:value-type="string">
                <text:p>Fila 311</text:p>
              </table:table-cell>
              <table:table-cell office:value-type="float" office:value="224372">
                <text:p>224372</text:p>
              </table:table-cell>
              <table:table-cell office:value-type="float" office:value="0.000000000165414348884951">
                <text:p>0.000000000165414348884951</text:p>
              </table:table-cell>
            </table:table-row>
            <table:table-row>
              <table:table-cell office:value-type="string">
                <text:p>Fila 312</text:p>
              </table:table-cell>
              <table:table-cell office:value-type="float" office:value="150340">
                <text:p>150340</text:p>
              </table:table-cell>
              <table:table-cell office:value-type="float" office:value="0.000000000152567736222409">
                <text:p>0.000000000152567736222409</text:p>
              </table:table-cell>
            </table:table-row>
            <table:table-row>
              <table:table-cell office:value-type="string">
                <text:p>Fila 313</text:p>
              </table:table-cell>
              <table:table-cell office:value-type="float" office:value="609059">
                <text:p>609059</text:p>
              </table:table-cell>
              <table:table-cell office:value-type="float" office:value="0.000000000295301560981898">
                <text:p>0.000000000295301560981898</text:p>
              </table:table-cell>
            </table:table-row>
            <table:table-row>
              <table:table-cell office:value-type="string">
                <text:p>Fila 314</text:p>
              </table:table-cell>
              <table:table-cell office:value-type="float" office:value="29818">
                <text:p>29818</text:p>
              </table:table-cell>
              <table:table-cell office:value-type="float" office:value="0.000000000323097992804833">
                <text:p>0.000000000323097992804833</text:p>
              </table:table-cell>
            </table:table-row>
            <table:table-row>
              <table:table-cell office:value-type="string">
                <text:p>Fila 315</text:p>
              </table:table-cell>
              <table:table-cell office:value-type="float" office:value="155403">
                <text:p>155403</text:p>
              </table:table-cell>
              <table:table-cell office:value-type="float" office:value="0.000000000096520125225652">
                <text:p>0.000000000096520125225652</text:p>
              </table:table-cell>
            </table:table-row>
            <table:table-row>
              <table:table-cell office:value-type="string">
                <text:p>Fila 316</text:p>
              </table:table-cell>
              <table:table-cell office:value-type="float" office:value="5166">
                <text:p>5166</text:p>
              </table:table-cell>
              <table:table-cell office:value-type="float" office:value="0.0000000000472368810733315">
                <text:p>0.0000000000472368810733315</text:p>
              </table:table-cell>
            </table:table-row>
            <table:table-row>
              <table:table-cell office:value-type="string">
                <text:p>Fila 317</text:p>
              </table:table-cell>
              <table:table-cell office:value-type="float" office:value="74009">
                <text:p>74009</text:p>
              </table:table-cell>
              <table:table-cell office:value-type="float" office:value="0.0000000000381135123461718">
                <text:p>0.0000000000381135123461718</text:p>
              </table:table-cell>
            </table:table-row>
            <table:table-row>
              <table:table-cell office:value-type="string">
                <text:p>Fila 318</text:p>
              </table:table-cell>
              <table:table-cell office:value-type="float" office:value="3803">
                <text:p>3803</text:p>
              </table:table-cell>
              <table:table-cell office:value-type="float" office:value="0.0000000000986801751423627">
                <text:p>0.0000000000986801751423627</text:p>
              </table:table-cell>
            </table:table-row>
            <table:table-row>
              <table:table-cell office:value-type="string">
                <text:p>Fila 319</text:p>
              </table:table-cell>
              <table:table-cell office:value-type="float" office:value="2530">
                <text:p>2530</text:p>
              </table:table-cell>
              <table:table-cell office:value-type="float" office:value="0.000000000017166712495964">
                <text:p>0.000000000017166712495964</text:p>
              </table:table-cell>
            </table:table-row>
            <table:table-row>
              <table:table-cell office:value-type="string">
                <text:p>Fila 320</text:p>
              </table:table-cell>
              <table:table-cell office:value-type="float" office:value="22892">
                <text:p>22892</text:p>
              </table:table-cell>
              <table:table-cell office:value-type="float" office:value="0.000000000167119651450776">
                <text:p>0.000000000167119651450776</text:p>
              </table:table-cell>
            </table:table-row>
            <table:table-row>
              <table:table-cell office:value-type="string">
                <text:p>Fila 321</text:p>
              </table:table-cell>
              <table:table-cell office:value-type="float" office:value="38096">
                <text:p>38096</text:p>
              </table:table-cell>
              <table:table-cell office:value-type="float" office:value="0.000000000133468347485177">
                <text:p>0.000000000133468347485177</text:p>
              </table:table-cell>
            </table:table-row>
            <table:table-row>
              <table:table-cell office:value-type="string">
                <text:p>Fila 322</text:p>
              </table:table-cell>
              <table:table-cell office:value-type="float" office:value="153273">
                <text:p>153273</text:p>
              </table:table-cell>
              <table:table-cell office:value-type="float" office:value="0.000000000101351815828821">
                <text:p>0.000000000101351815828821</text:p>
              </table:table-cell>
            </table:table-row>
            <table:table-row>
              <table:table-cell office:value-type="string">
                <text:p>Fila 323</text:p>
              </table:table-cell>
              <table:table-cell office:value-type="float" office:value="451431">
                <text:p>451431</text:p>
              </table:table-cell>
              <table:table-cell office:value-type="float" office:value="0.000000000182097892320599">
                <text:p>0.000000000182097892320599</text:p>
              </table:table-cell>
            </table:table-row>
            <table:table-row>
              <table:table-cell office:value-type="string">
                <text:p>Fila 324</text:p>
              </table:table-cell>
              <table:table-cell office:value-type="float" office:value="507823">
                <text:p>507823</text:p>
              </table:table-cell>
              <table:table-cell office:value-type="float" office:value="0.00000000017726620171743">
                <text:p>0.00000000017726620171743</text:p>
              </table:table-cell>
            </table:table-row>
            <table:table-row>
              <table:table-cell office:value-type="string">
                <text:p>Fila 325</text:p>
              </table:table-cell>
              <table:table-cell office:value-type="float" office:value="1143">
                <text:p>1143</text:p>
              </table:table-cell>
              <table:table-cell office:value-type="float" office:value="0.0000000000989075488178059">
                <text:p>0.0000000000989075488178059</text:p>
              </table:table-cell>
            </table:table-row>
            <table:table-row>
              <table:table-cell office:value-type="string">
                <text:p>Fila 326</text:p>
              </table:table-cell>
              <table:table-cell office:value-type="float" office:value="4961">
                <text:p>4961</text:p>
              </table:table-cell>
              <table:table-cell office:value-type="float" office:value="0.0000000000398401311940688">
                <text:p>0.0000000000398401311940688</text:p>
              </table:table-cell>
            </table:table-row>
            <table:table-row>
              <table:table-cell office:value-type="string">
                <text:p>Fila 327</text:p>
              </table:table-cell>
              <table:table-cell office:value-type="float" office:value="15693">
                <text:p>15693</text:p>
              </table:table-cell>
              <table:table-cell office:value-type="float" office:value="0.0000000000424336121795932">
                <text:p>0.0000000000424336121795932</text:p>
              </table:table-cell>
            </table:table-row>
            <table:table-row>
              <table:table-cell office:value-type="string">
                <text:p>Fila 328</text:p>
              </table:table-cell>
              <table:table-cell office:value-type="float" office:value="56746">
                <text:p>56746</text:p>
              </table:table-cell>
              <table:table-cell office:value-type="float" office:value="0.0000000000332534000335727">
                <text:p>0.0000000000332534000335727</text:p>
              </table:table-cell>
            </table:table-row>
            <table:table-row>
              <table:table-cell office:value-type="string">
                <text:p>Fila 329</text:p>
              </table:table-cell>
              <table:table-cell office:value-type="float" office:value="64">
                <text:p>64</text:p>
              </table:table-cell>
              <table:table-cell office:value-type="float" office:value="0.00000000000221689333557151">
                <text:p>0.00000000000221689333557151</text:p>
              </table:table-cell>
            </table:table-row>
            <table:table-row>
              <table:table-cell office:value-type="string">
                <text:p>Fila 330</text:p>
              </table:table-cell>
              <table:table-cell office:value-type="float" office:value="570469">
                <text:p>570469</text:p>
              </table:table-cell>
              <table:table-cell office:value-type="float" office:value="0.000000000181813675226294">
                <text:p>0.000000000181813675226294</text:p>
              </table:table-cell>
            </table:table-row>
            <table:table-row>
              <table:table-cell office:value-type="string">
                <text:p>Fila 331</text:p>
              </table:table-cell>
              <table:table-cell office:value-type="float" office:value="71593">
                <text:p>71593</text:p>
              </table:table-cell>
              <table:table-cell office:value-type="float" office:value="0.0000000000621582785242936">
                <text:p>0.0000000000621582785242936</text:p>
              </table:table-cell>
            </table:table-row>
            <table:table-row>
              <table:table-cell office:value-type="string">
                <text:p>Fila 332</text:p>
              </table:table-cell>
              <table:table-cell office:value-type="float" office:value="27021">
                <text:p>27021</text:p>
              </table:table-cell>
              <table:table-cell office:value-type="float" office:value="0.000000000134775746118976">
                <text:p>0.000000000134775746118976</text:p>
              </table:table-cell>
            </table:table-row>
            <table:table-row>
              <table:table-cell office:value-type="string">
                <text:p>Fila 333</text:p>
              </table:table-cell>
              <table:table-cell office:value-type="float" office:value="133081">
                <text:p>133081</text:p>
              </table:table-cell>
              <table:table-cell office:value-type="float" office:value="0.000000000144609657581896">
                <text:p>0.000000000144609657581896</text:p>
              </table:table-cell>
            </table:table-row>
            <table:table-row>
              <table:table-cell office:value-type="string">
                <text:p>Fila 334</text:p>
              </table:table-cell>
              <table:table-cell office:value-type="float" office:value="19582">
                <text:p>19582</text:p>
              </table:table-cell>
              <table:table-cell office:value-type="float" office:value="0.0000000000454747350886464">
                <text:p>0.0000000000454747350886464</text:p>
              </table:table-cell>
            </table:table-row>
            <table:table-row>
              <table:table-cell office:value-type="string">
                <text:p>Fila 335</text:p>
              </table:table-cell>
              <table:table-cell office:value-type="float" office:value="246600">
                <text:p>246600</text:p>
              </table:table-cell>
              <table:table-cell office:value-type="float" office:value="0.000000000147508671943797">
                <text:p>0.000000000147508671943797</text:p>
              </table:table-cell>
            </table:table-row>
            <table:table-row>
              <table:table-cell office:value-type="string">
                <text:p>Fila 336</text:p>
              </table:table-cell>
              <table:table-cell office:value-type="float" office:value="203336">
                <text:p>203336</text:p>
              </table:table-cell>
              <table:table-cell office:value-type="float" office:value="0.000000000330487637256738">
                <text:p>0.000000000330487637256738</text:p>
              </table:table-cell>
            </table:table-row>
            <table:table-row>
              <table:table-cell office:value-type="string">
                <text:p>Fila 337</text:p>
              </table:table-cell>
              <table:table-cell office:value-type="float" office:value="311936">
                <text:p>311936</text:p>
              </table:table-cell>
              <table:table-cell office:value-type="float" office:value="0.000000000334125616063829">
                <text:p>0.000000000334125616063829</text:p>
              </table:table-cell>
            </table:table-row>
            <table:table-row>
              <table:table-cell office:value-type="string">
                <text:p>Fila 338</text:p>
              </table:table-cell>
              <table:table-cell office:value-type="float" office:value="144306">
                <text:p>144306</text:p>
              </table:table-cell>
              <table:table-cell office:value-type="float" office:value="0.000000000156774149218109">
                <text:p>0.000000000156774149218109</text:p>
              </table:table-cell>
            </table:table-row>
            <table:table-row>
              <table:table-cell office:value-type="string">
                <text:p>Fila 339</text:p>
              </table:table-cell>
              <table:table-cell office:value-type="float" office:value="20199">
                <text:p>20199</text:p>
              </table:table-cell>
              <table:table-cell office:value-type="float" office:value="0.0000000000619593265582807">
                <text:p>0.0000000000619593265582807</text:p>
              </table:table-cell>
            </table:table-row>
            <table:table-row>
              <table:table-cell office:value-type="string">
                <text:p>Fila 340</text:p>
              </table:table-cell>
              <table:table-cell office:value-type="float" office:value="178542">
                <text:p>178542</text:p>
              </table:table-cell>
              <table:table-cell office:value-type="float" office:value="0.000000000108173026092118">
                <text:p>0.000000000108173026092118</text:p>
              </table:table-cell>
            </table:table-row>
            <table:table-row>
              <table:table-cell office:value-type="string">
                <text:p>Fila 341</text:p>
              </table:table-cell>
              <table:table-cell office:value-type="float" office:value="8705">
                <text:p>8705</text:p>
              </table:table-cell>
              <table:table-cell office:value-type="float" office:value="0.0000000000644320152787259">
                <text:p>0.0000000000644320152787259</text:p>
              </table:table-cell>
            </table:table-row>
            <table:table-row>
              <table:table-cell office:value-type="string">
                <text:p>Fila 342</text:p>
              </table:table-cell>
              <table:table-cell office:value-type="float" office:value="85288">
                <text:p>85288</text:p>
              </table:table-cell>
              <table:table-cell office:value-type="float" office:value="0.000000000232546426559566">
                <text:p>0.000000000232546426559566</text:p>
              </table:table-cell>
            </table:table-row>
            <table:table-row>
              <table:table-cell office:value-type="string">
                <text:p>Fila 343</text:p>
              </table:table-cell>
              <table:table-cell office:value-type="float" office:value="93344">
                <text:p>93344</text:p>
              </table:table-cell>
              <table:table-cell office:value-type="float" office:value="0.0000000000793249910202576">
                <text:p>0.0000000000793249910202576</text:p>
              </table:table-cell>
            </table:table-row>
            <table:table-row>
              <table:table-cell office:value-type="string">
                <text:p>Fila 344</text:p>
              </table:table-cell>
              <table:table-cell office:value-type="float" office:value="764846">
                <text:p>764846</text:p>
              </table:table-cell>
              <table:table-cell office:value-type="float" office:value="0.000000000405520950153004">
                <text:p>0.000000000405520950153004</text:p>
              </table:table-cell>
            </table:table-row>
            <table:table-row>
              <table:table-cell office:value-type="string">
                <text:p>Fila 345</text:p>
              </table:table-cell>
              <table:table-cell office:value-type="float" office:value="9926">
                <text:p>9926</text:p>
              </table:table-cell>
              <table:table-cell office:value-type="float" office:value="0.000000000182126314030029">
                <text:p>0.000000000182126314030029</text:p>
              </table:table-cell>
            </table:table-row>
            <table:table-row>
              <table:table-cell office:value-type="string">
                <text:p>Fila 346</text:p>
              </table:table-cell>
              <table:table-cell office:value-type="float" office:value="14317">
                <text:p>14317</text:p>
              </table:table-cell>
              <table:table-cell office:value-type="float" office:value="0.000000000276997980108717">
                <text:p>0.000000000276997980108717</text:p>
              </table:table-cell>
            </table:table-row>
            <table:table-row>
              <table:table-cell office:value-type="string">
                <text:p>Fila 347</text:p>
              </table:table-cell>
              <table:table-cell office:value-type="float" office:value="169974">
                <text:p>169974</text:p>
              </table:table-cell>
              <table:table-cell office:value-type="float" office:value="0.000000000114141585072503">
                <text:p>0.000000000114141585072503</text:p>
              </table:table-cell>
            </table:table-row>
            <table:table-row>
              <table:table-cell office:value-type="string">
                <text:p>Fila 348</text:p>
              </table:table-cell>
              <table:table-cell office:value-type="float" office:value="200506">
                <text:p>200506</text:p>
              </table:table-cell>
              <table:table-cell office:value-type="float" office:value="0.0000000000809308176030754">
                <text:p>0.0000000000809308176030754</text:p>
              </table:table-cell>
            </table:table-row>
            <table:table-row>
              <table:table-cell office:value-type="string">
                <text:p>Fila 349</text:p>
              </table:table-cell>
              <table:table-cell office:value-type="float" office:value="54993">
                <text:p>54993</text:p>
              </table:table-cell>
              <table:table-cell office:value-type="float" office:value="0.000000000258097543337499">
                <text:p>0.000000000258097543337499</text:p>
              </table:table-cell>
            </table:table-row>
            <table:table-row>
              <table:table-cell office:value-type="string">
                <text:p>Fila 350</text:p>
              </table:table-cell>
              <table:table-cell office:value-type="float" office:value="55731">
                <text:p>55731</text:p>
              </table:table-cell>
              <table:table-cell office:value-type="float" office:value="0.000000000290583557216451">
                <text:p>0.000000000290583557216451</text:p>
              </table:table-cell>
            </table:table-row>
            <table:table-row>
              <table:table-cell office:value-type="string">
                <text:p>Fila 351</text:p>
              </table:table-cell>
              <table:table-cell office:value-type="float" office:value="448373">
                <text:p>448373</text:p>
              </table:table-cell>
              <table:table-cell office:value-type="float" office:value="0.000000000408931555284653">
                <text:p>0.000000000408931555284653</text:p>
              </table:table-cell>
            </table:table-row>
            <table:table-row>
              <table:table-cell office:value-type="string">
                <text:p>Fila 352</text:p>
              </table:table-cell>
              <table:table-cell office:value-type="float" office:value="18351">
                <text:p>18351</text:p>
              </table:table-cell>
              <table:table-cell office:value-type="float" office:value="0.0000000000775344233261421">
                <text:p>0.0000000000775344233261421</text:p>
              </table:table-cell>
            </table:table-row>
            <table:table-row>
              <table:table-cell office:value-type="string">
                <text:p>Fila 353</text:p>
              </table:table-cell>
              <table:table-cell office:value-type="float" office:value="107301">
                <text:p>107301</text:p>
              </table:table-cell>
              <table:table-cell office:value-type="float" office:value="0.0000000000308375547319883">
                <text:p>0.0000000000308375547319883</text:p>
              </table:table-cell>
            </table:table-row>
            <table:table-row>
              <table:table-cell office:value-type="string">
                <text:p>Fila 354</text:p>
              </table:table-cell>
              <table:table-cell office:value-type="float" office:value="37098">
                <text:p>37098</text:p>
              </table:table-cell>
              <table:table-cell office:value-type="float" office:value="0.000000000111185727291741">
                <text:p>0.000000000111185727291741</text:p>
              </table:table-cell>
            </table:table-row>
            <table:table-row>
              <table:table-cell office:value-type="string">
                <text:p>Fila 355</text:p>
              </table:table-cell>
              <table:table-cell office:value-type="float" office:value="491010">
                <text:p>491010</text:p>
              </table:table-cell>
              <table:table-cell office:value-type="float" office:value="0.000000000209126937988913">
                <text:p>0.000000000209126937988913</text:p>
              </table:table-cell>
            </table:table-row>
            <table:table-row>
              <table:table-cell office:value-type="string">
                <text:p>Fila 356</text:p>
              </table:table-cell>
              <table:table-cell office:value-type="float" office:value="2469">
                <text:p>2469</text:p>
              </table:table-cell>
              <table:table-cell office:value-type="float" office:value="0.0000000000634372554486617">
                <text:p>0.0000000000634372554486617</text:p>
              </table:table-cell>
            </table:table-row>
            <table:table-row>
              <table:table-cell office:value-type="string">
                <text:p>Fila 357</text:p>
              </table:table-cell>
              <table:table-cell office:value-type="float" office:value="1988">
                <text:p>1988</text:p>
              </table:table-cell>
              <table:table-cell office:value-type="float" office:value="0.0000000000440252279076958">
                <text:p>0.0000000000440252279076958</text:p>
              </table:table-cell>
            </table:table-row>
            <table:table-row>
              <table:table-cell office:value-type="string">
                <text:p>Fila 358</text:p>
              </table:table-cell>
              <table:table-cell office:value-type="float" office:value="426791">
                <text:p>426791</text:p>
              </table:table-cell>
              <table:table-cell office:value-type="float" office:value="0.000000000247041498369072">
                <text:p>0.000000000247041498369072</text:p>
              </table:table-cell>
            </table:table-row>
            <table:table-row>
              <table:table-cell office:value-type="string">
                <text:p>Fila 359</text:p>
              </table:table-cell>
              <table:table-cell office:value-type="float" office:value="56815">
                <text:p>56815</text:p>
              </table:table-cell>
              <table:table-cell office:value-type="float" office:value="0.0000000000809450284577906">
                <text:p>0.0000000000809450284577906</text:p>
              </table:table-cell>
            </table:table-row>
            <table:table-row>
              <table:table-cell office:value-type="string">
                <text:p>Fila 360</text:p>
              </table:table-cell>
              <table:table-cell office:value-type="float" office:value="149333">
                <text:p>149333</text:p>
              </table:table-cell>
              <table:table-cell office:value-type="float" office:value="0.000000000119257492769975">
                <text:p>0.000000000119257492769975</text:p>
              </table:table-cell>
            </table:table-row>
            <table:table-row>
              <table:table-cell office:value-type="string">
                <text:p>Fila 361</text:p>
              </table:table-cell>
              <table:table-cell office:value-type="float" office:value="168877">
                <text:p>168877</text:p>
              </table:table-cell>
              <table:table-cell office:value-type="float" office:value="0.000000000139607436722145">
                <text:p>0.000000000139607436722145</text:p>
              </table:table-cell>
            </table:table-row>
            <table:table-row>
              <table:table-cell office:value-type="string">
                <text:p>Fila 362</text:p>
              </table:table-cell>
              <table:table-cell office:value-type="float" office:value="10345">
                <text:p>10345</text:p>
              </table:table-cell>
              <table:table-cell office:value-type="float" office:value="0.000000000111924691736931">
                <text:p>0.000000000111924691736931</text:p>
              </table:table-cell>
            </table:table-row>
            <table:table-row>
              <table:table-cell office:value-type="string">
                <text:p>Fila 363</text:p>
              </table:table-cell>
              <table:table-cell office:value-type="float" office:value="59293">
                <text:p>59293</text:p>
              </table:table-cell>
              <table:table-cell office:value-type="float" office:value="0.0000000000711679604137316">
                <text:p>0.0000000000711679604137316</text:p>
              </table:table-cell>
            </table:table-row>
            <table:table-row>
              <table:table-cell office:value-type="string">
                <text:p>Fila 364</text:p>
              </table:table-cell>
              <table:table-cell office:value-type="float" office:value="280329">
                <text:p>280329</text:p>
              </table:table-cell>
              <table:table-cell office:value-type="float" office:value="0.0000000000860893578646937">
                <text:p>0.0000000000860893578646937</text:p>
              </table:table-cell>
            </table:table-row>
            <table:table-row>
              <table:table-cell office:value-type="string">
                <text:p>Fila 365</text:p>
              </table:table-cell>
              <table:table-cell office:value-type="float" office:value="64">
                <text:p>64</text:p>
              </table:table-cell>
              <table:table-cell office:value-type="float" office:value="0.00000000000915889586394769">
                <text:p>0.00000000000915889586394769</text:p>
              </table:table-cell>
            </table:table-row>
            <table:table-row>
              <table:table-cell office:value-type="string">
                <text:p>Fila 366</text:p>
              </table:table-cell>
              <table:table-cell office:value-type="float" office:value="67590">
                <text:p>67590</text:p>
              </table:table-cell>
              <table:table-cell office:value-type="float" office:value="0.000000000100953911896795">
                <text:p>0.000000000100953911896795</text:p>
              </table:table-cell>
            </table:table-row>
            <table:table-row>
              <table:table-cell office:value-type="string">
                <text:p>Fila 367</text:p>
              </table:table-cell>
              <table:table-cell office:value-type="float" office:value="491771">
                <text:p>491771</text:p>
              </table:table-cell>
              <table:table-cell office:value-type="float" office:value="0.000000000266425104200607">
                <text:p>0.000000000266425104200607</text:p>
              </table:table-cell>
            </table:table-row>
            <table:table-row>
              <table:table-cell office:value-type="string">
                <text:p>Fila 368</text:p>
              </table:table-cell>
              <table:table-cell office:value-type="float" office:value="10438">
                <text:p>10438</text:p>
              </table:table-cell>
              <table:table-cell office:value-type="float" office:value="0.0000000000732711669115815">
                <text:p>0.0000000000732711669115815</text:p>
              </table:table-cell>
            </table:table-row>
            <table:table-row>
              <table:table-cell office:value-type="string">
                <text:p>Fila 369</text:p>
              </table:table-cell>
              <table:table-cell office:value-type="float" office:value="167828">
                <text:p>167828</text:p>
              </table:table-cell>
              <table:table-cell office:value-type="float" office:value="0.000000000263639776676428">
                <text:p>0.000000000263639776676428</text:p>
              </table:table-cell>
            </table:table-row>
            <table:table-row>
              <table:table-cell office:value-type="string">
                <text:p>Fila 370</text:p>
              </table:table-cell>
              <table:table-cell office:value-type="float" office:value="97780">
                <text:p>97780</text:p>
              </table:table-cell>
              <table:table-cell office:value-type="float" office:value="0.0000000000802060640126001">
                <text:p>0.0000000000802060640126001</text:p>
              </table:table-cell>
            </table:table-row>
            <table:table-row>
              <table:table-cell office:value-type="string">
                <text:p>Fila 371</text:p>
              </table:table-cell>
              <table:table-cell office:value-type="float" office:value="2585">
                <text:p>2585</text:p>
              </table:table-cell>
              <table:table-cell office:value-type="float" office:value="0.000000000032713387554395">
                <text:p>0.000000000032713387554395</text:p>
              </table:table-cell>
            </table:table-row>
            <table:table-row>
              <table:table-cell office:value-type="string">
                <text:p>Fila 372</text:p>
              </table:table-cell>
              <table:table-cell office:value-type="float" office:value="54730">
                <text:p>54730</text:p>
              </table:table-cell>
              <table:table-cell office:value-type="float" office:value="0.0000000000570707925362513">
                <text:p>0.0000000000570707925362513</text:p>
              </table:table-cell>
            </table:table-row>
            <table:table-row>
              <table:table-cell office:value-type="string">
                <text:p>Fila 373</text:p>
              </table:table-cell>
              <table:table-cell office:value-type="float" office:value="690316">
                <text:p>690316</text:p>
              </table:table-cell>
              <table:table-cell office:value-type="float" office:value="0.000000000711338543624152">
                <text:p>0.000000000711338543624152</text:p>
              </table:table-cell>
            </table:table-row>
            <table:table-row>
              <table:table-cell office:value-type="string">
                <text:p>Fila 374</text:p>
              </table:table-cell>
              <table:table-cell office:value-type="float" office:value="1572">
                <text:p>1572</text:p>
              </table:table-cell>
              <table:table-cell office:value-type="float" office:value="0.000000000102431840787176">
                <text:p>0.000000000102431840787176</text:p>
              </table:table-cell>
            </table:table-row>
            <table:table-row>
              <table:table-cell office:value-type="string">
                <text:p>Fila 375</text:p>
              </table:table-cell>
              <table:table-cell office:value-type="float" office:value="750717">
                <text:p>750717</text:p>
              </table:table-cell>
              <table:table-cell office:value-type="float" office:value="0.000000000320895310323976">
                <text:p>0.000000000320895310323976</text:p>
              </table:table-cell>
            </table:table-row>
            <table:table-row>
              <table:table-cell office:value-type="string">
                <text:p>Fila 376</text:p>
              </table:table-cell>
              <table:table-cell office:value-type="float" office:value="151242">
                <text:p>151242</text:p>
              </table:table-cell>
              <table:table-cell office:value-type="float" office:value="0.000000000106069819594268">
                <text:p>0.000000000106069819594268</text:p>
              </table:table-cell>
            </table:table-row>
            <table:table-row>
              <table:table-cell office:value-type="string">
                <text:p>Fila 377</text:p>
              </table:table-cell>
              <table:table-cell office:value-type="float" office:value="163416">
                <text:p>163416</text:p>
              </table:table-cell>
              <table:table-cell office:value-type="float" office:value="0.000000000205560013455397">
                <text:p>0.000000000205560013455397</text:p>
              </table:table-cell>
            </table:table-row>
            <table:table-row>
              <table:table-cell office:value-type="string">
                <text:p>Fila 378</text:p>
              </table:table-cell>
              <table:table-cell office:value-type="float" office:value="583867">
                <text:p>583867</text:p>
              </table:table-cell>
              <table:table-cell office:value-type="float" office:value="0.000000000299905877909623">
                <text:p>0.000000000299905877909623</text:p>
              </table:table-cell>
            </table:table-row>
            <table:table-row>
              <table:table-cell office:value-type="string">
                <text:p>Fila 379</text:p>
              </table:table-cell>
              <table:table-cell office:value-type="float" office:value="68199">
                <text:p>68199</text:p>
              </table:table-cell>
              <table:table-cell office:value-type="float" office:value="0.0000000000970317159953993">
                <text:p>0.0000000000970317159953993</text:p>
              </table:table-cell>
            </table:table-row>
            <table:table-row>
              <table:table-cell office:value-type="string">
                <text:p>Fila 380</text:p>
              </table:table-cell>
              <table:table-cell office:value-type="float" office:value="25105">
                <text:p>25105</text:p>
              </table:table-cell>
              <table:table-cell office:value-type="float" office:value="0.000000000145746525959112">
                <text:p>0.000000000145746525959112</text:p>
              </table:table-cell>
            </table:table-row>
            <table:table-row>
              <table:table-cell office:value-type="string">
                <text:p>Fila 381</text:p>
              </table:table-cell>
              <table:table-cell office:value-type="float" office:value="32887">
                <text:p>32887</text:p>
              </table:table-cell>
              <table:table-cell office:value-type="float" office:value="0.0000000000451336745754816">
                <text:p>0.0000000000451336745754816</text:p>
              </table:table-cell>
            </table:table-row>
            <table:table-row>
              <table:table-cell office:value-type="string">
                <text:p>Fila 382</text:p>
              </table:table-cell>
              <table:table-cell office:value-type="float" office:value="96934">
                <text:p>96934</text:p>
              </table:table-cell>
              <table:table-cell office:value-type="float" office:value="0.000000000283392864730558">
                <text:p>0.000000000283392864730558</text:p>
              </table:table-cell>
            </table:table-row>
            <table:table-row>
              <table:table-cell office:value-type="string">
                <text:p>Fila 383</text:p>
              </table:table-cell>
              <table:table-cell office:value-type="float" office:value="36016">
                <text:p>36016</text:p>
              </table:table-cell>
              <table:table-cell office:value-type="float" office:value="0.0000000000444515535491519">
                <text:p>0.0000000000444515535491519</text:p>
              </table:table-cell>
            </table:table-row>
            <table:table-row>
              <table:table-cell office:value-type="string">
                <text:p>Fila 384</text:p>
              </table:table-cell>
              <table:table-cell office:value-type="float" office:value="433698">
                <text:p>433698</text:p>
              </table:table-cell>
              <table:table-cell office:value-type="float" office:value="0.000000000165471192303812">
                <text:p>0.000000000165471192303812</text:p>
              </table:table-cell>
            </table:table-row>
            <table:table-row>
              <table:table-cell office:value-type="string">
                <text:p>Fila 385</text:p>
              </table:table-cell>
              <table:table-cell office:value-type="float" office:value="1319">
                <text:p>1319</text:p>
              </table:table-cell>
              <table:table-cell office:value-type="float" office:value="0.0000000000312638803734444">
                <text:p>0.0000000000312638803734444</text:p>
              </table:table-cell>
            </table:table-row>
            <table:table-row>
              <table:table-cell office:value-type="string">
                <text:p>Fila 386</text:p>
              </table:table-cell>
              <table:table-cell office:value-type="float" office:value="239">
                <text:p>239</text:p>
              </table:table-cell>
              <table:table-cell office:value-type="float" office:value="0.0000000000868567440193147">
                <text:p>0.0000000000868567440193147</text:p>
              </table:table-cell>
            </table:table-row>
            <table:table-row>
              <table:table-cell office:value-type="string">
                <text:p>Fila 387</text:p>
              </table:table-cell>
              <table:table-cell office:value-type="float" office:value="34278">
                <text:p>34278</text:p>
              </table:table-cell>
              <table:table-cell office:value-type="float" office:value="0.0000000000848103809403256">
                <text:p>0.0000000000848103809403256</text:p>
              </table:table-cell>
            </table:table-row>
            <table:table-row>
              <table:table-cell office:value-type="string">
                <text:p>Fila 388</text:p>
              </table:table-cell>
              <table:table-cell office:value-type="float" office:value="69591">
                <text:p>69591</text:p>
              </table:table-cell>
              <table:table-cell office:value-type="float" office:value="0.00000000024834889700287">
                <text:p>0.00000000024834889700287</text:p>
              </table:table-cell>
            </table:table-row>
            <table:table-row>
              <table:table-cell office:value-type="string">
                <text:p>Fila 389</text:p>
              </table:table-cell>
              <table:table-cell office:value-type="float" office:value="32527">
                <text:p>32527</text:p>
              </table:table-cell>
              <table:table-cell office:value-type="float" office:value="0.000000000199975147552323">
                <text:p>0.000000000199975147552323</text:p>
              </table:table-cell>
            </table:table-row>
            <table:table-row>
              <table:table-cell office:value-type="string">
                <text:p>Fila 390</text:p>
              </table:table-cell>
              <table:table-cell office:value-type="float" office:value="216115">
                <text:p>216115</text:p>
              </table:table-cell>
              <table:table-cell office:value-type="float" office:value="0.0000000000865156835061498">
                <text:p>0.0000000000865156835061498</text:p>
              </table:table-cell>
            </table:table-row>
            <table:table-row>
              <table:table-cell office:value-type="string">
                <text:p>Fila 391</text:p>
              </table:table-cell>
              <table:table-cell office:value-type="float" office:value="365412">
                <text:p>365412</text:p>
              </table:table-cell>
              <table:table-cell office:value-type="float" office:value="0.000000000198895122593967">
                <text:p>0.000000000198895122593967</text:p>
              </table:table-cell>
            </table:table-row>
            <table:table-row>
              <table:table-cell office:value-type="string">
                <text:p>Fila 392</text:p>
              </table:table-cell>
              <table:table-cell office:value-type="float" office:value="48">
                <text:p>48</text:p>
              </table:table-cell>
              <table:table-cell office:value-type="float" office:value="0.00000000000469313476969546">
                <text:p>0.00000000000469313476969546</text:p>
              </table:table-cell>
            </table:table-row>
            <table:table-row>
              <table:table-cell office:value-type="string">
                <text:p>Fila 393</text:p>
              </table:table-cell>
              <table:table-cell office:value-type="float" office:value="30589">
                <text:p>30589</text:p>
              </table:table-cell>
              <table:table-cell office:value-type="float" office:value="0.000000000107434061646927">
                <text:p>0.000000000107434061646927</text:p>
              </table:table-cell>
            </table:table-row>
            <table:table-row>
              <table:table-cell office:value-type="string">
                <text:p>Fila 394</text:p>
              </table:table-cell>
              <table:table-cell office:value-type="float" office:value="6054">
                <text:p>6054</text:p>
              </table:table-cell>
              <table:table-cell office:value-type="float" office:value="0.0000000000532907051820075">
                <text:p>0.0000000000532907051820075</text:p>
              </table:table-cell>
            </table:table-row>
            <table:table-row>
              <table:table-cell office:value-type="string">
                <text:p>Fila 395</text:p>
              </table:table-cell>
              <table:table-cell office:value-type="float" office:value="78889">
                <text:p>78889</text:p>
              </table:table-cell>
              <table:table-cell office:value-type="float" office:value="0.000000000572072167415172">
                <text:p>0.000000000572072167415172</text:p>
              </table:table-cell>
            </table:table-row>
            <table:table-row>
              <table:table-cell office:value-type="string">
                <text:p>Fila 396</text:p>
              </table:table-cell>
              <table:table-cell office:value-type="float" office:value="100332">
                <text:p>100332</text:p>
              </table:table-cell>
              <table:table-cell office:value-type="float" office:value="0.0000000000528359578311211">
                <text:p>0.0000000000528359578311211</text:p>
              </table:table-cell>
            </table:table-row>
            <table:table-row>
              <table:table-cell office:value-type="string">
                <text:p>Fila 397</text:p>
              </table:table-cell>
              <table:table-cell office:value-type="float" office:value="97017">
                <text:p>97017</text:p>
              </table:table-cell>
              <table:table-cell office:value-type="float" office:value="0.000000000179625203600153">
                <text:p>0.000000000179625203600153</text:p>
              </table:table-cell>
            </table:table-row>
            <table:table-row>
              <table:table-cell office:value-type="string">
                <text:p>Fila 398</text:p>
              </table:table-cell>
              <table:table-cell office:value-type="float" office:value="252722">
                <text:p>252722</text:p>
              </table:table-cell>
              <table:table-cell office:value-type="float" office:value="0.0000000000844124770082999">
                <text:p>0.0000000000844124770082999</text:p>
              </table:table-cell>
            </table:table-row>
            <table:table-row>
              <table:table-cell office:value-type="string">
                <text:p>Fila 399</text:p>
              </table:table-cell>
              <table:table-cell office:value-type="float" office:value="66690">
                <text:p>66690</text:p>
              </table:table-cell>
              <table:table-cell office:value-type="float" office:value="0.000000000215095496969297">
                <text:p>0.000000000215095496969297</text:p>
              </table:table-cell>
            </table:table-row>
            <table:table-row>
              <table:table-cell office:value-type="string">
                <text:p>Fila 400</text:p>
              </table:table-cell>
              <table:table-cell office:value-type="float" office:value="76683">
                <text:p>76683</text:p>
              </table:table-cell>
              <table:table-cell office:value-type="float" office:value="0.000000000390400600736029">
                <text:p>0.000000000390400600736029</text:p>
              </table:table-cell>
            </table:table-row>
            <table:table-row>
              <table:table-cell office:value-type="string">
                <text:p>Fila 401</text:p>
              </table:table-cell>
              <table:table-cell office:value-type="float" office:value="71546">
                <text:p>71546</text:p>
              </table:table-cell>
              <table:table-cell office:value-type="float" office:value="0.000000000324973825627239">
                <text:p>0.000000000324973825627239</text:p>
              </table:table-cell>
            </table:table-row>
            <table:table-row>
              <table:table-cell office:value-type="string">
                <text:p>Fila 402</text:p>
              </table:table-cell>
              <table:table-cell office:value-type="float" office:value="354">
                <text:p>354</text:p>
              </table:table-cell>
              <table:table-cell office:value-type="float" office:value="0.0000000000231068497669185">
                <text:p>0.0000000000231068497669185</text:p>
              </table:table-cell>
            </table:table-row>
            <table:table-row>
              <table:table-cell office:value-type="string">
                <text:p>Fila 403</text:p>
              </table:table-cell>
              <table:table-cell office:value-type="float" office:value="169482">
                <text:p>169482</text:p>
              </table:table-cell>
              <table:table-cell office:value-type="float" office:value="0.000000000201680450118147">
                <text:p>0.000000000201680450118147</text:p>
              </table:table-cell>
            </table:table-row>
            <table:table-row>
              <table:table-cell office:value-type="string">
                <text:p>Fila 404</text:p>
              </table:table-cell>
              <table:table-cell office:value-type="float" office:value="187316">
                <text:p>187316</text:p>
              </table:table-cell>
              <table:table-cell office:value-type="float" office:value="0.000000000143472789204679">
                <text:p>0.000000000143472789204679</text:p>
              </table:table-cell>
            </table:table-row>
            <table:table-row>
              <table:table-cell office:value-type="string">
                <text:p>Fila 405</text:p>
              </table:table-cell>
              <table:table-cell office:value-type="float" office:value="57103">
                <text:p>57103</text:p>
              </table:table-cell>
              <table:table-cell office:value-type="float" office:value="0.0000000000353566065314226">
                <text:p>0.0000000000353566065314226</text:p>
              </table:table-cell>
            </table:table-row>
            <table:table-row>
              <table:table-cell office:value-type="string">
                <text:p>Fila 406</text:p>
              </table:table-cell>
              <table:table-cell office:value-type="float" office:value="208682">
                <text:p>208682</text:p>
              </table:table-cell>
              <table:table-cell office:value-type="float" office:value="0.0000000000728164195606951">
                <text:p>0.0000000000728164195606951</text:p>
              </table:table-cell>
            </table:table-row>
            <table:table-row>
              <table:table-cell office:value-type="string">
                <text:p>Fila 407</text:p>
              </table:table-cell>
              <table:table-cell office:value-type="float" office:value="63517">
                <text:p>63517</text:p>
              </table:table-cell>
              <table:table-cell office:value-type="float" office:value="0.0000000000904947228264064">
                <text:p>0.0000000000904947228264064</text:p>
              </table:table-cell>
            </table:table-row>
            <table:table-row>
              <table:table-cell office:value-type="string">
                <text:p>Fila 408</text:p>
              </table:table-cell>
              <table:table-cell office:value-type="float" office:value="167228">
                <text:p>167228</text:p>
              </table:table-cell>
              <table:table-cell office:value-type="float" office:value="0.000000000140232714329613">
                <text:p>0.000000000140232714329613</text:p>
              </table:table-cell>
            </table:table-row>
            <table:table-row>
              <table:table-cell office:value-type="string">
                <text:p>Fila 409</text:p>
              </table:table-cell>
              <table:table-cell office:value-type="float" office:value="69316">
                <text:p>69316</text:p>
              </table:table-cell>
              <table:table-cell office:value-type="float" office:value="0.0000000000816839929029811">
                <text:p>0.0000000000816839929029811</text:p>
              </table:table-cell>
            </table:table-row>
            <table:table-row>
              <table:table-cell office:value-type="string">
                <text:p>Fila 410</text:p>
              </table:table-cell>
              <table:table-cell office:value-type="float" office:value="65137">
                <text:p>65137</text:p>
              </table:table-cell>
              <table:table-cell office:value-type="float" office:value="0.000000000266368260781746">
                <text:p>0.000000000266368260781746</text:p>
              </table:table-cell>
            </table:table-row>
            <table:table-row>
              <table:table-cell office:value-type="string">
                <text:p>Fila 411</text:p>
              </table:table-cell>
              <table:table-cell office:value-type="float" office:value="180111">
                <text:p>180111</text:p>
              </table:table-cell>
              <table:table-cell office:value-type="float" office:value="0.000000000145348622027086">
                <text:p>0.000000000145348622027086</text:p>
              </table:table-cell>
            </table:table-row>
            <table:table-row>
              <table:table-cell office:value-type="string">
                <text:p>Fila 412</text:p>
              </table:table-cell>
              <table:table-cell office:value-type="float" office:value="122006">
                <text:p>122006</text:p>
              </table:table-cell>
              <table:table-cell office:value-type="float" office:value="0.0000000000455600002169376">
                <text:p>0.0000000000455600002169376</text:p>
              </table:table-cell>
            </table:table-row>
            <table:table-row>
              <table:table-cell office:value-type="string">
                <text:p>Fila 413</text:p>
              </table:table-cell>
              <table:table-cell office:value-type="float" office:value="76979">
                <text:p>76979</text:p>
              </table:table-cell>
              <table:table-cell office:value-type="float" office:value="0.000000000103113961813506">
                <text:p>0.000000000103113961813506</text:p>
              </table:table-cell>
            </table:table-row>
            <table:table-row>
              <table:table-cell office:value-type="string">
                <text:p>Fila 414</text:p>
              </table:table-cell>
              <table:table-cell office:value-type="float" office:value="16315">
                <text:p>16315</text:p>
              </table:table-cell>
              <table:table-cell office:value-type="float" office:value="0.000000000118646426017222">
                <text:p>0.000000000118646426017222</text:p>
              </table:table-cell>
            </table:table-row>
            <table:table-row>
              <table:table-cell office:value-type="string">
                <text:p>Fila 415</text:p>
              </table:table-cell>
              <table:table-cell office:value-type="float" office:value="195977">
                <text:p>195977</text:p>
              </table:table-cell>
              <table:table-cell office:value-type="float" office:value="0.000000000173599801200908">
                <text:p>0.000000000173599801200908</text:p>
              </table:table-cell>
            </table:table-row>
            <table:table-row>
              <table:table-cell office:value-type="string">
                <text:p>Fila 416</text:p>
              </table:table-cell>
              <table:table-cell office:value-type="float" office:value="4741">
                <text:p>4741</text:p>
              </table:table-cell>
              <table:table-cell office:value-type="float" office:value="0.000000000182069470611168">
                <text:p>0.000000000182069470611168</text:p>
              </table:table-cell>
            </table:table-row>
            <table:table-row>
              <table:table-cell office:value-type="string">
                <text:p>Fila 417</text:p>
              </table:table-cell>
              <table:table-cell office:value-type="float" office:value="321456">
                <text:p>321456</text:p>
              </table:table-cell>
              <table:table-cell office:value-type="float" office:value="0.000000000104861896943476">
                <text:p>0.000000000104861896943476</text:p>
              </table:table-cell>
            </table:table-row>
            <table:table-row>
              <table:table-cell office:value-type="string">
                <text:p>Fila 418</text:p>
              </table:table-cell>
              <table:table-cell office:value-type="float" office:value="20101">
                <text:p>20101</text:p>
              </table:table-cell>
              <table:table-cell office:value-type="float" office:value="0.0000000000395203869629768">
                <text:p>0.0000000000395203869629768</text:p>
              </table:table-cell>
            </table:table-row>
            <table:table-row>
              <table:table-cell office:value-type="string">
                <text:p>Fila 419</text:p>
              </table:table-cell>
              <table:table-cell office:value-type="float" office:value="371225">
                <text:p>371225</text:p>
              </table:table-cell>
              <table:table-cell office:value-type="float" office:value="0.000000000253407961281482">
                <text:p>0.000000000253407961281482</text:p>
              </table:table-cell>
            </table:table-row>
            <table:table-row>
              <table:table-cell office:value-type="string">
                <text:p>Fila 420</text:p>
              </table:table-cell>
              <table:table-cell office:value-type="float" office:value="559090">
                <text:p>559090</text:p>
              </table:table-cell>
              <table:table-cell office:value-type="float" office:value="0.000000000271100475401909">
                <text:p>0.000000000271100475401909</text:p>
              </table:table-cell>
            </table:table-row>
            <table:table-row>
              <table:table-cell office:value-type="string">
                <text:p>Fila 421</text:p>
              </table:table-cell>
              <table:table-cell office:value-type="float" office:value="161730">
                <text:p>161730</text:p>
              </table:table-cell>
              <table:table-cell office:value-type="float" office:value="0.000000000119143805932254">
                <text:p>0.000000000119143805932254</text:p>
              </table:table-cell>
            </table:table-row>
            <table:table-row>
              <table:table-cell office:value-type="string">
                <text:p>Fila 422</text:p>
              </table:table-cell>
              <table:table-cell office:value-type="float" office:value="10900">
                <text:p>10900</text:p>
              </table:table-cell>
              <table:table-cell office:value-type="float" office:value="0.000000000142449607665185">
                <text:p>0.000000000142449607665185</text:p>
              </table:table-cell>
            </table:table-row>
            <table:table-row>
              <table:table-cell office:value-type="string">
                <text:p>Fila 423</text:p>
              </table:table-cell>
              <table:table-cell office:value-type="float" office:value="13542">
                <text:p>13542</text:p>
              </table:table-cell>
              <table:table-cell office:value-type="float" office:value="0.000000000047066350816749">
                <text:p>0.000000000047066350816749</text:p>
              </table:table-cell>
            </table:table-row>
            <table:table-row>
              <table:table-cell office:value-type="string">
                <text:p>Fila 424</text:p>
              </table:table-cell>
              <table:table-cell office:value-type="float" office:value="52469">
                <text:p>52469</text:p>
              </table:table-cell>
              <table:table-cell office:value-type="float" office:value="0.000000000250167886406416">
                <text:p>0.000000000250167886406416</text:p>
              </table:table-cell>
            </table:table-row>
            <table:table-row>
              <table:table-cell office:value-type="string">
                <text:p>Fila 425</text:p>
              </table:table-cell>
              <table:table-cell office:value-type="float" office:value="122823">
                <text:p>122823</text:p>
              </table:table-cell>
              <table:table-cell office:value-type="float" office:value="0.000000000158934199134819">
                <text:p>0.000000000158934199134819</text:p>
              </table:table-cell>
            </table:table-row>
            <table:table-row>
              <table:table-cell office:value-type="string">
                <text:p>Fila 426</text:p>
              </table:table-cell>
              <table:table-cell office:value-type="float" office:value="5694">
                <text:p>5694</text:p>
              </table:table-cell>
              <table:table-cell office:value-type="float" office:value="0.0000000000339355210599024">
                <text:p>0.0000000000339355210599024</text:p>
              </table:table-cell>
            </table:table-row>
            <table:table-row>
              <table:table-cell office:value-type="string">
                <text:p>Fila 427</text:p>
              </table:table-cell>
              <table:table-cell office:value-type="float" office:value="252931">
                <text:p>252931</text:p>
              </table:table-cell>
              <table:table-cell office:value-type="float" office:value="0.000000000197076133190421">
                <text:p>0.000000000197076133190421</text:p>
              </table:table-cell>
            </table:table-row>
            <table:table-row>
              <table:table-cell office:value-type="string">
                <text:p>Fila 428</text:p>
              </table:table-cell>
              <table:table-cell office:value-type="float" office:value="3427">
                <text:p>3427</text:p>
              </table:table-cell>
              <table:table-cell office:value-type="float" office:value="0.000000000129773525259225">
                <text:p>0.000000000129773525259225</text:p>
              </table:table-cell>
            </table:table-row>
            <table:table-row>
              <table:table-cell office:value-type="string">
                <text:p>Fila 429</text:p>
              </table:table-cell>
              <table:table-cell office:value-type="float" office:value="18276">
                <text:p>18276</text:p>
              </table:table-cell>
              <table:table-cell office:value-type="float" office:value="0.0000000000306101810565451">
                <text:p>0.0000000000306101810565451</text:p>
              </table:table-cell>
            </table:table-row>
            <table:table-row>
              <table:table-cell office:value-type="string">
                <text:p>Fila 430</text:p>
              </table:table-cell>
              <table:table-cell office:value-type="float" office:value="765855">
                <text:p>765855</text:p>
              </table:table-cell>
              <table:table-cell office:value-type="float" office:value="0.000000000402962996304268">
                <text:p>0.000000000402962996304268</text:p>
              </table:table-cell>
            </table:table-row>
            <table:table-row>
              <table:table-cell office:value-type="string">
                <text:p>Fila 431</text:p>
              </table:table-cell>
              <table:table-cell office:value-type="float" office:value="51894">
                <text:p>51894</text:p>
              </table:table-cell>
              <table:table-cell office:value-type="float" office:value="0.000000000381703557650326">
                <text:p>0.000000000381703557650326</text:p>
              </table:table-cell>
            </table:table-row>
            <table:table-row>
              <table:table-cell office:value-type="string">
                <text:p>Fila 432</text:p>
              </table:table-cell>
              <table:table-cell office:value-type="float" office:value="3602">
                <text:p>3602</text:p>
              </table:table-cell>
              <table:table-cell office:value-type="float" office:value="0.00000000020966695046809">
                <text:p>0.00000000020966695046809</text:p>
              </table:table-cell>
            </table:table-row>
            <table:table-row>
              <table:table-cell office:value-type="string">
                <text:p>Fila 433</text:p>
              </table:table-cell>
              <table:table-cell office:value-type="float" office:value="256885">
                <text:p>256885</text:p>
              </table:table-cell>
              <table:table-cell office:value-type="float" office:value="0.000000000199207761397702">
                <text:p>0.000000000199207761397702</text:p>
              </table:table-cell>
            </table:table-row>
            <table:table-row>
              <table:table-cell office:value-type="string">
                <text:p>Fila 434</text:p>
              </table:table-cell>
              <table:table-cell office:value-type="float" office:value="9848">
                <text:p>9848</text:p>
              </table:table-cell>
              <table:table-cell office:value-type="float" office:value="0.000000000104023456515279">
                <text:p>0.000000000104023456515279</text:p>
              </table:table-cell>
            </table:table-row>
            <table:table-row>
              <table:table-cell office:value-type="string">
                <text:p>Fila 435</text:p>
              </table:table-cell>
              <table:table-cell office:value-type="float" office:value="337515">
                <text:p>337515</text:p>
              </table:table-cell>
              <table:table-cell office:value-type="float" office:value="0.000000000119712240120862">
                <text:p>0.000000000119712240120862</text:p>
              </table:table-cell>
            </table:table-row>
            <table:table-row>
              <table:table-cell office:value-type="string">
                <text:p>Fila 436</text:p>
              </table:table-cell>
              <table:table-cell office:value-type="float" office:value="17264">
                <text:p>17264</text:p>
              </table:table-cell>
              <table:table-cell office:value-type="float" office:value="0.0000000000832187652122229">
                <text:p>0.0000000000832187652122229</text:p>
              </table:table-cell>
            </table:table-row>
            <table:table-row>
              <table:table-cell office:value-type="string">
                <text:p>Fila 437</text:p>
              </table:table-cell>
              <table:table-cell office:value-type="float" office:value="136035">
                <text:p>136035</text:p>
              </table:table-cell>
              <table:table-cell office:value-type="float" office:value="0.0000000000534328137291595">
                <text:p>0.0000000000534328137291595</text:p>
              </table:table-cell>
            </table:table-row>
            <table:table-row>
              <table:table-cell office:value-type="string">
                <text:p>Fila 438</text:p>
              </table:table-cell>
              <table:table-cell office:value-type="float" office:value="53442">
                <text:p>53442</text:p>
              </table:table-cell>
              <table:table-cell office:value-type="float" office:value="0.000000000190993887372315">
                <text:p>0.000000000190993887372315</text:p>
              </table:table-cell>
            </table:table-row>
            <table:table-row>
              <table:table-cell office:value-type="string">
                <text:p>Fila 439</text:p>
              </table:table-cell>
              <table:table-cell office:value-type="float" office:value="8455">
                <text:p>8455</text:p>
              </table:table-cell>
              <table:table-cell office:value-type="float" office:value="0.000000000240902409132104">
                <text:p>0.000000000240902409132104</text:p>
              </table:table-cell>
            </table:table-row>
            <table:table-row>
              <table:table-cell office:value-type="string">
                <text:p>Fila 440</text:p>
              </table:table-cell>
              <table:table-cell office:value-type="float" office:value="4655">
                <text:p>4655</text:p>
              </table:table-cell>
              <table:table-cell office:value-type="float" office:value="0.0000000000292743607133161">
                <text:p>0.0000000000292743607133161</text:p>
              </table:table-cell>
            </table:table-row>
            <table:table-row>
              <table:table-cell office:value-type="string">
                <text:p>Fila 441</text:p>
              </table:table-cell>
              <table:table-cell office:value-type="float" office:value="259554">
                <text:p>259554</text:p>
              </table:table-cell>
              <table:table-cell office:value-type="float" office:value="0.000000000159843693836592">
                <text:p>0.000000000159843693836592</text:p>
              </table:table-cell>
            </table:table-row>
            <table:table-row>
              <table:table-cell office:value-type="string">
                <text:p>Fila 442</text:p>
              </table:table-cell>
              <table:table-cell office:value-type="float" office:value="2704">
                <text:p>2704</text:p>
              </table:table-cell>
              <table:table-cell office:value-type="float" office:value="0.000000000115676357381744">
                <text:p>0.000000000115676357381744</text:p>
              </table:table-cell>
            </table:table-row>
            <table:table-row>
              <table:table-cell office:value-type="string">
                <text:p>Fila 443</text:p>
              </table:table-cell>
              <table:table-cell office:value-type="float" office:value="15277">
                <text:p>15277</text:p>
              </table:table-cell>
              <table:table-cell office:value-type="float" office:value="0.0000000000725037807569606">
                <text:p>0.0000000000725037807569606</text:p>
              </table:table-cell>
            </table:table-row>
            <table:table-row>
              <table:table-cell office:value-type="string">
                <text:p>Fila 444</text:p>
              </table:table-cell>
              <table:table-cell office:value-type="float" office:value="253111">
                <text:p>253111</text:p>
              </table:table-cell>
              <table:table-cell office:value-type="float" office:value="0.000000000102318153949454">
                <text:p>0.000000000102318153949454</text:p>
              </table:table-cell>
            </table:table-row>
            <table:table-row>
              <table:table-cell office:value-type="string">
                <text:p>Fila 445</text:p>
              </table:table-cell>
              <table:table-cell office:value-type="float" office:value="5157">
                <text:p>5157</text:p>
              </table:table-cell>
              <table:table-cell office:value-type="float" office:value="0.0000000000746638306736713">
                <text:p>0.0000000000746638306736713</text:p>
              </table:table-cell>
            </table:table-row>
            <table:table-row>
              <table:table-cell office:value-type="string">
                <text:p>Fila 446</text:p>
              </table:table-cell>
              <table:table-cell office:value-type="float" office:value="16070">
                <text:p>16070</text:p>
              </table:table-cell>
              <table:table-cell office:value-type="float" office:value="0.000000000118575371743646">
                <text:p>0.000000000118575371743646</text:p>
              </table:table-cell>
            </table:table-row>
            <table:table-row>
              <table:table-cell office:value-type="string">
                <text:p>Fila 447</text:p>
              </table:table-cell>
              <table:table-cell office:value-type="float" office:value="143371">
                <text:p>143371</text:p>
              </table:table-cell>
              <table:table-cell office:value-type="float" office:value="0.000000000114425802166807">
                <text:p>0.000000000114425802166807</text:p>
              </table:table-cell>
            </table:table-row>
            <table:table-row>
              <table:table-cell office:value-type="string">
                <text:p>Fila 448</text:p>
              </table:table-cell>
              <table:table-cell office:value-type="float" office:value="6274">
                <text:p>6274</text:p>
              </table:table-cell>
              <table:table-cell office:value-type="float" office:value="0.0000000000987938619800843">
                <text:p>0.0000000000987938619800843</text:p>
              </table:table-cell>
            </table:table-row>
            <table:table-row>
              <table:table-cell office:value-type="string">
                <text:p>Fila 449</text:p>
              </table:table-cell>
              <table:table-cell office:value-type="float" office:value="57425">
                <text:p>57425</text:p>
              </table:table-cell>
              <table:table-cell office:value-type="float" office:value="0.0000000000464410732092802">
                <text:p>0.00000000004644107320928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4.088cm" svg:height="8.98cm" chart:class="chart:scatter" chart:style-name="ch1">
        <chart:legend chart:legend-position="end" svg:x="22.455cm" svg:y="4.183cm" chart:style-name="ch2"/>
        <chart:plot-area chart:style-name="ch3" table:cell-range-address="Hoja1.D1:Hoja1.D449 Hoja1.G1:Hoja1.G449" chart:data-source-has-labels="row" svg:x="0.481cm" svg:y="0.179cm" svg:width="21.493cm" svg:height="8.44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G2:Hoja1.G449" chart:label-cell-address="Hoja1.G1:Hoja1.G1" chart:class="chart:scatter">
            <chart:domain table:cell-range-address="Hoja1.D2:Hoja1.D449"/>
            <chart:data-point chart:repeated="4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</table:table-cell>
              <table:table-cell office:value-type="float" office:value="5000">
                <text:p>5000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5000">
                <text:p>5000</text:p>
              </table:table-cell>
              <table:table-cell office:value-type="float" office:value="3.140625">
                <text:p>3.140625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2503">
                <text:p>2503</text:p>
              </table:table-cell>
              <table:table-cell office:value-type="float" office:value="0.234375">
                <text:p>0.234375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5000">
                <text:p>5000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1586">
                <text:p>158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5000">
                <text:p>50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5000">
                <text:p>5000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1555">
                <text:p>155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5000">
                <text:p>5000</text:p>
              </table:table-cell>
              <table:table-cell office:value-type="float" office:value="1.828125">
                <text:p>1.828125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5000">
                <text:p>5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Fila 12</text:p>
              </table:table-cell>
              <table:table-cell office:value-type="float" office:value="5000">
                <text:p>5000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5000">
                <text:p>5000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5000">
                <text:p>5000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449">
                <text:p>449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992">
                <text:p>992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5000">
                <text:p>5000</text:p>
              </table:table-cell>
              <table:table-cell office:value-type="float" office:value="1.734375">
                <text:p>1.734375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5000">
                <text:p>5000</text:p>
              </table:table-cell>
              <table:table-cell office:value-type="float" office:value="1.234375">
                <text:p>1.234375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4118">
                <text:p>4118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Fila 20</text:p>
              </table:table-cell>
              <table:table-cell office:value-type="float" office:value="491">
                <text:p>491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Fila 21</text:p>
              </table:table-cell>
              <table:table-cell office:value-type="float" office:value="5000">
                <text:p>5000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Fila 2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3</text:p>
              </table:table-cell>
              <table:table-cell office:value-type="float" office:value="5000">
                <text:p>5000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Fila 24</text:p>
              </table:table-cell>
              <table:table-cell office:value-type="float" office:value="406">
                <text:p>406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Fila 25</text:p>
              </table:table-cell>
              <table:table-cell office:value-type="float" office:value="5000">
                <text:p>5000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string">
                <text:p>Fila 26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7</text:p>
              </table:table-cell>
              <table:table-cell office:value-type="float" office:value="5000">
                <text:p>5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Fila 28</text:p>
              </table:table-cell>
              <table:table-cell office:value-type="float" office:value="1894">
                <text:p>1894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Fila 29</text:p>
              </table:table-cell>
              <table:table-cell office:value-type="float" office:value="5000">
                <text:p>5000</text:p>
              </table:table-cell>
              <table:table-cell office:value-type="float" office:value="2.734375">
                <text:p>2.734375</text:p>
              </table:table-cell>
            </table:table-row>
            <table:table-row>
              <table:table-cell office:value-type="string">
                <text:p>Fila 30</text:p>
              </table:table-cell>
              <table:table-cell office:value-type="float" office:value="3649">
                <text:p>3649</text:p>
              </table:table-cell>
              <table:table-cell office:value-type="float" office:value="2.359375">
                <text:p>2.359375</text:p>
              </table:table-cell>
            </table:table-row>
            <table:table-row>
              <table:table-cell office:value-type="string">
                <text:p>Fila 31</text:p>
              </table:table-cell>
              <table:table-cell office:value-type="float" office:value="5000">
                <text:p>5000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Fila 32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3</text:p>
              </table:table-cell>
              <table:table-cell office:value-type="float" office:value="5000">
                <text:p>5000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Fila 34</text:p>
              </table:table-cell>
              <table:table-cell office:value-type="float" office:value="5000">
                <text:p>5000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Fila 35</text:p>
              </table:table-cell>
              <table:table-cell office:value-type="float" office:value="5000">
                <text:p>5000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Fila 3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7</text:p>
              </table:table-cell>
              <table:table-cell office:value-type="float" office:value="280">
                <text:p>280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Fila 38</text:p>
              </table:table-cell>
              <table:table-cell office:value-type="float" office:value="5000">
                <text:p>5000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Fila 39</text:p>
              </table:table-cell>
              <table:table-cell office:value-type="float" office:value="5000">
                <text:p>5000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Fila 40</text:p>
              </table:table-cell>
              <table:table-cell office:value-type="float" office:value="3972">
                <text:p>3972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Fila 41</text:p>
              </table:table-cell>
              <table:table-cell office:value-type="float" office:value="1110">
                <text:p>1110</text:p>
              </table:table-cell>
              <table:table-cell office:value-type="float" office:value="0.265625">
                <text:p>0.265625</text:p>
              </table:table-cell>
            </table:table-row>
            <table:table-row>
              <table:table-cell office:value-type="string">
                <text:p>Fila 42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43</text:p>
              </table:table-cell>
              <table:table-cell office:value-type="float" office:value="5000">
                <text:p>5000</text:p>
              </table:table-cell>
              <table:table-cell office:value-type="float" office:value="1.046875">
                <text:p>1.046875</text:p>
              </table:table-cell>
            </table:table-row>
            <table:table-row>
              <table:table-cell office:value-type="string">
                <text:p>Fila 44</text:p>
              </table:table-cell>
              <table:table-cell office:value-type="float" office:value="520">
                <text:p>520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Fila 45</text:p>
              </table:table-cell>
              <table:table-cell office:value-type="float" office:value="5000">
                <text:p>5000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Fila 46</text:p>
              </table:table-cell>
              <table:table-cell office:value-type="float" office:value="3151">
                <text:p>3151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Fila 47</text:p>
              </table:table-cell>
              <table:table-cell office:value-type="float" office:value="5000">
                <text:p>5000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Fila 48</text:p>
              </table:table-cell>
              <table:table-cell office:value-type="float" office:value="2694">
                <text:p>2694</text:p>
              </table:table-cell>
              <table:table-cell office:value-type="float" office:value="1.109375">
                <text:p>1.109375</text:p>
              </table:table-cell>
            </table:table-row>
            <table:table-row>
              <table:table-cell office:value-type="string">
                <text:p>Fila 49</text:p>
              </table:table-cell>
              <table:table-cell office:value-type="float" office:value="181">
                <text:p>181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Fila 50</text:p>
              </table:table-cell>
              <table:table-cell office:value-type="float" office:value="5000">
                <text:p>5000</text:p>
              </table:table-cell>
              <table:table-cell office:value-type="float" office:value="1.140625">
                <text:p>1.140625</text:p>
              </table:table-cell>
            </table:table-row>
            <table:table-row>
              <table:table-cell office:value-type="string">
                <text:p>Fila 51</text:p>
              </table:table-cell>
              <table:table-cell office:value-type="float" office:value="5000">
                <text:p>5000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Fila 5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53</text:p>
              </table:table-cell>
              <table:table-cell office:value-type="float" office:value="3110">
                <text:p>3110</text:p>
              </table:table-cell>
              <table:table-cell office:value-type="float" office:value="0.421875">
                <text:p>0.421875</text:p>
              </table:table-cell>
            </table:table-row>
            <table:table-row>
              <table:table-cell office:value-type="string">
                <text:p>Fila 5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55</text:p>
              </table:table-cell>
              <table:table-cell office:value-type="float" office:value="5000">
                <text:p>5000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Fila 56</text:p>
              </table:table-cell>
              <table:table-cell office:value-type="float" office:value="1510">
                <text:p>151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Fila 57</text:p>
              </table:table-cell>
              <table:table-cell office:value-type="float" office:value="3620">
                <text:p>362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Fila 58</text:p>
              </table:table-cell>
              <table:table-cell office:value-type="float" office:value="426">
                <text:p>426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Fila 5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60</text:p>
              </table:table-cell>
              <table:table-cell office:value-type="float" office:value="5000">
                <text:p>5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Fila 61</text:p>
              </table:table-cell>
              <table:table-cell office:value-type="float" office:value="241">
                <text:p>241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Fila 62</text:p>
              </table:table-cell>
              <table:table-cell office:value-type="float" office:value="54">
                <text:p>54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Fila 63</text:p>
              </table:table-cell>
              <table:table-cell office:value-type="float" office:value="5000">
                <text:p>5000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string">
                <text:p>Fila 64</text:p>
              </table:table-cell>
              <table:table-cell office:value-type="float" office:value="2934">
                <text:p>2934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Fila 65</text:p>
              </table:table-cell>
              <table:table-cell office:value-type="float" office:value="5000">
                <text:p>5000</text:p>
              </table:table-cell>
              <table:table-cell office:value-type="float" office:value="1.390625">
                <text:p>1.390625</text:p>
              </table:table-cell>
            </table:table-row>
            <table:table-row>
              <table:table-cell office:value-type="string">
                <text:p>Fila 66</text:p>
              </table:table-cell>
              <table:table-cell office:value-type="float" office:value="5000">
                <text:p>5000</text:p>
              </table:table-cell>
              <table:table-cell office:value-type="float" office:value="1.65625">
                <text:p>1.65625</text:p>
              </table:table-cell>
            </table:table-row>
            <table:table-row>
              <table:table-cell office:value-type="string">
                <text:p>Fila 67</text:p>
              </table:table-cell>
              <table:table-cell office:value-type="float" office:value="5000">
                <text:p>5000</text:p>
              </table:table-cell>
              <table:table-cell office:value-type="float" office:value="4.109375">
                <text:p>4.109375</text:p>
              </table:table-cell>
            </table:table-row>
            <table:table-row>
              <table:table-cell office:value-type="string">
                <text:p>Fila 68</text:p>
              </table:table-cell>
              <table:table-cell office:value-type="float" office:value="5000">
                <text:p>5000</text:p>
              </table:table-cell>
              <table:table-cell office:value-type="float" office:value="1.328125">
                <text:p>1.328125</text:p>
              </table:table-cell>
            </table:table-row>
            <table:table-row>
              <table:table-cell office:value-type="string">
                <text:p>Fila 69</text:p>
              </table:table-cell>
              <table:table-cell office:value-type="float" office:value="860">
                <text:p>860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Fila 70</text:p>
              </table:table-cell>
              <table:table-cell office:value-type="float" office:value="5000">
                <text:p>5000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Fila 71</text:p>
              </table:table-cell>
              <table:table-cell office:value-type="float" office:value="530">
                <text:p>530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Fila 72</text:p>
              </table:table-cell>
              <table:table-cell office:value-type="float" office:value="5000">
                <text:p>5000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Fila 73</text:p>
              </table:table-cell>
              <table:table-cell office:value-type="float" office:value="229">
                <text:p>229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Fila 74</text:p>
              </table:table-cell>
              <table:table-cell office:value-type="float" office:value="3819">
                <text:p>3819</text:p>
              </table:table-cell>
              <table:table-cell office:value-type="float" office:value="1.046875">
                <text:p>1.046875</text:p>
              </table:table-cell>
            </table:table-row>
            <table:table-row>
              <table:table-cell office:value-type="string">
                <text:p>Fila 75</text:p>
              </table:table-cell>
              <table:table-cell office:value-type="float" office:value="5000">
                <text:p>5000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Fila 76</text:p>
              </table:table-cell>
              <table:table-cell office:value-type="float" office:value="1735">
                <text:p>1735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Fila 7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78</text:p>
              </table:table-cell>
              <table:table-cell office:value-type="float" office:value="5000">
                <text:p>5000</text:p>
              </table:table-cell>
              <table:table-cell office:value-type="float" office:value="1.234375">
                <text:p>1.234375</text:p>
              </table:table-cell>
            </table:table-row>
            <table:table-row>
              <table:table-cell office:value-type="string">
                <text:p>Fila 79</text:p>
              </table:table-cell>
              <table:table-cell office:value-type="float" office:value="5000">
                <text:p>5000</text:p>
              </table:table-cell>
              <table:table-cell office:value-type="float" office:value="2.21875">
                <text:p>2.21875</text:p>
              </table:table-cell>
            </table:table-row>
            <table:table-row>
              <table:table-cell office:value-type="string">
                <text:p>Fila 8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81</text:p>
              </table:table-cell>
              <table:table-cell office:value-type="float" office:value="5000">
                <text:p>5000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Fila 8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83</text:p>
              </table:table-cell>
              <table:table-cell office:value-type="float" office:value="5000">
                <text:p>5000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Fila 84</text:p>
              </table:table-cell>
              <table:table-cell office:value-type="float" office:value="571">
                <text:p>571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Fila 85</text:p>
              </table:table-cell>
              <table:table-cell office:value-type="float" office:value="374">
                <text:p>37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Fila 8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87</text:p>
              </table:table-cell>
              <table:table-cell office:value-type="float" office:value="5000">
                <text:p>5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Fila 88</text:p>
              </table:table-cell>
              <table:table-cell office:value-type="float" office:value="5000">
                <text:p>5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Fila 89</text:p>
              </table:table-cell>
              <table:table-cell office:value-type="float" office:value="3827">
                <text:p>3827</text:p>
              </table:table-cell>
              <table:table-cell office:value-type="float" office:value="0.390625">
                <text:p>0.390625</text:p>
              </table:table-cell>
            </table:table-row>
            <table:table-row>
              <table:table-cell office:value-type="string">
                <text:p>Fila 90</text:p>
              </table:table-cell>
              <table:table-cell office:value-type="float" office:value="5000">
                <text:p>5000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Fila 91</text:p>
              </table:table-cell>
              <table:table-cell office:value-type="float" office:value="5000">
                <text:p>50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ila 92</text:p>
              </table:table-cell>
              <table:table-cell office:value-type="float" office:value="5000">
                <text:p>500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Fila 9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94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95</text:p>
              </table:table-cell>
              <table:table-cell office:value-type="float" office:value="5000">
                <text:p>5000</text:p>
              </table:table-cell>
              <table:table-cell office:value-type="float" office:value="1.15625">
                <text:p>1.15625</text:p>
              </table:table-cell>
            </table:table-row>
            <table:table-row>
              <table:table-cell office:value-type="string">
                <text:p>Fila 96</text:p>
              </table:table-cell>
              <table:table-cell office:value-type="float" office:value="5000">
                <text:p>5000</text:p>
              </table:table-cell>
              <table:table-cell office:value-type="float" office:value="1.734375">
                <text:p>1.734375</text:p>
              </table:table-cell>
            </table:table-row>
            <table:table-row>
              <table:table-cell office:value-type="string">
                <text:p>Fila 97</text:p>
              </table:table-cell>
              <table:table-cell office:value-type="float" office:value="1398">
                <text:p>1398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Fila 98</text:p>
              </table:table-cell>
              <table:table-cell office:value-type="float" office:value="5000">
                <text:p>5000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Fila 99</text:p>
              </table:table-cell>
              <table:table-cell office:value-type="float" office:value="5000">
                <text:p>5000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Fila 100</text:p>
              </table:table-cell>
              <table:table-cell office:value-type="float" office:value="1521">
                <text:p>1521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Fila 10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102</text:p>
              </table:table-cell>
              <table:table-cell office:value-type="float" office:value="5000">
                <text:p>5000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Fila 103</text:p>
              </table:table-cell>
              <table:table-cell office:value-type="float" office:value="5000">
                <text:p>5000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Fila 104</text:p>
              </table:table-cell>
              <table:table-cell office:value-type="float" office:value="3197">
                <text:p>3197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Fila 105</text:p>
              </table:table-cell>
              <table:table-cell office:value-type="float" office:value="407">
                <text:p>407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Fila 106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107</text:p>
              </table:table-cell>
              <table:table-cell office:value-type="float" office:value="836">
                <text:p>836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Fila 10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109</text:p>
              </table:table-cell>
              <table:table-cell office:value-type="float" office:value="2080">
                <text:p>2080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Fila 110</text:p>
              </table:table-cell>
              <table:table-cell office:value-type="float" office:value="937">
                <text:p>937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Fila 111</text:p>
              </table:table-cell>
              <table:table-cell office:value-type="float" office:value="5000">
                <text:p>5000</text:p>
              </table:table-cell>
              <table:table-cell office:value-type="float" office:value="1.234375">
                <text:p>1.234375</text:p>
              </table:table-cell>
            </table:table-row>
            <table:table-row>
              <table:table-cell office:value-type="string">
                <text:p>Fila 112</text:p>
              </table:table-cell>
              <table:table-cell office:value-type="float" office:value="5000">
                <text:p>5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Fila 113</text:p>
              </table:table-cell>
              <table:table-cell office:value-type="float" office:value="3009">
                <text:p>3009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Fila 114</text:p>
              </table:table-cell>
              <table:table-cell office:value-type="float" office:value="4536">
                <text:p>4536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Fila 115</text:p>
              </table:table-cell>
              <table:table-cell office:value-type="float" office:value="5000">
                <text:p>5000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Fila 116</text:p>
              </table:table-cell>
              <table:table-cell office:value-type="float" office:value="5000">
                <text:p>5000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Fila 117</text:p>
              </table:table-cell>
              <table:table-cell office:value-type="float" office:value="5000">
                <text:p>5000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Fila 118</text:p>
              </table:table-cell>
              <table:table-cell office:value-type="float" office:value="5000">
                <text:p>50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Fila 119</text:p>
              </table:table-cell>
              <table:table-cell office:value-type="float" office:value="3467">
                <text:p>3467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Fila 120</text:p>
              </table:table-cell>
              <table:table-cell office:value-type="float" office:value="944">
                <text:p>944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Fila 121</text:p>
              </table:table-cell>
              <table:table-cell office:value-type="float" office:value="5000">
                <text:p>5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Fila 122</text:p>
              </table:table-cell>
              <table:table-cell office:value-type="float" office:value="5000">
                <text:p>5000</text:p>
              </table:table-cell>
              <table:table-cell office:value-type="float" office:value="2.609375">
                <text:p>2.609375</text:p>
              </table:table-cell>
            </table:table-row>
            <table:table-row>
              <table:table-cell office:value-type="string">
                <text:p>Fila 123</text:p>
              </table:table-cell>
              <table:table-cell office:value-type="float" office:value="2654">
                <text:p>2654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Fila 124</text:p>
              </table:table-cell>
              <table:table-cell office:value-type="float" office:value="5000">
                <text:p>5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25</text:p>
              </table:table-cell>
              <table:table-cell office:value-type="float" office:value="5000">
                <text:p>5000</text:p>
              </table:table-cell>
              <table:table-cell office:value-type="float" office:value="1.984375">
                <text:p>1.984375</text:p>
              </table:table-cell>
            </table:table-row>
            <table:table-row>
              <table:table-cell office:value-type="string">
                <text:p>Fila 126</text:p>
              </table:table-cell>
              <table:table-cell office:value-type="float" office:value="79">
                <text:p>79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Fila 127</text:p>
              </table:table-cell>
              <table:table-cell office:value-type="float" office:value="5000">
                <text:p>5000</text:p>
              </table:table-cell>
              <table:table-cell office:value-type="float" office:value="1.4375">
                <text:p>1.4375</text:p>
              </table:table-cell>
            </table:table-row>
            <table:table-row>
              <table:table-cell office:value-type="string">
                <text:p>Fila 128</text:p>
              </table:table-cell>
              <table:table-cell office:value-type="float" office:value="409">
                <text:p>409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string">
                <text:p>Fila 129</text:p>
              </table:table-cell>
              <table:table-cell office:value-type="float" office:value="5000">
                <text:p>5000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Fila 130</text:p>
              </table:table-cell>
              <table:table-cell office:value-type="float" office:value="70">
                <text:p>70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Fila 131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132</text:p>
              </table:table-cell>
              <table:table-cell office:value-type="float" office:value="5000">
                <text:p>5000</text:p>
              </table:table-cell>
              <table:table-cell office:value-type="float" office:value="1.28125">
                <text:p>1.28125</text:p>
              </table:table-cell>
            </table:table-row>
            <table:table-row>
              <table:table-cell office:value-type="string">
                <text:p>Fila 133</text:p>
              </table:table-cell>
              <table:table-cell office:value-type="float" office:value="189">
                <text:p>189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Fila 134</text:p>
              </table:table-cell>
              <table:table-cell office:value-type="float" office:value="5000">
                <text:p>5000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Fila 135</text:p>
              </table:table-cell>
              <table:table-cell office:value-type="float" office:value="320">
                <text:p>320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Fila 136</text:p>
              </table:table-cell>
              <table:table-cell office:value-type="float" office:value="5000">
                <text:p>5000</text:p>
              </table:table-cell>
              <table:table-cell office:value-type="float" office:value="1.296875">
                <text:p>1.296875</text:p>
              </table:table-cell>
            </table:table-row>
            <table:table-row>
              <table:table-cell office:value-type="string">
                <text:p>Fila 137</text:p>
              </table:table-cell>
              <table:table-cell office:value-type="float" office:value="2373">
                <text:p>2373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Fila 138</text:p>
              </table:table-cell>
              <table:table-cell office:value-type="float" office:value="5000">
                <text:p>5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Fila 139</text:p>
              </table:table-cell>
              <table:table-cell office:value-type="float" office:value="153">
                <text:p>153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Fila 140</text:p>
              </table:table-cell>
              <table:table-cell office:value-type="float" office:value="15">
                <text:p>1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Fila 14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142</text:p>
              </table:table-cell>
              <table:table-cell office:value-type="float" office:value="5000">
                <text:p>5000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Fila 143</text:p>
              </table:table-cell>
              <table:table-cell office:value-type="float" office:value="783">
                <text:p>783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Fila 144</text:p>
              </table:table-cell>
              <table:table-cell office:value-type="float" office:value="1292">
                <text:p>1292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Fila 14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146</text:p>
              </table:table-cell>
              <table:table-cell office:value-type="float" office:value="5000">
                <text:p>5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Fila 147</text:p>
              </table:table-cell>
              <table:table-cell office:value-type="float" office:value="290">
                <text:p>290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Fila 148</text:p>
              </table:table-cell>
              <table:table-cell office:value-type="float" office:value="5000">
                <text:p>5000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Fila 149</text:p>
              </table:table-cell>
              <table:table-cell office:value-type="float" office:value="4682">
                <text:p>4682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Fila 150</text:p>
              </table:table-cell>
              <table:table-cell office:value-type="float" office:value="4583">
                <text:p>4583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Fila 151</text:p>
              </table:table-cell>
              <table:table-cell office:value-type="float" office:value="1818">
                <text:p>1818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Fila 15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153</text:p>
              </table:table-cell>
              <table:table-cell office:value-type="float" office:value="5000">
                <text:p>5000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Fila 154</text:p>
              </table:table-cell>
              <table:table-cell office:value-type="float" office:value="5000">
                <text:p>5000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Fila 155</text:p>
              </table:table-cell>
              <table:table-cell office:value-type="float" office:value="5000">
                <text:p>5000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Fila 15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157</text:p>
              </table:table-cell>
              <table:table-cell office:value-type="float" office:value="310">
                <text:p>310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Fila 158</text:p>
              </table:table-cell>
              <table:table-cell office:value-type="float" office:value="5000">
                <text:p>5000</text:p>
              </table:table-cell>
              <table:table-cell office:value-type="float" office:value="1.015625">
                <text:p>1.015625</text:p>
              </table:table-cell>
            </table:table-row>
            <table:table-row>
              <table:table-cell office:value-type="string">
                <text:p>Fila 15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160</text:p>
              </table:table-cell>
              <table:table-cell office:value-type="float" office:value="720">
                <text:p>720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string">
                <text:p>Fila 161</text:p>
              </table:table-cell>
              <table:table-cell office:value-type="float" office:value="5000">
                <text:p>5000</text:p>
              </table:table-cell>
              <table:table-cell office:value-type="float" office:value="1.1875">
                <text:p>1.1875</text:p>
              </table:table-cell>
            </table:table-row>
            <table:table-row>
              <table:table-cell office:value-type="string">
                <text:p>Fila 162</text:p>
              </table:table-cell>
              <table:table-cell office:value-type="float" office:value="4707">
                <text:p>4707</text:p>
              </table:table-cell>
              <table:table-cell office:value-type="float" office:value="3.828125">
                <text:p>3.828125</text:p>
              </table:table-cell>
            </table:table-row>
            <table:table-row>
              <table:table-cell office:value-type="string">
                <text:p>Fila 163</text:p>
              </table:table-cell>
              <table:table-cell office:value-type="float" office:value="5000">
                <text:p>5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Fila 164</text:p>
              </table:table-cell>
              <table:table-cell office:value-type="float" office:value="4722">
                <text:p>4722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Fila 165</text:p>
              </table:table-cell>
              <table:table-cell office:value-type="float" office:value="5000">
                <text:p>5000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Fila 166</text:p>
              </table:table-cell>
              <table:table-cell office:value-type="float" office:value="5000">
                <text:p>5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Fila 167</text:p>
              </table:table-cell>
              <table:table-cell office:value-type="float" office:value="5000">
                <text:p>5000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Fila 168</text:p>
              </table:table-cell>
              <table:table-cell office:value-type="float" office:value="159">
                <text:p>159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string">
                <text:p>Fila 169</text:p>
              </table:table-cell>
              <table:table-cell office:value-type="float" office:value="5000">
                <text:p>5000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Fila 170</text:p>
              </table:table-cell>
              <table:table-cell office:value-type="float" office:value="5000">
                <text:p>5000</text:p>
              </table:table-cell>
              <table:table-cell office:value-type="float" office:value="1.1875">
                <text:p>1.1875</text:p>
              </table:table-cell>
            </table:table-row>
            <table:table-row>
              <table:table-cell office:value-type="string">
                <text:p>Fila 171</text:p>
              </table:table-cell>
              <table:table-cell office:value-type="float" office:value="4283">
                <text:p>4283</text:p>
              </table:table-cell>
              <table:table-cell office:value-type="float" office:value="1.234375">
                <text:p>1.234375</text:p>
              </table:table-cell>
            </table:table-row>
            <table:table-row>
              <table:table-cell office:value-type="string">
                <text:p>Fila 172</text:p>
              </table:table-cell>
              <table:table-cell office:value-type="float" office:value="5000">
                <text:p>5000</text:p>
              </table:table-cell>
              <table:table-cell office:value-type="float" office:value="1.046875">
                <text:p>1.046875</text:p>
              </table:table-cell>
            </table:table-row>
            <table:table-row>
              <table:table-cell office:value-type="string">
                <text:p>Fila 173</text:p>
              </table:table-cell>
              <table:table-cell office:value-type="float" office:value="110">
                <text:p>110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Fila 174</text:p>
              </table:table-cell>
              <table:table-cell office:value-type="float" office:value="3533">
                <text:p>3533</text:p>
              </table:table-cell>
              <table:table-cell office:value-type="float" office:value="3.453125">
                <text:p>3.453125</text:p>
              </table:table-cell>
            </table:table-row>
            <table:table-row>
              <table:table-cell office:value-type="string">
                <text:p>Fila 175</text:p>
              </table:table-cell>
              <table:table-cell office:value-type="float" office:value="5000">
                <text:p>500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Fila 176</text:p>
              </table:table-cell>
              <table:table-cell office:value-type="float" office:value="1718">
                <text:p>1718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Fila 177</text:p>
              </table:table-cell>
              <table:table-cell office:value-type="float" office:value="5000">
                <text:p>5000</text:p>
              </table:table-cell>
              <table:table-cell office:value-type="float" office:value="1.078125">
                <text:p>1.078125</text:p>
              </table:table-cell>
            </table:table-row>
            <table:table-row>
              <table:table-cell office:value-type="string">
                <text:p>Fila 178</text:p>
              </table:table-cell>
              <table:table-cell office:value-type="float" office:value="4361">
                <text:p>4361</text:p>
              </table:table-cell>
              <table:table-cell office:value-type="float" office:value="11.953125">
                <text:p>11.953125</text:p>
              </table:table-cell>
            </table:table-row>
            <table:table-row>
              <table:table-cell office:value-type="string">
                <text:p>Fila 179</text:p>
              </table:table-cell>
              <table:table-cell office:value-type="float" office:value="5000">
                <text:p>5000</text:p>
              </table:table-cell>
              <table:table-cell office:value-type="float" office:value="1.15625">
                <text:p>1.15625</text:p>
              </table:table-cell>
            </table:table-row>
            <table:table-row>
              <table:table-cell office:value-type="string">
                <text:p>Fila 180</text:p>
              </table:table-cell>
              <table:table-cell office:value-type="float" office:value="5000">
                <text:p>5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81</text:p>
              </table:table-cell>
              <table:table-cell office:value-type="float" office:value="5000">
                <text:p>500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Fila 182</text:p>
              </table:table-cell>
              <table:table-cell office:value-type="float" office:value="5000">
                <text:p>5000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Fila 183</text:p>
              </table:table-cell>
              <table:table-cell office:value-type="float" office:value="5000">
                <text:p>5000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Fila 184</text:p>
              </table:table-cell>
              <table:table-cell office:value-type="float" office:value="5000">
                <text:p>5000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Fila 185</text:p>
              </table:table-cell>
              <table:table-cell office:value-type="float" office:value="569">
                <text:p>569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Fila 186</text:p>
              </table:table-cell>
              <table:table-cell office:value-type="float" office:value="5000">
                <text:p>5000</text:p>
              </table:table-cell>
              <table:table-cell office:value-type="float" office:value="1.296875">
                <text:p>1.296875</text:p>
              </table:table-cell>
            </table:table-row>
            <table:table-row>
              <table:table-cell office:value-type="string">
                <text:p>Fila 18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188</text:p>
              </table:table-cell>
              <table:table-cell office:value-type="float" office:value="5000">
                <text:p>50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ila 189</text:p>
              </table:table-cell>
              <table:table-cell office:value-type="float" office:value="5000">
                <text:p>5000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Fila 190</text:p>
              </table:table-cell>
              <table:table-cell office:value-type="float" office:value="5000">
                <text:p>5000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Fila 191</text:p>
              </table:table-cell>
              <table:table-cell office:value-type="float" office:value="5000">
                <text:p>5000</text:p>
              </table:table-cell>
              <table:table-cell office:value-type="float" office:value="1.140625">
                <text:p>1.140625</text:p>
              </table:table-cell>
            </table:table-row>
            <table:table-row>
              <table:table-cell office:value-type="string">
                <text:p>Fila 192</text:p>
              </table:table-cell>
              <table:table-cell office:value-type="float" office:value="983">
                <text:p>983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Fila 193</text:p>
              </table:table-cell>
              <table:table-cell office:value-type="float" office:value="5000">
                <text:p>5000</text:p>
              </table:table-cell>
              <table:table-cell office:value-type="float" office:value="1.21875">
                <text:p>1.21875</text:p>
              </table:table-cell>
            </table:table-row>
            <table:table-row>
              <table:table-cell office:value-type="string">
                <text:p>Fila 194</text:p>
              </table:table-cell>
              <table:table-cell office:value-type="float" office:value="3764">
                <text:p>376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Fila 195</text:p>
              </table:table-cell>
              <table:table-cell office:value-type="float" office:value="5000">
                <text:p>5000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Fila 196</text:p>
              </table:table-cell>
              <table:table-cell office:value-type="float" office:value="5000">
                <text:p>5000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Fila 197</text:p>
              </table:table-cell>
              <table:table-cell office:value-type="float" office:value="353">
                <text:p>353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Fila 198</text:p>
              </table:table-cell>
              <table:table-cell office:value-type="float" office:value="2820">
                <text:p>2820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Fila 199</text:p>
              </table:table-cell>
              <table:table-cell office:value-type="float" office:value="5000">
                <text:p>5000</text:p>
              </table:table-cell>
              <table:table-cell office:value-type="float" office:value="1.921875">
                <text:p>1.921875</text:p>
              </table:table-cell>
            </table:table-row>
            <table:table-row>
              <table:table-cell office:value-type="string">
                <text:p>Fila 200</text:p>
              </table:table-cell>
              <table:table-cell office:value-type="float" office:value="229">
                <text:p>229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Fila 201</text:p>
              </table:table-cell>
              <table:table-cell office:value-type="float" office:value="5000">
                <text:p>5000</text:p>
              </table:table-cell>
              <table:table-cell office:value-type="float" office:value="1.140625">
                <text:p>1.140625</text:p>
              </table:table-cell>
            </table:table-row>
            <table:table-row>
              <table:table-cell office:value-type="string">
                <text:p>Fila 202</text:p>
              </table:table-cell>
              <table:table-cell office:value-type="float" office:value="400">
                <text:p>400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Fila 203</text:p>
              </table:table-cell>
              <table:table-cell office:value-type="float" office:value="3768">
                <text:p>3768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Fila 204</text:p>
              </table:table-cell>
              <table:table-cell office:value-type="float" office:value="2777">
                <text:p>2777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Fila 205</text:p>
              </table:table-cell>
              <table:table-cell office:value-type="float" office:value="158">
                <text:p>158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Fila 206</text:p>
              </table:table-cell>
              <table:table-cell office:value-type="float" office:value="3209">
                <text:p>3209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Fila 207</text:p>
              </table:table-cell>
              <table:table-cell office:value-type="float" office:value="3636">
                <text:p>3636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Fila 208</text:p>
              </table:table-cell>
              <table:table-cell office:value-type="float" office:value="5000">
                <text:p>5000</text:p>
              </table:table-cell>
              <table:table-cell office:value-type="float" office:value="1.171875">
                <text:p>1.171875</text:p>
              </table:table-cell>
            </table:table-row>
            <table:table-row>
              <table:table-cell office:value-type="string">
                <text:p>Fila 209</text:p>
              </table:table-cell>
              <table:table-cell office:value-type="float" office:value="5000">
                <text:p>5000</text:p>
              </table:table-cell>
              <table:table-cell office:value-type="float" office:value="1.8125">
                <text:p>1.8125</text:p>
              </table:table-cell>
            </table:table-row>
            <table:table-row>
              <table:table-cell office:value-type="string">
                <text:p>Fila 210</text:p>
              </table:table-cell>
              <table:table-cell office:value-type="float" office:value="5000">
                <text:p>5000</text:p>
              </table:table-cell>
              <table:table-cell office:value-type="float" office:value="1.546875">
                <text:p>1.546875</text:p>
              </table:table-cell>
            </table:table-row>
            <table:table-row>
              <table:table-cell office:value-type="string">
                <text:p>Fila 211</text:p>
              </table:table-cell>
              <table:table-cell office:value-type="float" office:value="4466">
                <text:p>4466</text:p>
              </table:table-cell>
              <table:table-cell office:value-type="float" office:value="4.046875">
                <text:p>4.046875</text:p>
              </table:table-cell>
            </table:table-row>
            <table:table-row>
              <table:table-cell office:value-type="string">
                <text:p>Fila 212</text:p>
              </table:table-cell>
              <table:table-cell office:value-type="float" office:value="5000">
                <text:p>5000</text:p>
              </table:table-cell>
              <table:table-cell office:value-type="float" office:value="1.203125">
                <text:p>1.203125</text:p>
              </table:table-cell>
            </table:table-row>
            <table:table-row>
              <table:table-cell office:value-type="string">
                <text:p>Fila 213</text:p>
              </table:table-cell>
              <table:table-cell office:value-type="float" office:value="5000">
                <text:p>5000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Fila 214</text:p>
              </table:table-cell>
              <table:table-cell office:value-type="float" office:value="5000">
                <text:p>5000</text:p>
              </table:table-cell>
              <table:table-cell office:value-type="float" office:value="2.421875">
                <text:p>2.421875</text:p>
              </table:table-cell>
            </table:table-row>
            <table:table-row>
              <table:table-cell office:value-type="string">
                <text:p>Fila 215</text:p>
              </table:table-cell>
              <table:table-cell office:value-type="float" office:value="5000">
                <text:p>5000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Fila 216</text:p>
              </table:table-cell>
              <table:table-cell office:value-type="float" office:value="5000">
                <text:p>5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Fila 217</text:p>
              </table:table-cell>
              <table:table-cell office:value-type="float" office:value="5000">
                <text:p>5000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Fila 218</text:p>
              </table:table-cell>
              <table:table-cell office:value-type="float" office:value="5000">
                <text:p>5000</text:p>
              </table:table-cell>
              <table:table-cell office:value-type="float" office:value="1.484375">
                <text:p>1.484375</text:p>
              </table:table-cell>
            </table:table-row>
            <table:table-row>
              <table:table-cell office:value-type="string">
                <text:p>Fila 219</text:p>
              </table:table-cell>
              <table:table-cell office:value-type="float" office:value="1756">
                <text:p>1756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Fila 22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21</text:p>
              </table:table-cell>
              <table:table-cell office:value-type="float" office:value="1379">
                <text:p>1379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Fila 2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23</text:p>
              </table:table-cell>
              <table:table-cell office:value-type="float" office:value="5000">
                <text:p>5000</text:p>
              </table:table-cell>
              <table:table-cell office:value-type="float" office:value="2.015625">
                <text:p>2.015625</text:p>
              </table:table-cell>
            </table:table-row>
            <table:table-row>
              <table:table-cell office:value-type="string">
                <text:p>Fila 224</text:p>
              </table:table-cell>
              <table:table-cell office:value-type="float" office:value="5000">
                <text:p>5000</text:p>
              </table:table-cell>
              <table:table-cell office:value-type="float" office:value="1.15625">
                <text:p>1.15625</text:p>
              </table:table-cell>
            </table:table-row>
            <table:table-row>
              <table:table-cell office:value-type="string">
                <text:p>Fila 225</text:p>
              </table:table-cell>
              <table:table-cell office:value-type="float" office:value="5000">
                <text:p>5000</text:p>
              </table:table-cell>
              <table:table-cell office:value-type="float" office:value="1.765625">
                <text:p>1.765625</text:p>
              </table:table-cell>
            </table:table-row>
            <table:table-row>
              <table:table-cell office:value-type="string">
                <text:p>Fila 226</text:p>
              </table:table-cell>
              <table:table-cell office:value-type="float" office:value="5000">
                <text:p>5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Fila 227</text:p>
              </table:table-cell>
              <table:table-cell office:value-type="float" office:value="962">
                <text:p>962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Fila 228</text:p>
              </table:table-cell>
              <table:table-cell office:value-type="float" office:value="5000">
                <text:p>5000</text:p>
              </table:table-cell>
              <table:table-cell office:value-type="float" office:value="1.015625">
                <text:p>1.015625</text:p>
              </table:table-cell>
            </table:table-row>
            <table:table-row>
              <table:table-cell office:value-type="string">
                <text:p>Fila 22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30</text:p>
              </table:table-cell>
              <table:table-cell office:value-type="float" office:value="5000">
                <text:p>5000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Fila 231</text:p>
              </table:table-cell>
              <table:table-cell office:value-type="float" office:value="5000">
                <text:p>5000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Fila 232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33</text:p>
              </table:table-cell>
              <table:table-cell office:value-type="float" office:value="5000">
                <text:p>50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ila 234</text:p>
              </table:table-cell>
              <table:table-cell office:value-type="float" office:value="5000">
                <text:p>5000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Fila 235</text:p>
              </table:table-cell>
              <table:table-cell office:value-type="float" office:value="5000">
                <text:p>500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Fila 236</text:p>
              </table:table-cell>
              <table:table-cell office:value-type="float" office:value="467">
                <text:p>467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Fila 237</text:p>
              </table:table-cell>
              <table:table-cell office:value-type="float" office:value="5000">
                <text:p>5000</text:p>
              </table:table-cell>
              <table:table-cell office:value-type="float" office:value="4.453125">
                <text:p>4.453125</text:p>
              </table:table-cell>
            </table:table-row>
            <table:table-row>
              <table:table-cell office:value-type="string">
                <text:p>Fila 238</text:p>
              </table:table-cell>
              <table:table-cell office:value-type="float" office:value="5000">
                <text:p>5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Fila 23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40</text:p>
              </table:table-cell>
              <table:table-cell office:value-type="float" office:value="5000">
                <text:p>5000</text:p>
              </table:table-cell>
              <table:table-cell office:value-type="float" office:value="1.515625">
                <text:p>1.515625</text:p>
              </table:table-cell>
            </table:table-row>
            <table:table-row>
              <table:table-cell office:value-type="string">
                <text:p>Fila 241</text:p>
              </table:table-cell>
              <table:table-cell office:value-type="float" office:value="5000">
                <text:p>500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Fila 242</text:p>
              </table:table-cell>
              <table:table-cell office:value-type="float" office:value="5000">
                <text:p>5000</text:p>
              </table:table-cell>
              <table:table-cell office:value-type="float" office:value="1.046875">
                <text:p>1.046875</text:p>
              </table:table-cell>
            </table:table-row>
            <table:table-row>
              <table:table-cell office:value-type="string">
                <text:p>Fila 243</text:p>
              </table:table-cell>
              <table:table-cell office:value-type="float" office:value="308">
                <text:p>308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Fila 244</text:p>
              </table:table-cell>
              <table:table-cell office:value-type="float" office:value="182">
                <text:p>182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Fila 245</text:p>
              </table:table-cell>
              <table:table-cell office:value-type="float" office:value="5000">
                <text:p>5000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Fila 246</text:p>
              </table:table-cell>
              <table:table-cell office:value-type="float" office:value="291">
                <text:p>291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Fila 2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48</text:p>
              </table:table-cell>
              <table:table-cell office:value-type="float" office:value="170">
                <text:p>170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Fila 24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50</text:p>
              </table:table-cell>
              <table:table-cell office:value-type="float" office:value="5000">
                <text:p>5000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Fila 251</text:p>
              </table:table-cell>
              <table:table-cell office:value-type="float" office:value="447">
                <text:p>447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Fila 252</text:p>
              </table:table-cell>
              <table:table-cell office:value-type="float" office:value="5000">
                <text:p>5000</text:p>
              </table:table-cell>
              <table:table-cell office:value-type="float" office:value="2.046875">
                <text:p>2.046875</text:p>
              </table:table-cell>
            </table:table-row>
            <table:table-row>
              <table:table-cell office:value-type="string">
                <text:p>Fila 25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54</text:p>
              </table:table-cell>
              <table:table-cell office:value-type="float" office:value="5000">
                <text:p>5000</text:p>
              </table:table-cell>
              <table:table-cell office:value-type="float" office:value="1.234375">
                <text:p>1.234375</text:p>
              </table:table-cell>
            </table:table-row>
            <table:table-row>
              <table:table-cell office:value-type="string">
                <text:p>Fila 255</text:p>
              </table:table-cell>
              <table:table-cell office:value-type="float" office:value="5000">
                <text:p>5000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Fila 256</text:p>
              </table:table-cell>
              <table:table-cell office:value-type="float" office:value="1896">
                <text:p>1896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Fila 257</text:p>
              </table:table-cell>
              <table:table-cell office:value-type="float" office:value="2080">
                <text:p>2080</text:p>
              </table:table-cell>
              <table:table-cell office:value-type="float" office:value="0.328125">
                <text:p>0.328125</text:p>
              </table:table-cell>
            </table:table-row>
            <table:table-row>
              <table:table-cell office:value-type="string">
                <text:p>Fila 258</text:p>
              </table:table-cell>
              <table:table-cell office:value-type="float" office:value="1053">
                <text:p>1053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Fila 259</text:p>
              </table:table-cell>
              <table:table-cell office:value-type="float" office:value="5000">
                <text:p>5000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Fila 260</text:p>
              </table:table-cell>
              <table:table-cell office:value-type="float" office:value="5000">
                <text:p>5000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Fila 261</text:p>
              </table:table-cell>
              <table:table-cell office:value-type="float" office:value="2825">
                <text:p>28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Fila 262</text:p>
              </table:table-cell>
              <table:table-cell office:value-type="float" office:value="5000">
                <text:p>5000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Fila 263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64</text:p>
              </table:table-cell>
              <table:table-cell office:value-type="float" office:value="306">
                <text:p>306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Fila 265</text:p>
              </table:table-cell>
              <table:table-cell office:value-type="float" office:value="5000">
                <text:p>5000</text:p>
              </table:table-cell>
              <table:table-cell office:value-type="float" office:value="1.421875">
                <text:p>1.421875</text:p>
              </table:table-cell>
            </table:table-row>
            <table:table-row>
              <table:table-cell office:value-type="string">
                <text:p>Fila 266</text:p>
              </table:table-cell>
              <table:table-cell office:value-type="float" office:value="5000">
                <text:p>5000</text:p>
              </table:table-cell>
              <table:table-cell office:value-type="float" office:value="2.96875">
                <text:p>2.96875</text:p>
              </table:table-cell>
            </table:table-row>
            <table:table-row>
              <table:table-cell office:value-type="string">
                <text:p>Fila 267</text:p>
              </table:table-cell>
              <table:table-cell office:value-type="float" office:value="262">
                <text:p>262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Fila 268</text:p>
              </table:table-cell>
              <table:table-cell office:value-type="float" office:value="1709">
                <text:p>1709</text:p>
              </table:table-cell>
              <table:table-cell office:value-type="float" office:value="1.90625">
                <text:p>1.90625</text:p>
              </table:table-cell>
            </table:table-row>
            <table:table-row>
              <table:table-cell office:value-type="string">
                <text:p>Fila 269</text:p>
              </table:table-cell>
              <table:table-cell office:value-type="float" office:value="5000">
                <text:p>5000</text:p>
              </table:table-cell>
              <table:table-cell office:value-type="float" office:value="1.015625">
                <text:p>1.015625</text:p>
              </table:table-cell>
            </table:table-row>
            <table:table-row>
              <table:table-cell office:value-type="string">
                <text:p>Fila 270</text:p>
              </table:table-cell>
              <table:table-cell office:value-type="float" office:value="5000">
                <text:p>5000</text:p>
              </table:table-cell>
              <table:table-cell office:value-type="float" office:value="1.046875">
                <text:p>1.046875</text:p>
              </table:table-cell>
            </table:table-row>
            <table:table-row>
              <table:table-cell office:value-type="string">
                <text:p>Fila 271</text:p>
              </table:table-cell>
              <table:table-cell office:value-type="float" office:value="66">
                <text:p>66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Fila 272</text:p>
              </table:table-cell>
              <table:table-cell office:value-type="float" office:value="1976">
                <text:p>1976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Fila 273</text:p>
              </table:table-cell>
              <table:table-cell office:value-type="float" office:value="2092">
                <text:p>2092</text:p>
              </table:table-cell>
              <table:table-cell office:value-type="float" office:value="0.390625">
                <text:p>0.390625</text:p>
              </table:table-cell>
            </table:table-row>
            <table:table-row>
              <table:table-cell office:value-type="string">
                <text:p>Fila 274</text:p>
              </table:table-cell>
              <table:table-cell office:value-type="float" office:value="309">
                <text:p>309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Fila 275</text:p>
              </table:table-cell>
              <table:table-cell office:value-type="float" office:value="5000">
                <text:p>5000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Fila 27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77</text:p>
              </table:table-cell>
              <table:table-cell office:value-type="float" office:value="5000">
                <text:p>5000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Fila 278</text:p>
              </table:table-cell>
              <table:table-cell office:value-type="float" office:value="5000">
                <text:p>5000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Fila 27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80</text:p>
              </table:table-cell>
              <table:table-cell office:value-type="float" office:value="316">
                <text:p>316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Fila 281</text:p>
              </table:table-cell>
              <table:table-cell office:value-type="float" office:value="5000">
                <text:p>5000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Fila 282</text:p>
              </table:table-cell>
              <table:table-cell office:value-type="float" office:value="1797">
                <text:p>1797</text:p>
              </table:table-cell>
              <table:table-cell office:value-type="float" office:value="0.265625">
                <text:p>0.265625</text:p>
              </table:table-cell>
            </table:table-row>
            <table:table-row>
              <table:table-cell office:value-type="string">
                <text:p>Fila 283</text:p>
              </table:table-cell>
              <table:table-cell office:value-type="float" office:value="3259">
                <text:p>3259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Fila 284</text:p>
              </table:table-cell>
              <table:table-cell office:value-type="float" office:value="5000">
                <text:p>5000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Fila 285</text:p>
              </table:table-cell>
              <table:table-cell office:value-type="float" office:value="1180">
                <text:p>1180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Fila 286</text:p>
              </table:table-cell>
              <table:table-cell office:value-type="float" office:value="5000">
                <text:p>5000</text:p>
              </table:table-cell>
              <table:table-cell office:value-type="float" office:value="1.90625">
                <text:p>1.90625</text:p>
              </table:table-cell>
            </table:table-row>
            <table:table-row>
              <table:table-cell office:value-type="string">
                <text:p>Fila 287</text:p>
              </table:table-cell>
              <table:table-cell office:value-type="float" office:value="2806">
                <text:p>2806</text:p>
              </table:table-cell>
              <table:table-cell office:value-type="float" office:value="2.078125">
                <text:p>2.078125</text:p>
              </table:table-cell>
            </table:table-row>
            <table:table-row>
              <table:table-cell office:value-type="string">
                <text:p>Fila 288</text:p>
              </table:table-cell>
              <table:table-cell office:value-type="float" office:value="5000">
                <text:p>5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Fila 28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9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91</text:p>
              </table:table-cell>
              <table:table-cell office:value-type="float" office:value="186">
                <text:p>186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Fila 292</text:p>
              </table:table-cell>
              <table:table-cell office:value-type="float" office:value="235">
                <text:p>23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Fila 293</text:p>
              </table:table-cell>
              <table:table-cell office:value-type="float" office:value="893">
                <text:p>893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Fila 294</text:p>
              </table:table-cell>
              <table:table-cell office:value-type="float" office:value="5000">
                <text:p>5000</text:p>
              </table:table-cell>
              <table:table-cell office:value-type="float" office:value="1.40625">
                <text:p>1.40625</text:p>
              </table:table-cell>
            </table:table-row>
            <table:table-row>
              <table:table-cell office:value-type="string">
                <text:p>Fila 295</text:p>
              </table:table-cell>
              <table:table-cell office:value-type="float" office:value="1169">
                <text:p>1169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Fila 296</text:p>
              </table:table-cell>
              <table:table-cell office:value-type="float" office:value="5000">
                <text:p>5000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string">
                <text:p>Fila 297</text:p>
              </table:table-cell>
              <table:table-cell office:value-type="float" office:value="5000">
                <text:p>5000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Fila 298</text:p>
              </table:table-cell>
              <table:table-cell office:value-type="float" office:value="384">
                <text:p>384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Fila 299</text:p>
              </table:table-cell>
              <table:table-cell office:value-type="float" office:value="5000">
                <text:p>5000</text:p>
              </table:table-cell>
              <table:table-cell office:value-type="float" office:value="1.921875">
                <text:p>1.921875</text:p>
              </table:table-cell>
            </table:table-row>
            <table:table-row>
              <table:table-cell office:value-type="string">
                <text:p>Fila 300</text:p>
              </table:table-cell>
              <table:table-cell office:value-type="float" office:value="5000">
                <text:p>5000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Fila 301</text:p>
              </table:table-cell>
              <table:table-cell office:value-type="float" office:value="5000">
                <text:p>5000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Fila 302</text:p>
              </table:table-cell>
              <table:table-cell office:value-type="float" office:value="5000">
                <text:p>5000</text:p>
              </table:table-cell>
              <table:table-cell office:value-type="float" office:value="1.953125">
                <text:p>1.953125</text:p>
              </table:table-cell>
            </table:table-row>
            <table:table-row>
              <table:table-cell office:value-type="string">
                <text:p>Fila 303</text:p>
              </table:table-cell>
              <table:table-cell office:value-type="float" office:value="5000">
                <text:p>5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Fila 304</text:p>
              </table:table-cell>
              <table:table-cell office:value-type="float" office:value="1972">
                <text:p>1972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Fila 305</text:p>
              </table:table-cell>
              <table:table-cell office:value-type="float" office:value="1335">
                <text:p>1335</text:p>
              </table:table-cell>
              <table:table-cell office:value-type="float" office:value="0.234375">
                <text:p>0.234375</text:p>
              </table:table-cell>
            </table:table-row>
            <table:table-row>
              <table:table-cell office:value-type="string">
                <text:p>Fila 306</text:p>
              </table:table-cell>
              <table:table-cell office:value-type="float" office:value="1002">
                <text:p>1002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Fila 307</text:p>
              </table:table-cell>
              <table:table-cell office:value-type="float" office:value="5000">
                <text:p>5000</text:p>
              </table:table-cell>
              <table:table-cell office:value-type="float" office:value="1.046875">
                <text:p>1.046875</text:p>
              </table:table-cell>
            </table:table-row>
            <table:table-row>
              <table:table-cell office:value-type="string">
                <text:p>Fila 308</text:p>
              </table:table-cell>
              <table:table-cell office:value-type="float" office:value="55">
                <text:p>5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Fila 309</text:p>
              </table:table-cell>
              <table:table-cell office:value-type="float" office:value="5000">
                <text:p>50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ila 310</text:p>
              </table:table-cell>
              <table:table-cell office:value-type="float" office:value="5000">
                <text:p>5000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Fila 311</text:p>
              </table:table-cell>
              <table:table-cell office:value-type="float" office:value="5000">
                <text:p>5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Fila 312</text:p>
              </table:table-cell>
              <table:table-cell office:value-type="float" office:value="5000">
                <text:p>5000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Fila 313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14</text:p>
              </table:table-cell>
              <table:table-cell office:value-type="float" office:value="165">
                <text:p>16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Fila 315</text:p>
              </table:table-cell>
              <table:table-cell office:value-type="float" office:value="5000">
                <text:p>5000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Fila 316</text:p>
              </table:table-cell>
              <table:table-cell office:value-type="float" office:value="355">
                <text:p>35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Fila 317</text:p>
              </table:table-cell>
              <table:table-cell office:value-type="float" office:value="5000">
                <text:p>5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Fila 318</text:p>
              </table:table-cell>
              <table:table-cell office:value-type="float" office:value="266">
                <text:p>266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Fila 319</text:p>
              </table:table-cell>
              <table:table-cell office:value-type="float" office:value="571">
                <text:p>571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Fila 320</text:p>
              </table:table-cell>
              <table:table-cell office:value-type="float" office:value="1117">
                <text:p>1117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Fila 321</text:p>
              </table:table-cell>
              <table:table-cell office:value-type="float" office:value="530">
                <text:p>530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Fila 322</text:p>
              </table:table-cell>
              <table:table-cell office:value-type="float" office:value="5000">
                <text:p>5000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Fila 323</text:p>
              </table:table-cell>
              <table:table-cell office:value-type="float" office:value="5000">
                <text:p>5000</text:p>
              </table:table-cell>
              <table:table-cell office:value-type="float" office:value="1.640625">
                <text:p>1.640625</text:p>
              </table:table-cell>
            </table:table-row>
            <table:table-row>
              <table:table-cell office:value-type="string">
                <text:p>Fila 324</text:p>
              </table:table-cell>
              <table:table-cell office:value-type="float" office:value="5000">
                <text:p>5000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Fila 325</text:p>
              </table:table-cell>
              <table:table-cell office:value-type="float" office:value="42">
                <text:p>42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Fila 326</text:p>
              </table:table-cell>
              <table:table-cell office:value-type="float" office:value="108">
                <text:p>108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Fila 327</text:p>
              </table:table-cell>
              <table:table-cell office:value-type="float" office:value="2475">
                <text:p>2475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Fila 328</text:p>
              </table:table-cell>
              <table:table-cell office:value-type="float" office:value="5000">
                <text:p>5000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Fila 3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30</text:p>
              </table:table-cell>
              <table:table-cell office:value-type="float" office:value="5000">
                <text:p>5000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string">
                <text:p>Fila 331</text:p>
              </table:table-cell>
              <table:table-cell office:value-type="float" office:value="3272">
                <text:p>3272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Fila 332</text:p>
              </table:table-cell>
              <table:table-cell office:value-type="float" office:value="1394">
                <text:p>139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Fila 333</text:p>
              </table:table-cell>
              <table:table-cell office:value-type="float" office:value="5000">
                <text:p>5000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Fila 334</text:p>
              </table:table-cell>
              <table:table-cell office:value-type="float" office:value="1971">
                <text:p>1971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Fila 335</text:p>
              </table:table-cell>
              <table:table-cell office:value-type="float" office:value="5000">
                <text:p>5000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Fila 336</text:p>
              </table:table-cell>
              <table:table-cell office:value-type="float" office:value="4543">
                <text:p>4543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Fila 337</text:p>
              </table:table-cell>
              <table:table-cell office:value-type="float" office:value="5000">
                <text:p>5000</text:p>
              </table:table-cell>
              <table:table-cell office:value-type="float" office:value="1.265625">
                <text:p>1.265625</text:p>
              </table:table-cell>
            </table:table-row>
            <table:table-row>
              <table:table-cell office:value-type="string">
                <text:p>Fila 338</text:p>
              </table:table-cell>
              <table:table-cell office:value-type="float" office:value="5000">
                <text:p>500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Fila 339</text:p>
              </table:table-cell>
              <table:table-cell office:value-type="float" office:value="641">
                <text:p>641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string">
                <text:p>Fila 340</text:p>
              </table:table-cell>
              <table:table-cell office:value-type="float" office:value="5000">
                <text:p>5000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Fila 341</text:p>
              </table:table-cell>
              <table:table-cell office:value-type="float" office:value="1918">
                <text:p>1918</text:p>
              </table:table-cell>
              <table:table-cell office:value-type="float" office:value="1.96875">
                <text:p>1.96875</text:p>
              </table:table-cell>
            </table:table-row>
            <table:table-row>
              <table:table-cell office:value-type="string">
                <text:p>Fila 342</text:p>
              </table:table-cell>
              <table:table-cell office:value-type="float" office:value="5000">
                <text:p>5000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Fila 343</text:p>
              </table:table-cell>
              <table:table-cell office:value-type="float" office:value="5000">
                <text:p>5000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Fila 344</text:p>
              </table:table-cell>
              <table:table-cell office:value-type="float" office:value="5000">
                <text:p>5000</text:p>
              </table:table-cell>
              <table:table-cell office:value-type="float" office:value="1.078125">
                <text:p>1.078125</text:p>
              </table:table-cell>
            </table:table-row>
            <table:table-row>
              <table:table-cell office:value-type="string">
                <text:p>Fila 345</text:p>
              </table:table-cell>
              <table:table-cell office:value-type="float" office:value="949">
                <text:p>949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Fila 346</text:p>
              </table:table-cell>
              <table:table-cell office:value-type="float" office:value="635">
                <text:p>635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string">
                <text:p>Fila 347</text:p>
              </table:table-cell>
              <table:table-cell office:value-type="float" office:value="5000">
                <text:p>5000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Fila 348</text:p>
              </table:table-cell>
              <table:table-cell office:value-type="float" office:value="5000">
                <text:p>5000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Fila 349</text:p>
              </table:table-cell>
              <table:table-cell office:value-type="float" office:value="1682">
                <text:p>1682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Fila 350</text:p>
              </table:table-cell>
              <table:table-cell office:value-type="float" office:value="1932">
                <text:p>1932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Fila 351</text:p>
              </table:table-cell>
              <table:table-cell office:value-type="float" office:value="2475">
                <text:p>2475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Fila 352</text:p>
              </table:table-cell>
              <table:table-cell office:value-type="float" office:value="829">
                <text:p>829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Fila 353</text:p>
              </table:table-cell>
              <table:table-cell office:value-type="float" office:value="5000">
                <text:p>5000</text:p>
              </table:table-cell>
              <table:table-cell office:value-type="float" office:value="1.265625">
                <text:p>1.265625</text:p>
              </table:table-cell>
            </table:table-row>
            <table:table-row>
              <table:table-cell office:value-type="string">
                <text:p>Fila 354</text:p>
              </table:table-cell>
              <table:table-cell office:value-type="float" office:value="3127">
                <text:p>3127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Fila 355</text:p>
              </table:table-cell>
              <table:table-cell office:value-type="float" office:value="5000">
                <text:p>5000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Fila 356</text:p>
              </table:table-cell>
              <table:table-cell office:value-type="float" office:value="335">
                <text:p>335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string">
                <text:p>Fila 35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58</text:p>
              </table:table-cell>
              <table:table-cell office:value-type="float" office:value="5000">
                <text:p>5000</text:p>
              </table:table-cell>
              <table:table-cell office:value-type="float" office:value="1.65625">
                <text:p>1.65625</text:p>
              </table:table-cell>
            </table:table-row>
            <table:table-row>
              <table:table-cell office:value-type="string">
                <text:p>Fila 359</text:p>
              </table:table-cell>
              <table:table-cell office:value-type="float" office:value="5000">
                <text:p>5000</text:p>
              </table:table-cell>
              <table:table-cell office:value-type="float" office:value="1.765625">
                <text:p>1.765625</text:p>
              </table:table-cell>
            </table:table-row>
            <table:table-row>
              <table:table-cell office:value-type="string">
                <text:p>Fila 360</text:p>
              </table:table-cell>
              <table:table-cell office:value-type="float" office:value="4092">
                <text:p>4092</text:p>
              </table:table-cell>
              <table:table-cell office:value-type="float" office:value="1.046875">
                <text:p>1.046875</text:p>
              </table:table-cell>
            </table:table-row>
            <table:table-row>
              <table:table-cell office:value-type="string">
                <text:p>Fila 361</text:p>
              </table:table-cell>
              <table:table-cell office:value-type="float" office:value="5000">
                <text:p>5000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Fila 362</text:p>
              </table:table-cell>
              <table:table-cell office:value-type="float" office:value="809">
                <text:p>809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Fila 363</text:p>
              </table:table-cell>
              <table:table-cell office:value-type="float" office:value="5000">
                <text:p>500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Fila 364</text:p>
              </table:table-cell>
              <table:table-cell office:value-type="float" office:value="5000">
                <text:p>5000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Fila 36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66</text:p>
              </table:table-cell>
              <table:table-cell office:value-type="float" office:value="5000">
                <text:p>5000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Fila 367</text:p>
              </table:table-cell>
              <table:table-cell office:value-type="float" office:value="5000">
                <text:p>5000</text:p>
              </table:table-cell>
              <table:table-cell office:value-type="float" office:value="1.484375">
                <text:p>1.484375</text:p>
              </table:table-cell>
            </table:table-row>
            <table:table-row>
              <table:table-cell office:value-type="string">
                <text:p>Fila 368</text:p>
              </table:table-cell>
              <table:table-cell office:value-type="float" office:value="1795">
                <text:p>1795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Fila 369</text:p>
              </table:table-cell>
              <table:table-cell office:value-type="float" office:value="5000">
                <text:p>5000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Fila 370</text:p>
              </table:table-cell>
              <table:table-cell office:value-type="float" office:value="5000">
                <text:p>5000</text:p>
              </table:table-cell>
              <table:table-cell office:value-type="float" office:value="1.09375">
                <text:p>1.09375</text:p>
              </table:table-cell>
            </table:table-row>
            <table:table-row>
              <table:table-cell office:value-type="string">
                <text:p>Fila 371</text:p>
              </table:table-cell>
              <table:table-cell office:value-type="float" office:value="278">
                <text:p>278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Fila 372</text:p>
              </table:table-cell>
              <table:table-cell office:value-type="float" office:value="2223">
                <text:p>2223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Fila 373</text:p>
              </table:table-cell>
              <table:table-cell office:value-type="float" office:value="1907">
                <text:p>1907</text:p>
              </table:table-cell>
              <table:table-cell office:value-type="float" office:value="1.40625">
                <text:p>1.40625</text:p>
              </table:table-cell>
            </table:table-row>
            <table:table-row>
              <table:table-cell office:value-type="string">
                <text:p>Fila 37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75</text:p>
              </table:table-cell>
              <table:table-cell office:value-type="float" office:value="5000">
                <text:p>5000</text:p>
              </table:table-cell>
              <table:table-cell office:value-type="float" office:value="2.296875">
                <text:p>2.296875</text:p>
              </table:table-cell>
            </table:table-row>
            <table:table-row>
              <table:table-cell office:value-type="string">
                <text:p>Fila 376</text:p>
              </table:table-cell>
              <table:table-cell office:value-type="float" office:value="5000">
                <text:p>5000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string">
                <text:p>Fila 377</text:p>
              </table:table-cell>
              <table:table-cell office:value-type="float" office:value="1711">
                <text:p>1711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Fila 378</text:p>
              </table:table-cell>
              <table:table-cell office:value-type="float" office:value="4805">
                <text:p>4805</text:p>
              </table:table-cell>
              <table:table-cell office:value-type="float" office:value="1.796875">
                <text:p>1.796875</text:p>
              </table:table-cell>
            </table:table-row>
            <table:table-row>
              <table:table-cell office:value-type="string">
                <text:p>Fila 379</text:p>
              </table:table-cell>
              <table:table-cell office:value-type="float" office:value="5000">
                <text:p>5000</text:p>
              </table:table-cell>
              <table:table-cell office:value-type="float" office:value="1.109375">
                <text:p>1.109375</text:p>
              </table:table-cell>
            </table:table-row>
            <table:table-row>
              <table:table-cell office:value-type="string">
                <text:p>Fila 380</text:p>
              </table:table-cell>
              <table:table-cell office:value-type="float" office:value="482">
                <text:p>482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Fila 381</text:p>
              </table:table-cell>
              <table:table-cell office:value-type="float" office:value="5000">
                <text:p>5000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Fila 382</text:p>
              </table:table-cell>
              <table:table-cell office:value-type="float" office:value="5000">
                <text:p>5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Fila 383</text:p>
              </table:table-cell>
              <table:table-cell office:value-type="float" office:value="5000">
                <text:p>5000</text:p>
              </table:table-cell>
              <table:table-cell office:value-type="float" office:value="2.359375">
                <text:p>2.359375</text:p>
              </table:table-cell>
            </table:table-row>
            <table:table-row>
              <table:table-cell office:value-type="string">
                <text:p>Fila 384</text:p>
              </table:table-cell>
              <table:table-cell office:value-type="float" office:value="5000">
                <text:p>5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Fila 385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8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87</text:p>
              </table:table-cell>
              <table:table-cell office:value-type="float" office:value="3297">
                <text:p>329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Fila 388</text:p>
              </table:table-cell>
              <table:table-cell office:value-type="float" office:value="1832">
                <text:p>1832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Fila 389</text:p>
              </table:table-cell>
              <table:table-cell office:value-type="float" office:value="1651">
                <text:p>1651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Fila 390</text:p>
              </table:table-cell>
              <table:table-cell office:value-type="float" office:value="5000">
                <text:p>5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Fila 391</text:p>
              </table:table-cell>
              <table:table-cell office:value-type="float" office:value="5000">
                <text:p>5000</text:p>
              </table:table-cell>
              <table:table-cell office:value-type="float" office:value="1.484375">
                <text:p>1.484375</text:p>
              </table:table-cell>
            </table:table-row>
            <table:table-row>
              <table:table-cell office:value-type="string">
                <text:p>Fila 39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93</text:p>
              </table:table-cell>
              <table:table-cell office:value-type="float" office:value="3501">
                <text:p>3501</text:p>
              </table:table-cell>
              <table:table-cell office:value-type="float" office:value="1.484375">
                <text:p>1.484375</text:p>
              </table:table-cell>
            </table:table-row>
            <table:table-row>
              <table:table-cell office:value-type="string">
                <text:p>Fila 394</text:p>
              </table:table-cell>
              <table:table-cell office:value-type="float" office:value="1278">
                <text:p>1278</text:p>
              </table:table-cell>
              <table:table-cell office:value-type="float" office:value="1.140625">
                <text:p>1.140625</text:p>
              </table:table-cell>
            </table:table-row>
            <table:table-row>
              <table:table-cell office:value-type="string">
                <text:p>Fila 395</text:p>
              </table:table-cell>
              <table:table-cell office:value-type="float" office:value="4151">
                <text:p>4151</text:p>
              </table:table-cell>
              <table:table-cell office:value-type="float" office:value="2.21875">
                <text:p>2.21875</text:p>
              </table:table-cell>
            </table:table-row>
            <table:table-row>
              <table:table-cell office:value-type="string">
                <text:p>Fila 396</text:p>
              </table:table-cell>
              <table:table-cell office:value-type="float" office:value="5000">
                <text:p>500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Fila 397</text:p>
              </table:table-cell>
              <table:table-cell office:value-type="float" office:value="5000">
                <text:p>5000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Fila 398</text:p>
              </table:table-cell>
              <table:table-cell office:value-type="float" office:value="5000">
                <text:p>5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Fila 399</text:p>
              </table:table-cell>
              <table:table-cell office:value-type="float" office:value="4134">
                <text:p>4134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Fila 400</text:p>
              </table:table-cell>
              <table:table-cell office:value-type="float" office:value="3407">
                <text:p>3407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Fila 401</text:p>
              </table:table-cell>
              <table:table-cell office:value-type="float" office:value="5000">
                <text:p>500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Fila 40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403</text:p>
              </table:table-cell>
              <table:table-cell office:value-type="float" office:value="5000">
                <text:p>5000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Fila 404</text:p>
              </table:table-cell>
              <table:table-cell office:value-type="float" office:value="5000">
                <text:p>5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Fila 405</text:p>
              </table:table-cell>
              <table:table-cell office:value-type="float" office:value="5000">
                <text:p>5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Fila 406</text:p>
              </table:table-cell>
              <table:table-cell office:value-type="float" office:value="5000">
                <text:p>5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Fila 407</text:p>
              </table:table-cell>
              <table:table-cell office:value-type="float" office:value="5000">
                <text:p>5000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Fila 408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09</text:p>
              </table:table-cell>
              <table:table-cell office:value-type="float" office:value="5000">
                <text:p>5000</text:p>
              </table:table-cell>
              <table:table-cell office:value-type="float" office:value="1.140625">
                <text:p>1.140625</text:p>
              </table:table-cell>
            </table:table-row>
            <table:table-row>
              <table:table-cell office:value-type="string">
                <text:p>Fila 410</text:p>
              </table:table-cell>
              <table:table-cell office:value-type="float" office:value="3015">
                <text:p>3015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Fila 411</text:p>
              </table:table-cell>
              <table:table-cell office:value-type="float" office:value="2172">
                <text:p>2172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Fila 412</text:p>
              </table:table-cell>
              <table:table-cell office:value-type="float" office:value="5000">
                <text:p>50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ila 413</text:p>
              </table:table-cell>
              <table:table-cell office:value-type="float" office:value="5000">
                <text:p>50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ila 414</text:p>
              </table:table-cell>
              <table:table-cell office:value-type="float" office:value="1191">
                <text:p>1191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Fila 415</text:p>
              </table:table-cell>
              <table:table-cell office:value-type="float" office:value="5000">
                <text:p>5000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Fila 416</text:p>
              </table:table-cell>
              <table:table-cell office:value-type="float" office:value="186">
                <text:p>186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Fila 417</text:p>
              </table:table-cell>
              <table:table-cell office:value-type="float" office:value="5000">
                <text:p>50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ila 418</text:p>
              </table:table-cell>
              <table:table-cell office:value-type="float" office:value="4762">
                <text:p>4762</text:p>
              </table:table-cell>
              <table:table-cell office:value-type="float" office:value="5.578125">
                <text:p>5.578125</text:p>
              </table:table-cell>
            </table:table-row>
            <table:table-row>
              <table:table-cell office:value-type="string">
                <text:p>Fila 419</text:p>
              </table:table-cell>
              <table:table-cell office:value-type="float" office:value="5000">
                <text:p>5000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string">
                <text:p>Fila 420</text:p>
              </table:table-cell>
              <table:table-cell office:value-type="float" office:value="5000">
                <text:p>5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Fila 421</text:p>
              </table:table-cell>
              <table:table-cell office:value-type="float" office:value="5000">
                <text:p>5000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Fila 422</text:p>
              </table:table-cell>
              <table:table-cell office:value-type="float" office:value="873">
                <text:p>873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Fila 423</text:p>
              </table:table-cell>
              <table:table-cell office:value-type="float" office:value="3083">
                <text:p>3083</text:p>
              </table:table-cell>
              <table:table-cell office:value-type="float" office:value="2.265625">
                <text:p>2.265625</text:p>
              </table:table-cell>
            </table:table-row>
            <table:table-row>
              <table:table-cell office:value-type="string">
                <text:p>Fila 424</text:p>
              </table:table-cell>
              <table:table-cell office:value-type="float" office:value="2784">
                <text:p>2784</text:p>
              </table:table-cell>
              <table:table-cell office:value-type="float" office:value="0.234375">
                <text:p>0.234375</text:p>
              </table:table-cell>
            </table:table-row>
            <table:table-row>
              <table:table-cell office:value-type="string">
                <text:p>Fila 425</text:p>
              </table:table-cell>
              <table:table-cell office:value-type="float" office:value="5000">
                <text:p>5000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Fila 426</text:p>
              </table:table-cell>
              <table:table-cell office:value-type="float" office:value="293">
                <text:p>293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Fila 427</text:p>
              </table:table-cell>
              <table:table-cell office:value-type="float" office:value="5000">
                <text:p>5000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Fila 428</text:p>
              </table:table-cell>
              <table:table-cell office:value-type="float" office:value="131">
                <text:p>131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Fila 429</text:p>
              </table:table-cell>
              <table:table-cell office:value-type="float" office:value="5000">
                <text:p>5000</text:p>
              </table:table-cell>
              <table:table-cell office:value-type="float" office:value="50.03125">
                <text:p>50.03125</text:p>
              </table:table-cell>
            </table:table-row>
            <table:table-row>
              <table:table-cell office:value-type="string">
                <text:p>Fila 430</text:p>
              </table:table-cell>
              <table:table-cell office:value-type="float" office:value="5000">
                <text:p>5000</text:p>
              </table:table-cell>
              <table:table-cell office:value-type="float" office:value="2.40625">
                <text:p>2.40625</text:p>
              </table:table-cell>
            </table:table-row>
            <table:table-row>
              <table:table-cell office:value-type="string">
                <text:p>Fila 431</text:p>
              </table:table-cell>
              <table:table-cell office:value-type="float" office:value="3105">
                <text:p>3105</text:p>
              </table:table-cell>
              <table:table-cell office:value-type="float" office:value="1.234375">
                <text:p>1.234375</text:p>
              </table:table-cell>
            </table:table-row>
            <table:table-row>
              <table:table-cell office:value-type="string">
                <text:p>Fila 43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433</text:p>
              </table:table-cell>
              <table:table-cell office:value-type="float" office:value="4090">
                <text:p>40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Fila 434</text:p>
              </table:table-cell>
              <table:table-cell office:value-type="float" office:value="916">
                <text:p>91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Fila 435</text:p>
              </table:table-cell>
              <table:table-cell office:value-type="float" office:value="5000">
                <text:p>5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Fila 436</text:p>
              </table:table-cell>
              <table:table-cell office:value-type="float" office:value="884">
                <text:p>884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Fila 437</text:p>
              </table:table-cell>
              <table:table-cell office:value-type="float" office:value="5000">
                <text:p>5000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Fila 438</text:p>
              </table:table-cell>
              <table:table-cell office:value-type="float" office:value="3964">
                <text:p>3964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Fila 439</text:p>
              </table:table-cell>
              <table:table-cell office:value-type="float" office:value="397">
                <text:p>397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Fila 440</text:p>
              </table:table-cell>
              <table:table-cell office:value-type="float" office:value="489">
                <text:p>489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Fila 441</text:p>
              </table:table-cell>
              <table:table-cell office:value-type="float" office:value="5000">
                <text:p>5000</text:p>
              </table:table-cell>
              <table:table-cell office:value-type="float" office:value="1.015625">
                <text:p>1.015625</text:p>
              </table:table-cell>
            </table:table-row>
            <table:table-row>
              <table:table-cell office:value-type="string">
                <text:p>Fila 44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443</text:p>
              </table:table-cell>
              <table:table-cell office:value-type="float" office:value="2734">
                <text:p>2734</text:p>
              </table:table-cell>
              <table:table-cell office:value-type="float" office:value="1.921875">
                <text:p>1.921875</text:p>
              </table:table-cell>
            </table:table-row>
            <table:table-row>
              <table:table-cell office:value-type="string">
                <text:p>Fila 444</text:p>
              </table:table-cell>
              <table:table-cell office:value-type="float" office:value="5000">
                <text:p>5000</text:p>
              </table:table-cell>
              <table:table-cell office:value-type="float" office:value="1.359375">
                <text:p>1.359375</text:p>
              </table:table-cell>
            </table:table-row>
            <table:table-row>
              <table:table-cell office:value-type="string">
                <text:p>Fila 445</text:p>
              </table:table-cell>
              <table:table-cell office:value-type="float" office:value="176">
                <text:p>176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Fila 446</text:p>
              </table:table-cell>
              <table:table-cell office:value-type="float" office:value="387">
                <text:p>387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string">
                <text:p>Fila 447</text:p>
              </table:table-cell>
              <table:table-cell office:value-type="float" office:value="5000">
                <text:p>5000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Fila 448</text:p>
              </table:table-cell>
              <table:table-cell office:value-type="float" office:value="672">
                <text:p>672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Fila 449</text:p>
              </table:table-cell>
              <table:table-cell office:value-type="float" office:value="5000">
                <text:p>5000</text:p>
              </table:table-cell>
              <table:table-cell office:value-type="float" office:value="1.296875">
                <text:p>1.296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